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1"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2"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3"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4"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5"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6"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7"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58"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59"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0" style:family="paragraph" style:parent-style-name="Standard">
      <style:paragraph-properties fo:text-align="justify" style:justify-single-word="false"/>
      <style:text-properties fo:font-weight="normal" officeooo:rsid="020a3f43" style:font-weight-asian="normal" style:font-weight-complex="normal"/>
    </style:style>
    <style:style style:name="P61"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2"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3"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5" style:family="paragraph" style:parent-style-name="Standard">
      <style:paragraph-properties fo:text-align="justify" style:justify-single-word="false"/>
      <style:text-properties fo:font-weight="normal" officeooo:rsid="0256454f" officeooo:paragraph-rsid="0256454f" style:font-weight-asian="normal" style:font-weight-complex="normal"/>
    </style:style>
    <style:style style:name="P66" style:family="paragraph" style:parent-style-name="Standard">
      <style:paragraph-properties fo:text-align="justify" style:justify-single-word="false"/>
      <style:text-properties fo:font-weight="normal" officeooo:rsid="0256454f" officeooo:paragraph-rsid="0256e535" style:font-weight-asian="normal" style:font-weight-complex="normal"/>
    </style:style>
    <style:style style:name="P6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officeooo:rsid="001c8943" officeooo:paragraph-rsid="001c8943"/>
    </style:style>
    <style:style style:name="P75" style:family="paragraph" style:parent-style-name="Standard">
      <style:paragraph-properties fo:text-align="justify" style:justify-single-word="false"/>
      <style:text-properties officeooo:rsid="001a2c23" officeooo:paragraph-rsid="001a2c23"/>
    </style:style>
    <style:style style:name="P76" style:family="paragraph" style:parent-style-name="Standard">
      <style:paragraph-properties fo:text-align="justify" style:justify-single-word="false"/>
      <style:text-properties officeooo:rsid="001a40c8" officeooo:paragraph-rsid="001a40c8"/>
    </style:style>
    <style:style style:name="P77" style:family="paragraph" style:parent-style-name="Standard">
      <style:paragraph-properties fo:text-align="justify" style:justify-single-word="false"/>
      <style:text-properties officeooo:rsid="001ad4c5" officeooo:paragraph-rsid="001ad4c5"/>
    </style:style>
    <style:style style:name="P78" style:family="paragraph" style:parent-style-name="Standard">
      <style:paragraph-properties fo:text-align="justify" style:justify-single-word="false"/>
      <style:text-properties officeooo:rsid="00248e0c" officeooo:paragraph-rsid="00248e0c"/>
    </style:style>
    <style:style style:name="P79" style:family="paragraph" style:parent-style-name="Standard">
      <style:paragraph-properties fo:text-align="justify" style:justify-single-word="false"/>
      <style:text-properties officeooo:rsid="00248e0c" officeooo:paragraph-rsid="002c1070"/>
    </style:style>
    <style:style style:name="P80" style:family="paragraph" style:parent-style-name="Standard">
      <style:paragraph-properties fo:text-align="justify" style:justify-single-word="false"/>
      <style:text-properties officeooo:rsid="00248e0c" officeooo:paragraph-rsid="00642854"/>
    </style:style>
    <style:style style:name="P81" style:family="paragraph" style:parent-style-name="Standard">
      <style:paragraph-properties fo:text-align="justify" style:justify-single-word="false"/>
      <style:text-properties officeooo:rsid="0026484a" officeooo:paragraph-rsid="0026484a"/>
    </style:style>
    <style:style style:name="P82" style:family="paragraph" style:parent-style-name="Standard">
      <style:paragraph-properties fo:text-align="justify" style:justify-single-word="false"/>
      <style:text-properties officeooo:rsid="002c3e31" officeooo:paragraph-rsid="002c1070"/>
    </style:style>
    <style:style style:name="P83" style:family="paragraph" style:parent-style-name="Standard">
      <style:paragraph-properties fo:text-align="justify" style:justify-single-word="false"/>
      <style:text-properties officeooo:rsid="002c3e31" officeooo:paragraph-rsid="00642854"/>
    </style:style>
    <style:style style:name="P84" style:family="paragraph" style:parent-style-name="Standard">
      <style:paragraph-properties fo:text-align="justify" style:justify-single-word="false"/>
      <style:text-properties officeooo:rsid="002f8517" officeooo:paragraph-rsid="002f8517"/>
    </style:style>
    <style:style style:name="P85" style:family="paragraph" style:parent-style-name="Standard">
      <style:paragraph-properties fo:text-align="justify" style:justify-single-word="false"/>
      <style:text-properties officeooo:rsid="002f8517" officeooo:paragraph-rsid="00609497"/>
    </style:style>
    <style:style style:name="P86" style:family="paragraph" style:parent-style-name="Standard">
      <style:paragraph-properties fo:text-align="justify" style:justify-single-word="false"/>
      <style:text-properties officeooo:rsid="002f8517" officeooo:paragraph-rsid="0063c6ad"/>
    </style:style>
    <style:style style:name="P87" style:family="paragraph" style:parent-style-name="Standard">
      <style:paragraph-properties fo:text-align="justify" style:justify-single-word="false"/>
      <style:text-properties officeooo:rsid="002f8517" officeooo:paragraph-rsid="00657e41"/>
    </style:style>
    <style:style style:name="P88" style:family="paragraph" style:parent-style-name="Standard">
      <style:text-properties officeooo:rsid="0034057d" officeooo:paragraph-rsid="0090c7dc"/>
    </style:style>
    <style:style style:name="P89" style:family="paragraph" style:parent-style-name="Standard">
      <style:text-properties officeooo:rsid="00332915" officeooo:paragraph-rsid="0090c7dc"/>
    </style:style>
    <style:style style:name="P90" style:family="paragraph" style:parent-style-name="Standard">
      <style:paragraph-properties fo:text-align="justify" style:justify-single-word="false"/>
      <style:text-properties officeooo:rsid="0045f55f" officeooo:paragraph-rsid="0045f55f"/>
    </style:style>
    <style:style style:name="P91" style:family="paragraph" style:parent-style-name="Standard">
      <style:paragraph-properties fo:text-align="justify" style:justify-single-word="false"/>
      <style:text-properties officeooo:rsid="0048e6c4" officeooo:paragraph-rsid="0045f55f"/>
    </style:style>
    <style:style style:name="P92" style:family="paragraph" style:parent-style-name="Standard">
      <style:paragraph-properties fo:text-align="justify" style:justify-single-word="false"/>
      <style:text-properties officeooo:rsid="004cd2a6" officeooo:paragraph-rsid="004cd2a6"/>
    </style:style>
    <style:style style:name="P93" style:family="paragraph" style:parent-style-name="Standard">
      <style:text-properties officeooo:rsid="004e9309"/>
    </style:style>
    <style:style style:name="P94" style:family="paragraph" style:parent-style-name="Standard">
      <style:paragraph-properties fo:text-align="justify" style:justify-single-word="false"/>
      <style:text-properties officeooo:rsid="004e9309" officeooo:paragraph-rsid="004e9309"/>
    </style:style>
    <style:style style:name="P95" style:family="paragraph" style:parent-style-name="Standard">
      <style:paragraph-properties fo:text-align="justify" style:justify-single-word="false"/>
      <style:text-properties officeooo:rsid="0050a4de" officeooo:paragraph-rsid="0050a4de"/>
    </style:style>
    <style:style style:name="P96" style:family="paragraph" style:parent-style-name="Standard">
      <style:paragraph-properties fo:text-align="justify" style:justify-single-word="false"/>
      <style:text-properties officeooo:rsid="00459a7d" officeooo:paragraph-rsid="004cd2a6"/>
    </style:style>
    <style:style style:name="P97" style:family="paragraph" style:parent-style-name="Standard">
      <style:paragraph-properties fo:text-align="justify" style:justify-single-word="false"/>
      <style:text-properties officeooo:rsid="00459a7d" officeooo:paragraph-rsid="00459a7d"/>
    </style:style>
    <style:style style:name="P98" style:family="paragraph" style:parent-style-name="Standard">
      <style:paragraph-properties fo:text-align="justify" style:justify-single-word="false"/>
      <style:text-properties officeooo:rsid="00528047" officeooo:paragraph-rsid="00528047"/>
    </style:style>
    <style:style style:name="P99" style:family="paragraph" style:parent-style-name="Standard">
      <style:text-properties officeooo:rsid="005507df"/>
    </style:style>
    <style:style style:name="P100" style:family="paragraph" style:parent-style-name="Standard">
      <style:paragraph-properties fo:text-align="justify" style:justify-single-word="false"/>
      <style:text-properties officeooo:rsid="005507df" officeooo:paragraph-rsid="005507df"/>
    </style:style>
    <style:style style:name="P101" style:family="paragraph" style:parent-style-name="Standard">
      <style:paragraph-properties fo:text-align="justify" style:justify-single-word="false"/>
      <style:text-properties officeooo:rsid="005776f9" officeooo:paragraph-rsid="005776f9"/>
    </style:style>
    <style:style style:name="P102" style:family="paragraph" style:parent-style-name="Standard">
      <style:paragraph-properties fo:text-align="justify" style:justify-single-word="false"/>
      <style:text-properties officeooo:rsid="005776f9" officeooo:paragraph-rsid="0059317a"/>
    </style:style>
    <style:style style:name="P103" style:family="paragraph" style:parent-style-name="Standard">
      <style:paragraph-properties fo:text-align="justify" style:justify-single-word="false"/>
      <style:text-properties officeooo:rsid="0059317a" officeooo:paragraph-rsid="0059317a"/>
    </style:style>
    <style:style style:name="P104" style:family="paragraph" style:parent-style-name="Standard">
      <style:paragraph-properties fo:text-align="justify" style:justify-single-word="false"/>
      <style:text-properties officeooo:rsid="005e709b" officeooo:paragraph-rsid="005e709b"/>
    </style:style>
    <style:style style:name="P105" style:family="paragraph" style:parent-style-name="Standard">
      <style:paragraph-properties fo:text-align="justify" style:justify-single-word="false"/>
      <style:text-properties officeooo:rsid="005e709b" officeooo:paragraph-rsid="006ce8d1"/>
    </style:style>
    <style:style style:name="P106" style:family="paragraph" style:parent-style-name="Standard">
      <style:paragraph-properties fo:text-align="justify" style:justify-single-word="false"/>
      <style:text-properties officeooo:rsid="005e709b" officeooo:paragraph-rsid="007c4f27"/>
    </style:style>
    <style:style style:name="P107" style:family="paragraph" style:parent-style-name="Standard">
      <style:text-properties officeooo:rsid="005f8c35" officeooo:paragraph-rsid="005f8c35"/>
    </style:style>
    <style:style style:name="P108" style:family="paragraph" style:parent-style-name="Standard">
      <style:paragraph-properties fo:text-align="justify" style:justify-single-word="false"/>
      <style:text-properties officeooo:rsid="00609497" officeooo:paragraph-rsid="00609497"/>
    </style:style>
    <style:style style:name="P109" style:family="paragraph" style:parent-style-name="Standard">
      <style:paragraph-properties fo:text-align="justify" style:justify-single-word="false"/>
      <style:text-properties officeooo:rsid="00642854" officeooo:paragraph-rsid="00642854"/>
    </style:style>
    <style:style style:name="P110" style:family="paragraph" style:parent-style-name="Standard">
      <style:paragraph-properties fo:text-align="justify" style:justify-single-word="false"/>
      <style:text-properties officeooo:rsid="006bc855" officeooo:paragraph-rsid="006bc855"/>
    </style:style>
    <style:style style:name="P111" style:family="paragraph" style:parent-style-name="Standard">
      <style:paragraph-properties fo:text-align="justify" style:justify-single-word="false"/>
      <style:text-properties officeooo:rsid="006bc855" officeooo:paragraph-rsid="007d74fc"/>
    </style:style>
    <style:style style:name="P112" style:family="paragraph" style:parent-style-name="Standard">
      <style:paragraph-properties fo:text-align="justify" style:justify-single-word="false"/>
      <style:text-properties officeooo:rsid="006bc855" officeooo:paragraph-rsid="00812a63"/>
    </style:style>
    <style:style style:name="P113" style:family="paragraph" style:parent-style-name="Standard">
      <style:paragraph-properties fo:text-align="justify" style:justify-single-word="false"/>
      <style:text-properties officeooo:rsid="006ce8d1" officeooo:paragraph-rsid="006ce8d1"/>
    </style:style>
    <style:style style:name="P114" style:family="paragraph" style:parent-style-name="Standard">
      <style:paragraph-properties fo:text-align="justify" style:justify-single-word="false"/>
      <style:text-properties officeooo:rsid="006ce8d1" officeooo:paragraph-rsid="007493a4"/>
    </style:style>
    <style:style style:name="P115" style:family="paragraph" style:parent-style-name="Standard">
      <style:paragraph-properties fo:text-align="justify" style:justify-single-word="false"/>
      <style:text-properties officeooo:rsid="007493a4" officeooo:paragraph-rsid="007493a4"/>
    </style:style>
    <style:style style:name="P116" style:family="paragraph" style:parent-style-name="Standard">
      <style:text-properties officeooo:rsid="00755432"/>
    </style:style>
    <style:style style:name="P117" style:family="paragraph" style:parent-style-name="Standard">
      <style:paragraph-properties fo:text-align="justify" style:justify-single-word="false"/>
      <style:text-properties officeooo:rsid="00755432" officeooo:paragraph-rsid="00755432"/>
    </style:style>
    <style:style style:name="P118" style:family="paragraph" style:parent-style-name="Standard">
      <style:text-properties officeooo:rsid="007bc5d0" officeooo:paragraph-rsid="007bc5d0"/>
    </style:style>
    <style:style style:name="P119" style:family="paragraph" style:parent-style-name="Standard">
      <style:text-properties officeooo:rsid="007c4f27" officeooo:paragraph-rsid="007c4f27"/>
    </style:style>
    <style:style style:name="P120" style:family="paragraph" style:parent-style-name="Standard">
      <style:paragraph-properties fo:text-align="justify" style:justify-single-word="false"/>
      <style:text-properties officeooo:rsid="007d74fc" officeooo:paragraph-rsid="007d74fc"/>
    </style:style>
    <style:style style:name="P121" style:family="paragraph" style:parent-style-name="Standard">
      <style:paragraph-properties fo:text-align="justify" style:justify-single-word="false"/>
      <style:text-properties officeooo:rsid="007deb7f" officeooo:paragraph-rsid="007deb7f"/>
    </style:style>
    <style:style style:name="P122" style:family="paragraph" style:parent-style-name="Standard">
      <style:paragraph-properties fo:text-align="justify" style:justify-single-word="false"/>
      <style:text-properties officeooo:rsid="007deb7f" officeooo:paragraph-rsid="01740fe9"/>
    </style:style>
    <style:style style:name="P123" style:family="paragraph" style:parent-style-name="Standard">
      <style:text-properties officeooo:paragraph-rsid="0090c7dc"/>
    </style:style>
    <style:style style:name="P124" style:family="paragraph" style:parent-style-name="Standard">
      <style:paragraph-properties fo:text-align="justify" style:justify-single-word="false"/>
      <style:text-properties officeooo:rsid="002c1070" officeooo:paragraph-rsid="002c1070"/>
    </style:style>
    <style:style style:name="P125" style:family="paragraph" style:parent-style-name="Standard">
      <style:paragraph-properties fo:text-align="justify" style:justify-single-word="false"/>
      <style:text-properties officeooo:rsid="0094841d" officeooo:paragraph-rsid="0094841d"/>
    </style:style>
    <style:style style:name="P126" style:family="paragraph" style:parent-style-name="Standard">
      <style:paragraph-properties fo:text-align="justify" style:justify-single-word="false"/>
      <style:text-properties officeooo:rsid="0094841d" officeooo:paragraph-rsid="00f36b6e"/>
    </style:style>
    <style:style style:name="P127" style:family="paragraph" style:parent-style-name="Standard">
      <style:paragraph-properties fo:text-align="justify" style:justify-single-word="false"/>
      <style:text-properties officeooo:rsid="0096cb45" officeooo:paragraph-rsid="0096cb45"/>
    </style:style>
    <style:style style:name="P128" style:family="paragraph" style:parent-style-name="Standard">
      <style:paragraph-properties fo:text-align="justify" style:justify-single-word="false"/>
      <style:text-properties officeooo:rsid="00990fbf" officeooo:paragraph-rsid="00990fbf"/>
    </style:style>
    <style:style style:name="P129" style:family="paragraph" style:parent-style-name="Standard">
      <style:paragraph-properties fo:text-align="justify" style:justify-single-word="false"/>
      <style:text-properties officeooo:rsid="0099270f" officeooo:paragraph-rsid="0099270f"/>
    </style:style>
    <style:style style:name="P130" style:family="paragraph" style:parent-style-name="Standard">
      <style:paragraph-properties fo:text-align="justify" style:justify-single-word="false"/>
      <style:text-properties officeooo:rsid="009fedc1" officeooo:paragraph-rsid="009fedc1"/>
    </style:style>
    <style:style style:name="P131" style:family="paragraph" style:parent-style-name="Standard">
      <style:paragraph-properties fo:text-align="justify" style:justify-single-word="false"/>
      <style:text-properties officeooo:rsid="009fedc1" officeooo:paragraph-rsid="00f36b6e"/>
    </style:style>
    <style:style style:name="P132" style:family="paragraph" style:parent-style-name="Standard">
      <style:paragraph-properties fo:text-align="justify" style:justify-single-word="false"/>
      <style:text-properties officeooo:rsid="00a18a4f" officeooo:paragraph-rsid="00a18a4f"/>
    </style:style>
    <style:style style:name="P133" style:family="paragraph" style:parent-style-name="Standard">
      <style:paragraph-properties fo:text-align="justify" style:justify-single-word="false"/>
      <style:text-properties officeooo:rsid="00a3a50c" officeooo:paragraph-rsid="00a59e94"/>
    </style:style>
    <style:style style:name="P134" style:family="paragraph" style:parent-style-name="Standard">
      <style:paragraph-properties fo:text-align="justify" style:justify-single-word="false"/>
      <style:text-properties officeooo:rsid="00a99813" officeooo:paragraph-rsid="00ad47a1"/>
    </style:style>
    <style:style style:name="P135" style:family="paragraph" style:parent-style-name="Standard">
      <style:paragraph-properties fo:text-align="justify" style:justify-single-word="false"/>
      <style:text-properties officeooo:rsid="00ad47a1" officeooo:paragraph-rsid="00ad47a1"/>
    </style:style>
    <style:style style:name="P136" style:family="paragraph" style:parent-style-name="Standard">
      <style:paragraph-properties fo:text-align="justify" style:justify-single-word="false"/>
      <style:text-properties officeooo:rsid="0091f516" officeooo:paragraph-rsid="0091f516"/>
    </style:style>
    <style:style style:name="P137" style:family="paragraph" style:parent-style-name="Standard">
      <style:paragraph-properties fo:text-align="justify" style:justify-single-word="false"/>
      <style:text-properties officeooo:rsid="00add6fc" officeooo:paragraph-rsid="00add6fc"/>
    </style:style>
    <style:style style:name="P138" style:family="paragraph" style:parent-style-name="Standard">
      <style:paragraph-properties fo:text-align="justify" style:justify-single-word="false"/>
      <style:text-properties officeooo:rsid="00aef9c3" officeooo:paragraph-rsid="00aef9c3"/>
    </style:style>
    <style:style style:name="P139" style:family="paragraph" style:parent-style-name="Standard">
      <style:paragraph-properties fo:text-align="justify" style:justify-single-word="false"/>
      <style:text-properties officeooo:rsid="00b31061" officeooo:paragraph-rsid="00b31061"/>
    </style:style>
    <style:style style:name="P140" style:family="paragraph" style:parent-style-name="Standard">
      <style:paragraph-properties fo:text-align="justify" style:justify-single-word="false"/>
      <style:text-properties officeooo:rsid="00b31061" officeooo:paragraph-rsid="00b39b82"/>
    </style:style>
    <style:style style:name="P141" style:family="paragraph" style:parent-style-name="Standard">
      <style:paragraph-properties fo:text-align="justify" style:justify-single-word="false"/>
      <style:text-properties officeooo:rsid="00b60888" officeooo:paragraph-rsid="00b60888"/>
    </style:style>
    <style:style style:name="P142" style:family="paragraph" style:parent-style-name="Standard">
      <style:paragraph-properties fo:text-align="justify" style:justify-single-word="false"/>
      <style:text-properties officeooo:rsid="00b691ea" officeooo:paragraph-rsid="00b691ea"/>
    </style:style>
    <style:style style:name="P143" style:family="paragraph" style:parent-style-name="Standard">
      <style:paragraph-properties fo:text-align="justify" style:justify-single-word="false"/>
      <style:text-properties officeooo:rsid="00b6aca7" officeooo:paragraph-rsid="00b6aca7"/>
    </style:style>
    <style:style style:name="P144" style:family="paragraph" style:parent-style-name="Standard">
      <style:paragraph-properties fo:text-align="justify" style:justify-single-word="false"/>
      <style:text-properties officeooo:rsid="00b988bd" officeooo:paragraph-rsid="00b988bd"/>
    </style:style>
    <style:style style:name="P145" style:family="paragraph" style:parent-style-name="Standard">
      <style:paragraph-properties fo:text-align="justify" style:justify-single-word="false"/>
      <style:text-properties officeooo:rsid="00ba3995" officeooo:paragraph-rsid="00ba3995"/>
    </style:style>
    <style:style style:name="P146" style:family="paragraph" style:parent-style-name="Standard">
      <style:paragraph-properties fo:text-align="justify" style:justify-single-word="false"/>
      <style:text-properties officeooo:rsid="00c4ee43" officeooo:paragraph-rsid="018afce3"/>
    </style:style>
    <style:style style:name="P147" style:family="paragraph" style:parent-style-name="Standard">
      <style:paragraph-properties fo:text-align="justify" style:justify-single-word="false"/>
      <style:text-properties officeooo:rsid="00c760d2" officeooo:paragraph-rsid="018afce3"/>
    </style:style>
    <style:style style:name="P148" style:family="paragraph" style:parent-style-name="Standard">
      <style:paragraph-properties fo:text-align="justify" style:justify-single-word="false"/>
      <style:text-properties officeooo:rsid="00c8f6ab" officeooo:paragraph-rsid="018afce3"/>
    </style:style>
    <style:style style:name="P149" style:family="paragraph" style:parent-style-name="Standard">
      <style:paragraph-properties fo:text-align="justify" style:justify-single-word="false"/>
      <style:text-properties officeooo:rsid="00cac6da" officeooo:paragraph-rsid="018afce3"/>
    </style:style>
    <style:style style:name="P150" style:family="paragraph" style:parent-style-name="Standard">
      <style:paragraph-properties fo:text-align="justify" style:justify-single-word="false"/>
      <style:text-properties officeooo:rsid="00cad21d" officeooo:paragraph-rsid="018afce3"/>
    </style:style>
    <style:style style:name="P151" style:family="paragraph" style:parent-style-name="Standard">
      <style:paragraph-properties fo:text-align="justify" style:justify-single-word="false"/>
      <style:text-properties officeooo:rsid="00cce731" officeooo:paragraph-rsid="018afce3"/>
    </style:style>
    <style:style style:name="P152" style:family="paragraph" style:parent-style-name="Standard">
      <style:paragraph-properties fo:text-align="justify" style:justify-single-word="false"/>
      <style:text-properties officeooo:rsid="00cdc97c" officeooo:paragraph-rsid="018afce3"/>
    </style:style>
    <style:style style:name="P153" style:family="paragraph" style:parent-style-name="Standard">
      <style:paragraph-properties fo:text-align="justify" style:justify-single-word="false"/>
      <style:text-properties officeooo:rsid="00d00bd4" officeooo:paragraph-rsid="018afce3"/>
    </style:style>
    <style:style style:name="P154" style:family="paragraph" style:parent-style-name="Standard">
      <style:paragraph-properties fo:text-align="justify" style:justify-single-word="false"/>
      <style:text-properties officeooo:rsid="00d281c0" officeooo:paragraph-rsid="018afce3"/>
    </style:style>
    <style:style style:name="P155" style:family="paragraph" style:parent-style-name="Standard">
      <style:paragraph-properties fo:text-align="justify" style:justify-single-word="false"/>
      <style:text-properties officeooo:rsid="00d68537" officeooo:paragraph-rsid="018afce3"/>
    </style:style>
    <style:style style:name="P156" style:family="paragraph" style:parent-style-name="Standard">
      <style:paragraph-properties fo:text-align="justify" style:justify-single-word="false"/>
      <style:text-properties officeooo:rsid="00e89dcc" officeooo:paragraph-rsid="00e89dcc"/>
    </style:style>
    <style:style style:name="P157" style:family="paragraph" style:parent-style-name="Standard">
      <style:paragraph-properties fo:text-align="justify" style:justify-single-word="false"/>
      <style:text-properties officeooo:rsid="00e89dcc" officeooo:paragraph-rsid="00e8e4c5"/>
    </style:style>
    <style:style style:name="P158" style:family="paragraph" style:parent-style-name="Standard">
      <style:paragraph-properties fo:text-align="justify" style:justify-single-word="false"/>
      <style:text-properties officeooo:rsid="00e8e4c5" officeooo:paragraph-rsid="00e8e4c5"/>
    </style:style>
    <style:style style:name="P159" style:family="paragraph" style:parent-style-name="Standard">
      <style:paragraph-properties fo:text-align="justify" style:justify-single-word="false"/>
      <style:text-properties officeooo:rsid="00ea672a" officeooo:paragraph-rsid="00ea672a"/>
    </style:style>
    <style:style style:name="P160" style:family="paragraph" style:parent-style-name="Standard">
      <style:paragraph-properties fo:text-align="justify" style:justify-single-word="false"/>
      <style:text-properties officeooo:rsid="00ed9421" officeooo:paragraph-rsid="00ed9421"/>
    </style:style>
    <style:style style:name="P161" style:family="paragraph" style:parent-style-name="Standard">
      <style:text-properties officeooo:paragraph-rsid="00edd0f7"/>
    </style:style>
    <style:style style:name="P162" style:family="paragraph" style:parent-style-name="Standard">
      <style:paragraph-properties fo:text-align="justify" style:justify-single-word="false"/>
      <style:text-properties officeooo:rsid="00a59e94" officeooo:paragraph-rsid="00a59e94"/>
    </style:style>
    <style:style style:name="P163" style:family="paragraph" style:parent-style-name="Standard">
      <style:paragraph-properties fo:text-align="justify" style:justify-single-word="false"/>
      <style:text-properties officeooo:rsid="0111c319" officeooo:paragraph-rsid="0111c319"/>
    </style:style>
    <style:style style:name="P164" style:family="paragraph" style:parent-style-name="Standard">
      <style:paragraph-properties fo:text-align="justify" style:justify-single-word="false"/>
      <style:text-properties officeooo:rsid="0115910c" officeooo:paragraph-rsid="0115910c"/>
    </style:style>
    <style:style style:name="P165" style:family="paragraph" style:parent-style-name="Standard">
      <style:paragraph-properties fo:text-align="justify" style:justify-single-word="false"/>
      <style:text-properties officeooo:rsid="01189ba0" officeooo:paragraph-rsid="01189ba0"/>
    </style:style>
    <style:style style:name="P166" style:family="paragraph" style:parent-style-name="Standard">
      <style:paragraph-properties fo:text-align="justify" style:justify-single-word="false"/>
      <style:text-properties officeooo:rsid="0118d675" officeooo:paragraph-rsid="0118d675"/>
    </style:style>
    <style:style style:name="P167" style:family="paragraph" style:parent-style-name="Standard">
      <style:paragraph-properties fo:text-align="justify" style:justify-single-word="false"/>
      <style:text-properties officeooo:rsid="0144dd73" officeooo:paragraph-rsid="0144dd73"/>
    </style:style>
    <style:style style:name="P168" style:family="paragraph" style:parent-style-name="Standard">
      <style:paragraph-properties fo:text-align="justify" style:justify-single-word="false"/>
      <style:text-properties officeooo:rsid="01458d16" officeooo:paragraph-rsid="0146e0d0"/>
    </style:style>
    <style:style style:name="P169" style:family="paragraph" style:parent-style-name="Standard">
      <style:paragraph-properties fo:text-align="justify" style:justify-single-word="false"/>
      <style:text-properties officeooo:rsid="0146e0d0" officeooo:paragraph-rsid="0146e0d0"/>
    </style:style>
    <style:style style:name="P170" style:family="paragraph" style:parent-style-name="Standard">
      <style:paragraph-properties fo:text-align="justify" style:justify-single-word="false"/>
      <style:text-properties officeooo:rsid="0146e0d0" officeooo:paragraph-rsid="01518c59"/>
    </style:style>
    <style:style style:name="P171" style:family="paragraph" style:parent-style-name="Standard">
      <style:paragraph-properties fo:text-align="justify" style:justify-single-word="false"/>
      <style:text-properties officeooo:rsid="0148c985" officeooo:paragraph-rsid="0148c985"/>
    </style:style>
    <style:style style:name="P172" style:family="paragraph" style:parent-style-name="Standard">
      <style:paragraph-properties fo:text-align="justify" style:justify-single-word="false"/>
      <style:text-properties officeooo:rsid="014ea10c" officeooo:paragraph-rsid="014ea10c"/>
    </style:style>
    <style:style style:name="P173" style:family="paragraph" style:parent-style-name="Standard">
      <style:paragraph-properties fo:text-align="justify" style:justify-single-word="false"/>
      <style:text-properties officeooo:rsid="015bb6e2" officeooo:paragraph-rsid="015bb6e2"/>
    </style:style>
    <style:style style:name="P174" style:family="paragraph" style:parent-style-name="Standard">
      <style:paragraph-properties fo:text-align="justify" style:justify-single-word="false"/>
      <style:text-properties officeooo:rsid="015bb6e2" officeooo:paragraph-rsid="01740fe9"/>
    </style:style>
    <style:style style:name="P175" style:family="paragraph" style:parent-style-name="Standard">
      <style:paragraph-properties fo:text-align="justify" style:justify-single-word="false"/>
      <style:text-properties officeooo:rsid="015d2b4b" officeooo:paragraph-rsid="015d2b4b"/>
    </style:style>
    <style:style style:name="P176" style:family="paragraph" style:parent-style-name="Standard">
      <style:paragraph-properties fo:text-align="justify" style:justify-single-word="false"/>
      <style:text-properties officeooo:rsid="015d2b4b" officeooo:paragraph-rsid="01740fe9"/>
    </style:style>
    <style:style style:name="P177" style:family="paragraph" style:parent-style-name="Standard">
      <style:paragraph-properties fo:text-align="justify" style:justify-single-word="false"/>
      <style:text-properties officeooo:rsid="015eb7c1" officeooo:paragraph-rsid="015eb7c1"/>
    </style:style>
    <style:style style:name="P178" style:family="paragraph" style:parent-style-name="Standard">
      <style:paragraph-properties fo:text-align="justify" style:justify-single-word="false"/>
      <style:text-properties officeooo:rsid="015eb7c1" officeooo:paragraph-rsid="01740fe9"/>
    </style:style>
    <style:style style:name="P179" style:family="paragraph" style:parent-style-name="Standard">
      <style:paragraph-properties fo:text-align="justify" style:justify-single-word="false"/>
      <style:text-properties officeooo:rsid="015f6d09" officeooo:paragraph-rsid="016014fd"/>
    </style:style>
    <style:style style:name="P180" style:family="paragraph" style:parent-style-name="Standard">
      <style:paragraph-properties fo:text-align="justify" style:justify-single-word="false"/>
      <style:text-properties officeooo:rsid="015f6d09" officeooo:paragraph-rsid="01740fe9"/>
    </style:style>
    <style:style style:name="P181" style:family="paragraph" style:parent-style-name="Standard">
      <style:paragraph-properties fo:text-align="justify" style:justify-single-word="false"/>
      <style:text-properties officeooo:rsid="01651663" officeooo:paragraph-rsid="01651663"/>
    </style:style>
    <style:style style:name="P182" style:family="paragraph" style:parent-style-name="Standard">
      <style:paragraph-properties fo:text-align="justify" style:justify-single-word="false"/>
      <style:text-properties officeooo:rsid="01651663" officeooo:paragraph-rsid="0166648f"/>
    </style:style>
    <style:style style:name="P183" style:family="paragraph" style:parent-style-name="Standard">
      <style:paragraph-properties fo:text-align="justify" style:justify-single-word="false"/>
      <style:text-properties officeooo:rsid="01651663" officeooo:paragraph-rsid="01740fe9"/>
    </style:style>
    <style:style style:name="P184" style:family="paragraph" style:parent-style-name="Standard">
      <style:paragraph-properties fo:text-align="justify" style:justify-single-word="false"/>
      <style:text-properties officeooo:rsid="0169f872" officeooo:paragraph-rsid="0169f872"/>
    </style:style>
    <style:style style:name="P185" style:family="paragraph" style:parent-style-name="Standard">
      <style:paragraph-properties fo:text-align="justify" style:justify-single-word="false"/>
      <style:text-properties officeooo:rsid="0169f872" officeooo:paragraph-rsid="01740fe9"/>
    </style:style>
    <style:style style:name="P186" style:family="paragraph" style:parent-style-name="Standard">
      <style:paragraph-properties fo:text-align="justify" style:justify-single-word="false"/>
      <style:text-properties officeooo:rsid="016a0682" officeooo:paragraph-rsid="016a3647"/>
    </style:style>
    <style:style style:name="P187" style:family="paragraph" style:parent-style-name="Standard">
      <style:paragraph-properties fo:text-align="justify" style:justify-single-word="false"/>
      <style:text-properties officeooo:rsid="016a0682" officeooo:paragraph-rsid="01740fe9"/>
    </style:style>
    <style:style style:name="P188" style:family="paragraph" style:parent-style-name="Standard">
      <style:paragraph-properties fo:text-align="justify" style:justify-single-word="false"/>
      <style:text-properties officeooo:rsid="016a0682" officeooo:paragraph-rsid="01755976"/>
    </style:style>
    <style:style style:name="P189" style:family="paragraph" style:parent-style-name="Standard">
      <style:paragraph-properties fo:text-align="justify" style:justify-single-word="false"/>
      <style:text-properties officeooo:rsid="016a3647" officeooo:paragraph-rsid="016a3647"/>
    </style:style>
    <style:style style:name="P190" style:family="paragraph" style:parent-style-name="Standard">
      <style:paragraph-properties fo:text-align="justify" style:justify-single-word="false"/>
      <style:text-properties officeooo:rsid="016ac21f" officeooo:paragraph-rsid="016ac21f"/>
    </style:style>
    <style:style style:name="P191" style:family="paragraph" style:parent-style-name="Standard">
      <style:paragraph-properties fo:text-align="justify" style:justify-single-word="false"/>
      <style:text-properties officeooo:rsid="016ac21f" officeooo:paragraph-rsid="01740fe9"/>
    </style:style>
    <style:style style:name="P192" style:family="paragraph" style:parent-style-name="Standard">
      <style:paragraph-properties fo:text-align="justify" style:justify-single-word="false"/>
      <style:text-properties officeooo:rsid="01715624" officeooo:paragraph-rsid="01715624"/>
    </style:style>
    <style:style style:name="P193" style:family="paragraph" style:parent-style-name="Standard">
      <style:paragraph-properties fo:text-align="justify" style:justify-single-word="false"/>
      <style:text-properties officeooo:rsid="01715624" officeooo:paragraph-rsid="01740fe9"/>
    </style:style>
    <style:style style:name="P194" style:family="paragraph" style:parent-style-name="Standard">
      <style:paragraph-properties fo:text-align="justify" style:justify-single-word="false"/>
      <style:text-properties officeooo:rsid="017261b1" officeooo:paragraph-rsid="017261b1"/>
    </style:style>
    <style:style style:name="P195" style:family="paragraph" style:parent-style-name="Standard">
      <style:paragraph-properties fo:text-align="justify" style:justify-single-word="false"/>
      <style:text-properties officeooo:rsid="0173a771" officeooo:paragraph-rsid="0173a771"/>
    </style:style>
    <style:style style:name="P196" style:family="paragraph" style:parent-style-name="Standard">
      <style:paragraph-properties fo:text-align="justify" style:justify-single-word="false"/>
      <style:text-properties officeooo:rsid="0173a771" officeooo:paragraph-rsid="01740fe9"/>
    </style:style>
    <style:style style:name="P197" style:family="paragraph" style:parent-style-name="Standard">
      <style:paragraph-properties fo:text-align="justify" style:justify-single-word="false"/>
      <style:text-properties officeooo:rsid="01884540" officeooo:paragraph-rsid="018afce3"/>
    </style:style>
    <style:style style:name="P198" style:family="paragraph" style:parent-style-name="Standard">
      <style:text-properties officeooo:paragraph-rsid="018afce3"/>
    </style:style>
    <style:style style:name="P199" style:family="paragraph" style:parent-style-name="Standard">
      <style:paragraph-properties fo:text-align="justify" style:justify-single-word="false"/>
      <style:text-properties officeooo:rsid="019f12d8" officeooo:paragraph-rsid="019f12d8"/>
    </style:style>
    <style:style style:name="P200" style:family="paragraph" style:parent-style-name="Standard">
      <style:paragraph-properties fo:text-align="justify" style:justify-single-word="false"/>
      <style:text-properties officeooo:rsid="01a02d3d" officeooo:paragraph-rsid="01a02d3d"/>
    </style:style>
    <style:style style:name="P201" style:family="paragraph" style:parent-style-name="Standard">
      <style:paragraph-properties fo:text-align="justify" style:justify-single-word="false"/>
      <style:text-properties officeooo:rsid="01a17c9f" officeooo:paragraph-rsid="01a17c9f"/>
    </style:style>
    <style:style style:name="P202" style:family="paragraph" style:parent-style-name="Standard">
      <style:paragraph-properties fo:text-align="justify" style:justify-single-word="false"/>
      <style:text-properties officeooo:rsid="01a22460" officeooo:paragraph-rsid="01a22460"/>
    </style:style>
    <style:style style:name="P203" style:family="paragraph" style:parent-style-name="Standard">
      <style:paragraph-properties fo:text-align="justify" style:justify-single-word="false"/>
      <style:text-properties officeooo:rsid="01a2f136" officeooo:paragraph-rsid="01a2f136"/>
    </style:style>
    <style:style style:name="P204" style:family="paragraph" style:parent-style-name="Standard">
      <style:text-properties officeooo:rsid="01a2f136" officeooo:paragraph-rsid="01a2f136"/>
    </style:style>
    <style:style style:name="P205" style:family="paragraph" style:parent-style-name="Standard">
      <style:text-properties officeooo:rsid="01a34431" officeooo:paragraph-rsid="01a34431"/>
    </style:style>
    <style:style style:name="P206" style:family="paragraph" style:parent-style-name="Standard">
      <style:paragraph-properties fo:text-align="justify" style:justify-single-word="false"/>
      <style:text-properties officeooo:rsid="01a49f72" officeooo:paragraph-rsid="01a49f72"/>
    </style:style>
    <style:style style:name="P207" style:family="paragraph" style:parent-style-name="Standard">
      <style:text-properties officeooo:paragraph-rsid="01bd6f67"/>
    </style:style>
    <style:style style:name="P208" style:family="paragraph" style:parent-style-name="Standard">
      <style:paragraph-properties fo:text-align="justify" style:justify-single-word="false"/>
      <style:text-properties officeooo:rsid="0143db3a" officeooo:paragraph-rsid="014ea10c"/>
    </style:style>
    <style:style style:name="P209" style:family="paragraph" style:parent-style-name="Standard">
      <style:paragraph-properties fo:text-align="justify" style:justify-single-word="false"/>
      <style:text-properties officeooo:rsid="01bd6f67" officeooo:paragraph-rsid="01bd6f67"/>
    </style:style>
    <style:style style:name="P210" style:family="paragraph" style:parent-style-name="Standard">
      <style:paragraph-properties fo:text-align="justify" style:justify-single-word="false"/>
      <style:text-properties officeooo:rsid="01c0b4d4" officeooo:paragraph-rsid="01c0b4d4"/>
    </style:style>
    <style:style style:name="P211" style:family="paragraph" style:parent-style-name="Standard">
      <style:paragraph-properties fo:text-align="justify" style:justify-single-word="false"/>
      <style:text-properties officeooo:rsid="01ba9668" officeooo:paragraph-rsid="01c131cc"/>
    </style:style>
    <style:style style:name="P212" style:family="paragraph" style:parent-style-name="Standard">
      <style:paragraph-properties fo:text-align="justify" style:justify-single-word="false"/>
      <style:text-properties officeooo:rsid="01c131cc" officeooo:paragraph-rsid="01c131cc"/>
    </style:style>
    <style:style style:name="P213" style:family="paragraph" style:parent-style-name="Standard">
      <style:paragraph-properties fo:text-align="justify" style:justify-single-word="false"/>
      <style:text-properties officeooo:rsid="01c1e028" officeooo:paragraph-rsid="01c1e028"/>
    </style:style>
    <style:style style:name="P214" style:family="paragraph" style:parent-style-name="Standard">
      <style:paragraph-properties fo:text-align="justify" style:justify-single-word="false"/>
      <style:text-properties officeooo:rsid="01c39b20" officeooo:paragraph-rsid="01c39b20"/>
    </style:style>
    <style:style style:name="P215" style:family="paragraph" style:parent-style-name="Standard">
      <style:paragraph-properties fo:text-align="justify" style:justify-single-word="false"/>
      <style:text-properties officeooo:rsid="01c39b20" officeooo:paragraph-rsid="01c7de38"/>
    </style:style>
    <style:style style:name="P216" style:family="paragraph" style:parent-style-name="Standard">
      <style:paragraph-properties fo:text-align="justify" style:justify-single-word="false"/>
      <style:text-properties officeooo:rsid="01ccda54" officeooo:paragraph-rsid="01ccda54"/>
    </style:style>
    <style:style style:name="P217" style:family="paragraph" style:parent-style-name="Standard">
      <style:paragraph-properties fo:text-align="justify" style:justify-single-word="false"/>
      <style:text-properties officeooo:rsid="01cdd3df" officeooo:paragraph-rsid="01d592e9"/>
    </style:style>
    <style:style style:name="P218" style:family="paragraph" style:parent-style-name="Standard">
      <style:paragraph-properties fo:text-align="justify" style:justify-single-word="false"/>
      <style:text-properties officeooo:rsid="01d334da" officeooo:paragraph-rsid="01d334da"/>
    </style:style>
    <style:style style:name="P219" style:family="paragraph" style:parent-style-name="Standard">
      <style:paragraph-properties fo:text-align="justify" style:justify-single-word="false"/>
      <style:text-properties officeooo:rsid="01d44ec9" officeooo:paragraph-rsid="01d44ec9"/>
    </style:style>
    <style:style style:name="P220" style:family="paragraph" style:parent-style-name="Standard">
      <style:paragraph-properties fo:text-align="justify" style:justify-single-word="false"/>
      <style:text-properties officeooo:rsid="01d592e9" officeooo:paragraph-rsid="01bd6f67"/>
    </style:style>
    <style:style style:name="P221" style:family="paragraph" style:parent-style-name="Standard">
      <style:paragraph-properties fo:text-align="justify" style:justify-single-word="false"/>
      <style:text-properties officeooo:rsid="01d71156" officeooo:paragraph-rsid="01d71156"/>
    </style:style>
    <style:style style:name="P222" style:family="paragraph" style:parent-style-name="Standard">
      <style:paragraph-properties fo:text-align="justify" style:justify-single-word="false"/>
      <style:text-properties officeooo:rsid="01c536e0" officeooo:paragraph-rsid="01c7de38"/>
    </style:style>
    <style:style style:name="P223" style:family="paragraph" style:parent-style-name="Standard">
      <style:paragraph-properties fo:text-align="justify" style:justify-single-word="false"/>
      <style:text-properties officeooo:rsid="01dee9f5" officeooo:paragraph-rsid="01dee9f5"/>
    </style:style>
    <style:style style:name="P224" style:family="paragraph" style:parent-style-name="Standard">
      <style:paragraph-properties fo:text-align="justify" style:justify-single-word="false"/>
      <style:text-properties officeooo:rsid="01e0b9a4" officeooo:paragraph-rsid="01e0b9a4"/>
    </style:style>
    <style:style style:name="P225" style:family="paragraph" style:parent-style-name="Standard">
      <style:paragraph-properties fo:text-align="justify" style:justify-single-word="false"/>
      <style:text-properties officeooo:rsid="01d907da" officeooo:paragraph-rsid="01d907da"/>
    </style:style>
    <style:style style:name="P226" style:family="paragraph" style:parent-style-name="Standard">
      <style:paragraph-properties fo:text-align="justify" style:justify-single-word="false"/>
      <style:text-properties officeooo:rsid="01eb8bf3" officeooo:paragraph-rsid="01eb8bf3"/>
    </style:style>
    <style:style style:name="P227" style:family="paragraph" style:parent-style-name="Standard">
      <style:paragraph-properties fo:text-align="justify" style:justify-single-word="false"/>
      <style:text-properties officeooo:rsid="01ee7d8c" officeooo:paragraph-rsid="01ee7d8c"/>
    </style:style>
    <style:style style:name="P228" style:family="paragraph" style:parent-style-name="Standard">
      <style:paragraph-properties fo:text-align="justify" style:justify-single-word="false"/>
      <style:text-properties officeooo:rsid="020a3f43" officeooo:paragraph-rsid="020a3f43"/>
    </style:style>
    <style:style style:name="P229" style:family="paragraph" style:parent-style-name="Standard">
      <style:paragraph-properties fo:text-align="justify" style:justify-single-word="false"/>
      <style:text-properties officeooo:rsid="02110613" officeooo:paragraph-rsid="02110613"/>
    </style:style>
    <style:style style:name="P230" style:family="paragraph" style:parent-style-name="Standard">
      <style:paragraph-properties fo:text-align="justify" style:justify-single-word="false"/>
      <style:text-properties officeooo:rsid="02261a89" officeooo:paragraph-rsid="02261a89"/>
    </style:style>
    <style:style style:name="P231" style:family="paragraph" style:parent-style-name="Standard">
      <style:paragraph-properties fo:text-align="justify" style:justify-single-word="false"/>
      <style:text-properties officeooo:rsid="02399e52" officeooo:paragraph-rsid="02399e52"/>
    </style:style>
    <style:style style:name="P232" style:family="paragraph" style:parent-style-name="Standard">
      <style:paragraph-properties fo:text-align="justify" style:justify-single-word="false"/>
      <style:text-properties officeooo:rsid="023aed1a" officeooo:paragraph-rsid="023aed1a"/>
    </style:style>
    <style:style style:name="P233" style:family="paragraph" style:parent-style-name="Standard">
      <style:paragraph-properties fo:text-align="justify" style:justify-single-word="false"/>
      <style:text-properties officeooo:rsid="024f75c2" officeooo:paragraph-rsid="024f75c2"/>
    </style:style>
    <style:style style:name="P234" style:family="paragraph" style:parent-style-name="Standard">
      <style:paragraph-properties fo:text-align="justify" style:justify-single-word="false" fo:break-before="page"/>
    </style:style>
    <style:style style:name="P235" style:family="paragraph" style:parent-style-name="Standard">
      <style:paragraph-properties fo:text-align="justify" style:justify-single-word="false" fo:break-before="page"/>
      <style:text-properties officeooo:paragraph-rsid="016014fd"/>
    </style:style>
    <style:style style:name="P236" style:family="paragraph" style:parent-style-name="Standard">
      <style:paragraph-properties fo:text-align="justify" style:justify-single-word="false" fo:break-before="page"/>
      <style:text-properties officeooo:paragraph-rsid="01bd6f67"/>
    </style:style>
    <style:style style:name="P237"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38"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39"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0" style:family="paragraph" style:parent-style-name="Standard">
      <style:paragraph-properties fo:text-align="justify" style:justify-single-word="false" fo:break-before="page"/>
      <style:text-properties officeooo:rsid="006ce8d1" officeooo:paragraph-rsid="00755432"/>
    </style:style>
    <style:style style:name="P241" style:family="paragraph" style:parent-style-name="Standard">
      <style:paragraph-properties fo:text-align="justify" style:justify-single-word="false" fo:break-before="page"/>
      <style:text-properties officeooo:rsid="01651663" officeooo:paragraph-rsid="01755976"/>
    </style:style>
    <style:style style:name="P242" style:family="paragraph" style:parent-style-name="Standard">
      <style:paragraph-properties fo:text-align="justify" style:justify-single-word="false" fo:break-before="page"/>
      <style:text-properties officeooo:rsid="00c8f6ab" officeooo:paragraph-rsid="018afce3"/>
    </style:style>
    <style:style style:name="P243" style:family="paragraph" style:parent-style-name="Standard">
      <style:paragraph-properties fo:break-before="page"/>
      <style:text-properties officeooo:rsid="025138e5" officeooo:paragraph-rsid="025138e5"/>
    </style:style>
    <style:style style:name="P244" style:family="paragraph" style:parent-style-name="Code_20_block">
      <style:paragraph-properties fo:break-before="page"/>
    </style:style>
    <style:style style:name="P245" style:family="paragraph" style:parent-style-name="Code_20_block">
      <style:paragraph-properties fo:break-before="page"/>
      <style:text-properties officeooo:rsid="001c8943"/>
    </style:style>
    <style:style style:name="P246" style:family="paragraph" style:parent-style-name="Code_20_block">
      <style:text-properties fo:color="#008000"/>
    </style:style>
    <style:style style:name="P247" style:family="paragraph" style:parent-style-name="Code_20_block">
      <style:text-properties fo:color="#008000" officeooo:rsid="00528047"/>
    </style:style>
    <style:style style:name="P248" style:family="paragraph" style:parent-style-name="Code_20_block">
      <style:text-properties fo:color="#008000" officeooo:rsid="005507df"/>
    </style:style>
    <style:style style:name="P249" style:family="paragraph" style:parent-style-name="Code_20_block">
      <style:text-properties fo:color="#008000" officeooo:rsid="005507df" officeooo:paragraph-rsid="005507df"/>
    </style:style>
    <style:style style:name="P250" style:family="paragraph" style:parent-style-name="Code_20_block">
      <style:text-properties fo:color="#008000" officeooo:rsid="005507df" officeooo:paragraph-rsid="0055d704"/>
    </style:style>
    <style:style style:name="P251" style:family="paragraph" style:parent-style-name="Code_20_block">
      <style:text-properties fo:color="#008000" officeooo:rsid="0056dc60" officeooo:paragraph-rsid="0056dc60"/>
    </style:style>
    <style:style style:name="P252" style:family="paragraph" style:parent-style-name="Code_20_block">
      <style:text-properties fo:color="#008000" officeooo:rsid="0059317a"/>
    </style:style>
    <style:style style:name="P253" style:family="paragraph" style:parent-style-name="Code_20_block">
      <style:text-properties fo:color="#008000" officeooo:rsid="0059317a" officeooo:paragraph-rsid="0059317a"/>
    </style:style>
    <style:style style:name="P254" style:family="paragraph" style:parent-style-name="Code_20_block">
      <style:text-properties fo:color="#008000" officeooo:rsid="0059317a" officeooo:paragraph-rsid="005aa935"/>
    </style:style>
    <style:style style:name="P255" style:family="paragraph" style:parent-style-name="Code_20_block">
      <style:text-properties fo:color="#008000" officeooo:rsid="006ce8d1"/>
    </style:style>
    <style:style style:name="P256" style:family="paragraph" style:parent-style-name="Code_20_block">
      <style:text-properties fo:color="#008000" officeooo:rsid="007c4f27"/>
    </style:style>
    <style:style style:name="P257" style:family="paragraph" style:parent-style-name="Code_20_block">
      <style:text-properties fo:color="#008000" officeooo:rsid="007d74fc"/>
    </style:style>
    <style:style style:name="P258" style:family="paragraph" style:parent-style-name="Code_20_block">
      <style:text-properties fo:color="#008000" officeooo:rsid="007deb7f"/>
    </style:style>
    <style:style style:name="P259" style:family="paragraph" style:parent-style-name="Code_20_block">
      <style:text-properties fo:color="#008000" officeooo:paragraph-rsid="0090c7dc"/>
    </style:style>
    <style:style style:name="P260" style:family="paragraph" style:parent-style-name="Code_20_block">
      <style:text-properties fo:color="#008000" officeooo:rsid="0055d704" officeooo:paragraph-rsid="0055d704"/>
    </style:style>
    <style:style style:name="P261" style:family="paragraph" style:parent-style-name="Code_20_block">
      <style:text-properties fo:color="#008000" officeooo:paragraph-rsid="01bd6f67"/>
    </style:style>
    <style:style style:name="P262" style:family="paragraph" style:parent-style-name="Code_20_block">
      <style:text-properties fo:color="#008000" officeooo:rsid="024215e6" officeooo:paragraph-rsid="0248a487"/>
    </style:style>
    <style:style style:name="P263" style:family="paragraph" style:parent-style-name="Code_20_block">
      <style:text-properties officeooo:paragraph-rsid="001c8943"/>
    </style:style>
    <style:style style:name="P264" style:family="paragraph" style:parent-style-name="Code_20_block">
      <style:text-properties officeooo:rsid="001c8943"/>
    </style:style>
    <style:style style:name="P265" style:family="paragraph" style:parent-style-name="Code_20_block">
      <style:text-properties officeooo:rsid="001c8943" officeooo:paragraph-rsid="00eccfc5"/>
    </style:style>
    <style:style style:name="P266" style:family="paragraph" style:parent-style-name="Code_20_block">
      <style:text-properties officeooo:rsid="001a40c8"/>
    </style:style>
    <style:style style:name="P267" style:family="paragraph" style:parent-style-name="Code_20_block">
      <style:text-properties officeooo:rsid="001a40c8" officeooo:paragraph-rsid="00edd0f7"/>
    </style:style>
    <style:style style:name="P268" style:family="paragraph" style:parent-style-name="Code_20_block">
      <style:text-properties officeooo:rsid="00248e0c"/>
    </style:style>
    <style:style style:name="P269" style:family="paragraph" style:parent-style-name="Code_20_block">
      <style:text-properties officeooo:rsid="0026484a"/>
    </style:style>
    <style:style style:name="P270" style:family="paragraph" style:parent-style-name="Code_20_block">
      <style:text-properties officeooo:rsid="002e1562"/>
    </style:style>
    <style:style style:name="P271" style:family="paragraph" style:parent-style-name="Code_20_block">
      <style:text-properties officeooo:rsid="002e1562" officeooo:paragraph-rsid="00306722"/>
    </style:style>
    <style:style style:name="P272" style:family="paragraph" style:parent-style-name="Code_20_block">
      <style:text-properties officeooo:rsid="0034057d" officeooo:paragraph-rsid="0090c7dc"/>
    </style:style>
    <style:style style:name="P273" style:family="paragraph" style:parent-style-name="Code_20_block">
      <style:text-properties officeooo:rsid="00332915" officeooo:paragraph-rsid="0090c7dc"/>
    </style:style>
    <style:style style:name="P274" style:family="paragraph" style:parent-style-name="Code_20_block">
      <style:text-properties officeooo:paragraph-rsid="003e84e4"/>
    </style:style>
    <style:style style:name="P275" style:family="paragraph" style:parent-style-name="Code_20_block">
      <style:text-properties officeooo:rsid="0045f55f"/>
    </style:style>
    <style:style style:name="P276" style:family="paragraph" style:parent-style-name="Code_20_block">
      <style:text-properties officeooo:rsid="004e9309"/>
    </style:style>
    <style:style style:name="P277" style:family="paragraph" style:parent-style-name="Code_20_block">
      <style:text-properties officeooo:rsid="004e9309" officeooo:paragraph-rsid="004e9309"/>
    </style:style>
    <style:style style:name="P278" style:family="paragraph" style:parent-style-name="Code_20_block">
      <style:text-properties officeooo:rsid="0050a4de"/>
    </style:style>
    <style:style style:name="P279" style:family="paragraph" style:parent-style-name="Code_20_block">
      <style:text-properties officeooo:rsid="00528047"/>
    </style:style>
    <style:style style:name="P280" style:family="paragraph" style:parent-style-name="Code_20_block">
      <style:text-properties officeooo:rsid="00528047" officeooo:paragraph-rsid="006aa10a"/>
    </style:style>
    <style:style style:name="P281" style:family="paragraph" style:parent-style-name="Code_20_block">
      <style:text-properties officeooo:rsid="00528047" officeooo:paragraph-rsid="006ad288"/>
    </style:style>
    <style:style style:name="P282" style:family="paragraph" style:parent-style-name="Code_20_block">
      <style:text-properties officeooo:rsid="00528047" officeooo:paragraph-rsid="019ba5a3"/>
    </style:style>
    <style:style style:name="P283" style:family="paragraph" style:parent-style-name="Code_20_block">
      <style:text-properties officeooo:rsid="005507df"/>
    </style:style>
    <style:style style:name="P284" style:family="paragraph" style:parent-style-name="Code_20_block">
      <style:text-properties officeooo:rsid="0059317a"/>
    </style:style>
    <style:style style:name="P285" style:family="paragraph" style:parent-style-name="Code_20_block">
      <style:text-properties officeooo:rsid="005e709b"/>
    </style:style>
    <style:style style:name="P286" style:family="paragraph" style:parent-style-name="Code_20_block">
      <style:text-properties officeooo:paragraph-rsid="0063c6ad"/>
    </style:style>
    <style:style style:name="P287" style:family="paragraph" style:parent-style-name="Code_20_block">
      <style:text-properties officeooo:rsid="00609497"/>
    </style:style>
    <style:style style:name="P288" style:family="paragraph" style:parent-style-name="Code_20_block">
      <style:text-properties officeooo:rsid="0063c6ad"/>
    </style:style>
    <style:style style:name="P289" style:family="paragraph" style:parent-style-name="Code_20_block">
      <style:text-properties officeooo:rsid="00642854"/>
    </style:style>
    <style:style style:name="P290" style:family="paragraph" style:parent-style-name="Code_20_block">
      <style:text-properties officeooo:rsid="00642854" officeooo:paragraph-rsid="00642854"/>
    </style:style>
    <style:style style:name="P291" style:family="paragraph" style:parent-style-name="Code_20_block">
      <style:text-properties officeooo:rsid="00642854" officeooo:paragraph-rsid="0064d9fb"/>
    </style:style>
    <style:style style:name="P292" style:family="paragraph" style:parent-style-name="Code_20_block">
      <style:text-properties officeooo:paragraph-rsid="006ce8d1"/>
    </style:style>
    <style:style style:name="P293" style:family="paragraph" style:parent-style-name="Code_20_block">
      <style:text-properties officeooo:rsid="006ce8d1"/>
    </style:style>
    <style:style style:name="P294" style:family="paragraph" style:parent-style-name="Code_20_block">
      <style:text-properties officeooo:rsid="006ce8d1" officeooo:paragraph-rsid="0070305b"/>
    </style:style>
    <style:style style:name="P295" style:family="paragraph" style:parent-style-name="Code_20_block">
      <style:text-properties officeooo:rsid="007493a4"/>
    </style:style>
    <style:style style:name="P296" style:family="paragraph" style:parent-style-name="Code_20_block">
      <style:text-properties officeooo:rsid="00755432"/>
    </style:style>
    <style:style style:name="P297" style:family="paragraph" style:parent-style-name="Code_20_block">
      <style:text-properties officeooo:rsid="00755432" officeooo:paragraph-rsid="023f62ed"/>
    </style:style>
    <style:style style:name="P298" style:family="paragraph" style:parent-style-name="Code_20_block">
      <style:text-properties officeooo:rsid="00769e2d"/>
    </style:style>
    <style:style style:name="P299" style:family="paragraph" style:parent-style-name="Code_20_block">
      <style:text-properties officeooo:rsid="00769e2d" officeooo:paragraph-rsid="0079d91a"/>
    </style:style>
    <style:style style:name="P300" style:family="paragraph" style:parent-style-name="Code_20_block">
      <style:text-properties officeooo:rsid="00769e2d" officeooo:paragraph-rsid="0243b506"/>
    </style:style>
    <style:style style:name="P301" style:family="paragraph" style:parent-style-name="Code_20_block">
      <style:text-properties officeooo:rsid="007c4f27"/>
    </style:style>
    <style:style style:name="P302" style:family="paragraph" style:parent-style-name="Code_20_block">
      <style:text-properties officeooo:rsid="007d74fc"/>
    </style:style>
    <style:style style:name="P303" style:family="paragraph" style:parent-style-name="Code_20_block">
      <style:text-properties officeooo:rsid="007deb7f"/>
    </style:style>
    <style:style style:name="P304" style:family="paragraph" style:parent-style-name="Code_20_block">
      <style:text-properties officeooo:paragraph-rsid="0090c7dc"/>
    </style:style>
    <style:style style:name="P305" style:family="paragraph" style:parent-style-name="Code_20_block">
      <style:text-properties officeooo:paragraph-rsid="0096cb45"/>
    </style:style>
    <style:style style:name="P306" style:family="paragraph" style:parent-style-name="Code_20_block">
      <style:text-properties fo:color="#006600"/>
    </style:style>
    <style:style style:name="P307" style:family="paragraph" style:parent-style-name="Code_20_block">
      <style:text-properties fo:color="#006600" officeooo:paragraph-rsid="009ff88f"/>
    </style:style>
    <style:style style:name="P308" style:family="paragraph" style:parent-style-name="Code_20_block">
      <style:text-properties officeooo:paragraph-rsid="0099270f"/>
    </style:style>
    <style:style style:name="P309" style:family="paragraph" style:parent-style-name="Code_20_block">
      <style:text-properties officeooo:paragraph-rsid="009fedc1"/>
    </style:style>
    <style:style style:name="P310" style:family="paragraph" style:parent-style-name="Code_20_block">
      <style:text-properties officeooo:paragraph-rsid="009ff88f"/>
    </style:style>
    <style:style style:name="P311" style:family="paragraph" style:parent-style-name="Code_20_block">
      <style:text-properties officeooo:paragraph-rsid="00e162c5"/>
    </style:style>
    <style:style style:name="P312" style:family="paragraph" style:parent-style-name="Code_20_block">
      <style:text-properties officeooo:paragraph-rsid="00e1ec80"/>
    </style:style>
    <style:style style:name="P313" style:family="paragraph" style:parent-style-name="Code_20_block">
      <style:text-properties officeooo:paragraph-rsid="00e390b0"/>
    </style:style>
    <style:style style:name="P314" style:family="paragraph" style:parent-style-name="Code_20_block">
      <style:text-properties officeooo:paragraph-rsid="00ea672a"/>
    </style:style>
    <style:style style:name="P315" style:family="paragraph" style:parent-style-name="Code_20_block">
      <style:text-properties officeooo:paragraph-rsid="00ed9421"/>
    </style:style>
    <style:style style:name="P316" style:family="paragraph" style:parent-style-name="Code_20_block">
      <style:text-properties officeooo:rsid="00eccfc5" officeooo:paragraph-rsid="00eccfc5"/>
    </style:style>
    <style:style style:name="P317" style:family="paragraph" style:parent-style-name="Code_20_block">
      <style:text-properties officeooo:paragraph-rsid="00ffa81b"/>
    </style:style>
    <style:style style:name="P318" style:family="paragraph" style:parent-style-name="Code_20_block">
      <style:text-properties officeooo:paragraph-rsid="01001be7"/>
    </style:style>
    <style:style style:name="P319" style:family="paragraph" style:parent-style-name="Code_20_block">
      <style:text-properties officeooo:paragraph-rsid="010dcc84"/>
    </style:style>
    <style:style style:name="P320" style:family="paragraph" style:parent-style-name="Code_20_block">
      <style:text-properties fo:font-weight="bold" style:font-weight-asian="bold" style:font-weight-complex="bold"/>
    </style:style>
    <style:style style:name="P321" style:family="paragraph" style:parent-style-name="Code_20_block">
      <style:text-properties officeooo:paragraph-rsid="01228ef4"/>
    </style:style>
    <style:style style:name="P322" style:family="paragraph" style:parent-style-name="Code_20_block">
      <style:text-properties officeooo:paragraph-rsid="012c5d70"/>
    </style:style>
    <style:style style:name="P323" style:family="paragraph" style:parent-style-name="Code_20_block">
      <style:text-properties officeooo:paragraph-rsid="01356cbe"/>
    </style:style>
    <style:style style:name="P324" style:family="paragraph" style:parent-style-name="Code_20_block">
      <style:text-properties officeooo:paragraph-rsid="013bd1e5"/>
    </style:style>
    <style:style style:name="P325" style:family="paragraph" style:parent-style-name="Code_20_block">
      <style:text-properties officeooo:paragraph-rsid="01403f51"/>
    </style:style>
    <style:style style:name="P326" style:family="paragraph" style:parent-style-name="Code_20_block">
      <style:text-properties officeooo:paragraph-rsid="01541617"/>
    </style:style>
    <style:style style:name="P327" style:family="paragraph" style:parent-style-name="Code_20_block">
      <style:text-properties officeooo:paragraph-rsid="0158e9c7"/>
    </style:style>
    <style:style style:name="P328" style:family="paragraph" style:parent-style-name="Code_20_block">
      <style:text-properties officeooo:paragraph-rsid="015d2b4b"/>
    </style:style>
    <style:style style:name="P329" style:family="paragraph" style:parent-style-name="Code_20_block">
      <style:text-properties officeooo:paragraph-rsid="016014fd"/>
    </style:style>
    <style:style style:name="P330" style:family="paragraph" style:parent-style-name="Code_20_block">
      <style:text-properties officeooo:paragraph-rsid="01651663"/>
    </style:style>
    <style:style style:name="P331" style:family="paragraph" style:parent-style-name="Code_20_block">
      <style:text-properties officeooo:paragraph-rsid="016801e2"/>
    </style:style>
    <style:style style:name="P332" style:family="paragraph" style:parent-style-name="Code_20_block">
      <style:text-properties officeooo:paragraph-rsid="01740fe9"/>
    </style:style>
    <style:style style:name="P333" style:family="paragraph" style:parent-style-name="Code_20_block">
      <style:text-properties officeooo:paragraph-rsid="01755976"/>
    </style:style>
    <style:style style:name="P334" style:family="paragraph" style:parent-style-name="Code_20_block">
      <style:text-properties officeooo:paragraph-rsid="0175df42"/>
    </style:style>
    <style:style style:name="P335" style:family="paragraph" style:parent-style-name="Code_20_block">
      <style:text-properties officeooo:paragraph-rsid="018afce3"/>
    </style:style>
    <style:style style:name="P336" style:family="paragraph" style:parent-style-name="Code_20_block">
      <style:text-properties officeooo:paragraph-rsid="018bca85"/>
    </style:style>
    <style:style style:name="P337" style:family="paragraph" style:parent-style-name="Code_20_block">
      <style:text-properties officeooo:paragraph-rsid="01a02d3d"/>
    </style:style>
    <style:style style:name="P338" style:family="paragraph" style:parent-style-name="Code_20_block">
      <style:text-properties officeooo:paragraph-rsid="01b88f3f"/>
    </style:style>
    <style:style style:name="P339" style:family="paragraph" style:parent-style-name="Code_20_block">
      <style:paragraph-properties fo:text-align="justify" style:justify-single-word="false"/>
      <style:text-properties officeooo:paragraph-rsid="01bd6f67"/>
    </style:style>
    <style:style style:name="P340" style:family="paragraph" style:parent-style-name="Code_20_block">
      <style:text-properties officeooo:paragraph-rsid="01bd6f67"/>
    </style:style>
    <style:style style:name="P341" style:family="paragraph" style:parent-style-name="Code_20_block">
      <style:text-properties officeooo:paragraph-rsid="01c131cc"/>
    </style:style>
    <style:style style:name="P342" style:family="paragraph" style:parent-style-name="Code_20_block">
      <style:text-properties officeooo:paragraph-rsid="01c5ebdf"/>
    </style:style>
    <style:style style:name="P343" style:family="paragraph" style:parent-style-name="Code_20_block">
      <style:text-properties officeooo:paragraph-rsid="01c7de38"/>
    </style:style>
    <style:style style:name="P344" style:family="paragraph" style:parent-style-name="Code_20_block">
      <style:text-properties officeooo:paragraph-rsid="01ccda54"/>
    </style:style>
    <style:style style:name="P345" style:family="paragraph" style:parent-style-name="Code_20_block">
      <style:text-properties officeooo:paragraph-rsid="01cfac83"/>
    </style:style>
    <style:style style:name="P346" style:family="paragraph" style:parent-style-name="Code_20_block">
      <style:text-properties officeooo:paragraph-rsid="01d907da"/>
    </style:style>
    <style:style style:name="P347" style:family="paragraph" style:parent-style-name="Code_20_block">
      <style:text-properties officeooo:rsid="01c7de38" officeooo:paragraph-rsid="01c7de38"/>
    </style:style>
    <style:style style:name="P348" style:family="paragraph" style:parent-style-name="Code_20_block">
      <style:text-properties officeooo:paragraph-rsid="02005ecf"/>
    </style:style>
    <style:style style:name="P349" style:family="paragraph" style:parent-style-name="Code_20_block">
      <style:text-properties officeooo:paragraph-rsid="0206f0f2"/>
    </style:style>
    <style:style style:name="P350" style:family="paragraph" style:parent-style-name="Code_20_block">
      <style:text-properties officeooo:paragraph-rsid="0207ab00"/>
    </style:style>
    <style:style style:name="P351" style:family="paragraph" style:parent-style-name="Code_20_block">
      <style:text-properties officeooo:paragraph-rsid="02224a1c"/>
    </style:style>
    <style:style style:name="P352" style:family="paragraph" style:parent-style-name="Code_20_block">
      <style:text-properties officeooo:paragraph-rsid="0224757c"/>
    </style:style>
    <style:style style:name="P353" style:family="paragraph" style:parent-style-name="Code_20_block">
      <style:text-properties officeooo:paragraph-rsid="02261a89"/>
    </style:style>
    <style:style style:name="P354" style:family="paragraph" style:parent-style-name="Code_20_block">
      <style:text-properties officeooo:paragraph-rsid="022abb0c"/>
    </style:style>
    <style:style style:name="P355" style:family="paragraph" style:parent-style-name="Code_20_block">
      <style:text-properties officeooo:paragraph-rsid="023aed1a"/>
    </style:style>
    <style:style style:name="P356" style:family="paragraph" style:parent-style-name="Code_20_block">
      <style:text-properties officeooo:paragraph-rsid="023f62ed"/>
    </style:style>
    <style:style style:name="P357" style:family="paragraph" style:parent-style-name="Code_20_block">
      <style:text-properties officeooo:paragraph-rsid="0243b506"/>
    </style:style>
    <style:style style:name="P358" style:family="paragraph" style:parent-style-name="Code_20_block">
      <style:text-properties officeooo:paragraph-rsid="024558c1"/>
    </style:style>
    <style:style style:name="P359" style:family="paragraph" style:parent-style-name="Code_20_block">
      <style:text-properties officeooo:paragraph-rsid="024f04cb"/>
    </style:style>
    <style:style style:name="P360" style:family="paragraph" style:parent-style-name="Code_20_block">
      <style:text-properties officeooo:paragraph-rsid="0254abf7"/>
    </style:style>
    <style:style style:name="P361" style:family="paragraph" style:parent-style-name="Code_20_block">
      <style:paragraph-properties fo:text-align="justify" style:justify-single-word="false"/>
      <style:text-properties fo:font-weight="normal" officeooo:rsid="0256454f" officeooo:paragraph-rsid="0256454f" style:font-weight-asian="normal" style:font-weight-complex="normal"/>
    </style:style>
    <style:style style:name="P362" style:family="paragraph" style:parent-style-name="Code_20_block">
      <style:text-properties officeooo:paragraph-rsid="0256454f"/>
    </style:style>
    <style:style style:name="P363" style:family="paragraph" style:parent-style-name="Code_20_block">
      <style:text-properties officeooo:rsid="0256454f" officeooo:paragraph-rsid="0256454f"/>
    </style:style>
    <style:style style:name="P364" style:family="paragraph" style:parent-style-name="Code_20_block">
      <style:paragraph-properties fo:padding="0.101cm" fo:border-left="0.06pt solid #000000" fo:border-right="0.06pt solid #000000" fo:border-top="none" fo:border-bottom="0.06pt solid #000000"/>
    </style:style>
    <style:style style:name="P365" style:family="paragraph" style:parent-style-name="Note_5f_Tip">
      <style:paragraph-properties fo:padding="0.101cm" fo:border-left="0.06pt solid #000000" fo:border-right="0.06pt solid #000000" fo:border-top="0.06pt solid #000000" fo:border-bottom="none"/>
    </style:style>
    <style:style style:name="P366" style:family="paragraph" style:parent-style-name="Note_5f_Tip">
      <style:text-properties officeooo:paragraph-rsid="01a2f136"/>
    </style:style>
    <style:style style:name="P367" style:family="paragraph" style:parent-style-name="Note_5f_Tip">
      <style:text-properties officeooo:paragraph-rsid="01bd6f67"/>
    </style:style>
    <style:style style:name="P368" style:family="paragraph" style:parent-style-name="Note_5f_Tip">
      <style:text-properties officeooo:paragraph-rsid="020523af"/>
    </style:style>
    <style:style style:name="P369" style:family="paragraph" style:parent-style-name="Standard" style:list-style-name="List_20_2"/>
    <style:style style:name="P370" style:family="paragraph" style:parent-style-name="Standard" style:list-style-name="List_20_2">
      <style:paragraph-properties fo:text-align="justify" style:justify-single-word="false"/>
    </style:style>
    <style:style style:name="P371" style:family="paragraph" style:parent-style-name="Standard" style:list-style-name="List_20_2">
      <style:paragraph-properties fo:text-align="justify" style:justify-single-word="false"/>
      <style:text-properties officeooo:paragraph-rsid="0101382d"/>
    </style:style>
    <style:style style:name="P372" style:family="paragraph" style:parent-style-name="Standard" style:list-style-name="List_20_2">
      <style:paragraph-properties fo:text-align="justify" style:justify-single-word="false"/>
      <style:text-properties officeooo:paragraph-rsid="014ea10c"/>
    </style:style>
    <style:style style:name="P373" style:family="paragraph" style:parent-style-name="Standard" style:list-style-name="List_20_2">
      <style:paragraph-properties fo:text-align="justify" style:justify-single-word="false"/>
      <style:text-properties officeooo:paragraph-rsid="01bd6f67"/>
    </style:style>
    <style:style style:name="P374" style:family="paragraph" style:parent-style-name="Standard" style:list-style-name="List_20_2">
      <style:paragraph-properties fo:text-align="justify" style:justify-single-word="false"/>
      <style:text-properties officeooo:paragraph-rsid="002c1070"/>
    </style:style>
    <style:style style:name="P375" style:family="paragraph" style:parent-style-name="Standard" style:list-style-name="List_20_2">
      <style:paragraph-properties fo:text-align="justify" style:justify-single-word="false"/>
      <style:text-properties officeooo:paragraph-rsid="00642854"/>
    </style:style>
    <style:style style:name="P376" style:family="paragraph" style:parent-style-name="Standard" style:list-style-name="List_20_1">
      <style:paragraph-properties fo:text-align="justify" style:justify-single-word="false"/>
      <style:text-properties officeooo:paragraph-rsid="0045f55f"/>
    </style:style>
    <style:style style:name="P377"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78"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79"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80"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81"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82"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83"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84" style:family="paragraph" style:parent-style-name="Standard" style:list-style-name="List_20_2">
      <style:paragraph-properties fo:text-align="justify" style:justify-single-word="false"/>
      <style:text-properties fo:font-weight="normal" style:font-weight-asian="normal" style:font-weight-complex="normal"/>
    </style:style>
    <style:style style:name="P385" style:family="paragraph" style:parent-style-name="Standard" style:list-style-name="List_20_1"/>
    <style:style style:name="P386" style:family="paragraph" style:parent-style-name="Standard" style:list-style-name="List_20_1">
      <style:text-properties officeooo:paragraph-rsid="01bd6f67"/>
    </style:style>
    <style:style style:name="P387" style:family="paragraph" style:parent-style-name="Standard" style:list-style-name="List_20_2">
      <style:paragraph-properties fo:text-align="justify" style:justify-single-word="false"/>
      <style:text-properties officeooo:rsid="0146e0d0" officeooo:paragraph-rsid="0146e0d0"/>
    </style:style>
    <style:style style:name="P388" style:family="paragraph" style:parent-style-name="Standard" style:list-style-name="List_20_2">
      <style:paragraph-properties fo:text-align="justify" style:justify-single-word="false"/>
      <style:text-properties officeooo:rsid="014ea10c" officeooo:paragraph-rsid="014ea10c"/>
    </style:style>
    <style:style style:name="P389" style:family="paragraph" style:parent-style-name="Standard" style:list-style-name="List_20_2">
      <style:paragraph-properties fo:text-align="justify" style:justify-single-word="false"/>
      <style:text-properties officeooo:rsid="01d592e9" officeooo:paragraph-rsid="01d592e9"/>
    </style:style>
    <style:style style:name="P390" style:family="paragraph" style:parent-style-name="Standard" style:list-style-name="List_20_2">
      <style:paragraph-properties fo:text-align="justify" style:justify-single-word="false"/>
      <style:text-properties officeooo:rsid="01d71156" officeooo:paragraph-rsid="01d71156"/>
    </style:style>
    <style:style style:name="P391" style:family="paragraph" style:parent-style-name="Standard" style:list-style-name="List_20_2">
      <style:paragraph-properties fo:text-align="justify" style:justify-single-word="false"/>
      <style:text-properties officeooo:rsid="00e89dcc" officeooo:paragraph-rsid="00e8e4c5"/>
    </style:style>
    <style:style style:name="P392" style:family="paragraph" style:parent-style-name="Standard" style:list-style-name="List_20_2">
      <style:paragraph-properties fo:text-align="justify" style:justify-single-word="false"/>
      <style:text-properties officeooo:rsid="00e8e4c5" officeooo:paragraph-rsid="00e8e4c5"/>
    </style:style>
    <style:style style:name="P393" style:family="paragraph" style:parent-style-name="Standard" style:list-style-name="List_20_1">
      <style:paragraph-properties fo:text-align="justify" style:justify-single-word="false"/>
      <style:text-properties officeooo:rsid="01189ba0" officeooo:paragraph-rsid="01189ba0"/>
    </style:style>
    <style:style style:name="P394" style:family="paragraph" style:parent-style-name="Standard" style:list-style-name="List_20_2">
      <style:paragraph-properties fo:text-align="justify" style:justify-single-word="false"/>
      <style:text-properties officeooo:rsid="015bb6e2" officeooo:paragraph-rsid="01740fe9"/>
    </style:style>
    <style:style style:name="P395" style:family="paragraph" style:parent-style-name="Standard" style:list-style-name="List_20_2">
      <style:paragraph-properties fo:text-align="justify" style:justify-single-word="false"/>
      <style:text-properties officeooo:rsid="015bb6e2" officeooo:paragraph-rsid="015bb6e2"/>
    </style:style>
    <style:style style:name="P396" style:family="paragraph" style:parent-style-name="Standard" style:list-style-name="List_20_1">
      <style:paragraph-properties fo:text-align="justify" style:justify-single-word="false"/>
      <style:text-properties officeooo:rsid="0169f872" officeooo:paragraph-rsid="01740fe9"/>
    </style:style>
    <style:style style:name="P397" style:family="paragraph" style:parent-style-name="Standard" style:list-style-name="List_20_1">
      <style:paragraph-properties fo:text-align="justify" style:justify-single-word="false"/>
      <style:text-properties officeooo:rsid="0169f872" officeooo:paragraph-rsid="01755976"/>
    </style:style>
    <style:style style:name="P398" style:family="paragraph" style:parent-style-name="Standard" style:list-style-name="List_20_1">
      <style:paragraph-properties fo:text-align="justify" style:justify-single-word="false"/>
      <style:text-properties officeooo:rsid="0169f872" officeooo:paragraph-rsid="0169f872"/>
    </style:style>
    <style:style style:name="P399" style:family="paragraph" style:parent-style-name="Standard" style:list-style-name="List_20_1">
      <style:paragraph-properties fo:text-align="justify" style:justify-single-word="false"/>
      <style:text-properties officeooo:rsid="0169f872" officeooo:paragraph-rsid="016a0682"/>
    </style:style>
    <style:style style:name="P400" style:family="paragraph" style:parent-style-name="Standard" style:list-style-name="List_20_2">
      <style:paragraph-properties fo:text-align="justify" style:justify-single-word="false"/>
      <style:text-properties officeooo:rsid="01a17c9f" officeooo:paragraph-rsid="01a17c9f"/>
    </style:style>
    <style:style style:name="P401" style:family="paragraph" style:parent-style-name="Standard" style:list-style-name="List_20_2">
      <style:paragraph-properties fo:text-align="justify" style:justify-single-word="false"/>
      <style:text-properties officeooo:rsid="01a49f72" officeooo:paragraph-rsid="01a49f72"/>
    </style:style>
    <style:style style:name="P402" style:family="paragraph" style:parent-style-name="Standard" style:list-style-name="List_20_1">
      <style:paragraph-properties fo:text-align="justify" style:justify-single-word="false"/>
      <style:text-properties officeooo:rsid="001ad4c5" officeooo:paragraph-rsid="001ad4c5"/>
    </style:style>
    <style:style style:name="P403" style:family="paragraph" style:parent-style-name="Standard" style:list-style-name="List_20_2">
      <style:paragraph-properties fo:text-align="justify" style:justify-single-word="false"/>
      <style:text-properties officeooo:rsid="00248e0c" officeooo:paragraph-rsid="002c1070"/>
    </style:style>
    <style:style style:name="P404" style:family="paragraph" style:parent-style-name="Standard" style:list-style-name="List_20_2">
      <style:paragraph-properties fo:text-align="justify" style:justify-single-word="false"/>
      <style:text-properties officeooo:rsid="00248e0c" officeooo:paragraph-rsid="00642854"/>
    </style:style>
    <style:style style:name="P405" style:family="paragraph" style:parent-style-name="Standard" style:list-style-name="List_20_1">
      <style:paragraph-properties fo:text-align="justify" style:justify-single-word="false"/>
      <style:text-properties officeooo:rsid="0045f55f" officeooo:paragraph-rsid="0045f55f"/>
    </style:style>
    <style:style style:name="P406" style:family="paragraph" style:parent-style-name="Standard" style:list-style-name="List_20_2">
      <style:paragraph-properties fo:text-align="justify" style:justify-single-word="false"/>
      <style:text-properties officeooo:rsid="02399e52" officeooo:paragraph-rsid="02399e52"/>
    </style:style>
    <style:style style:name="P407" style:family="paragraph" style:parent-style-name="Standard" style:list-style-name="List_20_2">
      <style:paragraph-properties fo:text-align="justify" style:justify-single-word="false"/>
      <style:text-properties officeooo:rsid="02399e52" officeooo:paragraph-rsid="023a7171"/>
    </style:style>
    <style:style style:name="P408" style:family="paragraph" style:parent-style-name="Standard" style:list-style-name="List_20_2">
      <style:paragraph-properties fo:text-align="justify" style:justify-single-word="false"/>
      <style:text-properties officeooo:rsid="023aed1a" officeooo:paragraph-rsid="023aed1a"/>
    </style:style>
    <style:style style:name="P409" style:family="paragraph" style:parent-style-name="Standard" style:list-style-name="List_20_1">
      <style:paragraph-properties fo:text-align="justify" style:justify-single-word="false"/>
      <style:text-properties officeooo:rsid="00b988bd" officeooo:paragraph-rsid="00b988bd"/>
    </style:style>
    <style:style style:name="P410" style:family="paragraph" style:parent-style-name="Standard">
      <style:paragraph-properties fo:text-align="justify" style:justify-single-word="false"/>
      <style:text-properties officeooo:rsid="016a3647" officeooo:paragraph-rsid="01740fe9"/>
    </style:style>
    <style:style style:name="P411" style:family="paragraph" style:parent-style-name="Standard">
      <style:paragraph-properties fo:text-align="justify" style:justify-single-word="false"/>
      <style:text-properties officeooo:rsid="026663aa" officeooo:paragraph-rsid="026663aa"/>
    </style:style>
    <style:style style:name="P412" style:family="paragraph" style:parent-style-name="Standard">
      <style:paragraph-properties fo:text-align="justify" style:justify-single-word="false"/>
      <style:text-properties officeooo:rsid="026663aa" officeooo:paragraph-rsid="02690f87"/>
    </style:style>
    <style:style style:name="P413" style:family="paragraph" style:parent-style-name="Heading_20_1" style:master-page-name="Standard">
      <style:paragraph-properties style:page-number="auto"/>
    </style:style>
    <style:style style:name="P414" style:family="paragraph" style:parent-style-name="Heading_20_2">
      <style:paragraph-properties fo:break-before="page"/>
    </style:style>
    <style:style style:name="P415" style:family="paragraph" style:parent-style-name="Heading_20_2">
      <style:paragraph-properties fo:break-before="page"/>
      <style:text-properties officeooo:paragraph-rsid="0091f516"/>
    </style:style>
    <style:style style:name="P416" style:family="paragraph" style:parent-style-name="Heading_20_3">
      <style:text-properties officeooo:paragraph-rsid="01bd6f67"/>
    </style:style>
    <style:style style:name="P417" style:family="paragraph" style:parent-style-name="Heading_20_3">
      <style:paragraph-properties fo:break-before="page"/>
    </style:style>
    <style:style style:name="P418" style:family="paragraph" style:parent-style-name="Heading_20_3">
      <style:paragraph-properties fo:break-before="page"/>
      <style:text-properties officeooo:paragraph-rsid="01740fe9"/>
    </style:style>
    <style:style style:name="P419" style:family="paragraph" style:parent-style-name="Code_20_block">
      <style:text-properties officeooo:paragraph-rsid="018afce3"/>
    </style:style>
    <style:style style:name="P420" style:family="paragraph" style:parent-style-name="Code_20_block">
      <style:text-properties fo:font-weight="normal" officeooo:paragraph-rsid="018afce3" style:font-weight-asian="normal" style:font-weight-complex="normal"/>
    </style:style>
    <style:style style:name="P421" style:family="paragraph" style:parent-style-name="Code_20_block">
      <style:text-properties officeooo:paragraph-rsid="02636168"/>
    </style:style>
    <style:style style:name="P422" style:family="paragraph" style:parent-style-name="Code_20_block">
      <style:text-properties officeooo:paragraph-rsid="0268ddef"/>
    </style:style>
    <style:style style:name="P423" style:family="paragraph" style:parent-style-name="Code_20_block">
      <style:paragraph-properties fo:break-before="page"/>
    </style:style>
    <style:style style:name="P424" style:family="paragraph" style:parent-style-name="Heading_20_4">
      <style:text-properties officeooo:paragraph-rsid="0090c7dc"/>
    </style:style>
    <style:style style:name="P425" style:family="paragraph" style:parent-style-name="Heading_20_4">
      <style:text-properties fo:font-style="normal" officeooo:rsid="00387dae" officeooo:paragraph-rsid="0090c7dc" style:font-style-asian="normal" style:font-style-complex="normal"/>
    </style:style>
    <style:style style:name="P426" style:family="paragraph" style:parent-style-name="Heading_20_4">
      <style:text-properties officeooo:paragraph-rsid="01bd6f67"/>
    </style:style>
    <style:style style:name="P427" style:family="paragraph" style:parent-style-name="Heading_20_4">
      <style:text-properties officeooo:paragraph-rsid="018afce3"/>
    </style:style>
    <style:style style:name="P428" style:family="paragraph" style:parent-style-name="Heading_20_4">
      <style:text-properties officeooo:paragraph-rsid="01740fe9"/>
    </style:style>
    <style:style style:name="P429" style:family="paragraph" style:parent-style-name="Heading_20_4">
      <style:text-properties officeooo:rsid="006bc855"/>
    </style:style>
    <style:style style:name="P430" style:family="paragraph" style:parent-style-name="Heading_20_4">
      <style:paragraph-properties fo:break-before="page"/>
    </style:style>
    <style:style style:name="P431" style:family="paragraph" style:parent-style-name="Heading_20_4">
      <style:paragraph-properties fo:break-before="page"/>
      <style:text-properties officeooo:paragraph-rsid="01bd6f67"/>
    </style:style>
    <style:style style:name="P432" style:family="paragraph" style:parent-style-name="Heading_20_4">
      <style:paragraph-properties fo:break-before="page"/>
      <style:text-properties officeooo:paragraph-rsid="018afce3"/>
    </style:style>
    <style:style style:name="P433" style:family="paragraph" style:parent-style-name="Note_5f_Tip" style:list-style-name="List_20_2"/>
    <style:style style:name="P434" style:family="paragraph" style:parent-style-name="Heading_20_5">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bc1d7" style:font-weight-asian="bold" style:font-weight-complex="bold"/>
    </style:style>
    <style:style style:name="T9" style:family="text">
      <style:text-properties fo:font-weight="bold" officeooo:rsid="01189ba0" style:font-weight-asian="bold" style:font-weight-complex="bold"/>
    </style:style>
    <style:style style:name="T10" style:family="text">
      <style:text-properties fo:font-weight="bold" officeooo:rsid="0124d521" style:font-weight-asian="bold" style:font-weight-complex="bold"/>
    </style:style>
    <style:style style:name="T11" style:family="text">
      <style:text-properties fo:font-weight="bold" officeooo:rsid="017b91d2" style:font-weight-asian="bold" style:font-weight-complex="bold"/>
    </style:style>
    <style:style style:name="T12" style:family="text">
      <style:text-properties fo:font-weight="bold" officeooo:rsid="01909df6" style:font-weight-asian="bold" style:font-weight-complex="bold"/>
    </style:style>
    <style:style style:name="T13" style:family="text">
      <style:text-properties fo:font-weight="bold" officeooo:rsid="01908c09"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2c4e0" style:font-style-asian="italic" style:font-style-complex="italic"/>
    </style:style>
    <style:style style:name="T16" style:family="text">
      <style:text-properties fo:font-style="italic" officeooo:rsid="00332915"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officeooo:rsid="01909df6" style:font-style-asian="italic" style:font-style-complex="italic"/>
    </style:style>
    <style:style style:name="T19" style:family="text">
      <style:text-properties fo:font-style="italic" officeooo:rsid="00fab33d" style:font-style-asian="italic" style:font-style-complex="italic"/>
    </style:style>
    <style:style style:name="T20" style:family="text">
      <style:text-properties fo:font-style="italic" officeooo:rsid="018d040a" style:font-style-asian="italic" style:font-style-complex="italic"/>
    </style:style>
    <style:style style:name="T21" style:family="text">
      <style:text-properties fo:font-style="italic" officeooo:rsid="0117d291" style:font-style-asian="italic" style:font-style-complex="italic"/>
    </style:style>
    <style:style style:name="T22" style:family="text">
      <style:text-properties fo:font-style="italic" officeooo:rsid="01a17c9f" style:font-style-asian="italic" style:font-style-complex="italic"/>
    </style:style>
    <style:style style:name="T23" style:family="text">
      <style:text-properties fo:font-style="italic" officeooo:rsid="01a2f136" style:font-style-asian="italic" style:font-style-complex="italic"/>
    </style:style>
    <style:style style:name="T24" style:family="text">
      <style:text-properties fo:font-style="italic" officeooo:rsid="01a99d02" style:font-style-asian="italic" style:font-style-complex="italic"/>
    </style:style>
    <style:style style:name="T25" style:family="text">
      <style:text-properties fo:font-style="italic" officeooo:rsid="02005ecf" style:font-style-asian="italic" style:font-style-complex="italic"/>
    </style:style>
    <style:style style:name="T26" style:family="text">
      <style:text-properties fo:font-style="italic" officeooo:rsid="020523af" style:font-style-asian="italic" style:font-style-complex="italic"/>
    </style:style>
    <style:style style:name="T27" style:family="text">
      <style:text-properties fo:font-style="italic" officeooo:rsid="024215e6"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b39b82" style:font-style-asian="italic" style:font-weight-asian="bold" style:font-style-complex="italic" style:font-weight-complex="bold"/>
    </style:style>
    <style:style style:name="T30" style:family="text">
      <style:text-properties fo:font-style="italic" fo:font-weight="normal" officeooo:rsid="00332915" style:font-style-asian="italic" style:font-weight-asian="normal" style:font-style-complex="italic" style:font-weight-complex="normal"/>
    </style:style>
    <style:style style:name="T31" style:family="text">
      <style:text-properties fo:font-style="italic" fo:font-weight="normal" officeooo:rsid="0034057d" style:font-style-asian="italic" style:font-weight-asian="normal" style:font-style-complex="italic" style:font-weight-complex="normal"/>
    </style:style>
    <style:style style:name="T32" style:family="text">
      <style:text-properties fo:font-style="italic" fo:font-weight="normal" officeooo:rsid="003b45d1" style:font-style-asian="italic" style:font-weight-asian="normal" style:font-style-complex="italic" style:font-weight-complex="normal"/>
    </style:style>
    <style:style style:name="T33" style:family="text">
      <style:text-properties fo:color="#008000"/>
    </style:style>
    <style:style style:name="T34" style:family="text">
      <style:text-properties fo:color="#008000" officeooo:rsid="001a40c8"/>
    </style:style>
    <style:style style:name="T35" style:family="text">
      <style:text-properties fo:color="#008000" officeooo:rsid="001c8943"/>
    </style:style>
    <style:style style:name="T36" style:family="text">
      <style:text-properties fo:color="#008000" officeooo:rsid="00248e0c"/>
    </style:style>
    <style:style style:name="T37" style:family="text">
      <style:text-properties fo:color="#008000" officeooo:rsid="0026484a"/>
    </style:style>
    <style:style style:name="T38" style:family="text">
      <style:text-properties fo:color="#008000" officeooo:rsid="00332915"/>
    </style:style>
    <style:style style:name="T39" style:family="text">
      <style:text-properties fo:color="#008000" officeooo:rsid="0034057d"/>
    </style:style>
    <style:style style:name="T40" style:family="text">
      <style:text-properties fo:color="#008000" officeooo:rsid="0045f55f"/>
    </style:style>
    <style:style style:name="T41" style:family="text">
      <style:text-properties fo:color="#008000" officeooo:rsid="004e9309"/>
    </style:style>
    <style:style style:name="T42" style:family="text">
      <style:text-properties fo:color="#008000" officeooo:rsid="0050a4de"/>
    </style:style>
    <style:style style:name="T43" style:family="text">
      <style:text-properties fo:color="#008000" officeooo:rsid="00528047"/>
    </style:style>
    <style:style style:name="T44" style:family="text">
      <style:text-properties fo:color="#008000" officeooo:rsid="005c587e"/>
    </style:style>
    <style:style style:name="T45" style:family="text">
      <style:text-properties fo:color="#008000" officeooo:rsid="00609497"/>
    </style:style>
    <style:style style:name="T46" style:family="text">
      <style:text-properties fo:color="#008000" officeooo:rsid="0063c6ad"/>
    </style:style>
    <style:style style:name="T47" style:family="text">
      <style:text-properties fo:color="#008000" officeooo:rsid="006ce8d1"/>
    </style:style>
    <style:style style:name="T48" style:family="text">
      <style:text-properties fo:color="#008000" officeooo:rsid="006e4edc"/>
    </style:style>
    <style:style style:name="T49" style:family="text">
      <style:text-properties fo:color="#008000" officeooo:rsid="0071bbf1"/>
    </style:style>
    <style:style style:name="T50" style:family="text">
      <style:text-properties fo:color="#008000" officeooo:rsid="007493a4"/>
    </style:style>
    <style:style style:name="T51" style:family="text">
      <style:text-properties fo:color="#008000" officeooo:rsid="00755432"/>
    </style:style>
    <style:style style:name="T52" style:family="text">
      <style:text-properties fo:color="#008000" officeooo:rsid="00769e2d"/>
    </style:style>
    <style:style style:name="T53" style:family="text">
      <style:text-properties fo:color="#008000" officeooo:rsid="00850990"/>
    </style:style>
    <style:style style:name="T54" style:family="text">
      <style:text-properties fo:color="#008000" officeooo:rsid="0086ba63"/>
    </style:style>
    <style:style style:name="T55" style:family="text">
      <style:text-properties fo:color="#008000" officeooo:rsid="0088bf12"/>
    </style:style>
    <style:style style:name="T56" style:family="text">
      <style:text-properties fo:color="#008000" officeooo:rsid="00cba551"/>
    </style:style>
    <style:style style:name="T57" style:family="text">
      <style:text-properties fo:color="#008000" officeooo:rsid="00d68537"/>
    </style:style>
    <style:style style:name="T58" style:family="text">
      <style:text-properties fo:color="#008000" officeooo:rsid="00d77da5"/>
    </style:style>
    <style:style style:name="T59" style:family="text">
      <style:text-properties fo:color="#008000" style:font-name="Courier New1" fo:font-size="9pt" style:font-size-asian="9pt"/>
    </style:style>
    <style:style style:name="T60" style:family="text">
      <style:text-properties fo:color="#008000" style:font-name="Courier New1" fo:font-size="10pt" style:font-size-asian="10pt" style:font-size-complex="10pt"/>
    </style:style>
    <style:style style:name="T61" style:family="text">
      <style:text-properties fo:color="#008000" style:font-name="Courier New1" fo:font-size="10pt" officeooo:rsid="00e1ec80" style:font-size-asian="10pt" style:font-size-complex="10pt"/>
    </style:style>
    <style:style style:name="T62" style:family="text">
      <style:text-properties fo:color="#008000" officeooo:rsid="00e5de6a"/>
    </style:style>
    <style:style style:name="T63" style:family="text">
      <style:text-properties fo:color="#008000" officeooo:rsid="00eccfc5"/>
    </style:style>
    <style:style style:name="T64" style:family="text">
      <style:text-properties fo:color="#008000" officeooo:rsid="00f26988"/>
    </style:style>
    <style:style style:name="T65" style:family="text">
      <style:text-properties fo:color="#008000" officeooo:rsid="00ffa81b"/>
    </style:style>
    <style:style style:name="T66" style:family="text">
      <style:text-properties fo:color="#008000" officeooo:rsid="01001be7"/>
    </style:style>
    <style:style style:name="T67" style:family="text">
      <style:text-properties fo:color="#008000" officeooo:rsid="01403f51"/>
    </style:style>
    <style:style style:name="T68" style:family="text">
      <style:text-properties fo:color="#008000" officeooo:rsid="01755976"/>
    </style:style>
    <style:style style:name="T69" style:family="text">
      <style:text-properties fo:color="#008000" officeooo:rsid="0186eeff"/>
    </style:style>
    <style:style style:name="T70" style:family="text">
      <style:text-properties fo:color="#008000" officeooo:rsid="01844411"/>
    </style:style>
    <style:style style:name="T71" style:family="text">
      <style:text-properties fo:color="#008000" officeooo:rsid="018588b6"/>
    </style:style>
    <style:style style:name="T72" style:family="text">
      <style:text-properties fo:color="#008000" officeooo:rsid="01a02d3d"/>
    </style:style>
    <style:style style:name="T73" style:family="text">
      <style:text-properties fo:color="#008000" officeooo:rsid="01b88f3f"/>
    </style:style>
    <style:style style:name="T74" style:family="text">
      <style:text-properties fo:color="#008000" officeooo:rsid="01ba5c96"/>
    </style:style>
    <style:style style:name="T75" style:family="text">
      <style:text-properties fo:color="#008000" officeooo:rsid="01c71bbb"/>
    </style:style>
    <style:style style:name="T76" style:family="text">
      <style:text-properties fo:color="#008000" officeooo:rsid="01c7de38"/>
    </style:style>
    <style:style style:name="T77" style:family="text">
      <style:text-properties fo:color="#008000" officeooo:rsid="01ccda54"/>
    </style:style>
    <style:style style:name="T78" style:family="text">
      <style:text-properties fo:color="#008000" officeooo:rsid="01cfac83"/>
    </style:style>
    <style:style style:name="T79" style:family="text">
      <style:text-properties fo:color="#008000" officeooo:rsid="01cdd3df"/>
    </style:style>
    <style:style style:name="T80" style:family="text">
      <style:text-properties fo:color="#008000" officeooo:rsid="01eafa60"/>
    </style:style>
    <style:style style:name="T81" style:family="text">
      <style:text-properties fo:color="#008000" officeooo:rsid="0206f0f2"/>
    </style:style>
    <style:style style:name="T82" style:family="text">
      <style:text-properties fo:color="#008000" officeooo:rsid="0210cbad"/>
    </style:style>
    <style:style style:name="T83" style:family="text">
      <style:text-properties fo:color="#008000" officeooo:rsid="02224a1c"/>
    </style:style>
    <style:style style:name="T84" style:family="text">
      <style:text-properties fo:color="#008000" officeooo:rsid="0223b737"/>
    </style:style>
    <style:style style:name="T85" style:family="text">
      <style:text-properties fo:color="#008000" officeooo:rsid="0224757c"/>
    </style:style>
    <style:style style:name="T86" style:family="text">
      <style:text-properties fo:color="#008000" officeooo:rsid="02261a89"/>
    </style:style>
    <style:style style:name="T87" style:family="text">
      <style:text-properties fo:color="#008000" officeooo:rsid="023f62ed"/>
    </style:style>
    <style:style style:name="T88" style:family="text">
      <style:text-properties fo:color="#008000" officeooo:rsid="024215e6"/>
    </style:style>
    <style:style style:name="T89" style:family="text">
      <style:text-properties fo:color="#008000" officeooo:rsid="024f04cb"/>
    </style:style>
    <style:style style:name="T90" style:family="text">
      <style:text-properties fo:color="#008000" officeooo:rsid="025fa175"/>
    </style:style>
    <style:style style:name="T91" style:family="text">
      <style:text-properties fo:color="#008000" officeooo:rsid="02636168"/>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fo:font-style="normal" style:font-style-asian="normal" style:font-style-complex="normal"/>
    </style:style>
    <style:style style:name="T94" style:family="text">
      <style:text-properties fo:font-style="normal" officeooo:rsid="003730f1" style:font-style-asian="normal" style:font-style-complex="normal"/>
    </style:style>
    <style:style style:name="T95" style:family="text">
      <style:text-properties fo:font-style="normal" officeooo:rsid="00f90713" style:font-style-asian="normal" style:font-style-complex="normal"/>
    </style:style>
    <style:style style:name="T96" style:family="text">
      <style:text-properties fo:font-style="normal" officeooo:rsid="00ffa81b" style:font-style-asian="normal" style:font-style-complex="normal"/>
    </style:style>
    <style:style style:name="T97" style:family="text">
      <style:text-properties fo:font-style="normal" fo:font-weight="normal" officeooo:rsid="00332915" style:font-style-asian="normal" style:font-weight-asian="normal" style:font-style-complex="normal" style:font-weight-complex="normal"/>
    </style:style>
    <style:style style:name="T98" style:family="text">
      <style:text-properties fo:font-style="normal" fo:font-weight="normal" officeooo:rsid="0101382d"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01382d" style:font-style-asian="normal" style:font-weight-asian="bold" style:font-style-complex="normal" style:font-weight-complex="bold"/>
    </style:style>
    <style:style style:name="T101" style:family="text">
      <style:text-properties fo:font-style="normal" fo:font-weight="bold" officeooo:rsid="01908c09" style:font-style-asian="normal" style:font-weight-asian="bold" style:font-style-complex="normal" style:font-weight-complex="bold"/>
    </style:style>
    <style:style style:name="T102" style:family="text">
      <style:text-properties fo:font-style="normal" style:text-underline-style="none" style:font-style-asian="normal" style:font-style-complex="normal"/>
    </style:style>
    <style:style style:name="T103" style:family="text">
      <style:text-properties fo:font-style="normal" style:text-underline-style="none" fo:font-weight="bold" style:font-style-asian="normal" style:font-weight-asian="bold" style:font-style-complex="normal" style:font-weight-complex="bold"/>
    </style:style>
    <style:style style:name="T104" style:family="text">
      <style:text-properties fo:font-style="normal" style:text-underline-style="none" fo:font-weight="bold" officeooo:rsid="00332915" style:font-style-asian="normal" style:font-weight-asian="bold" style:font-style-complex="normal" style:font-weight-complex="bold"/>
    </style:style>
    <style:style style:name="T105" style:family="text">
      <style:text-properties fo:font-style="normal" style:text-underline-style="none" fo:font-weight="bold" officeooo:rsid="003b45d1" style:font-style-asian="normal" style:font-weight-asian="bold" style:font-style-complex="normal"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332915" style:font-weight-asian="normal" style:font-weight-complex="normal"/>
    </style:style>
    <style:style style:name="T108" style:family="text">
      <style:text-properties fo:font-weight="normal" officeooo:rsid="00f5fc6b" style:font-weight-asian="normal" style:font-weight-complex="normal"/>
    </style:style>
    <style:style style:name="T109" style:family="text">
      <style:text-properties fo:font-weight="normal" officeooo:rsid="0103156f" style:font-weight-asian="normal" style:font-weight-complex="normal"/>
    </style:style>
    <style:style style:name="T110" style:family="text">
      <style:text-properties fo:font-weight="normal" officeooo:rsid="020a3f43" style:font-weight-asian="normal" style:font-weight-complex="normal"/>
    </style:style>
    <style:style style:name="T111" style:family="text">
      <style:text-properties fo:font-weight="normal" officeooo:rsid="020dd53d" style:font-weight-asian="normal" style:font-weight-complex="normal"/>
    </style:style>
    <style:style style:name="T112" style:family="text">
      <style:text-properties fo:font-weight="normal" officeooo:rsid="020fb0cf" style:font-weight-asian="normal" style:font-weight-complex="normal"/>
    </style:style>
    <style:style style:name="T113" style:family="text">
      <style:text-properties fo:font-weight="normal" officeooo:rsid="02110613" style:font-weight-asian="normal" style:font-weight-complex="normal"/>
    </style:style>
    <style:style style:name="T114" style:family="text">
      <style:text-properties fo:font-weight="normal" officeooo:rsid="02122592" style:font-weight-asian="normal" style:font-weight-complex="normal"/>
    </style:style>
    <style:style style:name="T115" style:family="text">
      <style:text-properties fo:font-weight="normal" officeooo:rsid="021a93b2" style:font-weight-asian="normal" style:font-weight-complex="normal"/>
    </style:style>
    <style:style style:name="T116" style:family="text">
      <style:text-properties fo:font-weight="normal" officeooo:rsid="022d1205" style:font-weight-asian="normal" style:font-weight-complex="normal"/>
    </style:style>
    <style:style style:name="T117" style:family="text">
      <style:text-properties fo:font-weight="normal" officeooo:rsid="022f0548" style:font-weight-asian="normal" style:font-weight-complex="normal"/>
    </style:style>
    <style:style style:name="T118" style:family="text">
      <style:text-properties fo:font-weight="normal" officeooo:rsid="00d89ca8" style:font-weight-asian="normal" style:font-weight-complex="normal"/>
    </style:style>
    <style:style style:name="T119" style:family="text">
      <style:text-properties fo:color="#000000"/>
    </style:style>
    <style:style style:name="T120" style:family="text">
      <style:text-properties fo:color="#000000" style:font-name="Courier New2" fo:font-size="9pt" style:font-name-asian="Courier New2" style:font-size-asian="9pt" style:font-name-complex="Courier New2" style:font-size-complex="9pt"/>
    </style:style>
    <style:style style:name="T121" style:family="text">
      <style:text-properties officeooo:rsid="001a2c23"/>
    </style:style>
    <style:style style:name="T122" style:family="text">
      <style:text-properties officeooo:rsid="001a40c8"/>
    </style:style>
    <style:style style:name="T123" style:family="text">
      <style:text-properties officeooo:rsid="001c8943"/>
    </style:style>
    <style:style style:name="T124" style:family="text">
      <style:text-properties officeooo:rsid="0022c4e0"/>
    </style:style>
    <style:style style:name="T125" style:family="text">
      <style:text-properties officeooo:rsid="00248e0c"/>
    </style:style>
    <style:style style:name="T126" style:family="text">
      <style:text-properties officeooo:rsid="0026484a"/>
    </style:style>
    <style:style style:name="T127" style:family="text">
      <style:text-properties officeooo:rsid="002c1070"/>
    </style:style>
    <style:style style:name="T128" style:family="text">
      <style:text-properties officeooo:rsid="002f8517"/>
    </style:style>
    <style:style style:name="T129" style:family="text">
      <style:text-properties officeooo:rsid="00332915"/>
    </style:style>
    <style:style style:name="T130" style:family="text">
      <style:text-properties officeooo:rsid="0034057d"/>
    </style:style>
    <style:style style:name="T131" style:family="text">
      <style:text-properties officeooo:rsid="00368219"/>
    </style:style>
    <style:style style:name="T132" style:family="text">
      <style:text-properties officeooo:rsid="003b45d1"/>
    </style:style>
    <style:style style:name="T133" style:family="text">
      <style:text-properties officeooo:rsid="003e84e4"/>
    </style:style>
    <style:style style:name="T134" style:family="text">
      <style:text-properties officeooo:rsid="003fa906"/>
    </style:style>
    <style:style style:name="T135" style:family="text">
      <style:text-properties officeooo:rsid="004152a3"/>
    </style:style>
    <style:style style:name="T136" style:family="text">
      <style:text-properties officeooo:rsid="0045f55f"/>
    </style:style>
    <style:style style:name="T137" style:family="text">
      <style:text-properties officeooo:rsid="004cd2a6"/>
    </style:style>
    <style:style style:name="T138" style:family="text">
      <style:text-properties officeooo:rsid="004e9309"/>
    </style:style>
    <style:style style:name="T139" style:family="text">
      <style:text-properties officeooo:rsid="0050a4de"/>
    </style:style>
    <style:style style:name="T140" style:family="text">
      <style:text-properties officeooo:rsid="00528047"/>
    </style:style>
    <style:style style:name="T141" style:family="text">
      <style:text-properties officeooo:rsid="00609497"/>
    </style:style>
    <style:style style:name="T142" style:family="text">
      <style:text-properties officeooo:rsid="0063c6ad"/>
    </style:style>
    <style:style style:name="T143" style:family="text">
      <style:text-properties officeooo:rsid="00642854"/>
    </style:style>
    <style:style style:name="T144" style:family="text">
      <style:text-properties officeooo:rsid="00657e41"/>
    </style:style>
    <style:style style:name="T145" style:family="text">
      <style:text-properties officeooo:rsid="006ce8d1"/>
    </style:style>
    <style:style style:name="T146" style:family="text">
      <style:text-properties officeooo:rsid="0070305b"/>
    </style:style>
    <style:style style:name="T147" style:family="text">
      <style:text-properties officeooo:rsid="0071bbf1"/>
    </style:style>
    <style:style style:name="T148" style:family="text">
      <style:text-properties officeooo:rsid="007493a4"/>
    </style:style>
    <style:style style:name="T149" style:family="text">
      <style:text-properties officeooo:rsid="00755432"/>
    </style:style>
    <style:style style:name="T150" style:family="text">
      <style:text-properties officeooo:rsid="00769e2d"/>
    </style:style>
    <style:style style:name="T151" style:family="text">
      <style:text-properties officeooo:rsid="007c4f27"/>
    </style:style>
    <style:style style:name="T152" style:family="text">
      <style:text-properties officeooo:rsid="007d74fc"/>
    </style:style>
    <style:style style:name="T153" style:family="text">
      <style:text-properties officeooo:rsid="007f8bb8"/>
    </style:style>
    <style:style style:name="T154" style:family="text">
      <style:text-properties officeooo:rsid="0083e1d9"/>
    </style:style>
    <style:style style:name="T155" style:family="text">
      <style:text-properties officeooo:rsid="00850990"/>
    </style:style>
    <style:style style:name="T156" style:family="text">
      <style:text-properties officeooo:rsid="008a94b8"/>
    </style:style>
    <style:style style:name="T157" style:family="text">
      <style:text-properties officeooo:rsid="008f81d5"/>
    </style:style>
    <style:style style:name="T158" style:family="text">
      <style:text-properties officeooo:rsid="0090383c"/>
    </style:style>
    <style:style style:name="T159" style:family="text">
      <style:text-properties officeooo:rsid="00906614"/>
    </style:style>
    <style:style style:name="T160" style:family="text">
      <style:text-properties officeooo:rsid="0092682a"/>
    </style:style>
    <style:style style:name="T161" style:family="text">
      <style:text-properties officeooo:rsid="0094e241"/>
    </style:style>
    <style:style style:name="T162" style:family="text">
      <style:text-properties fo:color="#3333ff" fo:font-weight="bold" style:font-weight-asian="bold" style:font-weight-complex="bold"/>
    </style:style>
    <style:style style:name="T163" style:family="text">
      <style:text-properties fo:color="#006600"/>
    </style:style>
    <style:style style:name="T164" style:family="text">
      <style:text-properties fo:color="#006600" officeooo:rsid="0096cb45"/>
    </style:style>
    <style:style style:name="T165" style:family="text">
      <style:text-properties fo:color="#006600" officeooo:rsid="009ff88f"/>
    </style:style>
    <style:style style:name="T166" style:family="text">
      <style:text-properties fo:color="#006600" officeooo:rsid="00bdef78"/>
    </style:style>
    <style:style style:name="T167" style:family="text">
      <style:text-properties officeooo:rsid="00970452"/>
    </style:style>
    <style:style style:name="T168" style:family="text">
      <style:text-properties officeooo:rsid="0099270f"/>
    </style:style>
    <style:style style:name="T169" style:family="text">
      <style:text-properties officeooo:rsid="009b7576"/>
    </style:style>
    <style:style style:name="T170" style:family="text">
      <style:text-properties officeooo:rsid="009fedc1"/>
    </style:style>
    <style:style style:name="T171" style:family="text">
      <style:text-properties officeooo:rsid="009ff88f"/>
    </style:style>
    <style:style style:name="T172" style:family="text">
      <style:text-properties officeooo:rsid="00a18a4f"/>
    </style:style>
    <style:style style:name="T173" style:family="text">
      <style:text-properties officeooo:rsid="00a59e94"/>
    </style:style>
    <style:style style:name="T174" style:family="text">
      <style:text-properties officeooo:rsid="00ab8a8f"/>
    </style:style>
    <style:style style:name="T175" style:family="text">
      <style:text-properties officeooo:rsid="00add6fc"/>
    </style:style>
    <style:style style:name="T176" style:family="text">
      <style:text-properties officeooo:rsid="00b12d48"/>
    </style:style>
    <style:style style:name="T177" style:family="text">
      <style:text-properties officeooo:rsid="00b39b82"/>
    </style:style>
    <style:style style:name="T178" style:family="text">
      <style:text-properties officeooo:rsid="00b59e68"/>
    </style:style>
    <style:style style:name="T179" style:family="text">
      <style:text-properties officeooo:rsid="00b6aca7"/>
    </style:style>
    <style:style style:name="T180" style:family="text">
      <style:text-properties officeooo:rsid="00b8130d"/>
    </style:style>
    <style:style style:name="T181" style:family="text">
      <style:text-properties officeooo:rsid="00bc198f"/>
    </style:style>
    <style:style style:name="T182" style:family="text">
      <style:text-properties officeooo:rsid="00be86bb"/>
    </style:style>
    <style:style style:name="T183" style:family="text">
      <style:text-properties officeooo:rsid="00c760d2"/>
    </style:style>
    <style:style style:name="T184" style:family="text">
      <style:text-properties officeooo:rsid="00cac6da"/>
    </style:style>
    <style:style style:name="T185" style:family="text">
      <style:text-properties officeooo:rsid="00cdc97c"/>
    </style:style>
    <style:style style:name="T186" style:family="text">
      <style:text-properties officeooo:rsid="00d281c0"/>
    </style:style>
    <style:style style:name="T187" style:family="text">
      <style:text-properties officeooo:rsid="00d5660a"/>
    </style:style>
    <style:style style:name="T188" style:family="text">
      <style:text-properties officeooo:rsid="00d68537"/>
    </style:style>
    <style:style style:name="T189" style:family="text">
      <style:text-properties officeooo:rsid="00d77da5"/>
    </style:style>
    <style:style style:name="T190" style:family="text">
      <style:text-properties officeooo:rsid="00d89ca8"/>
    </style:style>
    <style:style style:name="T191" style:family="text">
      <style:text-properties officeooo:rsid="00db6143"/>
    </style:style>
    <style:style style:name="T192" style:family="text">
      <style:text-properties officeooo:rsid="00dbc1d7"/>
    </style:style>
    <style:style style:name="T193" style:family="text">
      <style:text-properties officeooo:rsid="00e162c5"/>
    </style:style>
    <style:style style:name="T194" style:family="text">
      <style:text-properties officeooo:rsid="00e5de6a"/>
    </style:style>
    <style:style style:name="T195" style:family="text">
      <style:text-properties officeooo:rsid="00e89dcc"/>
    </style:style>
    <style:style style:name="T196" style:family="text">
      <style:text-properties officeooo:rsid="00e8e4c5"/>
    </style:style>
    <style:style style:name="T197" style:family="text">
      <style:text-properties officeooo:rsid="00eccfc5"/>
    </style:style>
    <style:style style:name="T198" style:family="text">
      <style:text-properties officeooo:rsid="00ed9421"/>
    </style:style>
    <style:style style:name="T199" style:family="text">
      <style:text-properties officeooo:rsid="00f36b6e"/>
    </style:style>
    <style:style style:name="T200" style:family="text">
      <style:text-properties officeooo:rsid="00fab33d"/>
    </style:style>
    <style:style style:name="T201" style:family="text">
      <style:text-properties officeooo:rsid="00fe156b"/>
    </style:style>
    <style:style style:name="T202" style:family="text">
      <style:text-properties officeooo:rsid="00ffa81b"/>
    </style:style>
    <style:style style:name="T203" style:family="text">
      <style:text-properties officeooo:rsid="0105214a"/>
    </style:style>
    <style:style style:name="T204" style:family="text">
      <style:text-properties officeooo:rsid="0105e3f6"/>
    </style:style>
    <style:style style:name="T205" style:family="text">
      <style:text-properties officeooo:rsid="010781a4"/>
    </style:style>
    <style:style style:name="T206" style:family="text">
      <style:text-properties officeooo:rsid="010975f0"/>
    </style:style>
    <style:style style:name="T207" style:family="text">
      <style:text-properties officeooo:rsid="010ff2b3"/>
    </style:style>
    <style:style style:name="T208" style:family="text">
      <style:text-properties style:font-style-asian="normal" style:font-style-complex="normal"/>
    </style:style>
    <style:style style:name="T209" style:family="text">
      <style:text-properties officeooo:rsid="0115fe70"/>
    </style:style>
    <style:style style:name="T210" style:family="text">
      <style:text-properties officeooo:rsid="01189ba0"/>
    </style:style>
    <style:style style:name="T211" style:family="text">
      <style:text-properties officeooo:rsid="011acfbe"/>
    </style:style>
    <style:style style:name="T212" style:family="text">
      <style:text-properties officeooo:rsid="0123ce13"/>
    </style:style>
    <style:style style:name="T213" style:family="text">
      <style:text-properties officeooo:rsid="0124d521"/>
    </style:style>
    <style:style style:name="T214" style:family="text">
      <style:text-properties officeooo:rsid="0127cb9c"/>
    </style:style>
    <style:style style:name="T215" style:family="text">
      <style:text-properties officeooo:rsid="012c2484"/>
    </style:style>
    <style:style style:name="T216" style:family="text">
      <style:text-properties officeooo:rsid="012c5d70"/>
    </style:style>
    <style:style style:name="T217" style:family="text">
      <style:text-properties officeooo:rsid="012df959"/>
    </style:style>
    <style:style style:name="T218" style:family="text">
      <style:text-properties officeooo:rsid="0133e815"/>
    </style:style>
    <style:style style:name="T219" style:family="text">
      <style:text-properties officeooo:rsid="01356cbe"/>
    </style:style>
    <style:style style:name="T220" style:family="text">
      <style:text-properties officeooo:rsid="01395762"/>
    </style:style>
    <style:style style:name="T221" style:family="text">
      <style:text-properties officeooo:rsid="013ac92b"/>
    </style:style>
    <style:style style:name="T222" style:family="text">
      <style:text-properties officeooo:rsid="013bd1e5"/>
    </style:style>
    <style:style style:name="T223" style:family="text">
      <style:text-properties officeooo:rsid="013d0c63"/>
    </style:style>
    <style:style style:name="T224" style:family="text">
      <style:text-properties officeooo:rsid="01403f51"/>
    </style:style>
    <style:style style:name="T225" style:family="text">
      <style:text-properties officeooo:rsid="0144dd73"/>
    </style:style>
    <style:style style:name="T226" style:family="text">
      <style:text-properties officeooo:rsid="0146e0d0"/>
    </style:style>
    <style:style style:name="T227" style:family="text">
      <style:text-properties officeooo:rsid="014ea10c"/>
    </style:style>
    <style:style style:name="T228" style:family="text">
      <style:text-properties officeooo:rsid="01508dba"/>
    </style:style>
    <style:style style:name="T229" style:family="text">
      <style:text-properties officeooo:rsid="01518c59"/>
    </style:style>
    <style:style style:name="T230" style:family="text">
      <style:text-properties officeooo:rsid="01541617"/>
    </style:style>
    <style:style style:name="T231" style:family="text">
      <style:text-properties officeooo:rsid="0155b692"/>
    </style:style>
    <style:style style:name="T232" style:family="text">
      <style:text-properties officeooo:rsid="01565cd0"/>
    </style:style>
    <style:style style:name="T233" style:family="text">
      <style:text-properties officeooo:rsid="0158e9c7"/>
    </style:style>
    <style:style style:name="T234" style:family="text">
      <style:text-properties officeooo:rsid="015d2b4b"/>
    </style:style>
    <style:style style:name="T235" style:family="text">
      <style:text-properties officeooo:rsid="016014fd"/>
    </style:style>
    <style:style style:name="T236" style:family="text">
      <style:text-properties officeooo:rsid="0161ebcc"/>
    </style:style>
    <style:style style:name="T237" style:family="text">
      <style:text-properties officeooo:rsid="0165b7cb"/>
    </style:style>
    <style:style style:name="T238" style:family="text">
      <style:text-properties officeooo:rsid="016a0682"/>
    </style:style>
    <style:style style:name="T239" style:family="text">
      <style:text-properties officeooo:rsid="016a3647"/>
    </style:style>
    <style:style style:name="T240" style:family="text">
      <style:text-properties officeooo:rsid="016ac21f"/>
    </style:style>
    <style:style style:name="T241" style:family="text">
      <style:text-properties officeooo:rsid="016f6f69"/>
    </style:style>
    <style:style style:name="T242" style:family="text">
      <style:text-properties officeooo:rsid="01740fe9"/>
    </style:style>
    <style:style style:name="T243" style:family="text">
      <style:text-properties officeooo:rsid="0174476e"/>
    </style:style>
    <style:style style:name="T244" style:family="text">
      <style:text-properties officeooo:rsid="01755976"/>
    </style:style>
    <style:style style:name="T245" style:family="text">
      <style:text-properties officeooo:rsid="015f6d09"/>
    </style:style>
    <style:style style:name="T246" style:family="text">
      <style:text-properties officeooo:rsid="0177c33d"/>
    </style:style>
    <style:style style:name="T247" style:family="text">
      <style:text-properties officeooo:rsid="017ee3a8"/>
    </style:style>
    <style:style style:name="T248" style:family="text">
      <style:text-properties officeooo:rsid="017f6269"/>
    </style:style>
    <style:style style:name="T249" style:family="text">
      <style:text-properties officeooo:rsid="0181689e"/>
    </style:style>
    <style:style style:name="T250" style:family="text">
      <style:text-properties officeooo:rsid="0181c497"/>
    </style:style>
    <style:style style:name="T251" style:family="text">
      <style:text-properties officeooo:rsid="01837bc1"/>
    </style:style>
    <style:style style:name="T252" style:family="text">
      <style:text-properties officeooo:rsid="0184f6ca"/>
    </style:style>
    <style:style style:name="T253" style:family="text">
      <style:text-properties officeooo:rsid="00c62292"/>
    </style:style>
    <style:style style:name="T254" style:family="text">
      <style:text-properties officeooo:rsid="0186eeff"/>
    </style:style>
    <style:style style:name="T255" style:family="text">
      <style:text-properties officeooo:rsid="018df1a1"/>
    </style:style>
    <style:style style:name="T256" style:family="text">
      <style:text-properties officeooo:rsid="01884540"/>
    </style:style>
    <style:style style:name="T257" style:family="text">
      <style:text-properties officeooo:rsid="01844411"/>
    </style:style>
    <style:style style:name="T258" style:family="text">
      <style:text-properties officeooo:rsid="018588b6"/>
    </style:style>
    <style:style style:name="T259" style:family="text">
      <style:text-properties officeooo:rsid="01909df6"/>
    </style:style>
    <style:style style:name="T260" style:family="text">
      <style:text-properties officeooo:rsid="0189b4db"/>
    </style:style>
    <style:style style:name="T261" style:family="text">
      <style:text-properties officeooo:rsid="018c7a70"/>
    </style:style>
    <style:style style:name="T262" style:family="text">
      <style:text-properties officeooo:rsid="01956f32"/>
    </style:style>
    <style:style style:name="T263" style:family="text">
      <style:text-properties officeooo:rsid="018bb261"/>
    </style:style>
    <style:style style:name="T264" style:family="text">
      <style:text-properties officeooo:rsid="01908c09"/>
    </style:style>
    <style:style style:name="T265" style:family="text">
      <style:text-properties officeooo:rsid="0193e1f3"/>
    </style:style>
    <style:style style:name="T266" style:family="text">
      <style:text-properties officeooo:rsid="01a17c9f"/>
    </style:style>
    <style:style style:name="T267" style:family="text">
      <style:text-properties officeooo:rsid="01a22460"/>
    </style:style>
    <style:style style:name="T268" style:family="text">
      <style:text-properties officeooo:rsid="01a2f136"/>
    </style:style>
    <style:style style:name="T269" style:family="text">
      <style:text-properties officeooo:rsid="01a34431"/>
    </style:style>
    <style:style style:name="T270" style:family="text">
      <style:text-properties officeooo:rsid="01a49f72"/>
    </style:style>
    <style:style style:name="T271" style:family="text">
      <style:text-properties officeooo:rsid="01a67065"/>
    </style:style>
    <style:style style:name="T272" style:family="text">
      <style:text-properties officeooo:rsid="01aad1b5"/>
    </style:style>
    <style:style style:name="T273" style:family="text">
      <style:text-properties officeooo:rsid="01ac3c99"/>
    </style:style>
    <style:style style:name="T274" style:family="text">
      <style:text-properties officeooo:rsid="01ae080f"/>
    </style:style>
    <style:style style:name="T275" style:family="text">
      <style:text-properties officeooo:rsid="01b05320"/>
    </style:style>
    <style:style style:name="T276" style:family="text">
      <style:text-properties officeooo:rsid="01b25792"/>
    </style:style>
    <style:style style:name="T277" style:family="text">
      <style:text-properties officeooo:rsid="01b88f3f"/>
    </style:style>
    <style:style style:name="T278" style:family="text">
      <style:text-properties officeooo:rsid="01ba5c96"/>
    </style:style>
    <style:style style:name="T279" style:family="text">
      <style:text-properties style:text-underline-style="none" fo:font-weight="bold" style:font-weight-asian="bold" style:font-weight-complex="bold"/>
    </style:style>
    <style:style style:name="T280" style:family="text">
      <style:text-properties style:text-underline-style="none" fo:font-weight="bold" officeooo:rsid="00332915" style:font-weight-asian="bold" style:font-weight-complex="bold"/>
    </style:style>
    <style:style style:name="T281" style:family="text">
      <style:text-properties style:text-underline-style="none" fo:font-weight="bold" officeooo:rsid="003b45d1" style:font-weight-asian="bold" style:font-weight-complex="bold"/>
    </style:style>
    <style:style style:name="T282" style:family="text">
      <style:text-properties style:text-underline-style="none" fo:font-weight="bold" officeooo:rsid="0152d41f" style:font-weight-asian="bold" style:font-weight-complex="bold"/>
    </style:style>
    <style:style style:name="T283" style:family="text">
      <style:text-properties officeooo:rsid="01bf4b31"/>
    </style:style>
    <style:style style:name="T284" style:family="text">
      <style:text-properties officeooo:rsid="01bbea19"/>
    </style:style>
    <style:style style:name="T285" style:family="text">
      <style:text-properties officeooo:rsid="00f42f35"/>
    </style:style>
    <style:style style:name="T286" style:family="text">
      <style:text-properties officeooo:rsid="01c536e0"/>
    </style:style>
    <style:style style:name="T287" style:family="text">
      <style:text-properties officeooo:rsid="01c76d05"/>
    </style:style>
    <style:style style:name="T288" style:family="text">
      <style:text-properties officeooo:rsid="01c7de38"/>
    </style:style>
    <style:style style:name="T289" style:family="text">
      <style:text-properties officeooo:rsid="01ccda54"/>
    </style:style>
    <style:style style:name="T290" style:family="text">
      <style:text-properties officeooo:rsid="01cdd3df"/>
    </style:style>
    <style:style style:name="T291" style:family="text">
      <style:text-properties officeooo:rsid="01cfac83"/>
    </style:style>
    <style:style style:name="T292" style:family="text">
      <style:text-properties officeooo:rsid="01d01c66"/>
    </style:style>
    <style:style style:name="T293" style:family="text">
      <style:text-properties officeooo:rsid="01d334da"/>
    </style:style>
    <style:style style:name="T294" style:family="text">
      <style:text-properties officeooo:rsid="01d44ec9"/>
    </style:style>
    <style:style style:name="T295" style:family="text">
      <style:text-properties officeooo:rsid="01d592e9"/>
    </style:style>
    <style:style style:name="T296" style:family="text">
      <style:text-properties officeooo:rsid="01db7531"/>
    </style:style>
    <style:style style:name="T297" style:family="text">
      <style:text-properties officeooo:rsid="01dc93ef"/>
    </style:style>
    <style:style style:name="T298" style:family="text">
      <style:text-properties officeooo:rsid="01e0b9a4"/>
    </style:style>
    <style:style style:name="T299" style:family="text">
      <style:text-properties officeooo:rsid="01e2ca7f"/>
    </style:style>
    <style:style style:name="T300" style:family="text">
      <style:text-properties officeooo:rsid="01e3dccc"/>
    </style:style>
    <style:style style:name="T301" style:family="text">
      <style:text-properties officeooo:rsid="01f129ba"/>
    </style:style>
    <style:style style:name="T302" style:family="text">
      <style:text-properties officeooo:rsid="01f942da"/>
    </style:style>
    <style:style style:name="T303" style:family="text">
      <style:text-properties officeooo:rsid="01feab9d"/>
    </style:style>
    <style:style style:name="T304" style:family="text">
      <style:text-properties officeooo:rsid="02005ecf"/>
    </style:style>
    <style:style style:name="T305" style:family="text">
      <style:text-properties officeooo:rsid="0201b0f9"/>
    </style:style>
    <style:style style:name="T306" style:family="text">
      <style:text-properties officeooo:rsid="0203363f"/>
    </style:style>
    <style:style style:name="T307" style:family="text">
      <style:text-properties officeooo:rsid="0206f0f2"/>
    </style:style>
    <style:style style:name="T308" style:family="text">
      <style:text-properties officeooo:rsid="020a3f43"/>
    </style:style>
    <style:style style:name="T309" style:family="text">
      <style:text-properties style:font-name="Arial"/>
    </style:style>
    <style:style style:name="T310" style:family="text">
      <style:text-properties style:font-name="Arial" officeooo:rsid="020fb0cf"/>
    </style:style>
    <style:style style:name="T311" style:family="text">
      <style:text-properties style:font-name="Arial" fo:font-weight="bold" officeooo:rsid="020fb0cf" style:font-weight-asian="bold" style:font-weight-complex="bold"/>
    </style:style>
    <style:style style:name="T312" style:family="text">
      <style:text-properties style:font-name="Arial" fo:font-style="italic" style:font-style-asian="italic" style:font-style-complex="italic"/>
    </style:style>
    <style:style style:name="T313" style:family="text">
      <style:text-properties style:font-name="Arial" fo:font-style="italic" officeooo:rsid="020fb0cf" style:font-style-asian="italic" style:font-style-complex="italic"/>
    </style:style>
    <style:style style:name="T314" style:family="text">
      <style:text-properties style:font-name="Arial" fo:font-style="italic" officeooo:rsid="020dd53d" style:font-style-asian="italic" style:font-style-complex="italic"/>
    </style:style>
    <style:style style:name="T315" style:family="text">
      <style:text-properties officeooo:rsid="02122592"/>
    </style:style>
    <style:style style:name="T316" style:family="text">
      <style:text-properties officeooo:rsid="0214d41d"/>
    </style:style>
    <style:style style:name="T317" style:family="text">
      <style:text-properties officeooo:rsid="02158dbd"/>
    </style:style>
    <style:style style:name="T318" style:family="text">
      <style:text-properties officeooo:rsid="0217622d"/>
    </style:style>
    <style:style style:name="T319" style:family="text">
      <style:text-properties officeooo:rsid="0217817d"/>
    </style:style>
    <style:style style:name="T320" style:family="text">
      <style:text-properties officeooo:rsid="021fcb68"/>
    </style:style>
    <style:style style:name="T321" style:family="text">
      <style:text-properties officeooo:rsid="02204b7d"/>
    </style:style>
    <style:style style:name="T322" style:family="text">
      <style:text-properties officeooo:rsid="021ed736"/>
    </style:style>
    <style:style style:name="T323" style:family="text">
      <style:text-properties officeooo:rsid="0224757c"/>
    </style:style>
    <style:style style:name="T324" style:family="text">
      <style:text-properties officeooo:rsid="022582fa"/>
    </style:style>
    <style:style style:name="T325" style:family="text">
      <style:text-properties officeooo:rsid="02261a89"/>
    </style:style>
    <style:style style:name="T326" style:family="text">
      <style:text-properties style:text-position="sub 58%" fo:font-size="14pt" fo:font-style="italic" style:font-size-asian="14pt" style:font-style-asian="italic" style:font-size-complex="14pt" style:font-style-complex="italic"/>
    </style:style>
    <style:style style:name="T327" style:family="text">
      <style:text-properties officeooo:rsid="023aed1a"/>
    </style:style>
    <style:style style:name="T328" style:family="text">
      <style:text-properties officeooo:rsid="023cf28c"/>
    </style:style>
    <style:style style:name="T329" style:family="text">
      <style:text-properties officeooo:rsid="0240eadd"/>
    </style:style>
    <style:style style:name="T330" style:family="text">
      <style:text-properties officeooo:rsid="024215e6"/>
    </style:style>
    <style:style style:name="T331" style:family="text">
      <style:text-properties officeooo:rsid="0243b506"/>
    </style:style>
    <style:style style:name="T332" style:family="text">
      <style:text-properties officeooo:rsid="02464648"/>
    </style:style>
    <style:style style:name="T333" style:family="text">
      <style:text-properties officeooo:rsid="024a2a06"/>
    </style:style>
    <style:style style:name="T334" style:family="text">
      <style:text-properties officeooo:rsid="024aaeb2"/>
    </style:style>
    <style:style style:name="T335" style:family="text">
      <style:text-properties officeooo:rsid="024c928d"/>
    </style:style>
    <style:style style:name="T336" style:family="text">
      <style:text-properties officeooo:rsid="024f04cb"/>
    </style:style>
    <style:style style:name="T337" style:family="text">
      <style:text-properties officeooo:rsid="024f75c2"/>
    </style:style>
    <style:style style:name="T338" style:family="text">
      <style:text-properties officeooo:rsid="025138e5"/>
    </style:style>
    <style:style style:name="T339" style:family="text">
      <style:text-properties officeooo:rsid="0254abf7"/>
    </style:style>
    <style:style style:name="T340" style:family="text">
      <style:text-properties officeooo:rsid="0256454f"/>
    </style:style>
    <style:style style:name="T341" style:family="text">
      <style:text-properties officeooo:rsid="0256e535"/>
    </style:style>
    <style:style style:name="T342" style:family="text">
      <style:text-properties officeooo:rsid="025a067d"/>
    </style:style>
    <style:style style:name="T343" style:family="text">
      <style:text-properties officeooo:rsid="025b0603"/>
    </style:style>
    <style:style style:name="T344" style:family="text">
      <style:text-properties officeooo:rsid="025e8ec4"/>
    </style:style>
    <style:style style:name="T345" style:family="text">
      <style:text-properties officeooo:rsid="02636168"/>
    </style:style>
    <style:style style:name="T346" style:family="text">
      <style:text-properties officeooo:rsid="0264a449"/>
    </style:style>
    <style:style style:name="T347" style:family="text">
      <style:text-properties officeooo:rsid="0267c0be"/>
    </style:style>
    <style:style style:name="T348" style:family="text">
      <style:text-properties officeooo:rsid="026a258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61784004" text:style-name="Outline">
        <text:list-item>
          <text:h text:style-name="P413" text:outline-level="1">Extending and Customizing JPPF</text:h>
          <text:list>
            <text:list-item>
              <text:h text:style-name="Heading_20_2" text:outline-level="2">Global extensions</text:h>
              <text:list>
                <text:list-item>
                  <text:h text:style-name="Heading_20_3" text:outline-level="3"><text:span text:style-name="T129">A</text:span>lternate <text:span text:style-name="T129">serialization schemes</text:span></text:h>
                </text:list-item>
              </text:list>
            </text:list-item>
          </text:list>
        </text:list-item>
      </text:list>
      <text:p text:style-name="P29"><text:span text:style-name="T129">Throughout its implementation, </text:span>JPPF performs objects transport and associated serialization by the means of <text:span text:style-name="T129">a single interface: </text:span><text:a xlink:type="simple" xlink:href="https://www.jppf.org/javadoc/6.1/index.html?org/jppf/serialization/JPPFSerialization.html" text:style-name="Internet_20_link" text:visited-style-name="Visited_20_Internet_20_Link"><text:span text:style-name="T129">JPPFSerialization</text:span></text:a>. <text:span text:style-name="T129">By configuring a specific implementation of this interface, you can change the way object serialization and deserialization are performed in a JPPF grid.</text:span></text:p>
      <text:p text:style-name="P31"/>
      <text:p text:style-name="Note_5f_Tip"><text:span text:style-name="T280">Note </text:span><text:span text:style-name="T281">1</text:span><text:span text:style-name="T129">: </text:span><text:span text:style-name="T30">when </text:span><text:span text:style-name="T31">an </text:span><text:span text:style-name="T30">alternate </text:span><text:span text:style-name="T31">serialization scheme is</text:span><text:span text:style-name="T30"> <text:s/>specified, </text:span><text:span text:style-name="T31">it</text:span><text:span text:style-name="T30"> must be used by all JPPF clients, servers and nodes, otherwise JPPF will not work. The implementation class must also be present in the classpath of all JPPF components.</text:span></text:p>
      <text:p text:style-name="Note_5f_Tip"/>
      <text:p text:style-name="Note_5f_Tip"><text:span text:style-name="T104">Note </text:span><text:span text:style-name="T105">2</text:span><text:span text:style-name="T97">: </text:span><text:span text:style-name="T32">to the difference of JPPF 3.x and earlier versions, serialization schemes now also apply to objects passed via the management APIs</text:span><text:span text:style-name="T30">. </text:span><text:span text:style-name="T32">This implies that the nodes must always have the JMXMP protocol library (jmxremote_optional-1.0_01-ea.jar) in their classpath.</text:span></text:p>
      <text:list xml:id="list10285876720572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3"><text:span text:style-name="T130">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07">JPPFSerialization</text:span></text:a><text:span text:style-name="T130">, defined as follows:</text:span></text:p>
      <text:p text:style-name="P88"/>
      <text:p text:style-name="P272">public interface JPPFSerialization {</text:p>
      <text:p text:style-name="P304"><text:span text:style-name="T130"><text:s text:c="2"/></text:span><text:span text:style-name="T39">// Serialize an object into the specified output stream</text:span></text:p>
      <text:p text:style-name="P272"><text:s text:c="2"/>void serialize(Object o, OutputStream os) throws Exception;</text:p>
      <text:p text:style-name="P272"><text:s text:c="2"/></text:p>
      <text:p text:style-name="P304"><text:span text:style-name="T130"><text:s text:c="2"/></text:span><text:span text:style-name="T39">// Deserialize an object from the specified input stream</text:span></text:p>
      <text:p text:style-name="P272"><text:s text:c="2"/>Object deserialize(InputStream is) throws Exception;</text:p>
      <text:p text:style-name="P272">}</text:p>
      <text:p text:style-name="P88"/>
      <text:p text:style-name="P88">For example, we could wrap the default Java serialization into a serialization scheme as follows:</text:p>
      <text:p text:style-name="P88"/>
      <text:p text:style-name="P272">public class DefaultJavaSerialization implements JPPFSerialization {</text:p>
      <text:p text:style-name="P272"><text:s text:c="2"/>@Override</text:p>
      <text:p text:style-name="P272"><text:s text:c="2"/>public void serialize(final Object o, final OutputStream os) throws Exception {</text:p>
      <text:p text:style-name="P272"><text:s text:c="4"/>new ObjectOutputStream(os).writeObject(o);</text:p>
      <text:p text:style-name="P272"><text:s text:c="2"/>}</text:p>
      <text:p text:style-name="P272"/>
      <text:p text:style-name="P272"><text:s text:c="2"/>@Override</text:p>
      <text:p text:style-name="P272"><text:s text:c="2"/>public Object deserialize(final InputStream is) throws Exception {</text:p>
      <text:p text:style-name="P272"><text:s text:c="4"/>return new ObjectInputStream(is).readObject();</text:p>
      <text:p text:style-name="P272"><text:s text:c="2"/>}</text:p>
      <text:p text:style-name="P272">}</text:p>
      <text:list xml:id="list102858752614675" text:continue-numbering="true" text:style-name="Outline">
        <text:list-item>
          <text:list>
            <text:list-item>
              <text:list>
                <text:list-item>
                  <text:list>
                    <text:list-item>
                      <text:h text:style-name="Heading_20_4" text:outline-level="4">Specifying the <text:span text:style-name="T129">JPPFSerialization</text:span> implementation class</text:h>
                    </text:list-item>
                  </text:list>
                </text:list-item>
              </text:list>
            </text:list-item>
          </text:list>
        </text:list-item>
      </text:list>
      <text:p text:style-name="P27">This is done in the JPPF configuration file, by adding th<text:span text:style-name="T129">is</text:span> propert<text:span text:style-name="T129">y</text:span>:</text:p>
      <text:p text:style-name="P27"/>
      <text:p text:style-name="P304"><text:span text:style-name="T33"># </text:span><text:span text:style-name="T38">Define the implementation of the JPPF serialization scheme</text:span></text:p>
      <text:p text:style-name="P273">jppf.object.serialization.class = my_package.MyJPPFSerialization</text:p>
      <text:p text:style-name="P89"/>
      <text:p text:style-name="P123"><text:span text:style-name="T129">Where </text:span><text:span text:style-name="T16">my_package.MyJPPFSerialization</text:span><text:span text:style-name="T129"> implements the interface </text:span><text:a xlink:type="simple" xlink:href="https://www.jppf.org/javadoc/6.1/index.html?org/jppf/serialization/JPPFSerialization.html" text:style-name="Internet_20_link" text:visited-style-name="Visited_20_Internet_20_Link"><text:span text:style-name="T107">JPPFSerialization</text:span></text:a><text:span text:style-name="T129">.</text:span></text:p>
      <text:list xml:id="list102858478393617" text:continue-numbering="true" text:style-name="Outline">
        <text:list-item>
          <text:list>
            <text:list-item>
              <text:list>
                <text:list-item>
                  <text:list>
                    <text:list-item>
                      <text:h text:style-name="P424"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31">The corresponding implementation class is </text:span><text:a xlink:type="simple" xlink:href="https://www.jppf.org/javadoc/6.1/index.html?org/jppf/serialization/DefaultJavaSerialization.html" text:style-name="Internet_20_link" text:visited-style-name="Visited_20_Internet_20_Link"><text:span text:style-name="T131">DefaultJavaSerialization</text:span></text:a><text:span text:style-name="T131">.</text:span></text:p>
      <text:list xml:id="list102858502898506" text:continue-numbering="true" text:style-name="Outline">
        <text:list-item>
          <text:list>
            <text:list-item>
              <text:list>
                <text:list-item>
                  <text:list>
                    <text:list-item>
                      <text:h text:style-name="P424"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4">it enables the serialization of classes that do not implement </text:span><text:a xlink:type="simple" xlink:href="https://docs.oracle.com/javase/8/docs/api/index.html?java/io/Serializable.html" text:style-name="Internet_20_link" text:visited-style-name="Visited_20_Internet_20_Link"><text:span text:style-name="T14">java.io.Serializable</text:span></text:a><text:span text:style-name="T14"> nor </text:span><text:a xlink:type="simple" xlink:href="https://docs.oracle.com/javase/8/docs/api/index.html?java/io/Externalizable.html" text:style-name="Internet_20_link" text:visited-style-name="Visited_20_Internet_20_Link"><text:span text:style-name="T1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37">The JPPF implementation relies on an extension of the standard mechanism by defining 2 new classes:</text:p>
      <text:p text:style-name="P29"><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106">This implementation </text:span><text:span text:style-name="T108">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59"># configure the object stream builder implementation</text:p>
      <text:p text:style-name="P273">jppf.object.serialization.class = org.jppf.serialization.DefaultJPPFSerialization</text:p>
      <text:list xml:id="list102857625863956" text:continue-numbering="true" text:style-name="Outline">
        <text:list-item>
          <text:list>
            <text:list-item>
              <text:list>
                <text:list-item>
                  <text:list>
                    <text:list-item>
                      <text:h text:style-name="P424" text:outline-level="4">XStream-based serialization</text:h>
                    </text:list-item>
                  </text:list>
                </text:list-item>
              </text:list>
            </text:list-item>
          </text:list>
        </text:list-item>
      </text:list>
      <text:p text:style-name="P27"><text:span text:style-name="T93">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3">Xstream</text:span></text:a><text:a xlink:type="simple" xlink:href="https://www.jppf.org/javadoc/6.1/index.html?org/jppf/serialization/XstreamSerialization.html" text:style-name="Internet_20_link" text:visited-style-name="Visited_20_Internet_20_Link"><text:span text:style-name="T94">Serialization</text:span></text:a><text:span text:style-name="T93">. To use it, simply specify:</text:span></text:p>
      <text:p text:style-name="P67"/>
      <text:p text:style-name="P304"><text:s text:c="2"/><text:span text:style-name="T33"># configure the object stream builder implementation</text:span></text:p>
      <text:p text:style-name="P304"><text:span text:style-name="Code_20_char"><text:span text:style-name="T93"><text:s text:c="2"/>jppf.object.stream.builder = org.jppf.serialization.Xstream</text:span></text:span><text:span text:style-name="Code_20_char"><text:span text:style-name="T94">Serialization</text:span></text:span></text:p>
      <text:p text:style-name="P67"/>
      <text:p text:style-name="P67">in the JPPF configuration files. </text:p>
      <text:p text:style-name="P67"/>
      <text:p text:style-name="P27"><text:span text:style-name="T93">You will also need the XStream 1.3 (or later) jar file and the xpp3 jar file available in the </text:span><text:a xlink:type="simple" xlink:href="http://xstream.codehaus.org/" text:style-name="Internet_20_link" text:visited-style-name="Visited_20_Internet_20_Link"><text:span text:style-name="T93">XStream</text:span></text:a><text:span text:style-name="T93"> distribution</text:span></text:p>
      <text:list xml:id="list102857349864398" text:continue-numbering="true" text:style-name="Outline">
        <text:list-item>
          <text:list>
            <text:list-item>
              <text:list>
                <text:list-item>
                  <text:list>
                    <text:list-item>
                      <text:h text:style-name="P425" text:outline-level="4">Kryo serialization sample</text:h>
                    </text:list-item>
                  </text:list>
                </text:list-item>
              </text:list>
            </text:list-item>
          </text:list>
        </text:list-item>
      </text:list>
      <text:p text:style-name="P68"><text:span text:style-name="T132">The </text:span><text:a xlink:type="simple" xlink:href="https://www.jppf.org/samples-pack/KryoSerializer/Readme.php" text:style-name="Internet_20_link" text:visited-style-name="Visited_20_Internet_20_Link"><text:span text:style-name="T132">Kryo serialization sample</text:span></text:a><text:span text:style-name="T132"> provides an implementation of JPPFSerialization which uses the </text:span><text:a xlink:type="simple" xlink:href="http://code.google.com/p/kryo/" text:style-name="Internet_20_link" text:visited-style-name="Visited_20_Internet_20_Link"><text:span text:style-name="T132">Kryo</text:span></text:a><text:span text:style-name="T132"> library for serializing and deserializing Java objects.</text:span></text:p>
      <text:p text:style-name="P68"/>
      <text:list xml:id="list102858009518878" text:continue-numbering="true" text:style-name="Outline">
        <text:list-item>
          <text:list>
            <text:list-item>
              <text:list>
                <text:list-item>
                  <text:h text:style-name="P417" text:outline-level="3">Composite serialization</text:h>
                </text:list-item>
              </text:list>
            </text:list-item>
          </text:list>
        </text:list-item>
      </text:list>
      <text:p text:style-name="P7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0"/>
      <text:p text:style-name="P70">To implement such a transformation, you will need to <text:span text:style-name="T201">create</text:span> a class which <text:span text:style-name="T200">extends the abstract class </text:span><text:a xlink:type="simple" xlink:href="https://www.jppf.org/javadoc/6.1/index.html?org/jppf/serialization/JPPFCompositeSerialization.html" text:style-name="Internet_20_link" text:visited-style-name="Visited_20_Internet_20_Link"><text:span text:style-name="T200">JPPFCompositeSerialization</text:span></text:a><text:span text:style-name="T200">, defined as follows:</text:span></text:p>
      <text:p text:style-name="P69"/>
      <text:p text:style-name="Code_20_block">public abstract class JPPFCompositeSerialization implements JPPFSerialization {</text:p>
      <text:p text:style-name="Code_20_block"><text:s text:c="2"/><text:span text:style-name="T33">// Get the concrete serialization to delegate to</text:span></text:p>
      <text:p text:style-name="Code_20_block"><text:s text:c="2"/>public final JPPFSerialization getDelegate()</text:p>
      <text:p text:style-name="Code_20_block"/>
      <text:p text:style-name="Code_20_block"><text:s text:c="2"/><text:span text:style-name="T33">// Get the case-insensitive unique name given to this composite serialization</text:span></text:p>
      <text:p text:style-name="Code_20_block"><text:s text:c="2"/>public abstract String getName();</text:p>
      <text:p text:style-name="Code_20_block">}</text:p>
      <text:p text:style-name="P71"/>
      <text:p text:style-name="P71"><text:span text:style-name="T202">T</text:span>his design <text:span text:style-name="T202">makes</text:span> it is possible to define a chain of <text:span text:style-name="T202">transformations on top of a concrete </text:span><text:a xlink:type="simple" xlink:href="https://www.jppf.org/javadoc/6.1/index.html?org/jppf/serialization/JPPFSerialization.html" text:style-name="Internet_20_link" text:visited-style-name="Visited_20_Internet_20_Link"><text:span text:style-name="T202">JPPFSerialization</text:span></text:a><text:span text:style-name="T202">. To this effect, the </text:span><text:span text:style-name="Code_20_char"><text:span text:style-name="T202">getDelegate()</text:span></text:span><text:span text:style-name="T202"> method provides a reference to the next transformation or serialization in the chain.</text:span></text:p>
      <text:p text:style-name="P71"/>
      <text:p text:style-name="P72">The <text:span text:style-name="Code_20_char">getName()</text:span> method assigns a unique, case-insensitive name to the define<text:span text:style-name="T205">d</text:span> transformation. If two transformations have the same name, the last one will override the first, which will then be unavailable.</text:p>
      <text:p text:style-name="P71"/>
      <text:p text:style-name="P72">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17"><text:s text:c="4"/>try {</text:p>
      <text:p text:style-name="Code_20_block"><text:s text:c="6"/><text:span text:style-name="T33">// </text:span><text:span text:style-name="T65">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18"><text:s text:c="6"/><text:span text:style-name="T33">// </text:span><text:span text:style-name="T65">delegate to the next (composite) </text:span><text:span text:style-name="T66">de</text:span><text:span text:style-name="T65">serialization in the chain</text:span></text:p>
      <text:p text:style-name="P318"><text:s text:c="6"/>return getDelegate().deserialize(zlibis);</text:p>
      <text:p text:style-name="Code_20_block"><text:s text:c="4"/>} finally {</text:p>
      <text:p text:style-name="Code_20_block"><text:s text:c="6"/>inflater.end(); <text:span text:style-name="T33">//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2"/>
      <text:p text:style-name="P73">Composite serializations are made available to JPPF via the service provider interface (SPI):</text:p>
      <text:p text:style-name="P73"/>
      <text:list xml:id="list1613786565" text:style-name="List_20_2">
        <text:list-item>
          <text:p text:style-name="P371"><text:span text:style-name="T98">in your source folder create the file </text:span><text:span text:style-name="T100">META-INF/services/</text:span><text:span text:style-name="T1">org.jppf.serialization.JPPFCompositeSerialization</text:span></text:p>
        </text:list-item>
        <text:list-item>
          <text:p text:style-name="P377">in this file add, for each of your composite serialization implementations, its fully qualified class name, for instance:</text:p>
        </text:list-item>
      </text:list>
      <text:p text:style-name="Code_20_block">com.my.company.MyCompositeSerialization</text:p>
      <text:list xml:id="list102857711785429" text:continue-numbering="true" text:style-name="List_20_2">
        <text:list-item>
          <text:p text:style-name="P377">ensure that the code of your implementations is added to the classpath of the JPPF nodes, drivers and clients.</text:p>
        </text:list-item>
      </text:list>
      <text:p text:style-name="P32"/>
      <text:p text:style-name="Note_5f_Tip"><text:span text:style-name="T101">Note </text:span><text:span text:style-name="T99">1</text:span><text:span text:style-name="T28">: </text:span><text:span text:style-name="T14">Each concrete subclass of </text:span><text:a xlink:type="simple" xlink:href="https://www.jppf.org/javadoc/6.1/index.html?org/jppf/serialization/JPPFCompositeSerialization.html" text:style-name="Internet_20_link" text:visited-style-name="Visited_20_Internet_20_Link"><text:span text:style-name="T19">JPPFCompositeSerialization</text:span></text:a><text:span text:style-name="T14"> must have an implicit or explicit no-args</text:span><text:span text:style-name="T28"> constructor</text:span></text:p>
      <text:p text:style-name="Note_5f_Tip"><text:span text:style-name="T13">Note 2</text:span><text:span text:style-name="T264">:</text:span> <text:span text:style-name="T106">All JPPF bui</text:span><text:span text:style-name="T109">l</text:span><text:span text:style-name="T106">t-in serializations are defined with the very same mechanism</text:span></text:p>
      <text:p text:style-name="P32"/>
      <text:p text:style-name="P238">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2858608819579" text:continue-numbering="true" text:style-name="List_20_2">
        <text:list-item>
          <text:p text:style-name="P378">each <text:span text:style-name="T14">nameX</text:span> is the name assigned to a composite serialization</text:p>
        </text:list-item>
        <text:list-item>
          <text:p text:style-name="P378"><text:span text:style-name="T14">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95">previous section</text:span></text:a>.</text:p>
        </text:list-item>
      </text:list>
      <text:p text:style-name="P33"/>
      <text:p text:style-name="P33">For instance, to use ZLIB compression on top of the pre<text:span text:style-name="T206">d</text:span>e<text:span text:style-name="T206">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3"/>
      <text:p text:style-name="P246"># ZLIB compression on top of JPPF serialization</text:p>
      <text:p text:style-name="Code_20_block">jppf.object.serialization.class = ZLIB org.jppf.serialization.DefaultJPPFSerialization</text:p>
      <text:p text:style-name="P32"/>
      <text:p text:style-name="P21">Built-in composite s<text:span text:style-name="T204">e</text:span>rializations:</text:p>
      <text:p text:style-name="P34"/>
      <text:list xml:id="list102857390328619" text:continue-numbering="true" text:style-name="List_20_2">
        <text:list-item>
          <text:p text:style-name="P379"><text:a xlink:type="simple" xlink:href="https://www.jppf.org/javadoc/6.1/index.html?org/jppf/serialization/ZLIBSerialization.html" text:style-name="Internet_20_link" text:visited-style-name="Visited_20_Internet_20_Link"><text:span text:style-name="T96">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79"><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3">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102857548031897" text:continue-list="list102858009518878" text:style-name="Outline">
        <text:list-item>
          <text:list>
            <text:list-item>
              <text:list>
                <text:list-item>
                  <text:h text:style-name="P417"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2858761750268"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25"><text:s text:c="2"/><text:span text:style-name="T33">// </text:span><text:span text:style-name="T67">The list of interceptors loaded via the Service Provider Interface</text:span></text:p>
      <text:p text:style-name="P325"><text:s text:c="2"/><text:span text:style-name="T224">List&lt;NetworkConnectionInterceptor&gt; INTERCEPTORS</text:span>;</text:p>
      <text:p text:style-name="P325"><text:s text:c="2"/><text:span text:style-name="T33">// Called when a Socket is accepted by a ServerSocket</text:span></text:p>
      <text:p text:style-name="P321"><text:s text:c="2"/><text:span text:style-name="T33">// on the server side of a connection</text:span></text:p>
      <text:p text:style-name="Code_20_block"><text:s text:c="2"/>boolean onAccept(Socket acceptedSocket);</text:p>
      <text:p text:style-name="P321"><text:s text:c="2"/><text:span text:style-name="T33">// Called when a SocketChannel is accepted by a ServerSocketChannel</text:span></text:p>
      <text:p text:style-name="P321"><text:s text:c="2"/><text:span text:style-name="T33">// on the server side of a connection</text:span></text:p>
      <text:p text:style-name="Code_20_block"><text:s text:c="2"/>boolean onAccept(SocketChannel acceptedChannel);</text:p>
      <text:p text:style-name="Code_20_block"><text:s text:c="2"/><text:span text:style-name="T33">// Called when a Socket is connected on the client side of a connection</text:span></text:p>
      <text:p text:style-name="Code_20_block"><text:s text:c="2"/>boolean onConnect(Socket connectedSocket);</text:p>
      <text:p text:style-name="Code_20_block"><text:s text:c="2"/><text:span text:style-name="T33">//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3">The JPPF driver makes sure they are configured in </text:span><text:span text:style-name="T10">blocking mode</text:span><text:span text:style-name="T213"> before passing them to an interceptor.</text:span></text:p>
      <text:p text:style-name="P36"/>
      <text:p text:style-name="P37"><text:span text:style-name="T232">S</text:span>emantic<text:span text:style-name="T232">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17">Connect</text:span></text:span><text:span text:style-name="Code_20_char">()</text:span> is called from the client side of a connection, that is, the side that initiates the connection.</text:p>
      <text:p text:style-name="P37"/>
      <text:p text:style-name="P38">In practice, <text:a xlink:type="simple" xlink:href="https://docs.oracle.com/javase/8/docs/api/index.html?java/net/Socket.html" text:style-name="Internet_20_link" text:visited-style-name="Visited_20_Internet_20_Link"><text:span text:style-name="T212">Socket</text:span></text:a> and <text:a xlink:type="simple" xlink:href="https://docs.oracle.com/javase/8/docs/api/index.html?java/nio/channels/SocketChannel.html" text:style-name="Internet_20_link" text:visited-style-name="Visited_20_Internet_20_Link"><text:span text:style-name="T212">SocketChannel</text:span></text:a> use very different APIs for I/O reads and writes. <text:span text:style-name="T230">However, when a </text:span><text:span text:style-name="Code_20_char"><text:span text:style-name="T230">SocketChannel</text:span></text:span><text:span text:style-name="T230"> is configured in blocking mode, it is possible to work directly with the underlying </text:span><text:span text:style-name="Code_20_char"><text:span text:style-name="T230">Socket</text:span></text:span><text:span text:style-name="T230"> via a prior call to </text:span><text:span text:style-name="Code_20_char"><text:span text:style-name="T230">SocketChannel.socket()</text:span></text:span><text:span text:style-name="T230">. Consequently, you could write your interceptor like this:</text:span></text:p>
      <text:p text:style-name="P39"/>
      <text:p text:style-name="Code_20_block">public class MyInterceptor implements NetworkConnectionInterceptor {</text:p>
      <text:p text:style-name="P323"><text:s text:c="2"/>@Override</text:p>
      <text:p text:style-name="P323"><text:s text:c="2"/>public boolean onAccept(Socket <text:span text:style-name="T231">acceptedS</text:span>ocket) {</text:p>
      <text:p text:style-name="P326"><text:s text:c="4"/><text:span text:style-name="T33">// do the job ...</text:span></text:p>
      <text:p text:style-name="P326"><text:s text:c="4"/><text:span text:style-name="T219">return ...;</text:span></text:p>
      <text:p text:style-name="P326"><text:s text:c="2"/>}</text:p>
      <text:p text:style-name="Code_20_block"/>
      <text:p text:style-name="P326"><text:s text:c="2"/>@Override</text:p>
      <text:p text:style-name="P326"><text:s text:c="2"/>public boolean onConnect(Socket connectedSocket) {</text:p>
      <text:p text:style-name="P326"><text:s text:c="4"/><text:span text:style-name="T33">// do the job ...</text:span></text:p>
      <text:p text:style-name="P326"><text:s text:c="4"/><text:span text:style-name="T219">return ...;</text:span></text:p>
      <text:p text:style-name="P326"><text:s text:c="2"/>}</text:p>
      <text:p text:style-name="P326"/>
      <text:p text:style-name="P326"><text:s text:c="2"/>@Override</text:p>
      <text:p text:style-name="P323"><text:s text:c="2"/>public boolean onAccept(SocketChannel <text:span text:style-name="T231">acceptedC</text:span>hannel) {</text:p>
      <text:p text:style-name="P327"><text:s text:c="4"/>return onAccept(<text:span text:style-name="T233">acceptedChannel.socket()</text:span>);</text:p>
      <text:p text:style-name="Code_20_block"><text:s text:c="2"/>}</text:p>
      <text:p text:style-name="Code_20_block"/>
      <text:p text:style-name="P323"><text:s text:c="2"/>@Override</text:p>
      <text:p text:style-name="P323"><text:s text:c="2"/>public boolean onConnect(SocketChannel <text:span text:style-name="T214">connectedC</text:span>hannel) {</text:p>
      <text:p text:style-name="P327"><text:s text:c="4"/>return <text:span text:style-name="T231">o</text:span>nConnect(<text:span text:style-name="T214">connectedC</text:span>hannel<text:span text:style-name="T230">.socket()</text:span>);</text:p>
      <text:p text:style-name="Code_20_block"><text:s text:c="2"/>}</text:p>
      <text:p text:style-name="Code_20_block">}</text:p>
      <text:p text:style-name="P39"/>
      <text:p text:style-name="P40"/>
      <text:p text:style-name="P239">To make life even easier, <text:span text:style-name="T215">JPPF provides the class </text:span><text:a xlink:type="simple" xlink:href="https://www.jppf.org/javadoc/6.1/index.html?org/jppf/comm/interceptor/AbstractNetworkConnectionInterceptor.html" text:style-name="Internet_20_link" text:visited-style-name="Visited_20_Internet_20_Link"><text:span text:style-name="T215">AbstractNetworkConnectionInterceptor</text:span></text:a><text:span text:style-name="T215">, which implements the methods from </text:span><text:a xlink:type="simple" xlink:href="https://www.jppf.org/javadoc/6.1/index.html?org/jppf/comm/interceptor/NetworkConnectionInterceptor.html" text:style-name="Internet_20_link" text:visited-style-name="Visited_20_Internet_20_Link"><text:span text:style-name="T215">NetworkCommunicationInterceptor</text:span></text:a><text:span text:style-name="T215">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22"><text:s text:c="2"/><text:span text:style-name="T216">@Override</text:span></text:p>
      <text:p text:style-name="P326"><text:s text:c="2"/><text:span text:style-name="T230">public</text:span> boolean onAccept(Socket <text:span text:style-name="T230">acceptedS</text:span>ocket) {</text:p>
      <text:p text:style-name="Code_20_block"><text:s text:c="4"/><text:span text:style-name="T33">// do the job ...</text:span></text:p>
      <text:p text:style-name="P323"><text:s text:c="4"/><text:span text:style-name="T219">return ...;</text:span></text:p>
      <text:p text:style-name="P323"><text:s text:c="2"/>}</text:p>
      <text:p text:style-name="Code_20_block"/>
      <text:p text:style-name="P322"><text:s text:c="2"/><text:span text:style-name="T216">@Override</text:span></text:p>
      <text:p text:style-name="P326"><text:s text:c="2"/><text:span text:style-name="T230">public</text:span> boolean onConnect(Socket <text:span text:style-name="T230">connectedS</text:span>ocket) {</text:p>
      <text:p text:style-name="Code_20_block"><text:s text:c="4"/><text:span text:style-name="T33">// do the job ...</text:span></text:p>
      <text:p text:style-name="P323"><text:s text:c="4"/><text:span text:style-name="T219">return ...;</text:span></text:p>
      <text:p text:style-name="P323"><text:s text:c="2"/>}</text:p>
      <text:p text:style-name="Code_20_block">}</text:p>
      <text:list xml:id="list102858372243063"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980654084" text:style-name="List_20_1">
        <text:list-item>
          <text:p text:style-name="P380">in your sources or resources folder, create a file <text:span text:style-name="T1">org.jppf.comm.interceptor.NetworkConnectionInterceptor</text:span> in the <text:span text:style-name="T1">META-INF/services</text:span> folder</text:p>
        </text:list-item>
        <text:list-item>
          <text:p text:style-name="P380">in this file, add the fully qualified name of your interceptor implementation class, e.g.: org.example.MyInterceptor</text:p>
        </text:list-item>
        <text:list-item>
          <text:p text:style-name="P380">make sure the META-INF/services/org.jppf.comm.interceptor.NetworkConnectionInterceptor file is then placed into the resulting jar file</text:p>
        </text:list-item>
        <text:list-item>
          <text:p text:style-name="P380">add the jar file to the classpath of <text:span text:style-name="T1">all</text:span> JPPF components in your grid topology</text:p>
        </text:list-item>
      </text:list>
      <text:list xml:id="list102858731043549" text:continue-list="list102858372243063"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218">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2857679288752" text:continue-numbering="true" text:style-name="Outline">
        <text:list-item>
          <text:list>
            <text:list-item>
              <text:list>
                <text:list-item>
                  <text:h text:style-name="P417"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20">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02856885421479" text:continue-list="list102857390328619" text:style-name="List_20_2">
        <text:list-item>
          <text:p text:style-name="P381">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81">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3">ese</text:span> environment properties.</text:p>
      <text:p text:style-name="P46"/>
      <text:p text:style-name="P46">To achieve this, JPPF has two interfaces, one for each side of a JMX connection:</text:p>
      <text:p text:style-name="P46"/>
      <text:p text:style-name="P46"><text:a xlink:type="simple" xlink:href="https://www.jppf.org/javadoc/6.1/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24"><text:s text:c="2"/><text:span text:style-name="T33">// Get a set of environment properties add to or override those</text:span></text:p>
      <text:p text:style-name="P324"><text:s text:c="2"/><text:span text:style-name="T33">// passed to each new remote connector server</text:span></text:p>
      <text:p text:style-name="Code_20_block"><text:s text:c="2"/>Map&lt;String, ?&gt; getEnvironment();</text:p>
      <text:p text:style-name="Code_20_block">}</text:p>
      <text:p text:style-name="P48"/>
      <text:p text:style-name="P47"><text:a xlink:type="simple" xlink:href="https://www.jppf.org/javadoc/6.1/index.html?javax/management/remote/generic/ClientEnvironmentProvider.html" text:style-name="Internet_20_link" text:visited-style-name="Visited_20_Internet_20_Link"><text:span text:style-name="T222">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47"/>
      <text:p text:style-name="P324">public interface <text:span text:style-name="T222">Client</text:span>EnvironmentProvider {</text:p>
      <text:p text:style-name="P324"><text:s text:c="2"/><text:span text:style-name="T33">// Get a set of environment properties add to or override those</text:span></text:p>
      <text:p text:style-name="P324"><text:s text:c="2"/><text:span text:style-name="T33">// passed to each new remote connector</text:span></text:p>
      <text:p text:style-name="P324"><text:s text:c="2"/>Map&lt;String, ?&gt; getEnvironment();</text:p>
      <text:p text:style-name="P324">}</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4">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02857183529791" text:continue-numbering="true" text:style-name="List_20_2">
        <text:list-item>
          <text:p text:style-name="P382">create a file <text:span text:style-name="T1">javax.management.remote.generic.ServerEnvironmentProvider</text:span> in the <text:span text:style-name="T1">META-INF/services folder</text:span></text:p>
        </text:list-item>
        <text:list-item>
          <text:p text:style-name="P382">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1">ServerEnvironmentProvider</text:span></text:a></text:p>
        </text:list-item>
      </text:list>
      <text:p text:style-name="P48"/>
      <text:p text:style-name="P48">For a <text:span text:style-name="T1">client</text:span> environment provider:</text:p>
      <text:list xml:id="list102857754818136" text:continue-numbering="true" text:style-name="List_20_2">
        <text:list-item>
          <text:p text:style-name="P382">create a file <text:span text:style-name="T1">javax.management.remote.generic.ClientEnvironmentProvider</text:span> in the <text:span text:style-name="T1">META-INF/services</text:span> folder</text:p>
        </text:list-item>
        <text:list-item>
          <text:p text:style-name="P383">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1">EnvironmentProvider</text:span></text:a></text:p>
        </text:list-item>
      </text:list>
      <text:p text:style-name="P48"/>
      <text:p text:style-name="P48"/>
      <text:list xml:id="list102857364024685" text:continue-list="list102857679288752" text:style-name="Outline">
        <text:list-item>
          <text:list>
            <text:list-item>
              <text:list>
                <text:list-item>
                  <text:h text:style-name="P417" text:outline-level="3">Monitoring data providers</text:h>
                </text:list-item>
              </text:list>
            </text:list-item>
          </text:list>
        </text:list-item>
      </text:list>
      <text:p text:style-name="P50">A monitoring data provider is a service which provides diagnostics, health or information data about the (JVM) process of a JPPF node <text:span text:style-name="T303">or driver</text:span>, or about the machine it runs on. This data is provided to the <text:a xlink:type="simple" xlink:href="https://www.jppf.org/doc/6.1/index.php?title=JVM_health_monitoring" text:style-name="Internet_20_link" text:visited-style-name="Visited_20_Internet_20_Link"><text:span text:style-name="T302">health monitoring MBean</text:span></text:a><text:span text:style-name="T302">, and transported in each </text:span><text:a xlink:type="simple" xlink:href="https://www.jppf.org/javadoc/6.1/org/jppf/management/diagnostics/DiagnosticsMBean.html#healthSnapshot()" text:style-name="Internet_20_link" text:visited-style-name="Visited_20_Internet_20_Link"><text:span text:style-name="T302">health snapshot</text:span></text:a><text:span text:style-name="T302"> that it supplies on-demand. </text:span></text:p>
      <text:p text:style-name="P50"/>
      <text:p text:style-name="P51">The providers are also used by the JPPF desktop and web admin consoles, where they are rendered as columns in the JVM health view. The desktop console also makes the numeric values available as selectable fields for the charts.</text:p>
      <text:list xml:id="list102858895361582"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2">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2"/>
      <text:p text:style-name="Code_20_block">public abstract class MonitoringDataProvider {</text:p>
      <text:p text:style-name="P348"><text:s text:c="2"/><text:span text:style-name="T33">// Perform the initialization of this provider</text:span></text:p>
      <text:p text:style-name="P348"><text:s text:c="2"/>public abstract void init();</text:p>
      <text:p text:style-name="P348"/>
      <text:p text:style-name="P348"><text:s text:c="2"/><text:span text:style-name="T33">// Perform the definition of the properties supplied by this provider</text:span></text:p>
      <text:p text:style-name="Code_20_block"><text:s text:c="2"/>public abstract void defineProperties();</text:p>
      <text:p text:style-name="Code_20_block"/>
      <text:p text:style-name="Code_20_block"><text:s text:c="2"/><text:span text:style-name="T33">//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0"/>
      <text:p text:style-name="P52">The <text:span text:style-name="Code_20_char">init()</text:span> method is invoked exactly once for each provider in a JPPF node or driver <text:span text:style-name="T306">(producer side)</text:span>. It is intended for one-time initializations such as loading native libraries or reading resources files, etc. If no such initialization is needed in a provider, then the method's impl<text:span text:style-name="T306">e</text:span>mentation <text:span text:style-name="T306">should</text:span> be left empty.</text:p>
      <text:p text:style-name="P52"/>
      <text:p text:style-name="P53">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05">a type</text:span>, and optionally a validity range <text:span text:style-name="T305">for the numeric properties. Individual properties are defined using the </text:span><text:span text:style-name="Code_20_char"><text:span text:style-name="T305">setXXXProperty()</text:span></text:span><text:span text:style-name="T305"> methods of </text:span><text:a xlink:type="simple" xlink:href="https://www.jppf.org/javadoc/6.1/index.html?org/jppf/management/diagnostics/provider/MonitoringDataProvider.html" text:style-name="Internet_20_link" text:visited-style-name="Visited_20_Internet_20_Link">MonitoringDataProvider</text:a>, <text:span text:style-name="T306">where </text:span><text:span text:style-name="Code_20_char"><text:span text:style-name="T306">XXX</text:span></text:span><text:span text:style-name="T306"> represents the type of the property's value.</text:span></text:p>
      <text:p text:style-name="P53"/>
      <text:p text:style-name="P54">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3"/>
      <text:p text:style-name="P368"><text:span text:style-name="T1">Important</text:span>: <text:span text:style-name="T14">a concrete implementation of </text:span><text:a xlink:type="simple" xlink:href="https://www.jppf.org/javadoc/6.1/index.html?org/jppf/management/diagnostics/provider/MonitoringDataProvider.html" text:style-name="Internet_20_link" text:visited-style-name="Visited_20_Internet_20_Link"><text:span text:style-name="T25">MonitoringDataProvider</text:span></text:a><text:span text:style-name="T25"> </text:span><text:span text:style-name="T99">must</text:span><text:span text:style-name="T14"> provide a no-args constructor, </text:span><text:span text:style-name="T26">either implicit or explicit </text:span></text:p>
      <text:p text:style-name="P54"/>
      <text:p text:style-name="P54">As an example, let's define a <text:s/><text:a xlink:type="simple" xlink:href="https://www.jppf.org/javadoc/6.1/index.html?org/jppf/management/diagnostics/provider/MonitoringDataProvider.html" text:style-name="Internet_20_link" text:visited-style-name="Visited_20_Internet_20_Link"><text:span text:style-name="T304">MonitoringDataProvider</text:span></text:a><text:span text:style-name="T304"> </text:span>that supplies the system time as a formatted string. We could implement it as follows:</text:p>
      <text:p text:style-name="P54"/>
      <text:p text:style-name="Code_20_block">public class SystemTimeProvider extends MonitoringDataProvider {</text:p>
      <text:p text:style-name="Code_20_block"><text:s text:c="2"/><text:span text:style-name="T33">// example: 2018-0</text:span><text:span text:style-name="T82">5</text:span><text:span text:style-name="T33">-</text:span><text:span text:style-name="T82">2</text:span><text:span text:style-name="T33">1 1</text:span><text:span text:style-name="T82">7</text:span><text:span text:style-name="T33">:40:37</text:span></text:p>
      <text:p text:style-name="P349"><text:s text:c="2"/>private final SimpleDateFormat <text:span text:style-name="T307">dtFormat</text:span> = new SimpleDateFormat("YYYY-MM-dd HH:mm:ss");</text:p>
      <text:p text:style-name="Code_20_block"/>
      <text:p text:style-name="P350"><text:s text:c="2"/>@Override public void init() { } <text:span text:style-name="T33">// nothing to initialize</text:span></text:p>
      <text:p text:style-name="Code_20_block"/>
      <text:p text:style-name="Code_20_block"><text:s text:c="2"/>@Override</text:p>
      <text:p text:style-name="Code_20_block"><text:s text:c="2"/>public void defineProperties() {</text:p>
      <text:p text:style-name="Code_20_block"><text:s text:c="4"/><text:span text:style-name="T33">//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49"><text:s text:c="2"/>public TypedProperties getValues() {</text:p>
      <text:p text:style-name="P349"><text:s text:c="4"/><text:span text:style-name="T33">// </text:span><text:span text:style-name="T81">set the current value of the "systemTime" property</text:span></text:p>
      <text:p text:style-name="P349"><text:s text:c="4"/>return new TypedProperties().setString("systemTime", <text:span text:style-name="T307">dtFormat</text:span>.format(new Date()));</text:p>
      <text:p text:style-name="Code_20_block"><text:s text:c="2"/>}</text:p>
      <text:p text:style-name="Code_20_block">}</text:p>
      <text:p text:style-name="P54"/>
      <text:p text:style-name="P54"/>
      <text:list xml:id="list102857167639710" text:continue-numbering="true" text:style-name="Outline">
        <text:list-item>
          <text:list>
            <text:list-item>
              <text:list>
                <text:list-item>
                  <text:list>
                    <text:list-item>
                      <text:h text:style-name="P430" text:outline-level="4">Plugging a monitoring data provider</text:h>
                    </text:list-item>
                  </text:list>
                </text:list-item>
              </text:list>
            </text:list-item>
          </text:list>
        </text:list-item>
      </text:list>
      <text:p text:style-name="P56">Monitoring data providers are discovered via the <text:a xlink:type="simple" xlink:href="https://docs.oracle.com/javase/tutorial/ext/basics/spi.html" text:style-name="Internet_20_link" text:visited-style-name="Visited_20_Internet_20_Link">Service Provider Interface (SPI)</text:a> <text:span text:style-name="T308">mechanism. To plug a provider into JPPF, proceed as follows:</text:span></text:p>
      <text:p text:style-name="P56"/>
      <text:p text:style-name="P18"><text:span text:style-name="T111">- I</text:span><text:span text:style-name="T110">n your source directory, or in a separate resources directory, create the service file: </text:span></text:p>
      <text:p text:style-name="P18"><text:span text:style-name="Code_20_char"><text:span text:style-name="T110">META-INF/services/org.jppf.management.diagnostics.provider.MonitoringDataProvider</text:span></text:span></text:p>
      <text:p text:style-name="P60"/>
      <text:p text:style-name="P19"><text:span text:style-name="T111">- O</text:span><text:span text:style-name="T110">pen this file in a text editor and add a line with the fully qualifed name of your provider implementation. For instance, for the SystemTimeProvider example in the previous section, we would </text:span><text:span text:style-name="T112">add</text:span><text:span text:style-name="T110"> a line with the following content:</text:span></text:p>
      <text:p text:style-name="P19"><text:span text:style-name="Code_20_char"><text:span text:style-name="T110">test.SystemTimeProvider</text:span></text:span></text:p>
      <text:p text:style-name="Note_5f_Tip"><text:span text:style-name="Code_20_char"><text:span text:style-name="T311">Note</text:span></text:span><text:span text:style-name="Code_20_char"><text:span text:style-name="T310">: </text:span></text:span><text:span text:style-name="Code_20_char"><text:span text:style-name="T313">y</text:span></text:span><text:span text:style-name="Code_20_char"><text:span text:style-name="T312">ou can add as </text:span></text:span><text:span text:style-name="Code_20_char"><text:span text:style-name="T314">many provider implementations as you wish.</text:span></text:span></text:p>
      <text:p text:style-name="P61"/>
      <text:p text:style-name="P228"><text:span text:style-name="T111">- C</text:span><text:span text:style-name="T106">reate a jar file which contains this service file, along with your provider implementation and its support classes</text:span></text:p>
      <text:p text:style-name="P61"/>
      <text:p text:style-name="P228"><text:span text:style-name="T111">- T</text:span><text:span text:style-name="T106">o make the provider available to the drivers and nodes, just add the jar file to each driver's classpath. The nodes will automatically lookup and download the provider implementations from the driver, using their distributed classloader.</text:span></text:p>
      <text:p text:style-name="P61"/>
      <text:p text:style-name="P228"><text:span text:style-name="T111">- T</text:span><text:span text:style-name="T106">o make the provider available to a desktop administration console, just add the jar file to the console's classpath. </text:span><text:span text:style-name="T113">The provider's properties will be shown as additional columns in the "JVM health" view of the console. The numeric properties will also be added to the list of available fi</text:span><text:span text:style-name="T116">e</text:span><text:span text:style-name="T113">lds in the charts configuration dialog.</text:span></text:p>
      <text:p text:style-name="P61"/>
      <text:p text:style-name="P228"><text:span text:style-name="T111">- T</text:span><text:span text:style-name="T106">o make the provider available to a web administration </text:span><text:span text:style-name="T112">console</text:span><text:span text:style-name="T106">, you will need to repackage the war file so as to add the </text:span><text:span text:style-name="T115">provider </text:span><text:span text:style-name="T106">jar to its </text:span><text:span text:style-name="Code_20_char"><text:span text:style-name="T106">WEB-INF/lib</text:span></text:span><text:span text:style-name="T106"> folder</text:span></text:p>
      <text:list xml:id="list102858192253352"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29"><text:span text:style-name="T106">If you have int</text:span><text:span text:style-name="T114">e</text:span><text:span text:style-name="T106">g</text:span><text:span text:style-name="T114">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17">a</text:span><text:span text:style-name="T114">y the property name. If you need something more readable, based on the user's locale, follow these steps:</text:span></text:p>
      <text:p text:style-name="P54"/>
      <text:p text:style-name="P55">- <text:span text:style-name="T315">in your provider implementation, override the </text:span><text:span text:style-name="Code_20_char"><text:span text:style-name="T315">getLocalizationBase()</text:span></text:span><text:span text:style-name="T315"> method of the </text:span><text:a xlink:type="simple" xlink:href="https://www.jppf.org/javadoc/6.1/index.html?org/jppf/management/diagnostics/provider/MonitoringDataProvider.html" text:style-name="Internet_20_link" text:visited-style-name="Visited_20_Internet_20_Link"><text:span text:style-name="T315">MonitoringDataProvider</text:span></text:a><text:span text:style-name="T315"> class, to specify the base name of the localization files. For the SystemTimeProvider example, we could do as follows:</text:span></text:p>
      <text:p text:style-name="P55"/>
      <text:p text:style-name="P354">@Override</text:p>
      <text:p text:style-name="P354">protected String getLocalizationBase() {</text:p>
      <text:p text:style-name="Code_20_block"><text:s text:c="2"/>return "test.SystemTimeProvider";</text:p>
      <text:p text:style-name="Code_20_block">}</text:p>
      <text:p text:style-name="P55"/>
      <text:p text:style-name="P57">The returned string is used as the prefix for one or more properties files, <text:span text:style-name="T316">based on the locale. For example the default translation would be found in the </text:span><text:span text:style-name="Code_20_char"><text:span text:style-name="T316">test.SystemTimeProvider.properties</text:span></text:span><text:span text:style-name="T316"> file, whereas the translation for the en_GB locale would be found in </text:span><text:span text:style-name="Code_20_char"><text:span text:style-name="T316">test.SystemTimeProvider_en_GB.properties</text:span></text:span><text:span text:style-name="T316">.</text:span></text:p>
      <text:p text:style-name="P57"/>
      <text:p text:style-name="P57">- <text:span text:style-name="T316">write a default translation file, where you can specify the column name and associated tooltip as follows:</text:span></text:p>
      <text:p text:style-name="P57"/>
      <text:p text:style-name="Code_20_block">property_name = some short translation</text:p>
      <text:p text:style-name="Code_20_block">property_name.doc = a longer <text:span text:style-name="T316">localized </text:span>tooltip <text:span text:style-name="T316">text </text:span>\n possibly on multiple lines</text:p>
      <text:p text:style-name="P54"/>
      <text:p text:style-name="P58">The f<text:span text:style-name="T319">i</text:span>le name must be the string returned by <text:span text:style-name="Code_20_char"><text:span text:style-name="T315">getLocalizationBase()</text:span></text:span>, with the .properties extension, for example: <text:span text:style-name="Code_20_char">test.SystemTimeProvider.properties</text:span>, <text:span text:style-name="T317">with the following content:</text:span></text:p>
      <text:p text:style-name="P58"/>
      <text:p text:style-name="P246"># column name in JVM health view</text:p>
      <text:p text:style-name="Code_20_block">systemTime = System time</text:p>
      <text:p text:style-name="P246"># column header tooltip (.doc suffix)</text:p>
      <text:p text:style-name="Code_20_block">systemTime.doc = The current system time in "YYYY-MM-dd HH:mm:ss" format</text:p>
      <text:p text:style-name="P54"/>
      <text:p text:style-name="P59">The screenshot below shows <text:span text:style-name="T325">how htis is rendered </text:span>in the desktop console:</text:p>
      <text:p text:style-name="P59"/>
      <text:p text:style-name="P59"><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4"/>
      <text:p text:style-name="P54">- <text:span text:style-name="T318">finally, do the same for all locales or languages for which you need a translation.</text:span></text:p>
      <text:list xml:id="list102858423592014"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4">The values supplied by the <text:a xlink:type="simple" xlink:href="https://www.jppf.org/javadoc/6.1/index.html?org/jppf/management/diagnostics/provider/MonitoringDataProvider.html" text:style-name="Internet_20_link" text:visited-style-name="Visited_20_Internet_20_Link"><text:span text:style-name="T315">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21">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21">p</text:span></text:a><text:a xlink:type="simple" xlink:href="https://www.jppf.org/javadoc/6.1/index.html?org/jppf/management/diagnostics/HealthSnapshot.html" text:style-name="Internet_20_link" text:visited-style-name="Visited_20_Internet_20_Link">shot</text:a> objects, <text:span text:style-name="T320">which are obtained from the </text:span><text:a xlink:type="simple" xlink:href="https://www.jppf.org/javadoc/6.1/index.html?org/jppf/management/diagnostics/DiagnosticsMBean.html" text:style-name="Internet_20_link" text:visited-style-name="Visited_20_Internet_20_Link"><text:span text:style-name="T320">DiagnosticsMBean</text:span></text:a><text:span text:style-name="T320"> management bean. For more information on the </text:span><text:span text:style-name="Code_20_char"><text:span text:style-name="T320">DiagnosticsMBean</text:span></text:span><text:span text:style-name="T320"> and how to use it, please read the documentation on </text:span><text:a xlink:type="simple" xlink:href="https://www.jppf.org/doc/6.1/index.php?title=JVM_health_monitoring" text:style-name="Internet_20_link" text:visited-style-name="Visited_20_Internet_20_Link"><text:span text:style-name="T320">JVM health monitoring</text:span></text:a><text:span text:style-name="T320">.</text:span></text:p>
      <text:p text:style-name="P54"/>
      <text:p text:style-name="P62">From a <text:a xlink:type="simple" xlink:href="https://www.jppf.org/javadoc/6.1/index.html?org/jppf/management/diagnostics/HealthSnapshot.html" text:style-name="Internet_20_link" text:visited-style-name="Visited_20_Internet_20_Link"><text:span text:style-name="T322">HealthSnapshot</text:span></text:a>, individual values can be obtained vith one of the <text:span text:style-name="Code_20_char">getXXX(String)</text:span> methods, where <text:span text:style-name="Code_20_char">XXX</text:span> represents the desired type of the value. For example:</text:p>
      <text:p text:style-name="P62"/>
      <text:p text:style-name="P351">try (JMXDriverConnectionWrapper driverJmx =</text:p>
      <text:p text:style-name="P351"><text:s text:c="7"/>new JMXDriverConnectionWrapper("my.driver.host", 11111)) {</text:p>
      <text:p text:style-name="P351"><text:s text:c="2"/><text:span text:style-name="T33">// </text:span><text:span text:style-name="T83">wait </text:span><text:span text:style-name="T84">up to</text:span><text:span text:style-name="T83"> 5s for the JMX connection to the driver</text:span></text:p>
      <text:p text:style-name="Code_20_block"><text:s text:c="2"/>driverJmx.connectAndWait(5000L); </text:p>
      <text:p text:style-name="Code_20_block"><text:s text:c="2"/><text:span text:style-name="T33">// </text:span><text:span text:style-name="T83">obtain a proxy to the DiagnosticsMBean</text:span></text:p>
      <text:p text:style-name="P351"><text:s text:c="2"/>DiagnosticsMBean diag = driverJmx.getDiagnosticsProxy();</text:p>
      <text:p text:style-name="P351"><text:s text:c="2"/><text:span text:style-name="T33">// </text:span><text:span text:style-name="T83">request a snapshot</text:span></text:p>
      <text:p text:style-name="Code_20_block"><text:s text:c="2"/>HealthSnapshot snapshot = diag.healthSnapshot();</text:p>
      <text:p text:style-name="Code_20_block"><text:s text:c="2"/><text:span text:style-name="T33">// </text:span><text:span text:style-name="T83">print the value of "systemTime"</text:span></text:p>
      <text:p text:style-name="Code_20_block"><text:s text:c="2"/>System.out.println("the driver system time is " + snapshot.getString("systemTime"));</text:p>
      <text:p text:style-name="Code_20_block">} catch (Exception e) { e.printStackTrace(); }</text:p>
      <text:p text:style-name="P54"/>
      <text:p text:style-name="P63">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3">getProperties()</text:span></text:span> method:</text:p>
      <text:p text:style-name="P63"/>
      <text:p text:style-name="P352">DiagnosticsMBean diag = ...;</text:p>
      <text:p text:style-name="P352">HealthSnapshot snapshot = diag.healthSnapshot();</text:p>
      <text:p text:style-name="P353"><text:span text:style-name="T33">// </text:span><text:span text:style-name="T85">get all properties </text:span><text:span text:style-name="T86">and </text:span><text:span text:style-name="T83">print the value of "systemTime"</text:span></text:p>
      <text:p text:style-name="P352"><text:span text:style-name="T323">TypedProperties properties = snapshot.getProperties</text:span>;</text:p>
      <text:p text:style-name="P352">System.out.println("the driver system time is " + <text:span text:style-name="T324">properties</text:span>.getString("systemTime"));</text:p>
      <text:p text:style-name="P20"/>
      <text:p text:style-name="P230">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0"/>
      <text:p text:style-name="P230"><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102857156125023" text:continue-numbering="true" text:style-name="Outline">
        <text:list-item>
          <text:list>
            <text:list-item>
              <text:h text:style-name="P41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79">Note</text:span>: <text:span text:style-name="T14">all JPPF built-in MBeans are implemented via this mechanism</text:span><text:span text:style-name="T93">.</text:span></text:p>
      <text:p text:style-name="Note_5f_Tip"/>
      <text:p text:style-name="Note_5f_Tip"><text:span text:style-name="T103">Related sample</text:span><text:span text:style-name="T93">: “Custom MBeans” sample in the JPPF samples pack.</text:span></text:p>
      <text:list xml:id="list10285720777998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4">must</text:span> comply with the following constraints:</text:p>
      <text:p text:style-name="P1"/>
      <text:list xml:id="list102857667480321" text:continue-list="list102857754818136" text:style-name="List_20_2">
        <text:list-item>
          <text:p text:style-name="P370">the MBean interface name must be of the form <text:span text:style-name="T14">&lt;MyName&gt;</text:span>MBean and the MBean implementation class name must be of the form <text:span text:style-name="T1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7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7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4">after</text:span> the one it depends on.</text:p>
        </text:list-item>
        <text:list-item>
          <text:p text:style-name="P370">the MBean provider interface must have a public no-arg constructor</text:p>
        </text:list-item>
      </text:list>
      <text:list xml:id="list102858433567398" text:continue-list="list10285720777998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list xml:id="list102857199364851" text:continue-numbering="true" text:style-name="Outline">
        <text:list-item>
          <text:list>
            <text:list-item>
              <text:list>
                <text:list-item>
                  <text:list>
                    <text:list-item>
                      <text:list>
                        <text:list-item>
                          <text:h text:style-name="Heading_20_5" text:outline-level="5"><text:span text:style-name="T343">C</text:span>reate the MBean interface and its implementation</text:h>
                        </text:list-item>
                      </text:list>
                    </text:list-item>
                  </text:list>
                </text:list-item>
              </text:list>
            </text:list-item>
          </text:list>
        </text:list-item>
      </text:list>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46">// Exposes one method that queries the node's JVM</text:p>
      <text:p text:style-name="P246">// for the number of available processors</text:p>
      <text:p text:style-name="Code_20_block">public interface AvailableProcessorsMBean {</text:p>
      <text:p text:style-name="Code_20_block"><text:s text:c="2"/><text:span text:style-name="T33">// return the available processors as an integer value</text:span></text:p>
      <text:p text:style-name="Code_20_block"><text:s text:c="2"/>Integer queryAvailableProcessors();</text:p>
      <text:p text:style-name="Code_20_block">}</text:p>
      <text:p text:style-name="P1"/>
      <text:p text:style-name="P1"/>
      <text:p text:style-name="P23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46">// Implementation of the AvailableProcessorsMBean interface</text:p>
      <text:p text:style-name="Code_20_block">public class AvailableProcessors implements AvailableProcessorsMBean {</text:p>
      <text:p text:style-name="Code_20_block"><text:s text:c="2"/><text:span text:style-name="T33">// return the available processors as an integer value</text:span></text:p>
      <text:p text:style-name="Code_20_block"><text:s text:c="2"/>public Integer queryAvailableProcessors() {</text:p>
      <text:p text:style-name="Code_20_block"><text:s text:c="4"/><text:span text:style-name="T33">// we use the java.lang.Runtime API</text:span></text:p>
      <text:p text:style-name="Code_20_block"><text:s text:c="4"/>return Runtime.getRuntime().availableProcessors();</text:p>
      <text:p text:style-name="Code_20_block"><text:s text:c="2"/>}</text:p>
      <text:p text:style-name="Code_20_block">}</text:p>
      <text:list xml:id="list102857709282574" text:continue-numbering="true" text:style-name="Outline">
        <text:list-item>
          <text:list>
            <text:list-item>
              <text:list>
                <text:list-item>
                  <text:list>
                    <text:list-item>
                      <text:list>
                        <text:list-item>
                          <text:h text:style-name="Heading_20_5" text:outline-level="5"><text:span text:style-name="T343">I</text:span>mplement the node MBean provider interface</text:h>
                        </text:list-item>
                      </text:list>
                    </text:list-item>
                  </text:list>
                </text:list-item>
              </text:list>
            </text:list-item>
          </text:list>
        </text:list-item>
      </text:list>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text:span text:style-name="T309">JPPFNodeMBeanProvider</text:span></text:span></text:a>, which will provide the node with enough information to create the MBean and register it with the MBean server. This interface is defined as follows:</text:p>
      <text:p text:style-name="P1"/>
      <text:p text:style-name="P246">// service provider interface for pluggable management beans for JPPF nodes</text:p>
      <text:p text:style-name="Code_20_block">public interface JPPFNodeMBeanProvider extends JPPFMBeanProvider {</text:p>
      <text:p text:style-name="Code_20_block"><text:s text:c="2"/><text:span text:style-name="T33">// return a concrete MBean instance</text:span></text:p>
      <text:p text:style-name="Code_20_block"><text:s text:c="2"/><text:span text:style-name="T33">// the class of the returned MBean must implement the interface defined by</text:span></text:p>
      <text:p text:style-name="Code_20_block"><text:s text:c="2"/><text:span text:style-name="T33">//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5"/>
      <text:p text:style-name="P246">// service provider interface for pluggable management beans</text:p>
      <text:p text:style-name="Code_20_block">public interface JPPFMBeanProvider {</text:p>
      <text:p text:style-name="Code_20_block"><text:s text:c="2"/><text:span text:style-name="T33">// seturn the fully qualified name of the management interface</text:span></text:p>
      <text:p text:style-name="Code_20_block"><text:s text:c="2"/><text:span text:style-name="T33">// defined by this provider</text:span></text:p>
      <text:p text:style-name="Code_20_block"><text:s text:c="2"/>public String getMBeanInterfaceName();</text:p>
      <text:p text:style-name="Code_20_block"/>
      <text:p text:style-name="Code_20_block"><text:s text:c="2"/><text:span text:style-name="T33">// return the name of the specified MBean</text:span></text:p>
      <text:p text:style-name="Code_20_block"><text:s text:c="2"/><text:span text:style-name="T33">//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46">// AvailableProcessors MBean provider implementation</text:p>
      <text:p text:style-name="Code_20_block">public class AvailableProcessorsMBeanProvider implements JPPFNodeMBeanProvider {</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3">//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list xml:id="list102858938258908" text:continue-numbering="true" text:style-name="Outline">
        <text:list-item>
          <text:list>
            <text:list-item>
              <text:list>
                <text:list-item>
                  <text:list>
                    <text:list-item>
                      <text:list>
                        <text:list-item>
                          <text:h text:style-name="P434" text:outline-level="5"><text:span text:style-name="T343">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list xml:id="list102858180201940" text:continue-numbering="true" text:style-name="Outline">
        <text:list-item>
          <text:list>
            <text:list-item>
              <text:list>
                <text:list-item>
                  <text:list>
                    <text:list-item>
                      <text:list>
                        <text:list-item>
                          <text:h text:style-name="Heading_20_5" text:outline-level="5"><text:span text:style-name="T343">D</text:span>eploy the MBean</text:h>
                        </text:list-item>
                      </text:list>
                    </text:list-item>
                  </text:list>
                </text:list-item>
              </text:list>
            </text:list-item>
          </text:list>
        </text:list-item>
      </text:list>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list xml:id="list102858420381826" text:continue-numbering="true" text:style-name="Outline">
        <text:list-item>
          <text:list>
            <text:list-item>
              <text:list>
                <text:list-item>
                  <text:list>
                    <text:list-item>
                      <text:list>
                        <text:list-item>
                          <text:h text:style-name="Heading_20_5" text:outline-level="5"><text:span text:style-name="T342">U</text:span>sing the MBean</text:h>
                        </text:list-item>
                      </text:list>
                    </text:list-item>
                  </text:list>
                </text:list-item>
              </text:list>
            </text:list-item>
          </text:list>
        </text:list-item>
      </text:list>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4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285882664749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list xml:id="list102857271570993" text:continue-numbering="true" text:style-name="Outline">
        <text:list-item>
          <text:list>
            <text:list-item>
              <text:list>
                <text:list-item>
                  <text:list>
                    <text:list-item>
                      <text:list>
                        <text:list-item>
                          <text:h text:style-name="Heading_20_5" text:outline-level="5"><text:span text:style-name="T343">C</text:span>reate the MBean interface and its implementation</text:h>
                        </text:list-item>
                      </text:list>
                    </text:list-item>
                  </text:list>
                </text:list-item>
              </text:list>
            </text:list-item>
          </text:list>
        </text:list-item>
      </text:list>
      <text:p text:style-name="Standard">We will simply reuse the interface <text:span text:style-name="Code_20_char">AvailableProcessorsMBean</text:span> and its implementation <text:span text:style-name="Code_20_char">AvailableProcessors</text:span> that we have already created.</text:p>
      <text:list xml:id="list102858075794947" text:continue-numbering="true" text:style-name="Outline">
        <text:list-item>
          <text:list>
            <text:list-item>
              <text:list>
                <text:list-item>
                  <text:list>
                    <text:list-item>
                      <text:list>
                        <text:list-item>
                          <text:h text:style-name="Heading_20_5" text:outline-level="5"><text:span text:style-name="T343">I</text:span>mplement the <text:span text:style-name="T343">server</text:span> MBean provider interface</text:h>
                        </text:list-item>
                      </text:list>
                    </text:list-item>
                  </text:list>
                </text:list-item>
              </text:list>
            </text:list-item>
          </text:list>
        </text:list-item>
      </text:list>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text:span text:style-name="T309">JPPFDriverMBeanProvider</text:span></text:span></text:a>, <text:span text:style-name="T337">defined as follows:</text:span></text:p>
      <text:p text:style-name="Standard"/>
      <text:p text:style-name="Code_20_block">public interface JPPFDriverMBeanProvider extends JPPFMBeanProvider {</text:p>
      <text:p text:style-name="Code_20_block"><text:s text:c="2"/><text:span text:style-name="T33">// Return a concrete MBean instance</text:span></text:p>
      <text:p text:style-name="Code_20_block"><text:s text:c="2"/>Object createMBean();</text:p>
      <text:p text:style-name="Code_20_block"/>
      <text:p text:style-name="Code_20_block"><text:s text:c="2"/><text:span text:style-name="T33">// Return a concrete MBean</text:span></text:p>
      <text:p text:style-name="Code_20_block"><text:s text:c="2"/>default Object createMBean(JPPFDriver driver) {</text:p>
      <text:p text:style-name="Code_20_block"><text:s text:c="4"/>return createMBean();</text:p>
      <text:p text:style-name="Code_20_block"><text:s text:c="2"/>}</text:p>
      <text:p text:style-name="Code_20_block">}</text:p>
      <text:p text:style-name="Standard"/>
      <text:p text:style-name="P233">The JPPF driver will always call <text:span text:style-name="Code_20_char">createMBean(JPPFDriver)</text:span> when creating a custom MBean. Note that its default implementation merely delegates to <text:span text:style-name="Code_20_char">createMBean()</text:span> without using the parameter. Implementations that wish to use the <text:a xlink:type="simple" xlink:href="https://www.jppf.org/javadoc/6.1/index.html?org/jppf/server/JPPFDriver.html" text:style-name="Internet_20_link" text:visited-style-name="Visited_20_Internet_20_Link">JPPF</text:a><text:a xlink:type="simple" xlink:href="https://www.jppf.org/javadoc/6.1/index.html?org/jppf/server/JPPFDriver.html" text:style-name="Internet_20_link" text:visited-style-name="Visited_20_Internet_20_Link"><text:span text:style-name="T338">D</text:span></text:a><text:a xlink:type="simple" xlink:href="https://www.jppf.org/javadoc/6.1/index.html?org/jppf/server/JPPFDriver.html" text:style-name="Internet_20_link" text:visited-style-name="Visited_20_Internet_20_Link">river</text:a> API <text:span text:style-name="T338">should overrride this method.</text:span></text:p>
      <text:p text:style-name="Standard"/>
      <text:p text:style-name="Standard"/>
      <text:p text:style-name="P243">Our server MBean provider implementation is like this:</text:p>
      <text:p text:style-name="Standard"/>
      <text:p text:style-name="P320">package org.jppf.example.mbean.driver.spi;</text:p>
      <text:p text:style-name="Code_20_block"/>
      <text:p text:style-name="Code_20_block">import org.jppf.example.mbean.AvailableProcessors;</text:p>
      <text:p text:style-name="P320">import org.jppf.management.spi.JPPFDriverMBeanProvider;</text:p>
      <text:p text:style-name="Code_20_block"/>
      <text:p text:style-name="P246">// AvailableProcessors MBean provider implementation</text:p>
      <text:p text:style-name="Code_20_block">public class AvailableProcessorsMBeanProvider implements <text:span text:style-name="T1">JPPFDriverMBeanProvider </text:span>{</text:p>
      <text:p text:style-name="Code_20_block"><text:s text:c="2"/><text:span text:style-name="T33">//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3">//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
      <text:p text:style-name="Code_20_block"><text:s text:c="2"/><text:span text:style-name="T33">//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2857817741176" text:continue-list="list980654084" text:style-name="List_20_1">
        <text:list-item>
          <text:p text:style-name="P385">the implemented interface is <text:span text:style-name="Code_20_char">JPPFDriverMbeanProvider</text:span>, and its <text:span text:style-name="Code_20_char">createMBean()</text:span> method takes no parameter</text:p>
        </text:list-item>
        <text:list-item>
          <text:p text:style-name="P385">we gave a different object name to our MBean: “<text:span text:style-name="Code_20_char">…,</text:span><text:span text:style-name="Code_20_char"><text:span text:style-name="T1">type=driver</text:span></text:span>”</text:p>
        </text:list-item>
        <text:list-item>
          <text:p text:style-name="P385">we created the MBean provider in a different package named <text:span text:style-name="Code_20_char">org.jppf.example.mbean.driver.spi</text:span>.</text:p>
        </text:list-item>
      </text:list>
      <text:list xml:id="list102857460759355" text:continue-list="list102858075794947" text:style-name="Outline">
        <text:list-item>
          <text:list>
            <text:list-item>
              <text:list>
                <text:list-item>
                  <text:list>
                    <text:list-item>
                      <text:list>
                        <text:list-item>
                          <text:h text:style-name="Heading_20_5" text:outline-level="5"><text:span text:style-name="T343">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list xml:id="list102857111645034" text:continue-numbering="true" text:style-name="Outline">
        <text:list-item>
          <text:list>
            <text:list-item>
              <text:list>
                <text:list-item>
                  <text:list>
                    <text:list-item>
                      <text:list>
                        <text:list-item>
                          <text:h text:style-name="Heading_20_5" text:outline-level="5"><text:span text:style-name="T343">D</text:span>eploy the MBean</text:h>
                        </text:list-item>
                      </text:list>
                    </text:list-item>
                  </text:list>
                </text:list-item>
              </text:list>
            </text:list-item>
          </text:list>
        </text:list-item>
      </text:list>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list xml:id="list102857877628669" text:continue-numbering="true" text:style-name="Outline">
        <text:list-item>
          <text:list>
            <text:list-item>
              <text:list>
                <text:list-item>
                  <text:list>
                    <text:list-item>
                      <text:list>
                        <text:list-item>
                          <text:h text:style-name="Heading_20_5" text:outline-level="5"><text:span text:style-name="T342">U</text:span>sing the MBean</text:h>
                        </text:list-item>
                      </text:list>
                    </text:list-item>
                  </text:list>
                </text:list-item>
              </text:list>
            </text:list-item>
          </text:list>
        </text:list-item>
      </text:list>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46">//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3">// we assume the server is running on localhost and uses the management port 11198</text:span></text:p>
      <text:p text:style-name="P319"><text:s text:c="4"/>JMXDriverConnectionWrapper wrapper = </text:p>
      <text:p text:style-name="P319"><text:s text:c="6"/>new JMXDriverConnectionWrapper("localhost", 11198);</text:p>
      <text:p text:style-name="Code_20_block"><text:s text:c="4"/>wrapper.connectAndWait(5000L);</text:p>
      <text:p text:style-name="Code_20_block"><text:s text:c="4"/><text:span text:style-name="T33">//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2857609126605" text:continue-numbering="true" text:style-name="Outline">
        <text:list-item>
          <text:list>
            <text:list-item>
              <text:list>
                <text:list-item>
                  <text:h text:style-name="P417" text:outline-level="3"><text:span text:style-name="T160">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102857332790397" text:continue-list="list102857667480321" text:style-name="List_20_2">
        <text:list-item>
          <text:p text:style-name="P384">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text:span text:style-name="T309">JPPFStartup</text:span></text:span></text:a>, which itself extends <text:a xlink:type="simple" xlink:href="https://docs.oracle.com/javase/8/docs/api/index.html?java/lang/Runnable.html" text:style-name="Internet_20_link" text:visited-style-name="Visited_20_Internet_20_Link"><text:span text:style-name="Code_20_char"><text:span text:style-name="T309">java.lang.Runnable</text:span></text:span></text:a>. Thus, writing a startup class consists essentially in writing code in the <text:span text:style-name="Code_20_char">run()</text:span> method.</text:p>
        </text:list-item>
        <text:list-item>
          <text:p text:style-name="P384">the provider interface implementation must have a no-arg constructor</text:p>
        </text:list-item>
        <text:list-item>
          <text:p text:style-name="P384">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79">Related sample</text:span>: “Startup Classes” sample in the JPPF samples pack.</text:p>
      <text:list xml:id="list102857360166317" text:continue-list="list102857609126605" text:style-name="Outline">
        <text:list-item>
          <text:list>
            <text:list-item>
              <text:list>
                <text:list-item>
                  <text:list>
                    <text:list-item>
                      <text:h text:style-name="Heading_20_4" text:outline-level="4">Node startup classes</text:h>
                      <text:list>
                        <text:list-item>
                          <text:h text:style-name="Heading_20_5" text:outline-level="5"><text:span text:style-name="T344">I</text:span>mplement the node startup class provider interface</text:h>
                        </text:list-item>
                      </text:list>
                    </text:list-item>
                  </text:list>
                </text:list-item>
              </text:list>
            </text:list-item>
          </text:list>
        </text:list-item>
      </text:list>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text:span text:style-name="T309">JPPFNodeStartupSPI</text:span></text:span></text:a>, which will provide the node with enough information to create and run the startup class. This interface is defined as follows:</text:p>
      <text:p text:style-name="P28"/>
      <text:p text:style-name="Code_20_block">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46">//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list xml:id="list102856889057109" text:continue-numbering="true" text:style-name="Outline">
        <text:list-item>
          <text:list>
            <text:list-item>
              <text:list>
                <text:list-item>
                  <text:list>
                    <text:list-item>
                      <text:list>
                        <text:list-item>
                          <text:h text:style-name="Heading_20_5" text:outline-level="5"><text:span text:style-name="T344">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org.jppf.example.startup.node.TestNodeStartup</text:p>
      <text:list xml:id="list102858787082666" text:continue-numbering="true" text:style-name="Outline">
        <text:list-item>
          <text:list>
            <text:list-item>
              <text:list>
                <text:list-item>
                  <text:list>
                    <text:list-item>
                      <text:list>
                        <text:list-item>
                          <text:h text:style-name="Heading_20_5" text:outline-level="5"><text:span text:style-name="T344">D</text:span>eploy the startup class</text:h>
                        </text:list-item>
                      </text:list>
                    </text:list-item>
                  </text:list>
                </text:list-item>
              </text:list>
            </text:list-item>
          </text:list>
        </text:list-item>
      </text:list>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92">Important note</text:span>: <text:span text:style-name="T14">when a node startup class is deployed on the server, the objects it creates (for instance as singletons) can be reused from within the tasks executed by the node</text:span>.</text:p>
      <text:p text:style-name="P1"/>
      <text:list xml:id="list102857053365597" text:continue-numbering="true" text:style-name="Outline">
        <text:list-item>
          <text:list>
            <text:list-item>
              <text:list>
                <text:list-item>
                  <text:list>
                    <text:list-item>
                      <text:h text:style-name="P430" text:outline-level="4">Server startup classes</text:h>
                      <text:list>
                        <text:list-item>
                          <text:h text:style-name="Heading_20_5" text:outline-level="5"><text:span text:style-name="T344">I</text:span>mplement the server startup class provider interface</text:h>
                        </text:list-item>
                      </text:list>
                    </text:list-item>
                  </text:list>
                </text:list-item>
              </text:list>
            </text:list-item>
          </text:list>
        </text:list-item>
      </text:list>
      <text:p text:style-name="P1">In the same way a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28"/>
      <text:p text:style-name="Code_20_block">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46">// This is a test of a server startup class</text:p>
      <text:p text:style-name="P360">public class TestDriverStartup implements JPPFDriverStartupSPI {</text:p>
      <text:p text:style-name="P360"><text:s text:c="2"/><text:span text:style-name="T339">@Override</text:span></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66">A server startup implementation may need information o<text:span text:style-name="T341">n</text:span> the JPPF driver itself. To this effect, you can define a method with this exact signature: public <text:span text:style-name="Code_20_char">void setDriver(JPPFDriver)</text:span>. This method, if defined, will be called exactly once, before the <text:span text:style-name="Code_20_char">run()</text:span> method. It allows implementers to access information o<text:span text:style-name="T341">n</text:span> the driver <text:span text:style-name="T341">v</text:span>ia the <text:a xlink:type="simple" xlink:href="https://www.jppf.org/javadoc/6.1/index.html?org/jppf/server/JPPFDriver.html" text:style-name="Internet_20_link" text:visited-style-name="Visited_20_Internet_20_Link"><text:span text:style-name="T337">JPPFDriver</text:span></text:a> API. It can be used as follows:</text:p>
      <text:p text:style-name="P65"/>
      <text:p text:style-name="P362">public class TestDriverStartup implements JPPFDriverStartupSPI {</text:p>
      <text:p text:style-name="P362"><text:s text:c="2"/><text:span text:style-name="T340">private JPPFDriver driver;</text:span></text:p>
      <text:p text:style-name="P362"><text:s text:c="2"/></text:p>
      <text:p text:style-name="P362"><text:s text:c="2"/><text:span text:style-name="T339">@Override</text:span></text:p>
      <text:p text:style-name="P362"><text:s text:c="2"/>public void run() {</text:p>
      <text:p text:style-name="P362"><text:s text:c="4"/>System.out.println("<text:span text:style-name="T340">S</text:span>erver <text:span text:style-name="T340">configuration: </text:span>" <text:span text:style-name="T340">+ driver.getConfiguration()</text:span>);</text:p>
      <text:p text:style-name="P362"><text:s text:c="2"/>}</text:p>
      <text:p text:style-name="P362"/>
      <text:p text:style-name="P362"><text:s text:c="2"/><text:span text:style-name="T33">// </text:span><text:span text:style-name="T90">the JPPF driver will detect that this method exists and call it</text:span></text:p>
      <text:p text:style-name="P362"><text:s text:c="2"/><text:span text:style-name="T340">public void setDriver(JPPFDriver driver) {</text:span></text:p>
      <text:p text:style-name="P363"><text:s text:c="4"/>this.driver = driver;</text:p>
      <text:p text:style-name="P363"><text:s text:c="2"/>}</text:p>
      <text:p text:style-name="P361">}</text:p>
      <text:list xml:id="list102857912472035" text:continue-numbering="true" text:style-name="Outline">
        <text:list-item>
          <text:list>
            <text:list-item>
              <text:list>
                <text:list-item>
                  <text:list>
                    <text:list-item>
                      <text:list>
                        <text:list-item>
                          <text:h text:style-name="Heading_20_5" text:outline-level="5"><text:span text:style-name="T344">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list xml:id="list102857045294085" text:continue-numbering="true" text:style-name="Outline">
        <text:list-item>
          <text:list>
            <text:list-item>
              <text:list>
                <text:list-item>
                  <text:list>
                    <text:list-item>
                      <text:list>
                        <text:list-item>
                          <text:h text:style-name="Heading_20_5" text:outline-level="5"><text:span text:style-name="T344">D</text:span>eploy the startup class</text:h>
                        </text:list-item>
                      </text:list>
                    </text:list-item>
                  </text:list>
                </text:list-item>
              </text:list>
            </text:list-item>
          </text:list>
        </text:list-item>
      </text:list>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02858889081174" text:continue-numbering="true" text:style-name="Outline">
        <text:list-item>
          <text:list>
            <text:list-item>
              <text:list>
                <text:list-item>
                  <text:h text:style-name="P417" text:outline-level="3">Pluggable MBeanServer<text:span text:style-name="T225">F</text:span>orwarder</text:h>
                </text:list-item>
              </text:list>
            </text:list-item>
          </text:list>
        </text:list-item>
      </text:list>
      <text:p text:style-name="P167">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7"/>
      <text:p text:style-name="P168">A forwarder implements <text:span text:style-name="T226">the </text:span><text:a xlink:type="simple" xlink:href="https://docs.oracle.com/javase/8/docs/api/index.html?javax/management/remote/MBeanServerForwarder.html" text:style-name="Internet_20_link" text:visited-style-name="Visited_20_Internet_20_Link"><text:span text:style-name="T226">MBeanServerForwarder</text:span></text:a> <text:span text:style-name="T226">interface and </text:span>is declared in a driver<text:span text:style-name="T226">'s</text:span> or node<text:span text:style-name="T226">'s</text:span> configuration file as follows:</text:p>
      <text:p text:style-name="P168"/>
      <text:p text:style-name="Code_20_block">jppf.management.server.forwarder = my.forwarder.Implementation param1 ... paramN</text:p>
      <text:p text:style-name="P169"/>
      <text:p text:style-name="P169">The value of the property is a set of space-separated strings, where the first string is the fully qualified class name of an implementation of <text:span text:style-name="Code_20_char">MBeanServerForwarder</text:span>, and the remaining strings are option<text:span text:style-name="T228">al</text:span> parameters passed on to the forwarder at construction time.</text:p>
      <text:p text:style-name="P169"/>
      <text:p text:style-name="P169">For the parameters to be passed on, the forwarder must also implement either of:</text:p>
      <text:p text:style-name="P169"/>
      <text:list xml:id="list102858331427817" text:continue-list="list102857332790397" text:style-name="List_20_2">
        <text:list-item>
          <text:p text:style-name="P387">a constructor that takes a <text:span text:style-name="Code_20_char">String[]</text:span> argument</text:p>
        </text:list-item>
        <text:list-item>
          <text:p text:style-name="P387">a <text:span text:style-name="Code_20_char">setParameters(String[])</text:span> method</text:p>
        </text:list-item>
      </text:list>
      <text:p text:style-name="P169"/>
      <text:p text:style-name="P170">If both are implemented, then only the constructor will be used. <text:span text:style-name="T229">If none is implemented, then no parameter will be passed, even if they are declared in the configuration. Additionally, a no-arg constructor is then expected.</text:span></text:p>
      <text:p text:style-name="P169"/>
      <text:p text:style-name="P171">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25">MBeanServerForwarder</text:span></text:a> interface and merely delegates to the underlying MBeanServer if it has been set. It also provides a getter and setter for the par<text:span text:style-name="T227">a</text:span>m<text:span text:style-name="T227">e</text:span>ters, so you don't have to implement a <text:span text:style-name="Code_20_char"><text:span text:style-name="T226">setParameters(String[])</text:span></text:span> method either:</text:p>
      <text:p text:style-name="P171"/>
      <text:p text:style-name="Code_20_block">public class MBeanServerForwarderAdapter implements MBeanServerForwarder {</text:p>
      <text:p text:style-name="Code_20_block"><text:s text:c="2"/><text:span text:style-name="T33">// Set the parameters defined in the configuration, if any</text:span></text:p>
      <text:p text:style-name="Code_20_block"><text:s text:c="2"/>public void setParameters(final String[] parameters)</text:p>
      <text:p text:style-name="Code_20_block"/>
      <text:p text:style-name="Code_20_block"><text:s text:c="2"/><text:span text:style-name="T33">// Get the parameters defined in the configuration, if any</text:span></text:p>
      <text:p text:style-name="Code_20_block"><text:s text:c="2"/>public String[] getParameters()</text:p>
      <text:p text:style-name="Code_20_block"/>
      <text:p text:style-name="Code_20_block"><text:s text:c="2"/><text:span text:style-name="T33">// ... methods from the MBeanServerForwarder interface ...</text:span></text:p>
      <text:p text:style-name="Code_20_block">}</text:p>
      <text:p text:style-name="P171"/>
      <text:p text:style-name="P172"><text:span text:style-name="T1">Note</text:span>: <text:span text:style-name="T14">each JMX server created in a driver or node has a distinct </text:span><text:span text:style-name="Code_20_char"><text:span text:style-name="T17">MBeanServerForwarder</text:span></text:span><text:span text:style-name="T17"> </text:span><text:span text:style-name="T14">instance.</text:span></text:p>
      <text:p text:style-name="P171"/>
      <text:p text:style-name="P172">To get access to a configured <text:a xlink:type="simple" xlink:href="https://docs.oracle.com/javase/8/docs/api/index.html?javax/management/remote/MBeanServerForwarder.html" text:style-name="Internet_20_link" text:visited-style-name="Visited_20_Internet_20_Link"><text:span text:style-name="T225">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2"/>
      <text:list xml:id="list102857674054540" text:continue-numbering="true" text:style-name="List_20_2">
        <text:list-item>
          <text:p text:style-name="P388">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72"><text:span text:style-name="T227">in a node, obtain a reference to the </text:span><text:a xlink:type="simple" xlink:href="https://www.jppf.org/javadoc/6.1/index.html?org/jppf/node/Node.html" text:style-name="Internet_20_link" text:visited-style-name="Visited_20_Internet_20_Link"><text:span text:style-name="T227">Node</text:span></text:a><text:span text:style-name="T227">, then use Node.</text:span><text:a xlink:type="simple" xlink:href="https://www.jppf.org/javadoc/6.1/org/jppf/node/Node.html#getJmxServer()" text:style-name="Internet_20_link" text:visited-style-name="Visited_20_Internet_20_Link"><text:span text:style-name="T227">getJmxServer()</text:span></text:a></text:p>
        </text:list-item>
      </text:list>
      <text:p text:style-name="P172"/>
      <text:p text:style-name="P208"/>
      <text:list xml:id="list102857704130527" text:continue-list="list102858889081174" text:style-name="Outline">
        <text:list-item>
          <text:list>
            <text:list-item>
              <text:h text:style-name="P414" text:outline-level="2">Drivers and clients</text:h>
              <text:list>
                <text:list-item>
                  <text:h text:style-name="P416" text:outline-level="3">Creating a custom load-balancer</text:h>
                </text:list-item>
              </text:list>
            </text:list-item>
          </text:list>
        </text:list-item>
      </text:list>
      <text:p text:style-name="P367"><text:span text:style-name="T279">Related sample</text:span>: “<text:a xlink:type="simple" xlink:href="https://www.jppf.org/samples-pack/CustomLoadBalancer/Readme.php" text:style-name="Internet_20_link" text:visited-style-name="Visited_20_Internet_20_Link">CustomLoadBalancer</text:a>” in the JPPF samples pack.</text:p>
      <text:list xml:id="list102857426780667" text:continue-numbering="true" text:style-name="Outline">
        <text:list-item>
          <text:list>
            <text:list-item>
              <text:list>
                <text:list-item>
                  <text:list>
                    <text:list-item>
                      <text:h text:style-name="P426"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7"/>
      <text:p text:style-name="P340">public interface Bundler {</text:p>
      <text:p text:style-name="P340"><text:s text:c="2"/><text:span text:style-name="T33">// Get the latest computed bundle size</text:span></text:p>
      <text:p text:style-name="P340"><text:s text:c="2"/>public int getBundleSize();</text:p>
      <text:p text:style-name="P340"/>
      <text:p text:style-name="P340"><text:s text:c="2"/><text:span text:style-name="T33">// Feed the bundler with the latest execution result for the corresponding node</text:span></text:p>
      <text:p text:style-name="P340"><text:s text:c="2"/>public void feedback(int nbTasks, double totalTime);</text:p>
      <text:p text:style-name="P340"/>
      <text:p text:style-name="P340"><text:s text:c="2"/><text:span text:style-name="T33">// Make a copy of this bundler</text:span></text:p>
      <text:p text:style-name="P340"><text:s text:c="2"/>public Bundler copy();</text:p>
      <text:p text:style-name="P340"/>
      <text:p text:style-name="P340"><text:s text:c="2"/><text:span text:style-name="T33">// Get the timestamp at which this bundler was created</text:span></text:p>
      <text:p text:style-name="P340"><text:s text:c="2"/>public long getTimestamp();</text:p>
      <text:p text:style-name="P340"/>
      <text:p text:style-name="P340"><text:s text:c="2"/><text:span text:style-name="T33">// Release the resources used by this bundler</text:span></text:p>
      <text:p text:style-name="P340"><text:s text:c="2"/>public void dispose();</text:p>
      <text:p text:style-name="P340"/>
      <text:p text:style-name="P340"><text:s text:c="2"/><text:span text:style-name="T33">// Perform context-independant initializations</text:span></text:p>
      <text:p text:style-name="P340"><text:s text:c="2"/>public void setup();</text:p>
      <text:p text:style-name="P340"/>
      <text:p text:style-name="P340"><text:s text:c="2"/><text:span text:style-name="T33">// Get the parameters profile used by this load-balancer</text:span></text:p>
      <text:p text:style-name="P340"><text:s text:c="2"/>public LoadBalancingProfile getProfile();</text:p>
      <text:p text:style-name="P340">}</text:p>
      <text:p text:style-name="P207"/>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7"/>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7"/>
      <text:p text:style-name="P207">A bundler's life cycle is as follows:</text:p>
      <text:p text:style-name="P207"/>
      <text:list xml:id="list102857026579554" text:continue-list="list102857674054540" text:style-name="List_20_2">
        <text:list-item>
          <text:p text:style-name="P373">when the server starts up, it creates a bundler instance based on the load-balancing algorithm specified in the configuration file</text:p>
        </text:list-item>
        <text:list-item>
          <text:p text:style-name="P37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73">when a node is disconnected, the server will call the <text:span text:style-name="Code_20_char">dispose()</text:span> method on the corresponding bundler, then discard it</text:p>
        </text:list-item>
        <text:list-item>
          <text:p text:style-name="P37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67"><text:span text:style-name="T279">Note </text:span><text:span text:style-name="T282">1</text:span>: <text:span text:style-name="T14">all JPPF built-in load balancing algorithms are implemented and plugged-in as custom algorithms</text:span></text:p>
      <text:p text:style-name="P367"><text:span text:style-name="T279">Note 2</text:span>: <text:span text:style-name="T14">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4"> section</text:span>.</text:p>
      <text:list xml:id="list102857125712924" text:continue-list="list102857426780667" text:style-name="Outline">
        <text:list-item>
          <text:list>
            <text:list-item>
              <text:list>
                <text:list-item>
                  <text:list>
                    <text:list-item>
                      <text:h text:style-name="P426"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0">public interface LoadBalancingProfile extends Serializable {</text:p>
      <text:p text:style-name="P340"><text:s text:c="2"/><text:span text:style-name="T33">// Make a copy of this profile</text:span></text:p>
      <text:p text:style-name="P340"><text:s text:c="2"/>public LoadBalancingProfile copy();</text:p>
      <text:p text:style-name="P340">}</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1">// Profile for the fixed bundle size load-balancing algorithm</text:p>
      <text:p text:style-name="P340">public class FixedSizeProfile implements LoadBalancingProfile {</text:p>
      <text:p text:style-name="P340"><text:s text:c="2"/><text:span text:style-name="T33">// The bundle size</text:span></text:p>
      <text:p text:style-name="P340"><text:s text:c="2"/>private int size = 1;</text:p>
      <text:p text:style-name="P340"/>
      <text:p text:style-name="P340"><text:s text:c="2"/><text:span text:style-name="T33">// Default constructor</text:span></text:p>
      <text:p text:style-name="P340"><text:s text:c="2"/>public FixedSizeProfile() {</text:p>
      <text:p text:style-name="P340"><text:s text:c="2"/>}</text:p>
      <text:p text:style-name="P340"/>
      <text:p text:style-name="P340"><text:s text:c="2"/><text:span text:style-name="T33">// Initialize this profile with values read from the specified configuration</text:span></text:p>
      <text:p text:style-name="P340"><text:s text:c="2"/>public FixedSizeProfile(TypedProperties config) {</text:p>
      <text:p text:style-name="P340"><text:s text:c="4"/>size = config.getInt("size", 1);</text:p>
      <text:p text:style-name="P340"><text:s text:c="2"/>}</text:p>
      <text:p text:style-name="P340"/>
      <text:p text:style-name="P340"><text:s text:c="2"/><text:span text:style-name="T33">// Make a copy of this profile</text:span></text:p>
      <text:p text:style-name="P340"><text:s text:c="2"/>public LoadBalancingProfile copy() {</text:p>
      <text:p text:style-name="P340"><text:s text:c="4"/>FixedSizeProfile other = new FixedSizeProfile();</text:p>
      <text:p text:style-name="P340"><text:s text:c="4"/>other.setSize(size);</text:p>
      <text:p text:style-name="P340"><text:s text:c="4"/>return other;</text:p>
      <text:p text:style-name="P340"><text:s text:c="2"/>}</text:p>
      <text:p text:style-name="P340"/>
      <text:p text:style-name="P340"><text:s text:c="2"/><text:span text:style-name="T33">// Get the bundle size</text:span></text:p>
      <text:p text:style-name="P340"><text:s text:c="2"/>public int getSize() {</text:p>
      <text:p text:style-name="P340"><text:s text:c="4"/>return size;</text:p>
      <text:p text:style-name="P340"><text:s text:c="2"/>}</text:p>
      <text:p text:style-name="P340"/>
      <text:p text:style-name="P340"><text:s text:c="2"/><text:span text:style-name="T33">// Set the bundle size</text:span></text:p>
      <text:p text:style-name="P340"><text:s text:c="2"/>public void setSize(int size) {</text:p>
      <text:p text:style-name="P340"><text:s text:c="4"/>this.size = size;</text:p>
      <text:p text:style-name="P340"><text:s text:c="2"/>}</text:p>
      <text:p text:style-name="P340">}</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36">Now let's take a look at the algorithm implementation itself:</text:p>
      <text:p text:style-name="P16"/>
      <text:p text:style-name="P340">public class FixedSizeBundler extends AbstractBundler {</text:p>
      <text:p text:style-name="P340"><text:s text:c="2"/><text:span text:style-name="T33">// Initialize this bundler</text:span></text:p>
      <text:p text:style-name="P340"><text:s text:c="2"/>public FixedSizeBundler(LoadBalancingProfile profile) {</text:p>
      <text:p text:style-name="P340"><text:s text:c="4"/>super(profile);</text:p>
      <text:p text:style-name="P340"><text:s text:c="2"/>}</text:p>
      <text:p text:style-name="P340"/>
      <text:p text:style-name="P340"><text:s text:c="2"/><text:span text:style-name="T33">// This method always returns a statically assigned bundle size</text:span></text:p>
      <text:p text:style-name="P340"><text:s text:c="2"/>public int getBundleSize() {</text:p>
      <text:p text:style-name="P340"><text:s text:c="4"/>return ((FixedSizeProfile) profile).getSize();</text:p>
      <text:p text:style-name="P340"><text:s text:c="2"/>}</text:p>
      <text:p text:style-name="P340"/>
      <text:p text:style-name="P340"><text:s text:c="2"/><text:span text:style-name="T33">// Make a copy of this bundler</text:span></text:p>
      <text:p text:style-name="P340"><text:s text:c="2"/>public Bundler copy() {</text:p>
      <text:p text:style-name="P340"><text:s text:c="4"/>return new FixedSizeBundler(profile.copy());</text:p>
      <text:p text:style-name="P340"><text:s text:c="2"/>}</text:p>
      <text:p text:style-name="P340"/>
      <text:p text:style-name="P340"><text:s text:c="2"/><text:span text:style-name="T33">// Get the max bundle size that can be used for this bundler</text:span></text:p>
      <text:p text:style-name="P340"><text:s text:c="2"/>protected int maxSize() {</text:p>
      <text:p text:style-name="P340"><text:s text:c="4"/>return -1;</text:p>
      <text:p text:style-name="P340"><text:s text:c="2"/>}</text:p>
      <text:p text:style-name="P340">}</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0">protected int maxSize() {</text:p>
      <text:p text:style-name="P340"><text:s text:c="2"/>return <text:span text:style-name="T1">JPPFDriver.getQueue().getMaxBundleSize() / 2</text:span>;</text:p>
      <text:p text:style-name="P340">}</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67"><text:span text:style-name="T279">Tip</text:span>: <text:span text:style-name="T14">if your algorithm depends on the number of nodes, you can use a bundler instances count as a static variable in your implementation, and use the </text:span><text:span text:style-name="Code_20_char"><text:span text:style-name="T93">setup()</text:span></text:span><text:span text:style-name="T14"> and </text:span><text:span text:style-name="Code_20_char"><text:span text:style-name="T93">dispose()</text:span></text:span><text:span text:style-name="T14"> methods to increment and decrement the count as needed. For instance</text:span>:</text:p>
      <text:p text:style-name="P16"/>
      <text:p text:style-name="P340">private static AtomicInteger instanceCount = new AtomicInteger(0);</text:p>
      <text:p text:style-name="P340"/>
      <text:p text:style-name="P340">public void setup() {</text:p>
      <text:p text:style-name="P340"><text:s text:c="2"/>instanceCount.incrementAndGet();</text:p>
      <text:p text:style-name="P340">}</text:p>
      <text:p text:style-name="P340"/>
      <text:p text:style-name="P340">public void dispose() {</text:p>
      <text:p text:style-name="P340"><text:s text:c="2"/>instanceCount.decrementAndGet();</text:p>
      <text:p text:style-name="P340">}</text:p>
      <text:p text:style-name="P207"/>
      <text:list xml:id="list102857866854274" text:continue-numbering="true" text:style-name="Outline">
        <text:list-item>
          <text:list>
            <text:list-item>
              <text:list>
                <text:list-item>
                  <text:list>
                    <text:list-item>
                      <text:h text:style-name="P431"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7"/>
      <text:p text:style-name="P340">public interface JPPFBundlerProvider {</text:p>
      <text:p text:style-name="P340"><text:s text:c="2"/><text:span text:style-name="T33">// Get the name of the algorithm defined by this provider</text:span></text:p>
      <text:p text:style-name="P340"><text:s text:c="2"/><text:span text:style-name="T33">// Each algorithm must have a name distinct from that of all other algorithms</text:span></text:p>
      <text:p text:style-name="P340"><text:s text:c="2"/>public String getAlgorithmName();</text:p>
      <text:p text:style-name="P340"/>
      <text:p text:style-name="P340"><text:s text:c="2"/><text:span text:style-name="T33">// Create a bundler instance using the specified parameters profile</text:span></text:p>
      <text:p text:style-name="P340"><text:s text:c="2"/>public Bundler createBundler(LoadBalancingProfile profile);</text:p>
      <text:p text:style-name="P340"/>
      <text:p text:style-name="P340"><text:s text:c="2"/><text:span text:style-name="T33">// Create a bundler profile containing the parameters of the algorithm</text:span></text:p>
      <text:p text:style-name="P340"><text:s text:c="2"/>public LoadBalancingProfile createProfile(TypedProperties configuration);</text:p>
      <text:p text:style-name="P340">}</text:p>
      <text:p text:style-name="P207"/>
      <text:p text:style-name="P207">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7"/>
      <text:p text:style-name="P340">public class FixedSizeBundlerProvider implements JPPFBundlerProvider {</text:p>
      <text:p text:style-name="P340"><text:s text:c="2"/><text:span text:style-name="T33">// Get the name of the algorithm defined by this provider</text:span></text:p>
      <text:p text:style-name="P340"><text:s text:c="2"/>public String getAlgorithmName() {</text:p>
      <text:p text:style-name="P340"><text:s text:c="4"/>return "manual";</text:p>
      <text:p text:style-name="P340"><text:s text:c="2"/>}</text:p>
      <text:p text:style-name="P340"/>
      <text:p text:style-name="P340"><text:s text:c="2"/><text:span text:style-name="T33">// Create a bundler instance using the specified parameters profile</text:span></text:p>
      <text:p text:style-name="P340"><text:s text:c="2"/>public Bundler createBundler(LoadBalancingProfile profile) {</text:p>
      <text:p text:style-name="P340"><text:s text:c="4"/>return new FixedSizeBundler(profile);</text:p>
      <text:p text:style-name="P340"><text:s text:c="2"/>}</text:p>
      <text:p text:style-name="P340"/>
      <text:p text:style-name="P340"><text:s text:c="2"/><text:span text:style-name="T33">// Create a bundler profile containing the parameters of the algorithm</text:span></text:p>
      <text:p text:style-name="P340"><text:s text:c="2"/>public LoadBalancingProfile createProfile(TypedProperties configuration) {</text:p>
      <text:p text:style-name="P340"><text:s text:c="4"/>return new FixedSizeProfile(configuration);</text:p>
      <text:p text:style-name="P340"><text:s text:c="2"/>}</text:p>
      <text:p text:style-name="P340">}</text:p>
      <text:list xml:id="list102857818299189" text:continue-numbering="true" text:style-name="Outline">
        <text:list-item>
          <text:list>
            <text:list-item>
              <text:list>
                <text:list-item>
                  <text:list>
                    <text:list-item>
                      <text:h text:style-name="P426"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56">load.balancer</text:span></text:span><text:span text:style-name="Code_20_char">.</text:span><text:span text:style-name="Code_20_char"><text:span text:style-name="T156">spi</text:span></text:span><text:span text:style-name="Code_20_char">.</text:span><text:span text:style-name="Code_20_char"><text:span text:style-name="T156">JPPF</text:span></text:span><text:span text:style-name="Code_20_char">BundlerProvider</text:span>, and open it in a text editor. In the editor, we add a single line containing the fully qualified name of our provider implementation:</text:p>
      <text:p text:style-name="P16"/>
      <text:p text:style-name="P339">org.jppf.<text:span text:style-name="T156">load.balancer</text:span>.<text:span text:style-name="T156">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2857340263534" text:continue-numbering="true" text:style-name="Outline">
        <text:list-item>
          <text:list>
            <text:list-item>
              <text:list>
                <text:list-item>
                  <text:list>
                    <text:list-item>
                      <text:h text:style-name="P426" text:outline-level="4">Node-aware load balancers</text:h>
                    </text:list-item>
                  </text:list>
                </text:list-item>
              </text:list>
            </text:list-item>
          </text:list>
        </text:list-item>
      </text:list>
      <text:p text:style-name="P207">Load balancers can be made aware of a node's environment and configuration, and make dynamic decisions based on this information.</text:p>
      <text:p text:style-name="P207"/>
      <text:p text:style-name="P207">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7"/>
      <text:p text:style-name="P261">// Bundler implementations should implement this interface</text:p>
      <text:p text:style-name="P261">// if they wish to have access to a node's configuration</text:p>
      <text:p text:style-name="P340">public interface NodeAwareness {</text:p>
      <text:p text:style-name="P340"><text:s text:c="2"/><text:span text:style-name="T33">// Get the corresponding node's system information</text:span></text:p>
      <text:p text:style-name="P340"><text:s text:c="2"/>JPPFSystemInformation getNodeConfiguration();</text:p>
      <text:p text:style-name="P340"/>
      <text:p text:style-name="P340"><text:s text:c="2"/><text:span text:style-name="T33">// Set the corresponding node's system information</text:span></text:p>
      <text:p text:style-name="P340"><text:s text:c="2"/>void setNodeConfiguration(JPPFSystemInformation nodeConfiguration);</text:p>
      <text:p text:style-name="P340">}</text:p>
      <text:p text:style-name="P207"/>
      <text:p text:style-name="P207"><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7"/>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7">The method <text:span text:style-name="Code_20_char">setConfiguration()</text:span> can be called in two occasions:</text:p>
      <text:p text:style-name="P207"/>
      <text:list xml:id="list102858816873247" text:continue-list="list102857817741176" text:style-name="List_20_1">
        <text:list-item>
          <text:p text:style-name="P386">when the node connects to the server</text:p>
        </text:list-item>
        <text:list-item>
          <text:p text:style-name="P386">when the node's number of processing threads has been updated dynamically (through the admin console or management APIs)</text:p>
        </text:list-item>
      </text:list>
      <text:p text:style-name="P207"/>
      <text:p text:style-name="P207">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2857966865432" text:continue-list="list102857340263534" text:style-name="Outline">
        <text:list-item>
          <text:list>
            <text:list-item>
              <text:list>
                <text:list-item>
                  <text:list>
                    <text:list-item>
                      <text:h text:style-name="P426" text:outline-level="4">Job-aware load balancers</text:h>
                    </text:list-item>
                  </text:list>
                </text:list-item>
              </text:list>
            </text:list-item>
          </text:list>
        </text:list-item>
      </text:list>
      <text:p text:style-name="P16">Load-balancers can gain access to <text:span text:style-name="T194">information on a job via the </text:span><text:a xlink:type="simple" xlink:href="https://www.jppf.org/javadoc/6.1/index.html?org/jppf/node/protocol/JPPFDistributedJob.html" text:style-name="Internet_20_link" text:visited-style-name="Visited_20_Internet_20_Link"><text:span text:style-name="T194">JPPFDistributedJob</text:span></text:a><text:span text:style-name="T194">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65">JobAwareness</text:span></text:span></text:a>, defined as follows:</text:p>
      <text:p text:style-name="P16"/>
      <text:p text:style-name="P261">// Bundler implementations should implement this interface</text:p>
      <text:p text:style-name="P261">// if they wish to have access to a job's metadata</text:p>
      <text:p text:style-name="P340">public interface JobAwareness {</text:p>
      <text:p text:style-name="P340"><text:s text:c="2"/><text:span text:style-name="T33">// Get the current job </text:span><text:span text:style-name="T62">information</text:span></text:p>
      <text:p text:style-name="P340"><text:s text:c="2"/><text:span text:style-name="T194">JPPFDistributed</text:span>Job getJob();</text:p>
      <text:p text:style-name="P340"/>
      <text:p text:style-name="P340"><text:s text:c="2"/><text:span text:style-name="T33">// Set the current job</text:span></text:p>
      <text:p text:style-name="P340"><text:s text:c="2"/>void set<text:span text:style-name="T194">J</text:span>Job(<text:span text:style-name="T194">JPPFDistributed</text:span>Job <text:span text:style-name="T194">job</text:span>);</text:p>
      <text:p text:style-name="P340">}</text:p>
      <text:p text:style-name="P207"/>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4">n</text:span> <text:span text:style-name="T194">ex</text:span>ample usage of <text:a xlink:type="simple" xlink:href="https://www.jppf.org/javadoc/6.1/index.html?org/jppf/load/balancer/JobAwareness.html" text:style-name="Internet_20_link" text:visited-style-name="Visited_20_Internet_20_Link"><text:span text:style-name="Code_20_char"><text:span text:style-name="T265">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09"/>
      <text:p text:style-name="P209"/>
      <text:list xml:id="list102857758369696" text:continue-numbering="true" text:style-name="Outline">
        <text:list-item>
          <text:list>
            <text:list-item>
              <text:list>
                <text:list-item>
                  <text:h text:style-name="P417" text:outline-level="3">Custom load-balancer state persistence</text:h>
                </text:list-item>
              </text:list>
            </text:list-item>
          </text:list>
        </text:list-item>
      </text:list>
      <text:p text:style-name="P210">Many of the existing load-balancing algorithms are adaptive and go through a convergence phase before reaching a state of optimal effciency. Unfortunately, this state disappears whenever a node, driver or client involved in load-balancing is stopped.</text:p>
      <text:p text:style-name="P210"><text:s/></text:p>
      <text:p text:style-name="P210">The load-balancer persistence allows storing the state of load-balancer instances and restor<text:span text:style-name="T292">ing</text:span> them whenever a node reconnects to a driver (server-side load-balancing) or a client reconnects to a driver (client-side load-balancing).</text:p>
      <text:list xml:id="list102857786743833"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1">Persistence and restoration of a load-balancer state requires an identifier that is both unique and repeatable accross reconnection and restart of <text:s/>the peers involved (node + driver or driver + client). Using combin<text:span text:style-name="T283">a</text:span>tions of the components' UUIDs will not work here, since UUIDs only exist as long as each component's JVM is alive and are generated anew at each restart.</text:p>
      <text:p text:style-name="P211"/>
      <text:p text:style-name="P211">Instead, JPPF computes a resilient identifier which includes the IP address of both parties, the related driver's port and other properties found in the JPPF component's configuration. <text:span text:style-name="T28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1"/>
      <text:p text:style-name="P341">jppf.load.balancing.persistence.hash = SHA-1</text:p>
      <text:list xml:id="list102858628228407"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2">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2"/>
      <text:p text:style-name="Code_20_block">public interface PersistentState {</text:p>
      <text:p text:style-name="Code_20_block"><text:s text:c="2"/><text:span text:style-name="T33">// Get this load-balancer's state</text:span></text:p>
      <text:p text:style-name="Code_20_block"><text:s text:c="2"/>Object getState();</text:p>
      <text:p text:style-name="Code_20_block"/>
      <text:p text:style-name="Code_20_block"><text:s text:c="2"/><text:span text:style-name="T33">// Set this load-balancer's state</text:span></text:p>
      <text:p text:style-name="Code_20_block"><text:s text:c="2"/>void setState(Object state);</text:p>
      <text:p text:style-name="P343"/>
      <text:p text:style-name="P343"><text:s text:c="2"/><text:span text:style-name="T33">// Set this load-balancer's state</text:span></text:p>
      <text:p text:style-name="P343"><text:s text:c="2"/><text:span text:style-name="T288">Lock</text:span> <text:span text:style-name="T288">get</text:span>State<text:span text:style-name="T288">Lock</text:span>();</text:p>
      <text:p text:style-name="P343">}</text:p>
      <text:p text:style-name="P212"/>
      <text:p text:style-name="P213">Any <text:a xlink:type="simple" xlink:href="https://www.jppf.org/javadoc/6.1/index.html?org/jppf/load/balancer/Bundler.html" text:style-name="Internet_20_link" text:visited-style-name="Visited_20_Internet_20_Link"><text:span text:style-name="T285">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09"/>
      <text:p text:style-name="P23">State synchronization:</text:p>
      <text:p text:style-name="P214"/>
      <text:p text:style-name="P214">Care must be taken to synchronize access to the bundler's state. The persistence facility will first serialize it, before stor<text:span text:style-name="T287">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4"/>
      <text:p text:style-name="P214">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4"/>
      <text:p text:style-name="P215">To avoid this, both the load-balancer and the persistence implementation must synchronize <text:span text:style-name="T286">on the state. This the very reason why </text:span><text:a xlink:type="simple" xlink:href="https://www.jppf.org/javadoc/6.1/index.html?org/jppf/load/balancer/persistence/PersistentState.html" text:style-name="Internet_20_link" text:visited-style-name="Visited_20_Internet_20_Link"><text:span text:style-name="T286">PersistentState</text:span></text:a><text:span text:style-name="T286"> has a </text:span><text:span text:style-name="Code_20_char"><text:span text:style-name="T286">getStateLock()</text:span></text:span><text:span text:style-name="T286"> method, to provide a lock that both load-balancer and persistence can use for safe access tot he state.</text:span></text:p>
      <text:p text:style-name="P215"/>
      <text:p text:style-name="P222">For instance, all the built-in JPPF load-balancers that support persistence implement a pattern similar to the one below:</text:p>
      <text:p text:style-name="P214"/>
      <text:p text:style-name="P343">public class MyBundler extends AbstractAdaptiveBundler&lt;MyProfile&gt;</text:p>
      <text:p text:style-name="P343"><text:s text:c="2"/>implements PersistentState {</text:p>
      <text:p text:style-name="Code_20_block"><text:s text:c="2"/><text:span text:style-name="T33">// The state of this bundler</text:span></text:p>
      <text:p text:style-name="P343"><text:s text:c="2"/>private final <text:span text:style-name="T288">My</text:span>BundlerState state;</text:p>
      <text:p text:style-name="P343"><text:s text:c="2"/><text:span text:style-name="T33">// </text:span><text:span text:style-name="T76">The lo</text:span><text:span text:style-name="T80">a</text:span><text:span text:style-name="T76">d-balancer state lock</text:span></text:p>
      <text:p text:style-name="P343"><text:s text:c="2"/><text:span text:style-name="T288">private final Lock lock = new ReentrantLock();</text:span></text:p>
      <text:p text:style-name="P343"/>
      <text:p text:style-name="P342"><text:soft-page-break/><text:s text:c="2"/>public MyBundler(MyProfile profile) {</text:p>
      <text:p text:style-name="Code_20_block"><text:s text:c="4"/>super(profile);</text:p>
      <text:p text:style-name="Code_20_block"><text:s text:c="4"/>state = new <text:span text:style-name="T288">My</text:span>BundlerState();</text:p>
      <text:p text:style-name="Code_20_block"><text:s text:c="2"/>}</text:p>
      <text:p text:style-name="Code_20_block"/>
      <text:p text:style-name="Code_20_block"><text:s text:c="2"/>@Override public void feedback(fint size, double time) {</text:p>
      <text:p text:style-name="P343"><text:s text:c="4"/><text:span text:style-name="T288">lock.lock();</text:span> <text:s text:c="3"/></text:p>
      <text:p text:style-name="P343"><text:s text:c="4"/><text:span text:style-name="T288">try</text:span> {</text:p>
      <text:p text:style-name="Code_20_block"><text:s text:c="6"/><text:span text:style-name="T33">// ... compute the ne</text:span><text:span text:style-name="T75">w</text:span><text:span text:style-name="T33"> bundle size ...</text:span></text:p>
      <text:p text:style-name="P343"><text:s text:c="4"/>} <text:span text:style-name="T288">finally {</text:span></text:p>
      <text:p text:style-name="P347"><text:s text:c="6"/>lock.unlock()</text:p>
      <text:p text:style-name="P347"><text:s text:c="4"/>}</text:p>
      <text:p text:style-name="Code_20_block"><text:s text:c="2"/>}</text:p>
      <text:p text:style-name="Code_20_block"/>
      <text:p text:style-name="Code_20_block"><text:s text:c="2"/>@Override public Object getState() {</text:p>
      <text:p text:style-name="P343"><text:s text:c="4"/><text:span text:style-name="T288">lock.lock();</text:span> <text:s text:c="3"/></text:p>
      <text:p text:style-name="P343"><text:s text:c="4"/><text:span text:style-name="T288">try</text:span> {</text:p>
      <text:p text:style-name="P343"><text:s text:c="6"/>return state;</text:p>
      <text:p text:style-name="P343"><text:s text:c="4"/>} <text:span text:style-name="T288">finally {</text:span></text:p>
      <text:p text:style-name="P347"><text:s text:c="6"/>lock.unlock()</text:p>
      <text:p text:style-name="P347"><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43"><text:s text:c="4"/><text:span text:style-name="T288">lock.lock();</text:span> <text:s text:c="3"/></text:p>
      <text:p text:style-name="P343"><text:s text:c="4"/><text:span text:style-name="T288">try</text:span> {</text:p>
      <text:p text:style-name="P343"><text:s text:c="6"/>state.bundleSize = other.bundleSize;</text:p>
      <text:p text:style-name="P343"><text:s text:c="6"/>state.performanceCache = other.performanceCache;</text:p>
      <text:p text:style-name="P343"><text:s text:c="4"/>} <text:span text:style-name="T288">finally {</text:span></text:p>
      <text:p text:style-name="P347"><text:s text:c="6"/>lock.unlock()</text:p>
      <text:p text:style-name="P347"><text:s text:c="4"/>}</text:p>
      <text:p text:style-name="Code_20_block"><text:s text:c="2"/>}</text:p>
      <text:p text:style-name="Code_20_block"/>
      <text:p text:style-name="P343"><text:s text:c="2"/>@Override public <text:span text:style-name="T288">Lock getStateLock()</text:span> {</text:p>
      <text:p text:style-name="P343"><text:s text:c="4"/><text:span text:style-name="T288">return lock;</text:span></text:p>
      <text:p text:style-name="P343"><text:s text:c="2"/>}</text:p>
      <text:p text:style-name="P343"/>
      <text:p text:style-name="P343"><text:s text:c="2"/><text:span text:style-name="T33">//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102857268122713"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6">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6"/>
      <text:p text:style-name="Code_20_block">public interface LoadBalancerPersistence {</text:p>
      <text:p text:style-name="Code_20_block"><text:s text:c="2"/><text:span text:style-name="T33">//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3">//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3">//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3">// </text:span><text:span text:style-name="T77">Retrieve</text:span><text:span text:style-name="T33"> the specified </text:span><text:span text:style-name="T77">channel or algorithm IDs</text:span><text:span text:style-name="T33"> from the persistence store</text:span></text:p>
      <text:p text:style-name="P344"><text:s text:c="2"/>List&lt;String&gt; list(LoadBalancerPersistenceInfo info)</text:p>
      <text:p text:style-name="P344"><text:s text:c="4"/>throws LoadBalancerPersistenceException;</text:p>
      <text:p text:style-name="Code_20_block">}</text:p>
      <text:p text:style-name="P209"/>
      <text:p text:style-name="P217"><text:span text:style-name="T295">All the methods of this interface are called by the JPPF load-balancer persistence facility, during the load-balancers life cycle, but also during user-initiated management requests. </text:span>As we <text:span text:style-name="T295">also </text:span>can see, all <text:s/><text:span text:style-name="T295">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0"/>
      <text:p text:style-name="P244">public class LoadBalancerPersistenceInfo <text:span text:style-name="T294">{</text:span></text:p>
      <text:p text:style-name="P345"><text:s text:c="2"/><text:span text:style-name="T33">// Get a readable identifier for the channel, </text:span><text:span text:style-name="T78">resilient</text:span><text:span text:style-name="T33"> over restarts of the process</text:span><text:span text:style-name="T78">es</text:span></text:p>
      <text:p text:style-name="P345"><text:span text:style-name="T291"><text:s text:c="2"/></text:span><text:span text:style-name="T78">// involved in the load-balancing</text:span></text:p>
      <text:p text:style-name="Code_20_block"><text:s text:c="2"/>public String getChannelString()</text:p>
      <text:p text:style-name="Code_20_block"><text:s text:c="2"/><text:span text:style-name="T33">// Get the channel identifier, a hash of the string returned by getChannelString()</text:span></text:p>
      <text:p text:style-name="Code_20_block"><text:s text:c="2"/>public String getChannelID()</text:p>
      <text:p text:style-name="Code_20_block"><text:s text:c="2"/><text:span text:style-name="T33">// Get the </text:span><text:span text:style-name="T79">readable </text:span><text:span text:style-name="T33">name of the related load-balancing algorithm</text:span></text:p>
      <text:p text:style-name="Code_20_block"><text:s text:c="2"/>public String getAlgorithm()</text:p>
      <text:p text:style-name="Code_20_block"><text:s text:c="2"/><text:span text:style-name="T33">// Get a hash of the load-balancing algorithm name obtained via getAlgorithm()</text:span></text:p>
      <text:p text:style-name="Code_20_block"><text:s text:c="2"/>public String getAlgorithmID()</text:p>
      <text:p text:style-name="Code_20_block"><text:s text:c="2"/><text:span text:style-name="T33">// Get the load-balancer state</text:span></text:p>
      <text:p text:style-name="Code_20_block"><text:s text:c="2"/>public Object getState()</text:p>
      <text:p text:style-name="Code_20_block"><text:s text:c="2"/><text:span text:style-name="T33">// Get a lock used to synchronize access to the state</text:span></text:p>
      <text:p text:style-name="Code_20_block"><text:s text:c="2"/>public Lock getStateLock()</text:p>
      <text:p text:style-name="Code_20_block"><text:s text:c="2"/><text:span text:style-name="T33">// Serialize the state into an array of bytes</text:span></text:p>
      <text:p text:style-name="Code_20_block"><text:s text:c="2"/>public byte[] getStateAsBytes() throws Exception</text:p>
      <text:p text:style-name="Code_20_block"><text:s text:c="2"/><text:span text:style-name="T33">// Serialize the state into an output stream</text:span></text:p>
      <text:p text:style-name="Code_20_block"><text:s text:c="2"/>public void serializeToStream(final OutputStream stream) throws Exception</text:p>
      <text:p text:style-name="Code_20_block">}</text:p>
      <text:p text:style-name="P209"/>
      <text:p text:style-name="P218">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09"/>
      <text:p text:style-name="P17"><text:span text:style-name="T293">The </text:span><text:span text:style-name="Code_20_char"><text:span text:style-name="T293">getStateLock()</text:span></text:span><text:span text:style-name="T293"> method returns the same </text:span><text:span text:style-name="Code_20_char"><text:span text:style-name="T293">Lock</text:span></text:span><text:span text:style-name="T293"> object as the one provided by the </text:span><text:span text:style-name="Code_20_char"><text:span text:style-name="T293">getStateLock()</text:span></text:span><text:span text:style-name="T293"> method of <text:s/></text:span><text:a xlink:type="simple" xlink:href="https://www.jppf.org/javadoc/6.1/index.html?org/jppf/load/balancer/persistence/PersistentState.html" text:style-name="Internet_20_link" text:visited-style-name="Visited_20_Internet_20_Link"><text:span text:style-name="T293">PersistentState</text:span></text:a><text:span text:style-name="T293">. In principle, it should only by used in the </text:span><text:span text:style-name="Code_20_char"><text:span text:style-name="T293">store()</text:span></text:span><text:span text:style-name="T293"> and </text:span><text:span text:style-name="Code_20_char"><text:span text:style-name="T293">load()</text:span></text:span><text:span text:style-name="T293"> methods of </text:span><text:a xlink:type="simple" xlink:href="https://www.jppf.org/javadoc/6.1/index.html?org/jppf/load/balancer/persistence/LoadBalancerPersistence.html" text:style-name="Internet_20_link" text:visited-style-name="Visited_20_Internet_20_Link"><text:span text:style-name="T293">LoadBalancerPersistence</text:span></text:a><text:span text:style-name="T293">, and it will return </text:span><text:span text:style-name="Code_20_char"><text:span text:style-name="T293">null</text:span></text:span><text:span text:style-name="T293"> when passed to the </text:span><text:span text:style-name="Code_20_char"><text:span text:style-name="T293">list()</text:span></text:span><text:span text:style-name="T293"> and </text:span><text:span text:style-name="Code_20_char"><text:span text:style-name="T293">delete()</text:span></text:span><text:span text:style-name="T293"> methods of <text:s/></text:span><text:span text:style-name="Code_20_char"><text:span text:style-name="T293">LoadBalancerPersistence</text:span></text:span><text:span text:style-name="T293">.</text:span></text:p>
      <text:p text:style-name="P209"/>
      <text:p text:style-name="P219">The <text:span text:style-name="Code_20_char">getStateAsBytes()</text:span> and <text:span text:style-name="Code_20_char">serializeToStream()</text:span> methods are convenience methods that <text:span text:style-name="T295">serialize the load-balancer state to a byte array or a stream, respectively. They also abstract two characteristics of the serialization:</text:span></text:p>
      <text:p text:style-name="P219"/>
      <text:list xml:id="list102857900065138" text:continue-list="list102857026579554" text:style-name="List_20_2">
        <text:list-item>
          <text:p text:style-name="P389">internally, they synchronize on the <text:span text:style-name="Code_20_char">Lock</text:span> object provided by <text:span text:style-name="Code_20_char">getStateLock()</text:span></text:p>
        </text:list-item>
        <text:list-item>
          <text:p text:style-name="P389">they also perform the serialization according to the serialization scheme configured in <text:s/>JPPF</text:p>
        </text:list-item>
      </text:list>
      <text:p text:style-name="P209"/>
      <text:p text:style-name="P221">Back to the <text:a xlink:type="simple" xlink:href="https://www.jppf.org/javadoc/6.1/index.html?org/jppf/load/balancer/persistence/LoadBalancerPersistence.html" text:style-name="Internet_20_link" text:visited-style-name="Visited_20_Internet_20_Link"><text:span text:style-name="T289">LoadBalancerPersistence</text:span></text:a><text:span text:style-name="T289">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90">LoadBalancerPersistenceInfo</text:span></text:a><text:span text:style-name="T290"> </text:span>parameter.</text:p>
      <text:p text:style-name="P221"/>
      <text:p text:style-name="P24"><text:span text:style-name="T106">For</text:span> list(LoadBalancerPersistenceInfo info)<text:span text:style-name="T106">:</text:span></text:p>
      <text:p text:style-name="P221"/>
      <text:list xml:id="list102858992170699" text:continue-numbering="true" text:style-name="List_20_2">
        <text:list-item>
          <text:p text:style-name="P390">if <text:span text:style-name="Code_20_char">info</text:span> is null or both <text:span text:style-name="Code_20_char">info.getChannelID()</text:span> and <text:span text:style-name="Code_20_char">info.getAlg</text:span><text:span text:style-name="Code_20_char"><text:span text:style-name="T297">o</text:span></text:span><text:span text:style-name="Code_20_char">rithmID()</text:span> are null, then all channel IDs in the persistence store are returned</text:p>
        </text:list-item>
        <text:list-item>
          <text:p text:style-name="P390">if only <text:span text:style-name="Code_20_char">info.getAlg</text:span><text:span text:style-name="Code_20_char"><text:span text:style-name="T296">o</text:span></text:span><text:span text:style-name="Code_20_char">rithmID()</text:span> is null, then all the algorithm IDs for the specified channel are returned</text:p>
        </text:list-item>
        <text:list-item>
          <text:p text:style-name="P390">if only <text:span text:style-name="Code_20_char">info.getChannelID()</text:span> is null, then the the IDs of the channels that have a persisted state for the algorithm are returned</text:p>
        </text:list-item>
        <text:list-item>
          <text:p text:style-name="P390">if neither <text:span text:style-name="Code_20_char">info.getChannelID()</text:span> nor <text:span text:style-name="Code_20_char">info.getAlg</text:span><text:span text:style-name="Code_20_char"><text:span text:style-name="T297">o</text:span></text:span><text:span text:style-name="Code_20_char">rithmID()</text:span> are null, then the specified algorithm ID is returned (list with a single entry) if the channel has an entry for it, otherwise an empty list must be returned</text:p>
        </text:list-item>
      </text:list>
      <text:p text:style-name="P209"/>
      <text:p text:style-name="P24"><text:span text:style-name="T106">For </text:span>delete(LoadBalancerPersistenceInfo info)<text:span text:style-name="T106">:</text:span></text:p>
      <text:p text:style-name="P221"/>
      <text:list xml:id="list102857004416472" text:continue-numbering="true" text:style-name="List_20_2">
        <text:list-item>
          <text:p text:style-name="P390">if <text:span text:style-name="Code_20_char">info</text:span> is null or both <text:span text:style-name="Code_20_char">info.getChannelID()</text:span> and <text:span text:style-name="Code_20_char">info.getAlg</text:span><text:span text:style-name="Code_20_char"><text:span text:style-name="T297">o</text:span></text:span><text:span text:style-name="Code_20_char">rithmID()</text:span> are null, then all entries in the persistence store are deleted</text:p>
        </text:list-item>
        <text:list-item>
          <text:p text:style-name="P390">if only <text:span text:style-name="Code_20_char">info.getAlg</text:span><text:span text:style-name="Code_20_char"><text:span text:style-name="T297">o</text:span></text:span><text:span text:style-name="Code_20_char">rithmID()</text:span> is null, then the states of all algorithm for the specified channel are deleted</text:p>
        </text:list-item>
        <text:list-item>
          <text:p text:style-name="P390">if only <text:span text:style-name="Code_20_char">info.getChannelID()</text:span> is null, then the states of the specified algorithm are deleted for all the channels</text:p>
        </text:list-item>
        <text:list-item>
          <text:p text:style-name="P390">if neither <text:span text:style-name="Code_20_char">info.getChannelID()</text:span> nor <text:span text:style-name="Code_20_char">info.getAlg</text:span><text:span text:style-name="Code_20_char"><text:span text:style-name="T297">o</text:span></text:span><text:span text:style-name="Code_20_char">rithmID()</text:span> are null, then only the state of the specified algorithm for the channel is deleted</text:p>
        </text:list-item>
      </text:list>
      <text:p text:style-name="P221"/>
      <text:p text:style-name="P225">Typically, a load-balancer persistence implementation will have the following structure:</text:p>
      <text:p text:style-name="P225"/>
      <text:p text:style-name="Code_20_block">public class MyPersistence implements LoadBalancerPersistence {</text:p>
      <text:p text:style-name="Code_20_block"><text:s text:c="2"/>public MyPersistence(String...params) {</text:p>
      <text:p text:style-name="Code_20_block"><text:s text:c="4"/><text:span text:style-name="T33">// process the parameters</text:span></text:p>
      <text:p text:style-name="Code_20_block"><text:s text:c="2"/>}</text:p>
      <text:p text:style-name="Code_20_block"/>
      <text:p text:style-name="Code_20_block"><text:s text:c="2"/>@Override public Object load(LoadBalancerPersistenceInfo info)</text:p>
      <text:p text:style-name="P346"><text:s text:c="4"/>throws LoadBalancerPersistenceException {</text:p>
      <text:p text:style-name="Code_20_block"><text:s text:c="4"/>return ...;</text:p>
      <text:p text:style-name="Code_20_block"><text:s text:c="2"/>}</text:p>
      <text:p text:style-name="Code_20_block"><text:soft-page-break/></text:p>
      <text:p text:style-name="P346"><text:s text:c="2"/>@Override public void store(LoadBalancerPersistenceInfo info)</text:p>
      <text:p text:style-name="P346"><text:s text:c="4"/>throws LoadBalancerPersistenceException {</text:p>
      <text:p text:style-name="Code_20_block"><text:s text:c="4"/><text:span text:style-name="T33">// store the load-balancer state</text:span></text:p>
      <text:p text:style-name="Code_20_block"><text:s text:c="2"/>}</text:p>
      <text:p text:style-name="Code_20_block"/>
      <text:p text:style-name="P346"><text:s text:c="2"/>@Override public void delete(LoadBalancerPersistenceInfo info)</text:p>
      <text:p text:style-name="P346"><text:s text:c="4"/>throws LoadBalancerPersistenceException {</text:p>
      <text:p text:style-name="P346"><text:s text:c="4"/>if ((info == null) ||</text:p>
      <text:p text:style-name="P346"><text:s text:c="6"/>((info.getChannelID() == null) &amp;&amp; (info.getAlgorithmID() == null))) {</text:p>
      <text:p text:style-name="Code_20_block"><text:s text:c="6"/><text:span text:style-name="T33">// delete all entries in the store</text:span></text:p>
      <text:p text:style-name="Code_20_block"><text:s text:c="4"/>} else if (info.getAlgorithmID() == null) {</text:p>
      <text:p text:style-name="Code_20_block"><text:s text:c="6"/><text:span text:style-name="T33">// delete all entries for the channel with info.getChannelID()</text:span></text:p>
      <text:p text:style-name="Code_20_block"><text:s text:c="4"/>} else if (info.getChannelID() == null) {</text:p>
      <text:p text:style-name="Code_20_block"><text:s text:c="6"/><text:span text:style-name="T33">// delete all info.getAlgorithmID() entries for the channels that have it</text:span></text:p>
      <text:p text:style-name="Code_20_block"><text:s text:c="4"/>} else {</text:p>
      <text:p text:style-name="Code_20_block"><text:s text:c="6"/><text:span text:style-name="T33">// delete the [info.getChannelID(), info.getAlgorithmID()] entry</text:span></text:p>
      <text:p text:style-name="Code_20_block"><text:s text:c="4"/>}</text:p>
      <text:p text:style-name="Code_20_block"><text:s text:c="2"/>}</text:p>
      <text:p text:style-name="Code_20_block"/>
      <text:p text:style-name="P346"><text:s text:c="2"/>@Override public List&lt;String&gt; list(LoadBalancerPersistenceInfo info)</text:p>
      <text:p text:style-name="P346"><text:s text:c="4"/>throws LoadBalancerPersistenceException {</text:p>
      <text:p text:style-name="Code_20_block"><text:s text:c="4"/>List&lt;String&gt; results = new ArrayList&lt;&gt;();</text:p>
      <text:p text:style-name="P346"><text:s text:c="4"/>if ((info == null) ||</text:p>
      <text:p text:style-name="P346"><text:s text:c="5"/>((info.getChannelID() == null) &amp;&amp; (info.getAlgorithmID() == null))) {</text:p>
      <text:p text:style-name="Code_20_block"><text:s text:c="6"/><text:span text:style-name="T33">// retrieve all channelIDs in the store</text:span></text:p>
      <text:p text:style-name="Code_20_block"><text:s text:c="4"/>} else if (info.getAlgorithmID() == null) {</text:p>
      <text:p text:style-name="Code_20_block"><text:s text:c="6"/><text:span text:style-name="T33">// retrieve all algorithmIDs for the channnel with info.getChannelID()</text:span></text:p>
      <text:p text:style-name="Code_20_block"><text:s text:c="4"/>} else if (info.getChannelID() == null) {</text:p>
      <text:p text:style-name="Code_20_block"><text:s text:c="6"/><text:span text:style-name="T33">// delete all channelIDs that have an entry for info.getAlgorithmID()</text:span></text:p>
      <text:p text:style-name="Code_20_block"><text:s text:c="4"/>} else {</text:p>
      <text:p text:style-name="Code_20_block"><text:s text:c="6"/><text:span text:style-name="T33">//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102858007459717" text:continue-list="list102857268122713" text:style-name="Outline">
        <text:list-item>
          <text:list>
            <text:list-item>
              <text:list>
                <text:list-item>
                  <text:list>
                    <text:list-item>
                      <text:h text:style-name="Heading_20_4" text:outline-level="4">Configuration</text:h>
                    </text:list-item>
                  </text:list>
                </text:list-item>
              </text:list>
            </text:list-item>
          </text:list>
        </text:list-item>
      </text:list>
      <text:p text:style-name="P223">Load-balancer persistence is setup via the JPPF configuration, in the following format:</text:p>
      <text:p text:style-name="P223"/>
      <text:p text:style-name="Code_20_block">jppf.load.balancing.persistence = &lt;persistence_class_name&gt; [param1 ... paramN]</text:p>
      <text:p text:style-name="P223"/>
      <text:p text:style-name="P223">As we can see, optional <text:span text:style-name="T298">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299">can </text:span><text:s/>be used to specify the root directory for a file-based implementation, or JDBC connection parameters, but are not limited to these.</text:p>
      <text:p text:style-name="P223"/>
      <text:p text:style-name="P223">An implementation that does not declare <text:s/>a consttuctor with a String... argument <text:span text:style-name="T14">must</text:span> declare a no-args constructor. <text:span text:style-name="T298">On the other hand, i</text:span>f a persistence implementation declares both a constructor with a <text:span text:style-name="Code_20_char">String...</text:span> argument and <text:span text:style-name="T298">a </text:span><text:span text:style-name="Code_20_char">setParameters()</text:span> method, then the constructor will always be prefered.</text:p>
      <text:p text:style-name="P223"/>
      <text:p text:style-name="P224"><text:span text:style-name="T300">When t</text:span>he "<text:span text:style-name="T1">jppf.load.balancing.persistence</text:span>" property is <text:span text:style-name="T300">un</text:span>specified, then load-balancer persistence is disabled.</text:p>
      <text:list xml:id="list102857564245703"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7">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1">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6"/>
      <text:list xml:id="list102858739631535" text:continue-numbering="true" text:style-name="Outline">
        <text:list-item>
          <text:list>
            <text:list-item>
              <text:h text:style-name="P414"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195">These notifications can be received either locally from within the server JVM, or remotely via a JMX listener.</text:span></text:p>
      <text:list xml:id="list102857843735937"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195">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3">// Called when a node is connected to the server</text:span></text:p>
      <text:p text:style-name="Code_20_block"><text:s text:c="2"/>void nodeConnected(NodeConnectionEvent event);</text:p>
      <text:p text:style-name="Code_20_block"/>
      <text:p text:style-name="Code_20_block"><text:s text:c="2"/><text:span text:style-name="T33">//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3">//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3">// Get the host on which the node is running</text:span></text:p>
      <text:p text:style-name="Code_20_block"><text:s text:c="2"/>public String getHost()</text:p>
      <text:p text:style-name="Code_20_block"/>
      <text:p text:style-name="Code_20_block"><text:s text:c="2"/><text:span text:style-name="T33">// Get the port on which the node's JMX server is listening</text:span></text:p>
      <text:p text:style-name="Code_20_block"><text:s text:c="2"/>public int getPort()</text:p>
      <text:p text:style-name="Code_20_block"/>
      <text:p text:style-name="Code_20_block"><text:s text:c="2"/><text:span text:style-name="T33">// Get the system information associated with the node at the time</text:span></text:p>
      <text:p text:style-name="Code_20_block"><text:s text:c="2"/><text:span text:style-name="T33">// it established the connection</text:span></text:p>
      <text:p text:style-name="Code_20_block"><text:s text:c="2"/>public JPPFSystemInformation getSystemInfo()</text:p>
      <text:p text:style-name="Code_20_block"/>
      <text:p text:style-name="Code_20_block"><text:s text:c="2"/><text:span text:style-name="T33">// Get the node's unique id (UUID)</text:span></text:p>
      <text:p text:style-name="Code_20_block"><text:s text:c="2"/>public String getId()</text:p>
      <text:p text:style-name="Code_20_block"/>
      <text:p text:style-name="Code_20_block"><text:s text:c="2"/><text:span text:style-name="T33">// Determine whether this information represents another driver,</text:span></text:p>
      <text:p text:style-name="Code_20_block"><text:s text:c="2"/><text:span text:style-name="T33">// connected as a peer to the current driver</text:span></text:p>
      <text:p text:style-name="Code_20_block"><text:s text:c="2"/>public boolean isDriver()</text:p>
      <text:p text:style-name="Code_20_block"/>
      <text:p text:style-name="Code_20_block"><text:s text:c="2"/><text:span text:style-name="T33">//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4">: </text:span><text:span text:style-name="T15">from the </text:span><text:span text:style-name="Code_20_char"><text:span text:style-name="T15">nodeConnected()</text:span></text:span><text:span text:style-name="T15"> method, you may refuse the connection by throwing a </text:span><text:a xlink:type="simple" xlink:href="https://docs.oracle.com/javase/8/docs/api/index.html?java/lang/RuntimeException.html" text:style-name="Internet_20_link" text:visited-style-name="Visited_20_Internet_20_Link"><text:span text:style-name="T15">RuntimeException</text:span></text:a><text:span text:style-name="T15">. This will cause the JPPF driver to terminate the connection.</text:span></text:p>
      <text:p text:style-name="P1"/>
      <text:p text:style-name="P1">To deploy the extension:</text:p>
      <text:p text:style-name="P1"/>
      <text:list xml:id="list102858056236824" text:continue-list="list102857004416472" text:style-name="List_20_2">
        <text:list-item>
          <text:p text:style-name="P370">create a file named <text:span text:style-name="T1">org.jppf.server.event.NodeConnectionListener</text:span> in the <text:span text:style-name="T1">META-INF/services</text:span> folder</text:p>
        </text:list-item>
        <text:list-item>
          <text:p text:style-name="P369">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70"><text:soft-page-break/>create a jar with your code and and service definition file and add it to the driver's classpath, or simply add your classes folder to the driver's classpath.</text:p>
        </text:list-item>
      </text:list>
      <text:list xml:id="list102859091715532" text:continue-list="list102857843735937"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6">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6"/>
      <text:p text:style-name="Code_20_block">public interface JPPFNodeConnectionNotifierMBean extends NotificationEmitter {</text:p>
      <text:p text:style-name="Code_20_block"><text:s text:c="2"/><text:span text:style-name="T33">//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3">// The type of notification which indicates that a node is connected</text:span></text:p>
      <text:p text:style-name="Code_20_block"><text:s text:c="2"/>String CONNECTED = "connected";</text:p>
      <text:p text:style-name="Code_20_block"/>
      <text:p text:style-name="Code_20_block"><text:s text:c="2"/><text:span text:style-name="T33">// The type of notification which indicates that a node is disconnected</text:span></text:p>
      <text:p text:style-name="Code_20_block"><text:s text:c="2"/>String DISCONNECTED = "disconnected";</text:p>
      <text:p text:style-name="Code_20_block">}</text:p>
      <text:p text:style-name="P156"/>
      <text:p text:style-name="P156">As we can see, this MBean doesn't have any method or attribute: if only sends notifications. <text:span text:style-name="T196">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196">Notification</text:span></text:a><text:span text:style-name="T196"> and should be interrpeted as follows:</text:span></text:p>
      <text:p text:style-name="P157"/>
      <text:list xml:id="list102857222370804" text:continue-list="list102858056236824" text:style-name="List_20_2">
        <text:list-item>
          <text:p text:style-name="P391"><text:span text:style-name="T196">the notification's </text:span><text:span text:style-name="Code_20_char"><text:span text:style-name="T196">getUserObject()</text:span></text:span><text:span text:style-name="T196"> method returns a </text:span><text:a xlink:type="simple" xlink:href="https://www.jppf.org/javadoc/6.1/index.html?org/jppf/management/JPPFManagementInfo.html" text:style-name="Internet_20_link" text:visited-style-name="Visited_20_Internet_20_Link"><text:span text:style-name="T196">JPPFManagementInfo</text:span></text:a><text:span text:style-name="T196"> object and the return value can be safely cast to this type.</text:span></text:p>
        </text:list-item>
        <text:list-item>
          <text:p text:style-name="P391"><text:span text:style-name="T196">the </text:span><text:span text:style-name="Code_20_char"><text:span text:style-name="T196">getType()</text:span></text:span><text:span text:style-name="T196">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196">CONNECTED</text:span></text:span><text:span text:style-name="T196"> or </text:span><text:span text:style-name="Code_20_char"><text:span text:style-name="T196">DISCONNECTED</text:span></text:span><text:span text:style-name="T196">.</text:span></text:p>
        </text:list-item>
        <text:list-item>
          <text:p text:style-name="P392">the getSource() method returns the value of the <text:span text:style-name="Code_20_char">MBEAN_NAME</text:span> constant.</text:p>
        </text:list-item>
      </text:list>
      <text:p text:style-name="P157"/>
      <text:p text:style-name="P158">Here is an example of notification listeners that processes node connection events via JMX:</text:p>
      <text:p text:style-name="P158"/>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3">//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3">// process node connected event ...</text:span></text:p>
      <text:p text:style-name="Code_20_block"><text:s text:c="8"/>break;</text:p>
      <text:p text:style-name="Code_20_block"><text:s text:c="6"/>case JPPFNodeConnectionNotifierMBean.DISCONNECTED:</text:p>
      <text:p text:style-name="Code_20_block"><text:s text:c="8"/><text:span text:style-name="T33">// process node disconnected event ...</text:span></text:p>
      <text:p text:style-name="Code_20_block"><text:s text:c="8"/>break;</text:p>
      <text:p text:style-name="Code_20_block"><text:s text:c="4"/>}</text:p>
      <text:p text:style-name="Code_20_block"><text:s text:c="2"/>}</text:p>
      <text:p text:style-name="Code_20_block">}</text:p>
      <text:p text:style-name="P158"/>
      <text:p text:style-name="P159">All that remains to do is to register this listener with a JMX connection, as in this example:</text:p>
      <text:p text:style-name="P159"/>
      <text:p text:style-name="P246">// create the client</text:p>
      <text:p text:style-name="Code_20_block">try (JPPFClient client = new JPPFClient()) {</text:p>
      <text:p text:style-name="Code_20_block"><text:s text:c="2"/><text:span text:style-name="T33">// obtain a working JMX connection to the server</text:span></text:p>
      <text:p text:style-name="P314"><text:s text:c="2"/>JMXDriverConnectionWrapper jmx =</text:p>
      <text:p text:style-name="P314"><text:s text:c="4"/>client.awaitWorkingConnectionPool().awaitWorkingJMXConnection();</text:p>
      <text:p text:style-name="Code_20_block"><text:s text:c="2"/><text:span text:style-name="T33">//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9"/>
      <text:p text:style-name="P159"/>
      <text:list xml:id="list102857726655782" text:continue-list="list102859091715532" text:style-name="Outline">
        <text:list-item>
          <text:list>
            <text:list-item>
              <text:list>
                <text:list-item>
                  <text:h text:style-name="P417" text:outline-level="3">Receiving the status of tasks di<text:span text:style-name="T188">s</text:span>pa<text:span text:style-name="T188">t</text:span>ched to or returned from the nodes</text:h>
                  <text:list>
                    <text:list-item>
                      <text:h text:style-name="P427" text:outline-level="4">Implementation</text:h>
                    </text:list-item>
                  </text:list>
                </text:list-item>
              </text:list>
            </text:list-item>
          </text:list>
        </text:list-item>
      </text:list>
      <text:p text:style-name="P15"><text:span text:style-name="T253">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3">JobTasksListener</text:span></text:a><text:span text:style-name="T253"> interface, defined as:</text:span></text:p>
      <text:p text:style-name="P146"/>
      <text:p text:style-name="P335">public interface <text:span text:style-name="T188">JobTasks</text:span>Listener {</text:p>
      <text:p text:style-name="P335"><text:s text:c="2"/><text:span text:style-name="T33">// Called when </text:span><text:span text:style-name="T57">tasks from </text:span><text:span text:style-name="T33">a job </text:span><text:span text:style-name="T57">are </text:span><text:span text:style-name="T33">dispatch</text:span><text:span text:style-name="T64">ed</text:span><text:span text:style-name="T33"> </text:span><text:span text:style-name="T57">to</text:span><text:span text:style-name="T33"> a node</text:span></text:p>
      <text:p text:style-name="P335"><text:s text:c="2"/>void <text:span text:style-name="T183">tasksDispatched</text:span>(<text:span text:style-name="T188">JobTasks</text:span>Event event);</text:p>
      <text:p text:style-name="P335"/>
      <text:p text:style-name="P335"><text:s text:c="2"/><text:span text:style-name="T33">// Called when </text:span><text:span text:style-name="T57">tasks from </text:span><text:span text:style-name="T33">a job return from </text:span><text:span text:style-name="T57">the</text:span><text:span text:style-name="T33"> node</text:span></text:p>
      <text:p text:style-name="P335"><text:s text:c="2"/>void <text:span text:style-name="T183">tasks</text:span>Returned(<text:span text:style-name="T188">JobTasks</text:span>Event event);</text:p>
      <text:p text:style-name="P335"/>
      <text:p text:style-name="P335"><text:s text:c="2"/><text:span text:style-name="T33">// Called when </text:span><text:span text:style-name="T57">tasks </text:span><text:span text:style-name="T69">are about to be sent back to the client</text:span></text:p>
      <text:p text:style-name="P335"><text:s text:c="2"/>void <text:span text:style-name="T254">resultsReceived</text:span>(<text:span text:style-name="T188">JobTasks</text:span>Event event);</text:p>
      <text:p text:style-name="P335">}</text:p>
      <text:p text:style-name="P147"/>
      <text:p text:style-name="P197">Please also note that the method<text:span text:style-name="T255">s</text:span> <text:s/><text:span text:style-name="T255">of </text:span><text:span text:style-name="Code_20_char">JobTasksListener</text:span> will be called even if the client that submitted the job is disconnected, for any reason. Combined with the ability to process the tasks results, this enables a callback implemented <text:span text:style-name="T255">on the </text:span>server side, which can be used with a "submit and forget" strategy on the client side.</text:p>
      <text:p text:style-name="P197"/>
      <text:p text:style-name="P147">As we can see, <text:span text:style-name="T256">all </text:span>the method<text:span text:style-name="T256">s</text:span> receive events of type <text:a xlink:type="simple" xlink:href="https://www.jppf.org/javadoc/6.1/index.html?org/jppf/job/JobTasksEvent.html" text:style-name="Internet_20_link" text:visited-style-name="Visited_20_Internet_20_Link"><text:span text:style-name="T188">JobTasksEvent</text:span></text:a>, defined as follows:</text:p>
      <text:p text:style-name="P147"/>
      <text:p text:style-name="P335">public class <text:span text:style-name="T188">JobTasks</text:span>Event extends EventObject {</text:p>
      <text:p text:style-name="P335"><text:s text:c="2"/><text:span text:style-name="T33">// Get the uuid of the job to which the tasks belong</text:span></text:p>
      <text:p text:style-name="P335"><text:s text:c="2"/>public String getJobUuid()</text:p>
      <text:p text:style-name="P335"><text:s text:c="2"/><text:span text:style-name="T33">// Get the name of the job to which the tasks belong</text:span></text:p>
      <text:p text:style-name="P335"><text:s text:c="2"/>public String getJobName()</text:p>
      <text:p text:style-name="P335"><text:s text:c="2"/><text:span text:style-name="T33">// Get </text:span><text:span text:style-name="T70">the job's server-side SLA</text:span></text:p>
      <text:p text:style-name="P335"><text:s text:c="2"/>public <text:span text:style-name="T257">JobSLA</text:span> getJob<text:span text:style-name="T257">SLA</text:span>()</text:p>
      <text:p text:style-name="P335"><text:s text:c="2"/><text:span text:style-name="T33">// Get the job </text:span><text:span text:style-name="T70">metadata</text:span></text:p>
      <text:p text:style-name="P335"><text:s text:c="2"/>public <text:span text:style-name="T257">JobMetadata</text:span> getJob<text:span text:style-name="T257">MEtadata</text:span>()</text:p>
      <text:p text:style-name="P335"><text:s text:c="2"/><text:span text:style-name="T33">// Get the list of tasks that were </text:span><text:span text:style-name="T58">dispatched or </text:span><text:span text:style-name="T33">returned</text:span></text:p>
      <text:p text:style-name="P335"><text:s text:c="2"/>public List&lt;ServerTaskInformation&gt; getTasks()</text:p>
      <text:p text:style-name="P335"><text:s text:c="2"/><text:span text:style-name="T33">// Get the reason why the set of tasks was returned by a node</text:span></text:p>
      <text:p text:style-name="P335"><text:s text:c="2"/>public JobReturnReason getReturnReason()</text:p>
      <text:p text:style-name="P335"><text:s text:c="2"/><text:span text:style-name="T33">// Get the information on the node </text:span><text:span text:style-name="T58">where</text:span><text:span text:style-name="T33"> the tasks </text:span><text:span text:style-name="T58">were dispatched or </text:span><text:span text:style-name="T33">returned</text:span></text:p>
      <text:p text:style-name="P335"><text:s text:c="2"/>public JPPFManagementInfo getNodeInfo()</text:p>
      <text:p text:style-name="P335">}</text:p>
      <text:p text:style-name="P147"/>
      <text:p text:style-name="P150">The method getReturnReason() provides a high-level indication of why the tasks w<text:span text:style-name="T187">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8"/>
      <text:p text:style-name="P335">public enum JobReturnReason {</text:p>
      <text:p text:style-name="P335"><text:s text:c="2"/><text:span text:style-name="T33">// The tasks were normally processed by the node</text:span></text:p>
      <text:p text:style-name="P335"><text:s text:c="2"/>RESULTS_RECEIVED,</text:p>
      <text:p text:style-name="P335"><text:s text:c="2"/><text:span text:style-name="T33">// The processing of the tasks took longer than the specified dispatch timeout</text:span></text:p>
      <text:p text:style-name="P335"><text:s text:c="2"/>DISPATCH_TIMEOUT,</text:p>
      <text:p text:style-name="P335"><text:s text:c="2"/><text:span text:style-name="T33">// An error occurred in the node which prevented the normal execution of the tasks</text:span></text:p>
      <text:p text:style-name="P335"><text:s text:c="2"/>NODE_PROCESSING_ERROR,</text:p>
      <text:p text:style-name="P335"><text:s text:c="2"/><text:span text:style-name="T33">// An error occurred in the driver while processing the results returned by the node</text:span></text:p>
      <text:p text:style-name="P335"><text:s text:c="2"/>DRIVER_PROCESSING_ERROR,</text:p>
      <text:p text:style-name="P335"><text:s text:c="2"/><text:span text:style-name="T33">// </text:span><text:span text:style-name="T56">T</text:span><text:span text:style-name="T33">he connection between node and server was severed before results could be returned</text:span></text:p>
      <text:p text:style-name="P335"><text:s text:c="2"/>NODE_CHANNEL_ERROR</text:p>
      <text:p text:style-name="P335">}</text:p>
      <text:p text:style-name="P147"/>
      <text:p text:style-name="P155">The job return reason is only available for <text:span text:style-name="Code_20_char">tasks</text:span><text:span text:style-name="Code_20_char"><text:span text:style-name="T254">Returned</text:span></text:span><text:span text:style-name="Code_20_char">()</text:span> <text:span text:style-name="T254">and </text:span><text:span text:style-name="Code_20_char"><text:span text:style-name="T254">resultsReceived</text:span></text:span><text:span text:style-name="Code_20_char">()</text:span><text:span text:style-name="T254"> </text:span>notifications. Therefore, for a <text:span text:style-name="Code_20_char">tasksDispatched()</text:span> notification, <text:span text:style-name="Code_20_char">getReturnReason()</text:span> always returns <text:span text:style-name="Code_20_char">null</text:span>. <text:span text:style-name="T254">Also please note that for a </text:span><text:span text:style-name="Code_20_char"><text:span text:style-name="T254">resultsReceived</text:span></text:span><text:span text:style-name="Code_20_char">()</text:span><text:span text:style-name="T254"> notification the return reason is always </text:span><text:span text:style-name="Code_20_char"><text:span text:style-name="T254">RESULTS_RECEIVED</text:span></text:span><text:span text:style-name="T254">.</text:span></text:p>
      <text:p text:style-name="P155"/>
      <text:p text:style-name="P148"/>
      <text:p text:style-name="P242">The <text:span text:style-name="T184">m</text:span>ethod <text:span text:style-name="Code_20_char">get</text:span><text:span text:style-name="Code_20_char"><text:span text:style-name="T184">Tasks()</text:span></text:span><text:span text:style-name="T184"> returns a list of </text:span><text:a xlink:type="simple" xlink:href="https://www.jppf.org/javadoc/6.1/index.html?org/jppf/job/ServerTaskInformation.html" text:style-name="Internet_20_link" text:visited-style-name="Visited_20_Internet_20_Link"><text:span text:style-name="T184">ServerTaskInformation</text:span></text:a><text:span text:style-name="T184"> objects, providing details on individual tasks:</text:span></text:p>
      <text:p text:style-name="P148"/>
      <text:p text:style-name="P335">public class ServerTaskInformation implements Serializable {</text:p>
      <text:p text:style-name="P335"><text:s text:c="2"/><text:span text:style-name="T33">// Get the position of this task within the job submitted by the client</text:span></text:p>
      <text:p text:style-name="P335"><text:s text:c="2"/>public int getJobPosition()</text:p>
      <text:p text:style-name="P335"><text:s text:c="2"/><text:span text:style-name="T33">// Get the throwable raised during the processing of the task</text:span></text:p>
      <text:p text:style-name="P335"><text:s text:c="2"/>public Throwable getThrowable()</text:p>
      <text:p text:style-name="P335"><text:s text:c="2"/><text:span text:style-name="T33">// Get the number of times a dispatch of the task has expired</text:span></text:p>
      <text:p text:style-name="P335"><text:s text:c="2"/>public int getExpirationCount()</text:p>
      <text:p text:style-name="P335"><text:s text:c="2"/><text:span text:style-name="T33">// Get the maximum number of times the task can be resubmitted</text:span></text:p>
      <text:p text:style-name="P335"><text:s text:c="2"/>public int getMaxResubmits()</text:p>
      <text:p text:style-name="P335"><text:s text:c="2"/><text:span text:style-name="T33">// Get the number of times the task was resubmitted</text:span></text:p>
      <text:p text:style-name="P335"><text:s text:c="2"/>public int getResubmitCount()</text:p>
      <text:p text:style-name="P335"><text:s text:c="2"/><text:span text:style-name="T33">// Get the </text:span><text:span text:style-name="T71">task result as binary data</text:span></text:p>
      <text:p text:style-name="P335"><text:s text:c="2"/>public <text:span text:style-name="T258">InputStream</text:span> get<text:span text:style-name="T258">ResultAsStream</text:span>() <text:span text:style-name="T258">throws Exception</text:span></text:p>
      <text:p text:style-name="P335"><text:s text:c="2"/><text:span text:style-name="T33">// Get the <text:s/></text:span><text:span text:style-name="T71">task result as a JPPF Task object</text:span></text:p>
      <text:p text:style-name="P335"><text:s text:c="2"/>public <text:span text:style-name="T258">Task&lt;?&gt;</text:span> getResu<text:span text:style-name="T258">ltAsTask</text:span>() <text:span text:style-name="T258">throws Exception</text:span></text:p>
      <text:p text:style-name="P335">}</text:p>
      <text:p text:style-name="P149"/>
      <text:p text:style-name="Note_5f_Tip"><text:span text:style-name="T12">Important:</text:span><text:span text:style-name="T259"> </text:span><text:span text:style-name="T18">w</text:span><text:span text:style-name="T14">hen using the </text:span><text:span text:style-name="Code_20_char"><text:span text:style-name="T14">getResultAsTask()</text:span></text:span><text:span text:style-name="T14"> method, you </text:span><text:span text:style-name="T99">must</text:span><text:span text:style-name="T14"> ensure that the code of the task and all its dependencies are in the driver's classpath. This is because this method actually deserializes the task from the binary format in which it is stored in the driver.</text:span></text:p>
      <text:p text:style-name="P197"/>
      <text:p text:style-name="P365"><text:span text:style-name="T1">Deserializing a task from a stream</text:span>: <text:span text:style-name="T14">in scenarios where, instead of directly deserializing the task, you wish to copy its binary form for later processing by a separate processs, you will need a way to deserialize it that take</text:span><text:span text:style-name="T20">s</text:span><text:span text:style-name="T14"> into account the configured </text:span><text:a xlink:type="simple" xlink:href="#1.1.1.Alternate serialization schemes|outline" text:style-name="Internet_20_link" text:visited-style-name="Visited_20_Internet_20_Link"><text:span text:style-name="T14">serialization scheme</text:span></text:a><text:span text:style-name="T14"> and eventual </text:span><text:a xlink:type="simple" xlink:href="#1.1.2.Composite serialization|outline" text:style-name="Internet_20_link" text:visited-style-name="Visited_20_Internet_20_Link"><text:span text:style-name="T14">composite serialization</text:span></text:a><text:span text:style-name="T14">. This can be easily achieved with the </text:span><text:a xlink:type="simple" xlink:href="https://www.jppf.org/javadoc/6.1/index.html?org/jppf/serialization/JPPFSerialization.Factory.html" text:style-name="Internet_20_link" text:visited-style-name="Visited_20_Internet_20_Link"><text:span text:style-name="T14">JPPFSerialization.Factory</text:span></text:a><text:span text:style-name="T14"> API, as in this example:</text:span></text:p>
      <text:p text:style-name="P365"/>
      <text:p text:style-name="P364">InputStream taskInputStream = ...;</text:p>
      <text:p text:style-name="P364">JPPFSerialization serialization = JPPFSerialization.Factory.getSerialization();</text:p>
      <text:p text:style-name="P364">Task&lt;?&gt; task = (Task&lt;?&gt;) serialization.deserialize(taskInputStream);</text:p>
      <text:p text:style-name="P197"/>
      <text:p text:style-name="P151"><text:span text:style-name="T190">The f</text:span>ollowing <text:span text:style-name="T191">code </text:span>is an example listener which prints out <text:span text:style-name="T185">its </text:span>event<text:span text:style-name="T185">s</text:span> to the console:</text:p>
      <text:p text:style-name="P151"/>
      <text:p text:style-name="P335">public class My<text:span text:style-name="T192">JobTasks</text:span>Listener implements <text:span text:style-name="T192">JobTasks</text:span>Listener {</text:p>
      <text:p text:style-name="P335"><text:s text:c="2"/>public My<text:span text:style-name="T192">JobTasks</text:span>Listener() {</text:p>
      <text:p text:style-name="P335"><text:s text:c="4"/>System.out.println("in My<text:span text:style-name="T189">JobTasks</text:span>Listener()"); <text:span text:style-name="T33">// displayed at driver startup time</text:span></text:p>
      <text:p text:style-name="P335"><text:s text:c="2"/>}</text:p>
      <text:p text:style-name="P335"/>
      <text:p text:style-name="P336"><text:s text:c="2"/>@Override</text:p>
      <text:p text:style-name="P336"><text:s text:c="2"/>public void tasks<text:span text:style-name="T189">Dispatched</text:span>(TaskReturnEvent event) {</text:p>
      <text:p text:style-name="P336"><text:s text:c="4"/><text:span text:style-name="T189">printEvent(event);</text:span></text:p>
      <text:p text:style-name="P336"><text:s text:c="2"/>}</text:p>
      <text:p text:style-name="P335"/>
      <text:p text:style-name="P336"><text:s text:c="2"/>@Override</text:p>
      <text:p text:style-name="P336"><text:s text:c="2"/>public void tasksReturned(TaskReturnEvent event) {</text:p>
      <text:p text:style-name="P336"><text:s text:c="4"/><text:span text:style-name="T189">printEvent(event);</text:span></text:p>
      <text:p text:style-name="P336"><text:span text:style-name="T189"><text:s text:c="2"/></text:span>}</text:p>
      <text:p text:style-name="P335"/>
      <text:p text:style-name="P336"><text:s text:c="2"/>@Override</text:p>
      <text:p text:style-name="P336"><text:s text:c="2"/>public void <text:span text:style-name="T260">resultsReceived</text:span>(TaskReturnEvent event) {</text:p>
      <text:p text:style-name="P336"><text:s text:c="4"/><text:span text:style-name="T189">printEvent(event);</text:span></text:p>
      <text:p text:style-name="P336"><text:span text:style-name="T189"><text:s text:c="2"/></text:span>}</text:p>
      <text:p text:style-name="P335"/>
      <text:p text:style-name="P335"><text:s text:c="2"/><text:span text:style-name="T189">private</text:span> void <text:span text:style-name="T189">printEvent</text:span>(<text:span text:style-name="T189">JobTasks</text:span>Event event) {</text:p>
      <text:p text:style-name="P335"><text:s text:c="4"/>System.out.printf("<text:span text:style-name="T261">listener event</text:span>: name=%s, uuid=%s, reason=%s, node=%s,</text:p>
      <text:p text:style-name="P335"><text:s text:c="6"/>%d tasks%n", event.getJobName(), event.getJobUuid(), event.getReturnReason(),</text:p>
      <text:p text:style-name="P335"><text:s text:c="6"/>event.getNodeInfo(), event.getTasks().size());</text:p>
      <text:p text:style-name="P335"><text:s text:c="2"/>}</text:p>
      <text:p text:style-name="P335">}</text:p>
      <text:p text:style-name="P151"/>
      <text:p text:style-name="P152">and here is an example output:</text:p>
      <text:p text:style-name="P152"/>
      <text:p text:style-name="P335"><text:span text:style-name="T261">listener event</text:span>: name=my job, uuid=job_uuid, reason=RESULTS_RECEIVED,</text:p>
      <text:p text:style-name="P335">node=JPPFManagementInfo[192.168.1.24:12001, type=node|MASTER, local=false, secure=false, uuid=node_uuid], <text:span text:style-name="T262">5</text:span> tasks</text:p>
      <text:p text:style-name="P198"/>
      <text:list xml:id="list102858500909940" text:continue-numbering="true" text:style-name="Outline">
        <text:list-item>
          <text:list>
            <text:list-item>
              <text:list>
                <text:list-item>
                  <text:list>
                    <text:list-item>
                      <text:h text:style-name="P432" text:outline-level="4">Deployment / Integration</text:h>
                    </text:list-item>
                  </text:list>
                </text:list-item>
              </text:list>
            </text:list-item>
          </text:list>
        </text:list-item>
      </text:list>
      <text:p text:style-name="P153"><text:span text:style-name="T260">T</text:span>here are two ways to integrate a <text:a xlink:type="simple" xlink:href="https://www.jppf.org/javadoc/6.1/index.html?org/jppf/job/JobTasksListener.html" text:style-name="Internet_20_link" text:visited-style-name="Visited_20_Internet_20_Link"><text:span text:style-name="T188">JobTasksListener</text:span></text:a> with the JPPF driver:</text:p>
      <text:list xml:id="list102858844986661" text:continue-numbering="true" text:style-name="Outline">
        <text:list-item>
          <text:list>
            <text:list-item>
              <text:list>
                <text:list-item>
                  <text:list>
                    <text:list-item>
                      <text:list>
                        <text:list-item>
                          <text:h text:style-name="Heading_20_5" text:outline-level="5">Using the JPPFDriver API</text:h>
                        </text:list-item>
                      </text:list>
                    </text:list-item>
                  </text:list>
                </text:list-item>
              </text:list>
            </text:list-item>
          </text:list>
        </text:list-item>
      </text:list>
      <text:p text:style-name="P153">This can be done by calling the method <text:a xlink:type="simple" xlink:href="https://www.jppf.org/javadoc/6.1/org/jppf/server/JPPFDriver.html#getJobTasksListenerManager()" text:style-name="Internet_20_link" text:visited-style-name="Visited_20_Internet_20_Link"><text:span text:style-name="T190">getJobTasksListenerManager()</text:span></text:a> on the <text:a xlink:type="simple" xlink:href="https://www.jppf.org/javadoc/6.1/index.html?org/jppf/server/JPPFDriver.html" text:style-name="Internet_20_link" text:visited-style-name="Visited_20_Internet_20_Link">JPPFDriver</text:a> instance <text:span text:style-name="T345">provided by another driver plugin, add-on or extension. For instance, as in this </text:span><text:a xlink:type="simple" xlink:href="#1.2.2.2.Server startup classes|outline" text:style-name="Internet_20_link" text:visited-style-name="Visited_20_Internet_20_Link"><text:span text:style-name="T345">driver startup class</text:span></text:a><text:span text:style-name="T345">:</text:span></text:p>
      <text:p text:style-name="P153"/>
      <text:p text:style-name="P335">public class MyDriverStartup implements JPPFDriverStartupSPI {</text:p>
      <text:p text:style-name="P335"><text:s text:c="2"/><text:span text:style-name="T345">JPPFDriver driver;</text:span></text:p>
      <text:p text:style-name="P335"/>
      <text:p text:style-name="P335"><text:s text:c="2"/>@Override</text:p>
      <text:p text:style-name="P335"><text:s text:c="2"/>public void run() {</text:p>
      <text:p text:style-name="P335"><text:s text:c="4"/><text:span text:style-name="T33">// get the object which manages task return listeners</text:span></text:p>
      <text:p text:style-name="P420"><text:s text:c="4"/><text:span text:style-name="T190">JobTasksListener</text:span>Manager manager = <text:span text:style-name="T346">this.driver</text:span>.get<text:span text:style-name="T190">Job</text:span>Task<text:span text:style-name="T190">sListener</text:span>Manager();</text:p>
      <text:p text:style-name="P335"><text:s text:c="4"/><text:span text:style-name="T33">// register a new TaskReturnListener</text:span></text:p>
      <text:p text:style-name="P335"><text:s text:c="4"/><text:span text:style-name="T106">manager.add</text:span><text:span text:style-name="T118">Job</text:span><text:span text:style-name="T106">Task</text:span><text:span text:style-name="T118">s</text:span><text:span text:style-name="T106">Listener(new </text:span><text:span text:style-name="T118">Job</text:span><text:span text:style-name="T106">Task</text:span><text:span text:style-name="T118">s</text:span><text:span text:style-name="T106">Listener() {</text:span></text:p>
      <text:p text:style-name="P335"><text:s text:c="6"/>@Override</text:p>
      <text:p text:style-name="P335"><text:s text:c="6"/>public void tasks<text:span text:style-name="T190">Dispatched</text:span>(<text:span text:style-name="T190">Job</text:span>Task<text:span text:style-name="T190">s</text:span>Event event) { ... }</text:p>
      <text:p text:style-name="P335"><text:s text:c="6"/>@Override</text:p>
      <text:p text:style-name="P335"><text:s text:c="6"/>public void tasksReturned(<text:span text:style-name="T190">Job</text:span>Task<text:span text:style-name="T190">s</text:span>Event event) { ... }</text:p>
      <text:p text:style-name="P335"><text:s text:c="6"/>@Override</text:p>
      <text:p text:style-name="P335"><text:s text:c="6"/>public void <text:span text:style-name="T263">resultsReceived</text:span>(<text:span text:style-name="T190">Job</text:span>Task<text:span text:style-name="T190">s</text:span>Event event) { ... }</text:p>
      <text:p text:style-name="P335"><text:s text:c="4"/>});</text:p>
      <text:p text:style-name="P335"><text:s text:c="2"/>}</text:p>
      <text:p text:style-name="P421"/>
      <text:p text:style-name="P421"><text:s text:c="2"/><text:span text:style-name="T33">// </text:span><text:span text:style-name="T91">JPPF will call this method before run()</text:span></text:p>
      <text:p text:style-name="P421"><text:s text:c="2"/>public void <text:span text:style-name="T345">setDriver</text:span>(<text:span text:style-name="T345">JPPFDriver driver</text:span>) {</text:p>
      <text:p text:style-name="P421"><text:s text:c="4"/><text:span text:style-name="T345">this.driver = driver</text:span>;</text:p>
      <text:p text:style-name="P421"><text:s text:c="2"/>}</text:p>
      <text:p text:style-name="P421">}</text:p>
      <text:p text:style-name="P153"/>
      <text:p text:style-name="P154">Note that you will need to have the jppf-server.jar file in your build path fir this code to compile.</text:p>
      <text:list xml:id="list102857830972645" text:continue-numbering="true" text:style-name="Outline">
        <text:list-item>
          <text:list>
            <text:list-item>
              <text:list>
                <text:list-item>
                  <text:list>
                    <text:list-item>
                      <text:list>
                        <text:list-item>
                          <text:h text:style-name="Heading_20_5" text:outline-level="5">Using the Service Provider Interface (SPI)</text:h>
                        </text:list-item>
                      </text:list>
                    </text:list-item>
                  </text:list>
                </text:list-item>
              </text:list>
            </text:list-item>
          </text:list>
        </text:list-item>
      </text:list>
      <text:p text:style-name="P154">To register the <text:a xlink:type="simple" xlink:href="https://www.jppf.org/javadoc/6.1/index.html?org/jppf/job/JobTasksListener.html" text:style-name="Internet_20_link" text:visited-style-name="Visited_20_Internet_20_Link"><text:span text:style-name="T188">JobTasksListener</text:span></text:a><text:span text:style-name="T188"> implementation </text:span>as a standalone service, create a service definition file named "<text:span text:style-name="T1">org.jppf.job.</text:span><text:span text:style-name="T8">Job</text:span><text:span text:style-name="T1">Task</text:span><text:span text:style-name="T8">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2">Job</text:span>Task<text:span text:style-name="T192">s</text:span>Listener1 and My<text:span text:style-name="T192">Job</text:span>Task<text:span text:style-name="T192">s</text:span>Listener2 in the test1 and test2 packages, respectively, then the service definiton file should contain:</text:p>
      <text:p text:style-name="P154"/>
      <text:p text:style-name="P335">test1.My<text:span text:style-name="T192">JobTasks</text:span>Listener1</text:p>
      <text:p text:style-name="P335">test<text:span text:style-name="T186">2</text:span>.My<text:span text:style-name="T192">JobTasks</text:span>Listener2</text:p>
      <text:p text:style-name="P153"/>
      <text:p text:style-name="P154">Note that, to work with the SPI, each implementation <text:span text:style-name="T14">must</text:span> have a no-args constructor, whether implicit or explicit.</text:p>
      <text:list xml:id="list102857220267904" text:continue-numbering="true" text:style-name="Outline">
        <text:list-item>
          <text:list>
            <text:list-item>
              <text:list>
                <text:list-item>
                  <text:h text:style-name="P417" text:outline-level="3">Receiving server statistics events</text:h>
                </text:list-item>
              </text:list>
            </text:list-item>
          </text:list>
        </text:list-item>
      </text:list>
      <text:p text:style-name="Note_5f_Tip"><text:span text:style-name="Note"><text:span text:style-name="T102">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08">The JPPF statistics API</text:span></text:span></text:a>" of this use<text:span text:style-name="T207">r</text:span> guide.</text:p>
      <text:list xml:id="list10285803006252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3">To receive notifications of changes in the server stati<text:span text:style-name="T211">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3"/>
      <text:p text:style-name="Code_20_block">public abstract class JPPFFilteredStatisticsListener implements JPPFStatisticsListener {</text:p>
      <text:p text:style-name="Code_20_block"><text:s text:c="2"/><text:span text:style-name="T33">// Get an optional filter to associate with this listener</text:span></text:p>
      <text:p text:style-name="Code_20_block"><text:s text:c="2"/>public JPPFStatistics.Filter getFilter()</text:p>
      <text:p text:style-name="Code_20_block">}</text:p>
      <text:p text:style-name="P163"/>
      <text:p text:style-name="P163">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3"/>
      <text:p text:style-name="Code_20_block">public class JPPFStatistics implements Serializable, Iterable&lt;JPPFSnapshot&gt; {</text:p>
      <text:p text:style-name="Code_20_block"><text:s text:c="2"/><text:span text:style-name="T33">// A filter interface for snapshots</text:span></text:p>
      <text:p text:style-name="Code_20_block"><text:s text:c="2"/>public interface Filter {</text:p>
      <text:p text:style-name="Code_20_block"><text:s text:c="4"/><text:span text:style-name="T33">// Determines whether the specified snapshot is accepted by this filter</text:span></text:p>
      <text:p text:style-name="Code_20_block"><text:s text:c="4"/>boolean accept(JPPFSnapshot snapshot);</text:p>
      <text:p text:style-name="Code_20_block"><text:s text:c="2"/>}</text:p>
      <text:p text:style-name="Code_20_block">}</text:p>
      <text:p text:style-name="P163"/>
      <text:p text:style-name="P163">The statistics listener will only receive events for the snaphots accepted by the filter. If it is <text:span text:style-name="Code_20_char">null</text:span>, then it will receive events for all the snapshots.</text:p>
      <text:p text:style-name="P163"/>
      <text:p text:style-name="P163"><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3"/>
      <text:p text:style-name="Code_20_block">public interface JPPFStatisticsListener extends EventListener {</text:p>
      <text:p text:style-name="Code_20_block"><text:s text:c="2"/><text:span text:style-name="T33">// Called when a new snapshot is created</text:span></text:p>
      <text:p text:style-name="Code_20_block"><text:s text:c="2"/>void snapshotAdded(JPPFStatisticsEvent event);</text:p>
      <text:p text:style-name="Code_20_block"/>
      <text:p text:style-name="Code_20_block"><text:s text:c="2"/><text:span text:style-name="T33">// Called when a snapshot is removed</text:span></text:p>
      <text:p text:style-name="Code_20_block"><text:s text:c="2"/>void snapshotRemoved(JPPFStatisticsEvent event);</text:p>
      <text:p text:style-name="Code_20_block"/>
      <text:p text:style-name="Code_20_block"><text:s text:c="2"/><text:span text:style-name="T33">// Called when a snapshot is updated</text:span></text:p>
      <text:p text:style-name="Code_20_block"><text:s text:c="2"/>void snapshotUpdated(JPPFStatisticsEvent event);</text:p>
      <text:p text:style-name="Code_20_block">}</text:p>
      <text:p text:style-name="P163"/>
      <text:p text:style-name="P164">Each <text:a xlink:type="simple" xlink:href="https://www.jppf.org/javadoc/6.1/index.html?org/jppf/utils/stats/JPPFStatisticsEvent.html" text:style-name="Internet_20_link" text:visited-style-name="Visited_20_Internet_20_Link">JPPFStatisticEvent</text:a> object prov<text:span text:style-name="T209">i</text:span>des the following information:</text:p>
      <text:p text:style-name="P163"/>
      <text:p text:style-name="Code_20_block">public class JPPFStatisticsEvent extends EventObject {</text:p>
      <text:p text:style-name="Code_20_block"><text:s text:c="2"/><text:span text:style-name="T33">// Get the statistics source of this event</text:span></text:p>
      <text:p text:style-name="Code_20_block"><text:s text:c="2"/>public JPPFStatistics getStatistics()</text:p>
      <text:p text:style-name="Code_20_block"/>
      <text:p text:style-name="Code_20_block"><text:s text:c="2"/><text:span text:style-name="T33">// Get the snapshot that was created, removed or updated</text:span></text:p>
      <text:p text:style-name="Code_20_block"><text:s text:c="2"/>public JPPFSnapshot getSnapshot()</text:p>
      <text:p text:style-name="Code_20_block">}</text:p>
      <text:p text:style-name="P163"/>
      <text:p text:style-name="Note_5f_Tip"><text:span text:style-name="Note"><text:span text:style-name="T102">Note</text:span></text:span>: <text:span text:style-name="T14">since updates </text:span><text:span text:style-name="T21">to</text:span><text:span text:style-name="T14"> the statistics in the server have a very high frequency, it is recommended to make the listener methods as short as possible, with regards to their execution time. </text:span><text:span text:style-name="T21">This will</text:span><text:span text:style-name="T14"> avoid a significant impact to he server performance. If you can't avoid it, then you may consider posting the events into a queue for asynchronuos processing in a separate thread.</text:span></text:p>
      <text:list xml:id="list102858298841318"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5">The deployment of a statistics is done via the Service Provider Interface (SPI):</text:p>
      <text:p text:style-name="P165"/>
      <text:list xml:id="list102858880910913" text:continue-list="list102858816873247" text:style-name="List_20_1">
        <text:list-item>
          <text:p text:style-name="P393">create a file named "<text:span text:style-name="T1">org.jppf.utils.stats.JPPFFilteredStatisticsListener</text:span>" in the <text:span text:style-name="T1">META-INF/services</text:span><text:span text:style-name="T106"> folder</text:span></text:p>
        </text:list-item>
        <text:list-item>
          <text:p text:style-name="P393">in this file add a line containing the fully qualified name of your listener implementation class, for instance "mypackage.MyClass"</text:p>
        </text:list-item>
        <text:list-item>
          <text:p text:style-name="P393">inlcude the jar file or class folder containing both your implementation and service in th eserver's classpath</text:p>
        </text:list-item>
      </text:list>
      <text:p text:style-name="P165"/>
      <text:list xml:id="list102858023395694" text:continue-list="list102858298841318" text:style-name="Outline">
        <text:list-item>
          <text:list>
            <text:list-item>
              <text:list>
                <text:list-item>
                  <text:list>
                    <text:list-item>
                      <text:h text:style-name="P430" text:outline-level="4">Full example</text:h>
                    </text:list-item>
                  </text:list>
                </text:list-item>
              </text:list>
            </text:list-item>
          </text:list>
        </text:list-item>
      </text:list>
      <text:p text:style-name="P165">Let's write a statistics listener which prints all the events it receives to the output console:</text:p>
      <text:p text:style-name="P165"/>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5"/>
      <text:p text:style-name="P166">Now, for the server to register this listener, we create the file:</text:p>
      <text:p text:style-name="P166">"<text:span text:style-name="T9">META-INF/services/org.jppf.utils.stats.JPPFFilteredStatisticsListener</text:span><text:span text:style-name="T210">"</text:span></text:p>
      <text:p text:style-name="P166">with the following single line: "<text:span text:style-name="T1">test.stats.MyStatisticsListener</text:span>"</text:p>
      <text:p text:style-name="P166"/>
      <text:p text:style-name="P166">Our listener is now ready to be deployed.</text:p>
      <text:p text:style-name="P165"/>
      <text:list xml:id="list102858895951330" text:continue-numbering="true" text:style-name="Outline">
        <text:list-item>
          <text:list>
            <text:list-item>
              <text:list>
                <text:list-item>
                  <text:h text:style-name="P418" text:outline-level="3">Custom discovery of <text:span text:style-name="T242">peer</text:span> drivers</text:h>
                  <text:list>
                    <text:list-item>
                      <text:h text:style-name="P428" text:outline-level="4">Rationale</text:h>
                    </text:list-item>
                  </text:list>
                </text:list-item>
              </text:list>
            </text:list-item>
          </text:list>
        </text:list-item>
      </text:list>
      <text:p text:style-name="P174">The current built-in <text:span text:style-name="T246">peer </text:span>driver discovery mechanisms in the JPPF <text:span text:style-name="T246">server</text:span> have potential shortcomings:</text:p>
      <text:p text:style-name="P174"/>
      <text:list xml:id="list102858853126676" text:continue-list="list102857222370804" text:style-name="List_20_2">
        <text:list-item>
          <text:p text:style-name="P394">automatic discovery relies on the UDP multicast protocol, which is not available in all environments. <text:span text:style-name="T234">F</text:span>or instance, cloud environments do not allow it.</text:p>
        </text:list-item>
        <text:list-item>
          <text:p text:style-name="P394">the manual configuration of the connections requires that all possible <text:span text:style-name="T246">peer </text:span>drivers be known in advance, which prevents new, previously unknown drivers from being discovered</text:p>
        </text:list-item>
      </text:list>
      <text:p text:style-name="P122"/>
      <text:p text:style-name="P176">To <text:span text:style-name="T241">overcome these limitations</text:span>, and to allow more flexibility as to how <text:span text:style-name="T247">peer </text:span>drivers are discovered, you can now implement your own custom disocovery mechanism.</text:p>
      <text:list xml:id="list102858432925837" text:continue-list="list102858895951330" text:style-name="Outline">
        <text:list-item>
          <text:list>
            <text:list-item>
              <text:list>
                <text:list-item>
                  <text:list>
                    <text:list-item>
                      <text:h text:style-name="P428"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PeerDriverDiscovery.html" text:style-name="Internet_20_link" text:visited-style-name="Visited_20_Internet_20_Link"><text:span text:style-name="T244">PeerDriverDiscovery</text:span></text:a>, defined as:</text:p>
      <text:p text:style-name="P176"/>
      <text:p text:style-name="P332">public abstract class <text:span text:style-name="T243">Peer</text:span>DriverDiscovery extends DriverDiscovery&lt;<text:span text:style-name="T243">Driver</text:span>ConnectionInfo&gt; {</text:p>
      <text:p text:style-name="P332">}</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P332">public abstract class DriverDiscovery&lt;E extends DriverConnectionInfo&gt; {</text:p>
      <text:p text:style-name="P332"><text:s text:c="2"/><text:span text:style-name="T33">// Perform the driver discovery. This method runs in its own separate thread</text:span></text:p>
      <text:p text:style-name="P332"><text:s text:c="2"/>public abstract void discover() throws InterruptedException;</text:p>
      <text:p text:style-name="P332"/>
      <text:p text:style-name="P332"><text:s text:c="2"/><text:span text:style-name="T33">// Notify that a new driver was discovered</text:span></text:p>
      <text:p text:style-name="P332"><text:s text:c="2"/>protected void newConnection(E info)</text:p>
      <text:p text:style-name="P332"/>
      <text:p text:style-name="P332"><text:s text:c="2"/><text:span text:style-name="T33">// Shut this discovery down. This method is intended to be overriden</text:span></text:p>
      <text:p text:style-name="P332"><text:s text:c="2"/><text:span text:style-name="T33">// in subclasses to allow user-defined cleanup operations</text:span></text:p>
      <text:p text:style-name="P332"><text:s text:c="2"/>public void shutdown()</text:p>
      <text:p text:style-name="P332">}</text:p>
      <text:p text:style-name="P176"/>
      <text:p text:style-name="P178">By default, the <text:span text:style-name="Code_20_char">shutdown()</text:span> method does nothing and is intended to be overriden in subclasses if needed. It is called when the JPPF <text:span text:style-name="T243">driver is shut down</text:span> and is thus part of the discovery's life cycle.</text:p>
      <text:p text:style-name="P178"/>
      <text:p text:style-name="P180">The actual discov<text:span text:style-name="T236">e</text:span>ry is performed within the <text:span text:style-name="Code_20_char">discover()</text:span> method. From this method, for each discovered driver you mu<text:span text:style-name="T236">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4">defined as:</text:span></text:p>
      <text:p text:style-name="P180"/>
      <text:p text:style-name="P332">public class DriverConnectionInfo</text:p>
      <text:p text:style-name="P332"><text:s text:c="2"/><text:span text:style-name="T33">// Get the name given to this connection</text:span></text:p>
      <text:p text:style-name="P332"><text:s text:c="2"/>public String getName()</text:p>
      <text:p text:style-name="P332"><text:s text:c="2"/><text:span text:style-name="T33">// Determine whether secure (with SSL/TLS) connections should be established</text:span></text:p>
      <text:p text:style-name="P332"><text:s text:c="2"/>public boolean isSecure()</text:p>
      <text:p text:style-name="P332"><text:s text:c="2"/><text:span text:style-name="T33">// Get the driver host name or IP address</text:span></text:p>
      <text:p text:style-name="P332"><text:s text:c="2"/>public String getHost()</text:p>
      <text:p text:style-name="P338"><text:s text:c="2"/><text:span text:style-name="T33">// Get the driver port to connect to</text:span></text:p>
      <text:p text:style-name="P338"><text:s text:c="2"/>public int getPort()</text:p>
      <text:p text:style-name="P332"><text:s text:c="2"/><text:span text:style-name="T33">// Get the </text:span><text:span text:style-name="T73">number of connections (pool size) to etablish with the peer driver</text:span></text:p>
      <text:p text:style-name="P332"><text:s text:c="2"/>public int getPo<text:span text:style-name="T277">olSize</text:span>()</text:p>
      <text:p text:style-name="P332">}</text:p>
      <text:p text:style-name="P180"/>
      <text:p text:style-name="P183">Here is an example of a very simple implementation:</text:p>
      <text:p text:style-name="P183"/>
      <text:p text:style-name="P332">public class Simple<text:span text:style-name="T244">Peer</text:span>Discovery extends <text:span text:style-name="T244">Peer</text:span>DriverDiscovery {</text:p>
      <text:p text:style-name="P332"><text:s text:c="2"/>@Override</text:p>
      <text:p text:style-name="P332"><text:s text:c="2"/>public void discover() throws InterruptedException {</text:p>
      <text:p text:style-name="P332"><text:s text:c="4"/><text:span text:style-name="T33">// new </text:span><text:span text:style-name="T68">peer </text:span><text:span text:style-name="T33">connection named "my</text:span><text:span text:style-name="T68">Peer</text:span><text:span text:style-name="T33">Driver" </text:span><text:span text:style-name="T74">with a pool size of 2</text:span></text:p>
      <text:p text:style-name="P332"><text:s text:c="4"/>newConnection(</text:p>
      <text:p text:style-name="P332"><text:s text:c="6"/>new <text:span text:style-name="T244">Driver</text:span>ConnectionInfo("my<text:span text:style-name="T244">Peer</text:span>Driver", false, "www.myhost.org", 11111, <text:span text:style-name="T278">2</text:span>));</text:p>
      <text:p text:style-name="P332"><text:s text:c="2"/>}</text:p>
      <text:p text:style-name="P332">}</text:p>
      <text:p text:style-name="P180"/>
      <text:p text:style-name="P183"/>
      <text:p text:style-name="P241">The <text:span text:style-name="Code_20_char">discover()</text:span> method of a <text:a xlink:type="simple" xlink:href="https://www.jppf.org/javadoc/6.1/index.html?org/jppf/discovery/PeerDriverDiscovery.html" text:style-name="Internet_20_link" text:visited-style-name="Visited_20_Internet_20_Link"><text:span text:style-name="T244">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45">DriverConnectionInfo</text:span></text:a> as you wish, allowing for the discovery of as many <text:span text:style-name="T250">peer drivers</text:span> as required.</text:p>
      <text:p text:style-name="P183"/>
      <text:p text:style-name="P183">Additonally, the <text:span text:style-name="Code_20_char">discover()</text:span> method runs in its own separate thread and doesn't have to terminate immediately. This means that you can run a loop inside that may, <text:span text:style-name="T237">for instance,</text:span> perform a periodic polling of an (external) service to discover new <text:span text:style-name="T244">peer </text:span>drivers over time. <text:span text:style-name="T237">Here is a more complex example illustrating this:</text:span></text:p>
      <text:p text:style-name="P183"/>
      <text:p text:style-name="P332">public class <text:span text:style-name="T244">Polling</text:span>Discovery extends <text:span text:style-name="T244">Peer</text:span>DriverDiscovery {</text:p>
      <text:p text:style-name="P332"><text:s text:c="2"/><text:span text:style-name="T33">// whether this discovery was shutdown</text:span></text:p>
      <text:p text:style-name="P332"><text:s text:c="2"/>private boolean shutdownFlag = false;</text:p>
      <text:p text:style-name="P332"/>
      <text:p text:style-name="P332"><text:s text:c="2"/>@Override</text:p>
      <text:p text:style-name="P332"><text:s text:c="2"/>public void discover() throws InterruptedException {</text:p>
      <text:p text:style-name="P332"><text:s text:c="4"/>while (!isShutdown()) {</text:p>
      <text:p text:style-name="P333"><text:s text:c="6"/>List&lt;<text:span text:style-name="T244">Driver</text:span>ConnectionInfo&gt; <text:span text:style-name="T244">peers</text:span> = externalLookup();</text:p>
      <text:p text:style-name="P332"><text:s text:c="6"/>if (drivers != null) {</text:p>
      <text:p text:style-name="P332"><text:s text:c="8"/>for (<text:span text:style-name="T244">Driver</text:span>ConnectionInfo <text:span text:style-name="T244">peer</text:span>: <text:span text:style-name="T244">peers</text:span>) newConnection(<text:span text:style-name="T244">peer</text:span>);</text:p>
      <text:p text:style-name="P332"><text:s text:c="6"/>}</text:p>
      <text:p text:style-name="P422"><text:s text:c="6"/>synchronized(this) {</text:p>
      <text:p text:style-name="P422"><text:s text:c="8"/><text:span text:style-name="T33">// wait 5 seconds before the next lookup</text:span></text:p>
      <text:p text:style-name="P332"><text:s text:c="8"/>wait(5000L);</text:p>
      <text:p text:style-name="P332"><text:s text:c="6"/>}</text:p>
      <text:p text:style-name="P332"><text:s text:c="4"/>}</text:p>
      <text:p text:style-name="P332"><text:s text:c="2"/>}</text:p>
      <text:p text:style-name="P332"/>
      <text:p text:style-name="P332"><text:s text:c="2"/><text:span text:style-name="T33">// Query an external service for discovered drivers</text:span></text:p>
      <text:p text:style-name="P333"><text:s text:c="2"/>public List&lt;<text:span text:style-name="T244">Driver</text:span>ConnectionInfo&gt; externalLookup() {</text:p>
      <text:p text:style-name="P332"><text:s text:c="4"/>return ...;</text:p>
      <text:p text:style-name="P332"><text:s text:c="2"/>}</text:p>
      <text:p text:style-name="P332"/>
      <text:p text:style-name="P332"><text:s text:c="2"/>public synchronized boolean isShutdown() {</text:p>
      <text:p text:style-name="P332"><text:s text:c="4"/>return shutdownFlag;</text:p>
      <text:p text:style-name="P332"><text:s text:c="2"/>}</text:p>
      <text:p text:style-name="P332"/>
      <text:p text:style-name="P332"><text:s text:c="2"/>@Override</text:p>
      <text:p text:style-name="P332"><text:s text:c="2"/>public synchronized void shutdown() {</text:p>
      <text:p text:style-name="P422"><text:s text:c="4"/>shutdownFlag = false;</text:p>
      <text:p text:style-name="P422"><text:s text:c="4"/><text:span text:style-name="T33">// wake up the discover() thread</text:span></text:p>
      <text:p text:style-name="P332"><text:s text:c="4"/>notify();</text:p>
      <text:p text:style-name="P332"><text:s text:c="2"/>}</text:p>
      <text:p text:style-name="P332">}</text:p>
      <text:list xml:id="list102857193399243" text:continue-numbering="true" text:style-name="Outline">
        <text:list-item>
          <text:list>
            <text:list-item>
              <text:list>
                <text:list-item>
                  <text:list>
                    <text:list-item>
                      <text:h text:style-name="P428" text:outline-level="4">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102858153062514" text:continue-list="list102858880910913" text:style-name="List_20_1">
        <text:list-item>
          <text:p text:style-name="P396">in yo<text:span text:style-name="T250">u</text:span>r source or resources folder, create a file <text:span text:style-name="T1">META-INF/services/org.jppf.discovery.</text:span><text:span text:style-name="T11">Peer</text:span><text:span text:style-name="T1">DriverDiscovery</text:span></text:p>
        </text:list-item>
        <text:list-item>
          <text:p text:style-name="P397">edit this file and <text:span text:style-name="T240">add </text:span>a line with the fully qualified class name of your <text:span text:style-name="T348">implementation</text:span> of <text:a xlink:type="simple" xlink:href="https://www.jppf.org/javadoc/6.1/index.html?org/jppf/discovery/PeerDriverDiscovery.html" text:style-name="Internet_20_link" text:visited-style-name="Visited_20_Internet_20_Link"><text:span text:style-name="T244">PeerDriverDiscovery</text:span></text:a>, for instance <text:span text:style-name="Code_20_char">org.jppf.example.Simple</text:span><text:span text:style-name="Code_20_char"><text:span text:style-name="T244">Peer</text:span></text:span><text:span text:style-name="Code_20_char">Discovery</text:span>.</text:p>
        </text:list-item>
        <text:list-item>
          <text:p text:style-name="P396">make sure that this file, <text:span text:style-name="T238">along with the implementation class,</text:span> is in the classpath of your <text:span text:style-name="T249">server</text:span></text:p>
        </text:list-item>
      </text:list>
      <text:list xml:id="list102857565715167" text:continue-list="list102857193399243" text:style-name="Outline">
        <text:list-item>
          <text:list>
            <text:list-item>
              <text:list>
                <text:list-item>
                  <text:list>
                    <text:list-item>
                      <text:h text:style-name="P428" text:outline-level="4">Deployment via API</text:h>
                    </text:list-item>
                  </text:list>
                </text:list-item>
              </text:list>
            </text:list-item>
          </text:list>
        </text:list-item>
      </text:list>
      <text:p text:style-name="P188">The class <text:a xlink:type="simple" xlink:href="https://www.jppf.org/javadoc/6.1/index.html?org/jppf/server/JPPFDriver.html" text:style-name="Internet_20_link" text:visited-style-name="Visited_20_Internet_20_Link"><text:span text:style-name="T244">JPPFDriver</text:span></text:a> <text:span text:style-name="T239">provides an API to add or remove </text:span><text:a xlink:type="simple" xlink:href="https://www.jppf.org/javadoc/6.1/index.html?org/jppf/discovery/PeerDriverDiscovery.html" text:style-name="Internet_20_link" text:visited-style-name="Visited_20_Internet_20_Link"><text:span text:style-name="T239">PeerDriverDiscovery</text:span></text:a><text:span text:style-name="T239"> implementations at any time:</text:span></text:p>
      <text:p text:style-name="P187"/>
      <text:p text:style-name="P332">public class JPPF<text:span text:style-name="T244">Driver</text:span> {</text:p>
      <text:p text:style-name="P332"><text:s text:c="2"/><text:span text:style-name="T33">// Add a custom driver discovery mechanism to those already registered, if any</text:span></text:p>
      <text:p text:style-name="P332"><text:s text:c="2"/>public void addDriverDiscovery(<text:span text:style-name="T244">Peer</text:span>DriverDiscovery discovery)</text:p>
      <text:p text:style-name="P332"/>
      <text:p text:style-name="P332"><text:s text:c="2"/><text:span text:style-name="T33">// Remove a custom driver discovery mechanism from those already registered</text:span></text:p>
      <text:p text:style-name="P334"><text:s text:c="2"/>public void removeDriverDiscovery(<text:span text:style-name="T244">Peer</text:span>DriverDiscovery discovery)</text:p>
      <text:p text:style-name="P332">}</text:p>
      <text:p text:style-name="P410"/>
      <text:p text:style-name="P412">To obtain an instance of <text:a xlink:type="simple" xlink:href="https://www.jppf.org/javadoc/6.1/index.html?org/jppf/server/JPPFDriver.html" text:style-name="Internet_20_link" text:visited-style-name="Visited_20_Internet_20_Link"><text:span text:style-name="T244">JPPFDriver</text:span></text:a>, you will need to <text:span text:style-name="T347">wrap the code in a driver extension that provides it, for instance a </text:span><text:a xlink:type="simple" xlink:href="#1.2.2.2.Server startup classes|outline" text:style-name="Internet_20_link" text:visited-style-name="Visited_20_Internet_20_Link"><text:span text:style-name="T347">driver startup class</text:span></text:a><text:span text:style-name="T347">:</text:span></text:p>
      <text:p text:style-name="P411"/>
      <text:p text:style-name="P411"/>
      <text:p text:style-name="P244">public class MyDiscoveryInitializer implements JPPFDriverStartupSPI {</text:p>
      <text:p text:style-name="Code_20_block"><text:s text:c="2"/>JPPFDriver driver;</text:p>
      <text:p text:style-name="Code_20_block"/>
      <text:p text:style-name="Code_20_block"><text:s text:c="2"/>@Override</text:p>
      <text:p text:style-name="Code_20_block"><text:s text:c="2"/>public void run() {</text:p>
      <text:p text:style-name="Code_20_block"><text:s text:c="4"/><text:span text:style-name="T33">// create and add the peer discovery provider</text:span></text:p>
      <text:p text:style-name="Code_20_block"><text:s text:c="4"/>driver.addDriverDiscovery(new SimplePeerDiscovery());</text:p>
      <text:p text:style-name="Code_20_block"><text:s text:c="2"/>}</text:p>
      <text:p text:style-name="Code_20_block"/>
      <text:p text:style-name="Code_20_block"><text:s text:c="2"/><text:span text:style-name="T33">// JPPF will call this method before run()</text:span></text:p>
      <text:p text:style-name="Code_20_block"><text:s text:c="2"/>public void setDriver(JPPFDriver driver) {</text:p>
      <text:p text:style-name="Code_20_block"><text:s text:c="4"/>this.driver = driver;</text:p>
      <text:p text:style-name="Code_20_block"><text:s text:c="2"/>}</text:p>
      <text:p text:style-name="Code_20_block">}</text:p>
      <text:list xml:id="list102858188370753" text:continue-numbering="true" text:style-name="Outline">
        <text:list-item>
          <text:list>
            <text:list-item>
              <text:list>
                <text:list-item>
                  <text:list>
                    <text:list-item>
                      <text:h text:style-name="P428" text:outline-level="4">Tip</text:h>
                    </text:list-item>
                  </text:list>
                </text:list-item>
              </text:list>
            </text:list-item>
          </text:list>
        </text:list-item>
      </text:list>
      <text:p text:style-name="P193">To prevent the built-in <text:span text:style-name="T246">peer driver </text:span>discovery mechanisms from starting, set the following <text:span text:style-name="T246">driver</text:span> configuration propert<text:span text:style-name="T246">ies</text:span>:</text:p>
      <text:p text:style-name="P193"/>
      <text:p text:style-name="Code_20_block">jppf.peer.discovery.enabled = false</text:p>
      <text:p text:style-name="P246"># set an empty value or simply comment it out</text:p>
      <text:p text:style-name="Code_20_block">jppf.peers =</text:p>
      <text:p text:style-name="P193"/>
      <text:p text:style-name="P196">This way, only custom <text:span text:style-name="T248">peer </text:span>driver discovery mechanisms will be used.</text:p>
      <text:p text:style-name="P196"/>
      <text:list xml:id="list102858290174738" text:continue-numbering="true" text:style-name="Outline">
        <text:list-item>
          <text:list>
            <text:list-item>
              <text:list>
                <text:list-item>
                  <text:h text:style-name="P417" text:outline-level="3">Implementing a custom job persistence</text:h>
                </text:list-item>
              </text:list>
            </text:list-item>
          </text:list>
        </text:list-item>
      </text:list>
      <text:p text:style-name="P200">For full details on how the jobs persistence in the driver works, we invite you to read the dedicated documentation chapter in <text:span text:style-name="T28">Development guide &gt; Jobs Persistence in the driver</text:span>.</text:p>
      <text:list xml:id="list10285739634008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0">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0"/>
      <text:p text:style-name="Code_20_block">public interface JobPersistence {</text:p>
      <text:p text:style-name="Code_20_block"><text:s text:c="2"/><text:span text:style-name="T33">//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3">// Load the specified job elements. All elements are part of the same job</text:span></text:p>
      <text:p text:style-name="P337"><text:s text:c="2"/>List&lt;InputStream&gt; load(Collection&lt;PersistenceInfo&gt; infos)</text:p>
      <text:p text:style-name="P337"><text:s text:c="3"/>throws JobPersistenceException;</text:p>
      <text:p text:style-name="Code_20_block"/>
      <text:p text:style-name="Code_20_block"><text:s text:c="2"/><text:span text:style-name="T33">// Get the UUIDs of all persisted job</text:span></text:p>
      <text:p text:style-name="Code_20_block"><text:s text:c="2"/>List&lt;String&gt; getPersistedJobUuids() throws JobPersistenceException;</text:p>
      <text:p text:style-name="Code_20_block"/>
      <text:p text:style-name="Code_20_block"><text:s text:c="2"/><text:span text:style-name="T33">//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3">//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3">// Delete the persisted job with the s</text:span><text:span text:style-name="T72">p</text:span><text:span text:style-name="T33">ecified UUID</text:span></text:p>
      <text:p text:style-name="Code_20_block"><text:s text:c="2"/>void deleteJob(String jobUuid) throws JobPersistenceException;</text:p>
      <text:p text:style-name="Code_20_block"/>
      <text:p text:style-name="Code_20_block"><text:s text:c="2"/><text:span text:style-name="T33">// Determine whether a job is persisted, that is, present in the persistence store</text:span></text:p>
      <text:p text:style-name="Code_20_block"><text:s text:c="2"/>boolean isJobPersisted(String jobUuid) throws JobPersistenceException;</text:p>
      <text:p text:style-name="Code_20_block">}</text:p>
      <text:p text:style-name="P200"/>
      <text:p text:style-name="P201">Note that all the methods in this interface define callbacks that are called by the JPPF driver during the life cycle of the jobs it p<text:span text:style-name="T276">r</text:span>ocesses.</text:p>
      <text:p text:style-name="P201"/>
      <text:p text:style-name="P201">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1"/>
      <text:list xml:id="list102857571008104" text:continue-list="list102858853126676" text:style-name="List_20_2">
        <text:list-item>
          <text:p text:style-name="P400">a public constructor that takes a <text:span text:style-name="Code_20_char">String...</text:span> vararg parameter</text:p>
        </text:list-item>
        <text:list-item>
          <text:p text:style-name="P400">a <text:span text:style-name="Code_20_char">public void setParameter(String...)</text:span> method </text:p>
        </text:list-item>
      </text:list>
      <text:p text:style-name="P200"/>
      <text:p text:style-name="P201">If both are defined, then JPPF will always use the constructor.</text:p>
      <text:p text:style-name="P201"/>
      <text:p text:style-name="P201">The <text:span text:style-name="Code_20_char">store()</text:span> and <text:span text:style-name="Code_20_char">load()</text:span> methods both take a collection of objects of ty<text:span text:style-name="T267">p</text:span>e <text:a xlink:type="simple" xlink:href="https://www.jppf.org/javadoc/6.1/index.html?org/jppf/job/persistence/PersistenceInfo.html" text:style-name="Internet_20_link" text:visited-style-name="Visited_20_Internet_20_Link">PersistenceInfo</text:a>, defined as follows:</text:p>
      <text:p text:style-name="P201"/>
      <text:p text:style-name="Code_20_block">public interface PersistenceInfo extends Serializable {</text:p>
      <text:p text:style-name="Code_20_block"><text:s text:c="2"/><text:span text:style-name="T33">// Get the job uuid</text:span></text:p>
      <text:p text:style-name="Code_20_block"><text:s text:c="2"/>String getJobUuid();</text:p>
      <text:p text:style-name="Code_20_block"/>
      <text:p text:style-name="Code_20_block"><text:s text:c="2"/><text:span text:style-name="T33">// Get the related job information</text:span></text:p>
      <text:p text:style-name="Code_20_block"><text:s text:c="2"/>JPPFDistributedJob getJob();</text:p>
      <text:p text:style-name="Code_20_block"/>
      <text:p text:style-name="Code_20_block"><text:s text:c="2"/><text:span text:style-name="T33">// Get the type of persisted object</text:span></text:p>
      <text:p text:style-name="Code_20_block"><text:s text:c="2"/>PersistenceObjectType getType();</text:p>
      <text:p text:style-name="Code_20_block"/>
      <text:p text:style-name="Code_20_block"><text:s text:c="2"/><text:span text:style-name="T33">// Get the position of the task or task result in the job</text:span></text:p>
      <text:p text:style-name="Code_20_block"><text:s text:c="2"/>int getPosition();</text:p>
      <text:p text:style-name="Code_20_block"/>
      <text:p text:style-name="Code_20_block"><text:s text:c="2"/><text:span text:style-name="T33">// Get an input stream for the persisted object</text:span></text:p>
      <text:p text:style-name="Code_20_block"><text:s text:c="2"/>InputStream getInputStream() throws Exception</text:p>
      <text:p text:style-name="Code_20_block"/>
      <text:p text:style-name="Code_20_block"><text:s text:c="2"/><text:span text:style-name="T33">// Get the size in bytes of the persisted object</text:span></text:p>
      <text:p text:style-name="Code_20_block"><text:s text:c="2"/>int getSize();</text:p>
      <text:p text:style-name="Code_20_block">}</text:p>
      <text:p text:style-name="P201"/>
      <text:p text:style-name="P202"><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2"/>
      <text:p text:style-name="P202">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66">PersistenceInfo</text:span></text:a><text:span text:style-name="T266"> </text:span>objects means that multiple job elements can be persisted in the same transaction, in the case of a transactional persistence implementation.</text:p>
      <text:p text:style-name="P202"/>
      <text:p text:style-name="P202">You will also notice that the job element<text:span text:style-name="T270">'</text:span>s data is only available via an input stream: the persisted data represents a serialized object graph which can be temporarily stored anywhere. <text:span text:style-name="T268">Here, the serialization format is completely transparent to the job persistence implementation.</text:span></text:p>
      <text:p text:style-name="P202"/>
      <text:p text:style-name="P366"><text:span text:style-name="T1">Note</text:span>: <text:span text:style-name="T14">the </text:span><text:span text:style-name="Code_20_char"><text:span text:style-name="T14">load()</text:span></text:span><text:span text:style-name="T14"> method returns a list of </text:span><text:span text:style-name="Code_20_char"><text:span text:style-name="T14">InputStream</text:span></text:span><text:span text:style-name="T14"> objects. Each InputStream corresponds to a </text:span><text:a xlink:type="simple" xlink:href="https://www.jppf.org/javadoc/6.1/index.html?org/jppf/job/persistence/PersistenceInfo.html" text:style-name="Internet_20_link" text:visited-style-name="Visited_20_Internet_20_Link"><text:span text:style-name="T22">PersistenceInfo</text:span></text:a><text:span text:style-name="T14"> object passed in the input collection. The list</text:span><text:span text:style-name="T23">'s</text:span><text:span text:style-name="T14"> ordering </text:span><text:span text:style-name="T99">must</text:span><text:span text:style-name="T14"> be the same as the ordering defined by the </text:span><text:span text:style-name="T23">input </text:span><text:span text:style-name="T14">collection's iterator.</text:span></text:p>
      <text:list xml:id="list102857209498409" text:continue-list="list102857396340087" text:style-name="Outline">
        <text:list-item>
          <text:list>
            <text:list-item>
              <text:list>
                <text:list-item>
                  <text:list>
                    <text:list-item>
                      <text:h text:style-name="Heading_20_4" text:outline-level="4">Configuration</text:h>
                    </text:list-item>
                  </text:list>
                </text:list-item>
              </text:list>
            </text:list-item>
          </text:list>
        </text:list-item>
      </text:list>
      <text:p text:style-name="P203">Configuring a job persistence imeplementation is done via the "<text:span text:style-name="T1">jppf.job.persistence</text:span>" configuration property, by passing it the fully qualified name of the implementation class, along with its optional parameters:</text:p>
      <text:p text:style-name="P203"/>
      <text:p text:style-name="Code_20_block">jppf.job.persistence = &lt;full_class_name&gt; &lt;param1&gt; ... &lt;paramN&gt;</text:p>
      <text:p text:style-name="Standard"/>
      <text:p text:style-name="P204">for i<text:span text:style-name="T272">ns</text:span>tance, if we define the following implem<text:span text:style-name="T272">e</text:span>ntation:</text:p>
      <text:p text:style-name="P204"/>
      <text:p text:style-name="Code_20_block">package test.<text:span text:style-name="T269">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75">valueOf</text:span>(params[1]) : 1;</text:p>
      <text:p text:style-name="Code_20_block"><text:s text:c="4"/><text:span text:style-name="T33">// ... initialize ...</text:span></text:p>
      <text:p text:style-name="Code_20_block"><text:s text:c="2"/>}</text:p>
      <text:p text:style-name="Code_20_block"/>
      <text:p text:style-name="P246"><text:s text:c="2"/><text:span text:style-name="T119">... implementation of JobPersistence ...</text:span></text:p>
      <text:p text:style-name="Code_20_block">}</text:p>
      <text:p text:style-name="P205"/>
      <text:p text:style-name="P205">then we could conf<text:span text:style-name="T273">i</text:span>gure it as follows:</text:p>
      <text:p text:style-name="P205"/>
      <text:p text:style-name="Code_20_block">jppf.job.persistence = test.persistence.MyPersistence testDS 4</text:p>
      <text:list xml:id="list102858044821665"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6">Implementing a custom job persistence is a non-trivial task. Rather than just listing the code of a lengthy real-life implementation, or a simplified impl<text:span text:style-name="T274">e</text:span>mentation that would be unrealist<text:span text:style-name="T271">i</text:span>c, we prefer to provide links to the code of the predefined built-in implementations:</text:p>
      <text:p text:style-name="P206"/>
      <text:list xml:id="list102858724887557" text:continue-list="list102857571008104" text:style-name="List_20_2">
        <text:list-item>
          <text:p text:style-name="P401">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01">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01">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01">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01">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199"/>
      <text:p text:style-name="Note_5f_Tip"><text:span text:style-name="T1">Note</text:span>: <text:span text:style-name="T14">the source code of these cl</text:span><text:span text:style-name="T24">a</text:span><text:span text:style-name="T14">sses is also available from within the Javadoc.</text:span></text:p>
      <text:list xml:id="list102857230150704" text:continue-list="list102858044821665" text:style-name="Outline">
        <text:list-item>
          <text:list>
            <text:list-item>
              <text:h text:style-name="P414"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285708693776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3">// Called when the node has finished initializing,</text:span></text:p>
      <text:p text:style-name="Code_20_block"><text:s text:c="2"/><text:span text:style-name="T33">// and before it starts processing jobs</text:span></text:p>
      <text:p text:style-name="Code_20_block"><text:s text:c="2"/>void nodeStarting(NodeLifeCycleEvent event);</text:p>
      <text:p text:style-name="Code_20_block"/>
      <text:p text:style-name="Code_20_block"><text:s text:c="2"/><text:span text:style-name="T33">// Called when the node is terminating</text:span></text:p>
      <text:p text:style-name="Code_20_block"><text:s text:c="2"/>void nodeEnding(NodeLifeCycleEvent event);</text:p>
      <text:p text:style-name="P274"/>
      <text:p text:style-name="P274"><text:s text:c="2"/><text:span text:style-name="T33">// Called when the node has loaded a job header and before</text:span></text:p>
      <text:p text:style-name="P274"><text:s text:c="2"/><text:span text:style-name="T33">// the DataProvider or any of the tasks has been loaded</text:span></text:p>
      <text:p text:style-name="P274"><text:s text:c="2"/>void jobHeaderLoaded(NodeLifeCycleEvent event);</text:p>
      <text:p text:style-name="Code_20_block"/>
      <text:p text:style-name="Code_20_block"><text:s text:c="2"/><text:span text:style-name="T33">// Called before the node starts processing a job</text:span></text:p>
      <text:p text:style-name="Code_20_block"><text:s text:c="2"/>void jobStarting(NodeLifeCycleEvent event);</text:p>
      <text:p text:style-name="Code_20_block"/>
      <text:p text:style-name="Code_20_block"><text:s text:c="2"/><text:span text:style-name="T33">// Called after the node finishes processing a job</text:span></text:p>
      <text:p text:style-name="Code_20_block"><text:s text:c="2"/>void jobEnding(NodeLifeCycleEvent event);</text:p>
      <text:p text:style-name="P312"/>
      <text:p text:style-name="P312"><text:s text:c="2"/><text:span text:style-name="T33">// </text:span><text:span text:style-name="T59">Called after the node has sent the results of a job to the server </text:span><text:span text:style-name="T60">and before it</text:span></text:p>
      <text:p text:style-name="P313"><text:span text:style-name="T60"><text:s text:c="2"/>// receives the next job. </text:span><text:span text:style-name="T61">The node is fully idle at this point.</text:span></text:p>
      <text:p text:style-name="P311"><text:s text:c="2"/>void <text:span text:style-name="T193">beforeNextJob</text:span>(NodeLifeCycleEvent event);</text:p>
      <text:p text:style-name="P311">}</text:p>
      <text:p text:style-name="Standard"/>
      <text:p text:style-name="P160">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63"><text:s text:c="2"/><text:span text:style-name="T33">// Get the object representing the current JPPF node</text:span></text:p>
      <text:p text:style-name="P263"><text:s text:c="2"/>public Node getNode()</text:p>
      <text:p text:style-name="P263"/>
      <text:p text:style-name="P263"><text:s text:c="2"/><text:span text:style-name="T33">// </text:span><text:span text:style-name="T35">The type of this event</text:span></text:p>
      <text:p text:style-name="P263"><text:s text:c="2"/>public <text:span text:style-name="T123">NodeLifeCycleEventType</text:span> get<text:span text:style-name="T123">Type</text:span>()</text:p>
      <text:p text:style-name="P263"/>
      <text:p text:style-name="P263"><text:s text:c="2"/><text:span text:style-name="T33">// Get the job currently being executed</text:span></text:p>
      <text:p text:style-name="Code_20_block"><text:s text:c="2"/>public JPPFDistributedJob getJob();</text:p>
      <text:p text:style-name="Code_20_block"/>
      <text:p text:style-name="Code_20_block"><text:s text:c="2"/><text:span text:style-name="T33">// Get the tasks currently being executed</text:span></text:p>
      <text:p text:style-name="Code_20_block"><text:s text:c="2"/>public List&lt;Task&gt; getTasks();</text:p>
      <text:p text:style-name="Code_20_block"/>
      <text:p text:style-name="Code_20_block"><text:s text:c="2"/><text:span text:style-name="T33">// Get the data provider for the job</text:span></text:p>
      <text:p text:style-name="Code_20_block"><text:s text:c="2"/>public DataProvider getDataProvider();</text:p>
      <text:p text:style-name="Code_20_block"/>
      <text:p text:style-name="Code_20_block"><text:s text:c="2"/><text:span text:style-name="T33">// Get the class loader used to load the tasks and</text:span></text:p>
      <text:p text:style-name="P246"><text:s text:c="2"/>// the classes they need from the client</text:p>
      <text:p text:style-name="Code_20_block"><text:s text:c="2"/><text:span text:style-name="T120">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3">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3">NodeLifeCycleEventType</text:span></text:a><text:span text:style-name="T123">, defined as follows:</text:span></text:p>
      <text:p text:style-name="P74"/>
      <text:p text:style-name="Standard"/>
      <text:p text:style-name="P245">public enum NodeLifeCycleEventType {</text:p>
      <text:p text:style-name="Code_20_block"><text:span text:style-name="T123"><text:s text:c="2"/></text:span><text:span text:style-name="T35">// nodeStarting() notification</text:span></text:p>
      <text:p text:style-name="P264"><text:s text:c="2"/>NODE_STARTING,</text:p>
      <text:p text:style-name="Code_20_block"/>
      <text:p text:style-name="Code_20_block"><text:span text:style-name="T123"><text:s text:c="2"/></text:span><text:span text:style-name="T35">// nodeEnding() notification</text:span></text:p>
      <text:p text:style-name="P264"><text:s text:c="2"/>NODE_ENDING,</text:p>
      <text:p text:style-name="Code_20_block"/>
      <text:p text:style-name="Code_20_block"><text:span text:style-name="T123"><text:s text:c="2"/></text:span><text:span text:style-name="T35">// jobHeaderLoaded() notification</text:span></text:p>
      <text:p text:style-name="P264"><text:s text:c="2"/>JOB_HEADER_LOADED,</text:p>
      <text:p text:style-name="Code_20_block"/>
      <text:p text:style-name="Code_20_block"><text:span text:style-name="T123"><text:s text:c="2"/></text:span><text:span text:style-name="T35">// jobStarting() notification</text:span></text:p>
      <text:p text:style-name="P264"><text:s text:c="2"/>JOB_STARTING,</text:p>
      <text:p text:style-name="Code_20_block"/>
      <text:p text:style-name="Code_20_block"><text:span text:style-name="T123"><text:s text:c="2"/></text:span><text:span text:style-name="T35">// jobEnd</text:span><text:span text:style-name="T63">ing</text:span><text:span text:style-name="T35">() notification</text:span></text:p>
      <text:p text:style-name="P264"><text:s text:c="2"/>JOB_ENDING,</text:p>
      <text:p text:style-name="P265"/>
      <text:p text:style-name="P265"><text:span text:style-name="T197"><text:s text:c="2"/></text:span><text:span text:style-name="T63">// beforeNextJob() notification</text:span></text:p>
      <text:p text:style-name="P316"><text:s text:c="2"/>BEFORE_NEXT_JOB</text:p>
      <text:p text:style-name="P265">}</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59">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3">// Get the user-defined display name for this job</text:span></text:p>
      <text:p text:style-name="Code_20_block"><text:s text:c="3"/><text:span text:style-name="T33">// This is the name displayed in the administration console</text:span></text:p>
      <text:p text:style-name="Code_20_block"><text:s text:c="2"/>String getName();</text:p>
      <text:p text:style-name="Code_20_block"><text:s text:c="2"/></text:p>
      <text:p text:style-name="Code_20_block"><text:s text:c="2"/><text:span text:style-name="T33">// Get the universal unique id for this job</text:span></text:p>
      <text:p text:style-name="Code_20_block"><text:s text:c="2"/>String getUuid();</text:p>
      <text:p text:style-name="Code_20_block"/>
      <text:p text:style-name="Code_20_block"><text:s text:c="2"/><text:span text:style-name="T33">// Get the service level agreement between the job and the server</text:span></text:p>
      <text:p text:style-name="Code_20_block"><text:s text:c="2"/>JobSLA getSLA();</text:p>
      <text:p text:style-name="Code_20_block"/>
      <text:p text:style-name="Code_20_block"><text:s text:c="2"/><text:span text:style-name="T3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2858336965908" text:continue-list="list102858724887557" text:style-name="List_20_2">
        <text:list-item>
          <text:p text:style-name="P370">create a file in <text:span text:style-name="Code_20_char"><text:span text:style-name="T1">META-INF/services</text:span></text:span> named “<text:span text:style-name="Code_20_char"><text:span text:style-name="T1">org.jppf.node.event.NodeLifeCycleListener</text:span></text:span>”</text:p>
        </text:list-item>
        <text:list-item>
          <text:p text:style-name="P370">in this file, add the fully qualified class name of your implementation of the interface</text:p>
        </text:list-item>
        <text:list-item>
          <text:p text:style-name="P37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3">:</text:span></text:p>
      <text:p text:style-name="Note_5f_Tip"/>
      <text:p text:style-name="Note_5f_Tip"><text:span text:style-name="T14">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4">NodeLifeCycleEvent.getTaskClasLoader()</text:span></text:span><text:span text:style-name="T14">, then invoking the </text:span><text:span text:style-name="Code_20_char"><text:span text:style-name="T14">addURL(URL)</text:span></text:span><text:span text:style-name="T14"> method of the resulting </text:span><text:span text:style-name="Code_20_char"><text:span text:style-name="T14">AbstractJPPFClassLoader</text:span></text:span><text:span text:style-name="T14">.</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1"/>
      <text:p text:style-name="Code_20_block">package myPackage;</text:p>
      <text:p text:style-name="Code_20_block"><text:s text:c="2"/></text:p>
      <text:p text:style-name="Code_20_block">public class MyNodeListener <text:span text:style-name="T198">extends</text:span> NodeLifeCycleListener<text:span text:style-name="T198">Adapter</text:span> {</text:p>
      <text:p text:style-name="P315"><text:s text:c="2"/><text:span text:style-name="T134">@Override</text:span></text:p>
      <text:p text:style-name="P315"><text:span text:style-name="T134"><text:s text:c="2"/></text:span>public void nodeStarting(NodeLifeCycleEvent event) {</text:p>
      <text:p text:style-name="Code_20_block"><text:s text:c="4"/>System.out.println("node ready to process jobs");</text:p>
      <text:p text:style-name="Code_20_block"><text:s text:c="2"/>}</text:p>
      <text:p text:style-name="Code_20_block"/>
      <text:p text:style-name="P315"><text:soft-page-break/><text:s text:c="2"/><text:span text:style-name="T134">@Override</text:span></text:p>
      <text:p text:style-name="P315"><text:span text:style-name="T134"><text:s text:c="2"/></text:span>public void nodeEnding(NodeLifeCycleEvent event) {</text:p>
      <text:p text:style-name="Code_20_block"><text:s text:c="4"/>System.out.println("node ending");</text:p>
      <text:p text:style-name="Code_20_block"><text:s text:c="2"/>}</text:p>
      <text:p text:style-name="P274"/>
      <text:p text:style-name="P315"><text:s text:c="2"/><text:span text:style-name="T134">@Override</text:span></text:p>
      <text:p text:style-name="P315"><text:s text:c="2"/>public void job<text:span text:style-name="T133">HeaderLoaded</text:span>(NodeLifeCycleEvent event) {</text:p>
      <text:p text:style-name="P274"><text:s text:c="4"/>JPPFDistributedJob job = event.getJob();</text:p>
      <text:p text:style-name="P274"><text:s text:c="4"/>System.out.println("node <text:span text:style-name="T133">loaded header for </text:span>job '" + job.get<text:span text:style-name="T198">Name</text:span>() +</text:p>
      <text:p text:style-name="P274"><text:s text:c="6"/>"' <text:span text:style-name="T133">using</text:span> <text:span text:style-name="T133">task class loader </text:span>" + event.getTask<text:span text:style-name="T133">ClassLoader</text:span>());</text:p>
      <text:p text:style-name="P274"><text:s text:c="2"/>}</text:p>
      <text:p text:style-name="P274"/>
      <text:p text:style-name="P315"><text:s text:c="2"/><text:span text:style-name="T134">@Override</text:span></text:p>
      <text:p text:style-name="P315"><text:span text:style-name="T134"><text:s text:c="2"/></text:span>public void jobStarting(NodeLifeCycleEvent event) {</text:p>
      <text:p text:style-name="Code_20_block"><text:s text:c="4"/>JPPFDistributedJob job = event.getJob();</text:p>
      <text:p text:style-name="Code_20_block"><text:s text:c="4"/>System.out.println("node starting job '" + job.get<text:span text:style-name="T198">Name</text:span>() + "' with " +</text:p>
      <text:p text:style-name="Code_20_block"><text:s text:c="6"/>event.getTasks().size() + " tasks");</text:p>
      <text:p text:style-name="Code_20_block"><text:s text:c="2"/>}</text:p>
      <text:p text:style-name="Code_20_block"/>
      <text:p text:style-name="P315"><text:s text:c="2"/><text:span text:style-name="T134">@Override</text:span></text:p>
      <text:p text:style-name="P315"><text:span text:style-name="T134"><text:s text:c="2"/></text:span>public void jobEnding(NodeLifeCycleEvent event) {</text:p>
      <text:p text:style-name="Code_20_block"><text:s text:c="4"/>System.out.println("node finished job '" + event.getJob().get<text:span text:style-name="T198">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102858876159353" text:continue-numbering="true" text:style-name="List_20_2">
        <text:list-item>
          <text:p text:style-name="P433">“<text:a xlink:type="simple" xlink:href="https://www.jppf.org/samples-pack/NodeLifeCycle/Readme.php" text:style-name="Internet_20_link" text:visited-style-name="Visited_20_Internet_20_Link">NodeLifeCycle</text:a>”</text:p>
        </text:list-item>
        <text:list-item>
          <text:p text:style-name="P433">“<text:a xlink:type="simple" xlink:href="https://www.jppf.org/samples-pack/NodeTray/Readme.php" text:style-name="Internet_20_link" text:visited-style-name="Visited_20_Internet_20_Link"><text:span text:style-name="T135">Node Tray</text:span></text:a>”</text:p>
        </text:list-item>
        <text:list-item>
          <text:p text:style-name="P433">“<text:a xlink:type="simple" xlink:href="https://www.jppf.org/samples-pack/ExtendedClassLoading/Readme.php" text:style-name="Internet_20_link" text:visited-style-name="Visited_20_Internet_20_Link">Extended Class Loading</text:a>”</text:p>
        </text:list-item>
      </text:list>
      <text:list xml:id="list102857751954379" text:continue-list="list10285708693776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21">It is now possible to provide an error handler for each </text:span><text:span text:style-name="Code_20_char"><text:span text:style-name="T121">NodeLifeCycleListener</text:span></text:span><text:span text:style-name="T121"> implementation. This error handler will process all uncaught </text:span><text:span text:style-name="Code_20_char"><text:span text:style-name="T121">Throwable</text:span></text:span><text:span text:style-name="T121">s raised during the execution of any of the listener's methods.</text:span></text:p>
      <text:p text:style-name="P75"/>
      <text:p text:style-name="P2"><text:span text:style-name="T121">To setup an error handler on a <text:s/></text:span><text:span text:style-name="Code_20_char"><text:span text:style-name="T121">NodeLifeCycleListener</text:span></text:span><text:span text:style-name="T121"> implementation, you just have to implement the interface </text:span><text:a xlink:type="simple" xlink:href="https://www.jppf.org/javadoc/6.1/index.html?org/jppf/node/event/NodeLifeCycleErrorHandler.html" text:style-name="Internet_20_link" text:visited-style-name="Visited_20_Internet_20_Link"><text:span text:style-name="T121">NodeLifeCycleErrorHandler</text:span></text:a><text:span text:style-name="T121">, defined as follows:</text:span></text:p>
      <text:p text:style-name="P75"/>
      <text:p text:style-name="P266">public interface NodeLifeCycleErrorHandler {</text:p>
      <text:p text:style-name="Code_20_block"><text:span text:style-name="T122"><text:s text:c="2"/></text:span><text:span text:style-name="T34">// Handle the throwable raised for the specified event</text:span></text:p>
      <text:p text:style-name="P267"><text:s text:c="2"/>void handleError(</text:p>
      <text:p text:style-name="P267"><text:s text:c="4"/>NodeLifeCycleListener listener, NodeLifeCycleEvent event, Throwable t);</text:p>
      <text:p text:style-name="P266">}</text:p>
      <text:p text:style-name="P76"/>
      <text:p text:style-name="P3"><text:span text:style-name="T122">The </text:span><text:span text:style-name="Code_20_char"><text:span text:style-name="T122">listener</text:span></text:span><text:span text:style-name="T122"> parameter is the listener instance which threw the throwable. The </text:span><text:span text:style-name="Code_20_char"><text:span text:style-name="T122">event</text:span></text:span><text:span text:style-name="T122"> parameter is the notification that was sent to the listener; its </text:span><text:span text:style-name="Code_20_char"><text:span text:style-name="T122">getType()</text:span></text:span><text:span text:style-name="T122"> method will allow you to determine which method of the listener was called when the throwable was raised. The last parameter is the actual throwable that was raised.</text:span></text:p>
      <text:p text:style-name="P76"/>
      <text:p text:style-name="P4"><text:span text:style-name="T122">When the NodeLifeCycleListener does not implement </text:span><text:span text:style-name="Code_20_char"><text:span text:style-name="T122">NodeLifeCycleErrorHandler</text:span></text:span><text:span text:style-name="T122">,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2">DefaultLifeCycleErrorHandler</text:span></text:a><text:span text:style-name="T122">.</text:span></text:p>
      <text:p text:style-name="P77"/>
      <text:p text:style-name="P77">Lastly, if an uncaught throwable is raised within the error handler itself, JPPF will handle it as follows:</text:p>
      <text:p text:style-name="P77"/>
      <text:list xml:id="list102858630635303" text:continue-list="list102858153062514" text:style-name="List_20_1">
        <text:list-item>
          <text:p text:style-name="P402">if the logging level is “debug” or finer then the full stack trace of the throwable is logged</text:p>
        </text:list-item>
        <text:list-item>
          <text:p text:style-name="P402">otherwise, only the throwable's class and message are logged</text:p>
        </text:list-item>
        <text:list-item>
          <text:p text:style-name="P402">if the throwable is an instance of Error, it is propagated up the call stack</text:p>
        </text:list-item>
      </text:list>
      <text:p text:style-name="P77"/>
      <text:list xml:id="list102858837405568" text:continue-list="list102857751954379" text:style-name="Outline">
        <text:list-item>
          <text:list>
            <text:list-item>
              <text:list>
                <text:list-item>
                  <text:h text:style-name="P417" text:outline-level="3"><text:span text:style-name="T169">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3">//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UnmodifiableTypedProperties.html" text:style-name="Internet_20_link" text:visited-style-name="Visited_20_Internet_20_Link"><text:span text:style-name="Code_20_char">UnmodifiableTypedProperties</text:span></text:a>, which is an extension of <text:a xlink:type="simple" xlink:href="https://www.jppf.org/javadoc/6.1/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s://www.jppf.org/javadoc/6.1/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3">// an alternate server address read from the configuration</text:span></text:p>
      <text:p text:style-name="Code_20_block"><text:s text:c="2"/>private String alternateServer = null;</text:p>
      <text:p text:style-name="Code_20_block"><text:s text:c="2"/><text:span text:style-name="T33">// determines which server address to use</text:span></text:p>
      <text:p text:style-name="Code_20_block"><text:s text:c="2"/>private boolean useAlternate = false;</text:p>
      <text:p text:style-name="Code_20_block"/>
      <text:p text:style-name="Code_20_block"><text:s text:c="2"/><text:span text:style-name="T33">// This method toggles the JPPF server address between the value set in the</text:span></text:p>
      <text:p text:style-name="Code_20_block"><text:s text:c="2"/><text:span text:style-name="T33">// configuration file and an alternate server address</text:span></text:p>
      <text:p text:style-name="Code_20_block"><text:s text:c="2"/>public void initializing(UnmodifiableTypedProperties initialConfiguration) {</text:p>
      <text:p text:style-name="Code_20_block"><text:s text:c="4"/><text:span text:style-name="T33">//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3">// means the JPPF-configured value is to be used</text:span></text:p>
      <text:p text:style-name="Code_20_block"><text:s text:c="4"/>if (!useAlternate) {</text:p>
      <text:p text:style-name="Code_20_block"><text:s text:c="6"/><text:span text:style-name="T33">//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3">// toggle the server address to use for the next attempt</text:span></text:p>
      <text:p text:style-name="Code_20_block"><text:s text:c="6"/>useAlternate = true;</text:p>
      <text:p text:style-name="Code_20_block"><text:s text:c="4"/>} else {</text:p>
      <text:p text:style-name="Code_20_block"><text:s text:c="6"/><text:span text:style-name="T33">// connection to JPPF-configured server failed,</text:span></text:p>
      <text:p text:style-name="Code_20_block"><text:s text:c="6"/><text:span text:style-name="T33">// we will now try to connect to the alternate server</text:span></text:p>
      <text:p text:style-name="Code_20_block"><text:s text:c="6"/>currentConfig.setProperty("jppf.server.host", alternateServer);</text:p>
      <text:p text:style-name="Code_20_block"><text:s text:c="6"/><text:span text:style-name="T33">//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2858867309175" text:continue-list="list102858876159353" text:style-name="List_20_2">
        <text:list-item>
          <text:p text:style-name="P37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70">in this file, add the fully qualified class name of your implementation of the interface</text:p>
        </text:list-item>
        <text:list-item>
          <text:p text:style-name="P370">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Initialization Hook sample</text:a>.</text:p>
      <text:p text:style-name="P1"/>
      <text:list xml:id="list102857875385228" text:continue-list="list102858837405568" text:style-name="Outline">
        <text:list-item>
          <text:list>
            <text:list-item>
              <text:list>
                <text:list-item>
                  <text:h text:style-name="P417"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57">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3">//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3">//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3">// fork one new task per document</text:span></text:p>
      <text:p text:style-name="Code_20_block"><text:s text:c="6"/>for (String doc: documents) tasks.add(new MyForkJoinTask(doc).fork());</text:p>
      <text:p text:style-name="Code_20_block"><text:s text:c="6"/><text:span text:style-name="T33">//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3">//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3">//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3">//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34">In this example, our fork/join task is defined as follows:</text:p>
      <text:p text:style-name="P1"/>
      <text:p text:style-name="Code_20_block">public class MyForkJoinTask extends RecursiveTask&lt;Map&lt;String, Integer&gt;&gt; {</text:p>
      <text:p text:style-name="Code_20_block"><text:s text:c="2"/><text:span text:style-name="T33">//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3"><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3">// split the document into individual words</text:span></text:p>
      <text:p text:style-name="Code_20_block"><text:s text:c="4"/>String[] words = pattern.split(document);</text:p>
      <text:p text:style-name="Code_20_block"><text:s text:c="4"/><text:span text:style-name="T33">//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58">Fibonacci Fork/Join sample</text:span></text:a><text:span text:style-name="T158">.</text:span>.</text:p>
      <text:p text:style-name="P1"/>
      <text:list xml:id="list102857692161779" text:continue-numbering="true" text:style-name="Outline">
        <text:list-item>
          <text:list>
            <text:list-item>
              <text:list>
                <text:list-item>
                  <text:h text:style-name="P417" text:outline-level="3">Receiving class loader events</text:h>
                </text:list-item>
              </text:list>
            </text:list-item>
          </text:list>
        </text:list-item>
      </text:list>
      <text:p text:style-name="P7"><text:span text:style-name="T125">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25">ClassLoaderListener</text:span></text:a><text:span text:style-name="T125"> defined as follows:</text:span></text:p>
      <text:p text:style-name="P1"/>
      <text:p text:style-name="P268">public interface ClassLoaderListener extends EventListener {</text:p>
      <text:p text:style-name="Code_20_block"><text:span text:style-name="T125"><text:s text:c="2"/></text:span><text:span text:style-name="T36">// Called when a class has been successfully loaded by a class loader</text:span></text:p>
      <text:p text:style-name="P268"><text:s text:c="2"/>void classLoaded(ClassLoaderEvent event);</text:p>
      <text:p text:style-name="P268"><text:s text:c="2"/></text:p>
      <text:p text:style-name="Code_20_block"><text:span text:style-name="T125"><text:s text:c="2"/></text:span><text:span text:style-name="T36">// Called when a class was not found by a class loader</text:span></text:p>
      <text:p text:style-name="P268"><text:s text:c="2"/>void classNotFound(ClassLoaderEvent event);</text:p>
      <text:p text:style-name="P268">}</text:p>
      <text:p text:style-name="P1"/>
      <text:p text:style-name="P7"><text:span text:style-name="T125">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25">ClassLoaderEvent</text:span></text:a><text:span text:style-name="T125">, defined as:</text:span></text:p>
      <text:p text:style-name="P78"/>
      <text:p text:style-name="P269">public class ClassLoaderEvent extends EventObject {</text:p>
      <text:p text:style-name="Code_20_block"><text:span text:style-name="T126"><text:s text:c="2"/></text:span><text:span text:style-name="T37">// Get the class that was successfully loaded or null if the class was not found</text:span></text:p>
      <text:p text:style-name="P269"><text:s text:c="2"/>public Class&lt;?&gt; getLoadedClass()</text:p>
      <text:p text:style-name="Code_20_block"><text:span text:style-name="T126"><text:s text:c="2"/></text:span><text:span text:style-name="T37">// Get the name of the class that was loaded or not found</text:span></text:p>
      <text:p text:style-name="P269"><text:s text:c="2"/>public String getClassName()</text:p>
      <text:p text:style-name="Code_20_block"><text:span text:style-name="T126"><text:s text:c="2"/></text:span><text:span text:style-name="T37">// Determine whether the class was loaded from the class loader's URL classpath</text:span></text:p>
      <text:p text:style-name="Code_20_block"><text:span text:style-name="T126"><text:s text:c="2"/></text:span><text:span text:style-name="T37">// If false, then the class was loaded from a remote JPPF driver or client</text:span></text:p>
      <text:p text:style-name="P269"><text:s text:c="2"/>public boolean isFoundInURLClassPath()</text:p>
      <text:p text:style-name="Code_20_block"><text:span text:style-name="T126"><text:s text:c="2"/></text:span><text:span text:style-name="T37">// Get the class loader which emitted this event</text:span></text:p>
      <text:p text:style-name="P269"><text:s text:c="2"/>public AbstractJPPFClassLoader getClassLoader()</text:p>
      <text:p text:style-name="P269">}</text:p>
      <text:p text:style-name="P81"/>
      <text:p text:style-name="P6"><text:span text:style-name="T127">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27">Class Loading in JPPF</text:span></text:a><text:span text:style-name="T127"> documentation for full details on how class loading works.</text:span></text:p>
      <text:p text:style-name="P81"/>
      <text:p text:style-name="P6">Once the implementation is done, the <text:span text:style-name="T127">class loader listener</text:span> is plugged into JPPF using the service provider interface:</text:p>
      <text:list xml:id="list102858682957472" text:continue-list="list102858867309175" text:style-name="List_20_2">
        <text:list-item>
          <text:p text:style-name="P37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74">in this file, add the fully qualified class name of your implementation of the interface</text:p>
        </text:list-item>
        <text:list-item>
          <text:p text:style-name="P403">copy the jar file or class folder containing your implementation and service file to the classpath of each node.</text:p>
        </text:list-item>
      </text:list>
      <text:p text:style-name="P79"/>
      <text:p text:style-name="P124">As an example, let's say we simply want to print the notifications received by a listener, which we implement as follows:</text:p>
      <text:p text:style-name="P82"/>
      <text:p text:style-name="P270">package test;</text:p>
      <text:p text:style-name="P270">import org.jppf.classloader.*;</text:p>
      <text:p text:style-name="P270"><text:s text:c="2"/></text:p>
      <text:p text:style-name="P270">public class MyClassLoaderListener implements ClassLoaderListener {</text:p>
      <text:p text:style-name="P270"><text:s text:c="2"/>@Override</text:p>
      <text:p text:style-name="P270"><text:s text:c="2"/>public void classLoaded(final ClassLoaderEvent event) {</text:p>
      <text:p text:style-name="P270"><text:s text:c="4"/>AbstractJPPFClassLoader cl = event.getClassLoader();</text:p>
      <text:p text:style-name="P270"><text:s text:c="4"/>System.out.println("loaded " + event.getLoadedClass() + " from "</text:p>
      <text:p text:style-name="P270"><text:s text:c="6"/>+ (cl.isClientClassLoader() ? "client" : "server") + " class loader in "</text:p>
      <text:p text:style-name="P270"><text:s text:c="6"/>+ (event.isFoundInURLClasspath() ? "local" : "remote") + " classpath");</text:p>
      <text:p text:style-name="P270"><text:s text:c="2"/>}</text:p>
      <text:p text:style-name="P270"><text:s text:c="2"/></text:p>
      <text:p text:style-name="P270"><text:s text:c="2"/>@Override</text:p>
      <text:p text:style-name="P270"><text:s text:c="2"/>public void classNotFound(final ClassLoaderEvent event) {</text:p>
      <text:p text:style-name="P271"><text:s text:c="4"/>AbstractJPPFClassLoader cl = event.getClassLoader();</text:p>
      <text:p text:style-name="P271"><text:s text:c="4"/>System.out.println("class " + event.getClassName() + " was not found by "</text:p>
      <text:p text:style-name="P270"><text:s text:c="6"/>+ (cl.isClientClassLoader() ? "client" : "server") + " class loader");</text:p>
      <text:p text:style-name="P270"><text:s text:c="2"/>}</text:p>
      <text:p text:style-name="P270">}</text:p>
      <text:p text:style-name="P82"/>
      <text:p text:style-name="P84">Then we create the file “<text:span text:style-name="T1">META-INF/services/org.jppf.classsloader.ClassLoaderListener</text:span>” with this content:</text:p>
      <text:p text:style-name="P8"><text:span text:style-name="Code_20_char"><text:span text:style-name="T128">test.MyClassLoaderListener</text:span></text:span></text:p>
      <text:p text:style-name="P84"/>
      <text:p text:style-name="P84">All that remains to do is to package the class and service files into a jar and add this jar to the classpath of the nodes.</text:p>
      <text:p text:style-name="P84"/>
      <text:list xml:id="list102858929136720" text:continue-list="list102857692161779" text:style-name="Outline">
        <text:list-item>
          <text:list>
            <text:list-item>
              <text:list>
                <text:list-item>
                  <text:h text:style-name="P417" text:outline-level="3">Receiving notifications from the tasks</text:h>
                </text:list-item>
              </text:list>
            </text:list-item>
          </text:list>
        </text:list-item>
      </text:list>
      <text:p text:style-name="P85"><text:span text:style-name="T141">We have seen in “</text:span><text:span text:style-name="Reference"><text:span text:style-name="T14">Development guide &gt; Task objects &gt; Sending notifications from a task</text:span></text:span><text:span text:style-name="T141">” that JPPF tasks can send </text:span>notifications<text:span text:style-name="T141"> with the method </text:span><text:a xlink:type="simple" xlink:href="https://www.jppf.org/javadoc/6.1/org/jppf/node/protocol/Task.html#fireNotification(java.lang.Object,%20boolean)" text:style-name="Internet_20_link" text:visited-style-name="Visited_20_Internet_20_Link"><text:span text:style-name="T141">Task.fireNotification(Object, boolean)</text:span></text:a><text:span text:style-name="T141">.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41">TaskExecutionListener</text:span></text:a><text:span text:style-name="T141">, defined as follows:</text:span></text:p>
      <text:p text:style-name="P108"/>
      <text:p text:style-name="P287">public interface TaskExecutionListener extends EventListener {</text:p>
      <text:p text:style-name="Code_20_block"><text:span text:style-name="T141"><text:s text:c="2"/></text:span><text:span text:style-name="T45">// Called by the JPPF node to notify a listener that a task was executed</text:span></text:p>
      <text:p text:style-name="P287"><text:s text:c="2"/>void taskExecuted(TaskExecutionEvent event);</text:p>
      <text:p text:style-name="P287"/>
      <text:p text:style-name="Code_20_block"><text:span text:style-name="T141"><text:s text:c="2"/></text:span><text:span text:style-name="T45">// Called when a task sends a notification via Task.fireNotfication(Object, boolean)</text:span></text:p>
      <text:p text:style-name="P287"><text:s text:c="2"/>void taskNotification(TaskExecutionEvent event);</text:p>
      <text:p text:style-name="P287">}</text:p>
      <text:p text:style-name="P108"/>
      <text:p text:style-name="P86"><text:span text:style-name="T142">The method </text:span><text:span text:style-name="Code_20_char"><text:span text:style-name="T142">taskExecuted()</text:span></text:span><text:span text:style-name="T142"> is always called by the JPPF node, whereas </text:span><text:span text:style-name="Code_20_char"><text:span text:style-name="T142">taskNotification()</text:span></text:span><text:span text:style-name="T142">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2">TaskExecutionEvent</text:span></text:a><text:span text:style-name="T142">, defined as follows:</text:span></text:p>
      <text:p text:style-name="P108"/>
      <text:p text:style-name="P288">public class TaskExecutionEvent extends EventObject {</text:p>
      <text:p text:style-name="Code_20_block"><text:span text:style-name="T142"><text:s text:c="2"/></text:span><text:span text:style-name="T46">// Get the JPPF task from which the event originates</text:span></text:p>
      <text:p text:style-name="P288"><text:s text:c="2"/>public Task&lt;?&gt; getTask()</text:p>
      <text:p text:style-name="P288"/>
      <text:p text:style-name="Code_20_block"><text:span text:style-name="T142"><text:s text:c="2"/></text:span><text:span text:style-name="T46">// Get the object encapsulating information about the task</text:span></text:p>
      <text:p text:style-name="P288"><text:s text:c="2"/>public TaskInformation getTaskInformation()</text:p>
      <text:p text:style-name="P288"/>
      <text:p text:style-name="Code_20_block"><text:span text:style-name="T142"><text:s text:c="2"/></text:span><text:span text:style-name="T46">// Get the user-defined object to send as part of the notification</text:span></text:p>
      <text:p text:style-name="P288"><text:s text:c="2"/>public Object getUserObject()</text:p>
      <text:p text:style-name="P288"/>
      <text:p text:style-name="P286"><text:span text:style-name="T142"><text:s text:c="2"/></text:span><text:span text:style-name="T46">// If true then also send this notification via the JMX Mbean,</text:span></text:p>
      <text:p text:style-name="P286"><text:span text:style-name="T142"><text:s text:c="2"/></text:span><text:span text:style-name="T46">// otherwise only send to local listeners</text:span></text:p>
      <text:p text:style-name="P288"><text:s text:c="2"/>public boolean isSendViaJmx()</text:p>
      <text:p text:style-name="P288"/>
      <text:p text:style-name="P288"><text:s text:c="2"/><text:span text:style-name="T33">// </text:span><text:span text:style-name="T53">Whether this is a us</text:span><text:span text:style-name="T54">e</text:span><text:span text:style-name="T53">r-defined event </text:span><text:span text:style-name="T55">sent </text:span><text:span text:style-name="T53">from a task</text:span></text:p>
      <text:p text:style-name="P288"><text:s text:c="2"/><text:span text:style-name="T155">public boolean isUerNotification();</text:span></text:p>
      <text:p text:style-name="P288">}</text:p>
      <text:p text:style-name="P84"/>
      <text:p text:style-name="P12">Once <text:span text:style-name="T143">a task execution listener</text:span> is <text:span text:style-name="T143">implemented</text:span>, <text:span text:style-name="T143">it</text:span> is plugged into <text:span text:style-name="T143">the </text:span>JPPF <text:span text:style-name="T143">nodes </text:span>using the service provider interface:</text:p>
      <text:list xml:id="list102858865458087" text:continue-list="list102858682957472" text:style-name="List_20_2">
        <text:list-item>
          <text:p text:style-name="P37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75">in this file, add the fully qualified class name of your implementation of the interface</text:p>
        </text:list-item>
        <text:list-item>
          <text:p text:style-name="P404">copy the jar file or class folder containing your implementation and service file to the classpath of <text:span text:style-name="T143">the server, if you want all the nodes to register a listner instance, or to the classpath of specific individual </text:span>node<text:span text:style-name="T143">s</text:span>.</text:p>
        </text:list-item>
      </text:list>
      <text:p text:style-name="P80"/>
      <text:p text:style-name="P109">The following example prints the notifications it receives to the node's output console:</text:p>
      <text:p text:style-name="P109"/>
      <text:p text:style-name="P289">package my.test;</text:p>
      <text:p text:style-name="P289">import ...;</text:p>
      <text:p text:style-name="P289">public class MyTaskListener implements TaskExecutionListener {</text:p>
      <text:p text:style-name="P289"><text:s text:c="2"/>@Override public synchronized void taskExecuted(TaskExecutionEvent event) {</text:p>
      <text:p text:style-name="P290"><text:s text:c="4"/>System.out.println("Task " + event.getId() + " completed with result : " +</text:p>
      <text:p text:style-name="P290"><text:s text:c="6"/>event.getTask().getResult());</text:p>
      <text:p text:style-name="P291"><text:s text:c="4"/>System.out.println("cpu time = " + event.getTaskInformation().getCpuTime() +</text:p>
      <text:p text:style-name="P291"><text:s text:c="6"/>", elapsed = " + event.getTaskInformation().getElapsedTime());</text:p>
      <text:p text:style-name="P289"><text:s text:c="2"/>}</text:p>
      <text:p text:style-name="P289"/>
      <text:p text:style-name="P289"><text:s text:c="2"/>@Override public synchronized void taskNotification(TaskExecutionEvent event) {</text:p>
      <text:p text:style-name="P291"><text:s text:c="4"/>System.out.println("Task " + event.getId() + " sent user object : " +</text:p>
      <text:p text:style-name="P291"><text:s text:c="6"/>event.getUserObject());</text:p>
      <text:p text:style-name="P289"><text:s text:c="2"/>}</text:p>
      <text:p text:style-name="P289">}</text:p>
      <text:p text:style-name="P83"/>
      <text:p text:style-name="P87"><text:span text:style-name="T144">To use this listener, you need to create a file “META-INF/services/org.jppf.node.event.TaskExecutionListener” containing the line “</text:span><text:span text:style-name="T7">my.test.MyTaskListener</text:span><text:span text:style-name="T144">” and add it, along with the implementation class, to the server's or node's classpath.</text:span></text:p>
      <text:list xml:id="list102857843680733" text:continue-list="list102858929136720" text:style-name="Outline">
        <text:list-item>
          <text:list>
            <text:list-item>
              <text:list>
                <text:list-item>
                  <text:h text:style-name="P417" text:outline-level="3">JPPF node screensaver</text:h>
                </text:list-item>
              </text:list>
            </text:list-item>
          </text:list>
        </text:list-item>
      </text:list>
      <text:p text:style-name="P97">A screensaver can be associated with a running JPPF node. The screensaver is a Java Swing UI which is displayed at the time the node is launched. It can run in full screen or in windowed mode, depending on the configuration settings.</text:p>
      <text:list xml:id="list10285736301292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36">A screensaver implements the interface </text:span><text:a xlink:type="simple" xlink:href="https://www.jppf.org/javadoc/6.1/index.html?org/jppf/node/screensaver/JPPFScreenSaver.html" text:style-name="Internet_20_link" text:visited-style-name="Visited_20_Internet_20_Link"><text:span text:style-name="T136">JPPFScreenSaver</text:span></text:a><text:span text:style-name="T136">, defined as follows:</text:span></text:p>
      <text:p text:style-name="P90"/>
      <text:p text:style-name="P275">public interface JPPFScreenSaver {</text:p>
      <text:p text:style-name="Code_20_block"><text:span text:style-name="T136"><text:s text:c="2"/></text:span><text:span text:style-name="T40">// Get the Swing component for this screen saver</text:span></text:p>
      <text:p text:style-name="P275"><text:s text:c="2"/>JComponent getComponent();</text:p>
      <text:p text:style-name="P275"/>
      <text:p text:style-name="Code_20_block"><text:span text:style-name="T136"><text:s text:c="2"/></text:span><text:span text:style-name="T40">// Initialize this screen saver, and in particular its UI components</text:span></text:p>
      <text:p text:style-name="P275"><text:s text:c="2"/>void init(TypedProperties config, boolean fullscreen);</text:p>
      <text:p text:style-name="P275"/>
      <text:p text:style-name="Code_20_block"><text:span text:style-name="T136"><text:s text:c="2"/></text:span><text:span text:style-name="T40">// Destroy this screen saver and release its resources</text:span></text:p>
      <text:p text:style-name="P275"><text:s text:c="2"/>void destroy();</text:p>
      <text:p text:style-name="P275">}</text:p>
      <text:p text:style-name="P90"/>
      <text:p text:style-name="P90">The screensaver lifecycle is as follows:</text:p>
      <text:p text:style-name="P90"/>
      <text:list xml:id="list102857880011172" text:continue-list="list102858630635303" text:style-name="List_20_1">
        <text:list-item>
          <text:p text:style-name="P405">the screensaver is instantiated, based on a class name specified in the configuration (requires a no-arg constructor)</text:p>
        </text:list-item>
        <text:list-item>
          <text:p text:style-name="P376"><text:span text:style-name="T136">the </text:span><text:span text:style-name="Code_20_char"><text:span text:style-name="T136">init()</text:span></text:span><text:span text:style-name="T136"> method is called, passing in the JPPF configuration and a flag indicating whether the full screen mode is both requested and supported</text:span></text:p>
        </text:list-item>
        <text:list-item>
          <text:p text:style-name="P376"><text:span text:style-name="T136">a </text:span><text:span text:style-name="Code_20_char"><text:span text:style-name="T136">JFrame</text:span></text:span><text:span text:style-name="T136"> is created and the component obtained by calling </text:span><text:span text:style-name="Code_20_char"><text:span text:style-name="T136">getComponent()</text:span></text:span><text:span text:style-name="T136"> is added to this </text:span><text:span text:style-name="Code_20_char"><text:span text:style-name="T136">JFrame</text:span></text:span><text:span text:style-name="T136">. In full screen, the frame is undecorated (no caption, menu bar, status bar or borders) and will cover all available space on all available monitors: the screen saver will spread over all screens in a multi-monitor setup</text:span></text:p>
        </text:list-item>
        <text:list-item>
          <text:p text:style-name="P405">the frame is then made visible</text:p>
        </text:list-item>
        <text:list-item>
          <text:p text:style-name="P376"><text:span text:style-name="T136">finally, the </text:span><text:span text:style-name="Code_20_char"><text:span text:style-name="T136">destroy()</text:span></text:span><text:span text:style-name="T136"> method is called when the frame is closed. In full screen mode, this happens upon pressing a key or clicking or (optionally) moving the mouse</text:span></text:p>
        </text:list-item>
      </text:list>
      <text:p text:style-name="P91"/>
      <text:p text:style-name="P10"><text:span text:style-name="T137">The code which handles the screensaver is implemented as a </text:span><text:a xlink:type="simple" xlink:href="#1.8.Node initialization hooks|outline" text:style-name="Internet_20_link" text:visited-style-name="Visited_20_Internet_20_Link"><text:span text:style-name="T137">node initialization hook</text:span></text:a><text:span text:style-name="T137">: this means it starts just after the configuration has been read.</text:span></text:p>
      <text:p text:style-name="P92"/>
      <text:p text:style-name="P94">Here is a sample screensaver implementation which draws a number of small circles at random locations and with a random color, around 25 times per second. Addtionally, the screen is cleared every 5 seconds and the process starts over:</text:p>
      <text:p text:style-name="P94"/>
      <text:p text:style-name="P276">public class SimpleScreenSaver extends JPanel implements JPPFScreenSaver {</text:p>
      <text:p text:style-name="P276"><text:s text:c="2"/>private Random rand = new Random(System.nanoTime());</text:p>
      <text:p text:style-name="P276"><text:s text:c="2"/>private Timer timer = null;</text:p>
      <text:p text:style-name="P276"><text:s text:c="2"/>private volatile boolean reset = false;</text:p>
      <text:p text:style-name="P276"/>
      <text:p text:style-name="P276"><text:s text:c="2"/>public SimpleScreenSaver() { super(true); }</text:p>
      <text:p text:style-name="P276"/>
      <text:p text:style-name="P276"><text:s text:c="2"/>@Override</text:p>
      <text:p text:style-name="P276"><text:s text:c="2"/>public JComponent getComponent() {</text:p>
      <text:p text:style-name="P276"><text:s text:c="4"/>return this;</text:p>
      <text:p text:style-name="P276"><text:s text:c="2"/>}</text:p>
      <text:p text:style-name="P276"/>
      <text:p text:style-name="P276"><text:s text:c="2"/>@Override</text:p>
      <text:p text:style-name="P276"><text:s text:c="2"/>public void init(TypedProperties config, boolean fullscreen) {</text:p>
      <text:p text:style-name="P276"><text:s text:c="4"/>setBackground(Color.BLACK);</text:p>
      <text:p text:style-name="P276"><text:s text:c="4"/>timer = new Timer("JPPFScreenSaverTimer");</text:p>
      <text:p text:style-name="P276"><text:s text:c="4"/>timer.scheduleAtFixedRate(new TimerTask() {</text:p>
      <text:p text:style-name="P276"><text:s text:c="6"/>@Override public void run() { repaint(); }</text:p>
      <text:p text:style-name="Code_20_block"><text:span text:style-name="T138"><text:s text:c="4"/>}, 40L, 40L); </text:span><text:span text:style-name="T41">// draw new circles every 40 ms or 25 times/second</text:span></text:p>
      <text:p text:style-name="P276"><text:s text:c="4"/>timer.scheduleAtFixedRate(new TimerTask() {</text:p>
      <text:p text:style-name="P276"><text:s text:c="6"/>@Override public void run() { reset = true; }</text:p>
      <text:p text:style-name="Code_20_block"><text:span text:style-name="T138"><text:s text:c="4"/>}, 5000L, 5000L); </text:span><text:span text:style-name="T41">// clear the screen every 5 seconds</text:span></text:p>
      <text:p text:style-name="P276"><text:s text:c="2"/>}</text:p>
      <text:p text:style-name="P276"/>
      <text:p text:style-name="P276"><text:s text:c="2"/>@Override</text:p>
      <text:p text:style-name="P276"><text:s text:c="2"/>public void destroy() {</text:p>
      <text:p text:style-name="P276"><text:s text:c="4"/>if (timer != null) timer.cancel();</text:p>
      <text:p text:style-name="P276"><text:s text:c="2"/>}</text:p>
      <text:p text:style-name="P276"/>
      <text:p text:style-name="P276"><text:soft-page-break/><text:s text:c="2"/>@Override</text:p>
      <text:p text:style-name="P276"><text:s text:c="2"/>public void paintComponent(final Graphics g) {</text:p>
      <text:p text:style-name="P276"><text:s text:c="4"/>int w = getWidth();</text:p>
      <text:p text:style-name="P276"><text:s text:c="4"/>int h = getHeight();</text:p>
      <text:p text:style-name="Code_20_block"><text:span text:style-name="T138"><text:s text:c="4"/>if (reset) { </text:span><text:span text:style-name="T41">// if reset requested, clear the screen</text:span></text:p>
      <text:p text:style-name="P276"><text:s text:c="6"/>reset = false;</text:p>
      <text:p text:style-name="P276"><text:s text:c="6"/>g.setColor(Color.BLACK);</text:p>
      <text:p text:style-name="P276"><text:s text:c="6"/>g.fillRect(0, 0, w, h);</text:p>
      <text:p text:style-name="Code_20_block"><text:span text:style-name="T138"><text:s text:c="4"/>} else { </text:span><text:span text:style-name="T41">// draw 500 small circles</text:span></text:p>
      <text:p text:style-name="P276"><text:s text:c="6"/>int n = 5;</text:p>
      <text:p text:style-name="P277"><text:s text:c="6"/>for (int i=0; i&lt;500; i++) {</text:p>
      <text:p text:style-name="Code_20_block"><text:span text:style-name="T138"><text:s text:c="8"/></text:span><text:span text:style-name="T41">// random x, y coordinates</text:span></text:p>
      <text:p text:style-name="P276"><text:s text:c="8"/>int x = rand.nextInt(w-(n-1));</text:p>
      <text:p text:style-name="P277"><text:s text:c="8"/>int y = rand.nextInt(h-(n-1));</text:p>
      <text:p text:style-name="Code_20_block"><text:span text:style-name="T138"><text:s text:c="8"/></text:span><text:span text:style-name="T41">// random color</text:span></text:p>
      <text:p text:style-name="P276"><text:s text:c="8"/>g.setColor(new Color(rand.nextInt(256), rand.nextInt(256), rand.nextInt(256)));</text:p>
      <text:p text:style-name="P276"><text:s text:c="8"/>g.fillOval(x, y, n, n);</text:p>
      <text:p text:style-name="P276"><text:s text:c="6"/>}</text:p>
      <text:p text:style-name="P276"><text:s text:c="4"/>}</text:p>
      <text:p text:style-name="P276"><text:s text:c="2"/>}</text:p>
      <text:p text:style-name="P276">}</text:p>
      <text:p text:style-name="P93"/>
      <text:p text:style-name="P107">It will look like this:</text:p>
      <text:p text:style-name="P107"/>
      <text:p text:style-name="P107"><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102857305601315" text:continue-list="list10285736301292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39">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39">NodeIntegration</text:span></text:a><text:span text:style-name="T139"> interface or, more conveniently, extend the adapter class </text:span><text:a xlink:type="simple" xlink:href="https://www.jppf.org/javadoc/6.1/index.html?org/jppf/node/screensaver/NodeIntegrationAdapter.html" text:style-name="Internet_20_link" text:visited-style-name="Visited_20_Internet_20_Link"><text:span text:style-name="T139">NodeIntegrationAdapter</text:span></text:a><text:span text:style-name="T139">. </text:span><text:span text:style-name="Code_20_char"><text:span text:style-name="T139">NodeIntegration</text:span></text:span><text:span text:style-name="T139"> is defined as follows:</text:span></text:p>
      <text:p text:style-name="P95"/>
      <text:p text:style-name="P278">public interface NodeIntegration extends NodeLifeCycleListener, TaskExecutionListener {</text:p>
      <text:p text:style-name="Code_20_block"><text:span text:style-name="T139"><text:s text:c="2"/></text:span><text:span text:style-name="T42">// Provide a reference to the screen saver</text:span></text:p>
      <text:p text:style-name="P278"><text:s text:c="2"/>void setScreenSaver(JPPFScreenSaver screensaver);</text:p>
      <text:p text:style-name="P278">}</text:p>
      <text:p text:style-name="P96"/>
      <text:p text:style-name="P11"><text:span text:style-name="T139">As we can see, this is just an interface which joins both </text:span><text:a xlink:type="simple" xlink:href="https://www.jppf.org/javadoc/6.1/index.html?org/jppf/node/event/NodeLifeCycleListener.html" text:style-name="Internet_20_link" text:visited-style-name="Visited_20_Internet_20_Link"><text:span text:style-name="T139">NodeLifeCycleListener</text:span></text:a><text:span text:style-name="T139"> and </text:span><text:a xlink:type="simple" xlink:href="https://www.jppf.org/javadoc/6.1/index.html?org/jppf/node/event/TaskExecutionListener.html" text:style-name="Internet_20_link" text:visited-style-name="Visited_20_Internet_20_Link"><text:span text:style-name="T139">TaskExecutionListener</text:span></text:a><text:span text:style-name="T139"> and provides a way to hook up with the screensaver.</text:span></text:p>
      <text:p text:style-name="P95"/>
      <text:p text:style-name="P98">The following example shows how to use node events to display and update the number of tasks executed by the node in the screensaver:</text:p>
      <text:p text:style-name="P98"/>
      <text:p text:style-name="Code_20_block"><text:span text:style-name="T43">// di</text:span><text:span text:style-name="T44">s</text:span><text:span text:style-name="T43">plays the number of executed tasks in a JLabel</text:span></text:p>
      <text:p text:style-name="Code_20_block"><text:span text:style-name="T140">public class </text:span><text:span text:style-name="T5">MyScreenSaver</text:span><text:span text:style-name="T140"> extends JPanel </text:span><text:span text:style-name="T5">implements JPPFScreenSaver</text:span><text:span text:style-name="T140"> {</text:span></text:p>
      <text:p text:style-name="P280"><text:s text:c="2"/>private JLabel nbTasksLabel = new JLabel("number of tasks: 0");</text:p>
      <text:p text:style-name="P279"><text:s text:c="2"/>private int nbTasks = 0;</text:p>
      <text:p text:style-name="P279"/>
      <text:p text:style-name="P279"><text:s text:c="2"/>@Override public JComponent getComponent() { return this; }</text:p>
      <text:p text:style-name="P279"/>
      <text:p text:style-name="P279"><text:s text:c="2"/>@Override public void init(TypedProperties config, boolean fullscreen) {</text:p>
      <text:p text:style-name="P279"><text:s text:c="4"/>this.add(nbTasksLabel);</text:p>
      <text:p text:style-name="P279"><text:s text:c="2"/>}</text:p>
      <text:p text:style-name="P282"/>
      <text:p text:style-name="P282"><text:s text:c="2"/>@Override public void destroy() { }</text:p>
      <text:p text:style-name="P279"><text:soft-page-break/><text:s text:c="2"/>public void updateNbTasks(int n) {</text:p>
      <text:p text:style-name="P279"><text:s text:c="4"/>nbTasks += n;</text:p>
      <text:p text:style-name="P279"><text:s text:c="4"/>nbTasksLabel.setText("number of tasks: " + nbTasks);</text:p>
      <text:p text:style-name="P279"><text:s text:c="2"/>}</text:p>
      <text:p text:style-name="P279">}</text:p>
      <text:p text:style-name="P279"/>
      <text:p text:style-name="P247">// update the number of tasks on each job completion event</text:p>
      <text:p text:style-name="Code_20_block"><text:span text:style-name="T140">public class </text:span><text:span text:style-name="T5">MyNodeIntegration extends NodeIntegrationAdpater</text:span><text:span text:style-name="T140"> {</text:span></text:p>
      <text:p text:style-name="P279"><text:s text:c="2"/>private MyScreenSaver screensaver = null;</text:p>
      <text:p text:style-name="P279"/>
      <text:p text:style-name="P279"><text:s text:c="2"/>@Override public void jobEnding(NodeLifeCycleEvent event) {</text:p>
      <text:p text:style-name="P281"><text:s text:c="4"/>if (screensaver != null) screensaver.updateNbTasks(event.getTasks().size());</text:p>
      <text:p text:style-name="P279"><text:s text:c="2"/>}</text:p>
      <text:p text:style-name="P279"/>
      <text:p text:style-name="P279"><text:s text:c="2"/>@Override public void setScreenSaver(JPPFScreenSaver screensaver) {</text:p>
      <text:p text:style-name="P279"><text:s text:c="4"/>this.screensaver = (MyScreenSaver) sceensaver;</text:p>
      <text:p text:style-name="P279"><text:s text:c="2"/>}</text:p>
      <text:p text:style-name="P279">}</text:p>
      <text:list xml:id="list102858862213734"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0">The screensaver supports a number of configuration properties which allow a high level of customization:</text:p>
      <text:p text:style-name="P100"/>
      <text:p text:style-name="P248"># enable/disable the screen saver, defaults to false (disabled)</text:p>
      <text:p text:style-name="P283">jppf.screensaver.enabled = true</text:p>
      <text:p text:style-name="P283"/>
      <text:p text:style-name="P249"># the screensaver implementation: fully qualified class name of an implementation of </text:p>
      <text:p text:style-name="P249"># org.jppf.node.screensaver.JPPFScreenSaver</text:p>
      <text:p text:style-name="P283">jppf.screensaver.class = org.jppf.node.screensaver.impl.JPPFScreenSaverImpl</text:p>
      <text:p text:style-name="P283"/>
      <text:p text:style-name="P250"># the node event listener implementation: fully qualified class name of an</text:p>
      <text:p text:style-name="P260"># implementation of org.jppf.node.screensaver.NodeIntegration</text:p>
      <text:p text:style-name="P251"># if left unspecified or empty, no listener will be used</text:p>
      <text:p text:style-name="P283">jppf.screensaver.node.listener = org.jppf.node.screensaver.impl.NodeState</text:p>
      <text:p text:style-name="P283"/>
      <text:p text:style-name="P248"># title of the JFrame used in windowed mode</text:p>
      <text:p text:style-name="P283">jppf.screensaver.title = JPPF is cool</text:p>
      <text:p text:style-name="P283"/>
      <text:p text:style-name="P248"># path to the image for the frame's icon (in windowed mode)</text:p>
      <text:p text:style-name="P283">jppf.screensaver.icon = org/jppf/node/jppf-icon.gif</text:p>
      <text:p text:style-name="P283"/>
      <text:p text:style-name="P248"># display the screen saver in full screen mode?</text:p>
      <text:p text:style-name="P249"># in full screen mode, the screen saver will take all available screen space on all </text:p>
      <text:p text:style-name="P249"># available monitors, the mouse cursor is not displayed, and the node will exit on any</text:p>
      <text:p text:style-name="P249"># key pressed, mouse click or mouse motion</text:p>
      <text:p text:style-name="P283">jppf.screensaver.fullscreen = true</text:p>
      <text:p text:style-name="P283"/>
      <text:p text:style-name="P248"># width and height (in pixels), only apply if fullscreen = false. Default to 1000x800</text:p>
      <text:p text:style-name="P283">jppf.screensaver.width = 1000</text:p>
      <text:p text:style-name="P283">jppf.screensaver.height = 800</text:p>
      <text:p text:style-name="P283"/>
      <text:p text:style-name="P248"># close on mouse motion in full screen mode? default to true</text:p>
      <text:p text:style-name="P283">jppf.screensaver.mouse.motion.close = true</text:p>
      <text:p text:style-name="P99"/>
      <text:list xml:id="list102859226527956" text:continue-numbering="true" text:style-name="Outline">
        <text:list-item>
          <text:list>
            <text:list-item>
              <text:list>
                <text:list-item>
                  <text:list>
                    <text:list-item>
                      <text:h text:style-name="P430" text:outline-level="4">JPPF built-in screensaver</text:h>
                    </text:list-item>
                  </text:list>
                </text:list-item>
              </text:list>
            </text:list-item>
          </text:list>
        </text:list-item>
      </text:list>
      <text:p text:style-name="P101">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1"/>
      <text:p text:style-name="P101"><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3"/>
      <text:p text:style-name="P103">The built-in screensaver proposes a number of spceific configuration options, which aim at providing a fine level of personalization and hopefully some fun!</text:p>
      <text:p text:style-name="P103"/>
      <text:p text:style-name="P254"># should collisions between moving logos be handled? defaults to true</text:p>
      <text:p text:style-name="P284">jppf.screensaver.handle.collisions = true</text:p>
      <text:p text:style-name="P284"/>
      <text:p text:style-name="P252"># number of moving logos</text:p>
      <text:p text:style-name="P284">jppf.screensaver.logos = 50</text:p>
      <text:p text:style-name="P284"/>
      <text:p text:style-name="P252"># speed from 1 to 100</text:p>
      <text:p text:style-name="P284">jppf.screensaver.speed = 100</text:p>
      <text:p text:style-name="P284"/>
      <text:p text:style-name="P252"># path to the moving logo image(s). Multiple images can be specified, their paths</text:p>
      <text:p text:style-name="P252"># must be separated with '|' (pipe) characters. They will be distributed in a</text:p>
      <text:p text:style-name="P253"># round-robin fashion according to the number of logos </text:p>
      <text:p text:style-name="P284">jppf.screensaver.logo.path = org/jppf/node/jppf_group_small2.gif| \</text:p>
      <text:p text:style-name="P284"><text:s text:c="4"/>org/jppf/node/rectagle_blue.png| \</text:p>
      <text:p text:style-name="P284"><text:s text:c="4"/>org/jppf/node/rectagle_orange.png| \</text:p>
      <text:p text:style-name="P284"><text:s text:c="4"/>org/jppf/node/rectagle_green.png| \</text:p>
      <text:p text:style-name="P284"><text:s text:c="4"/>org/jppf/node/rectagle_red.png</text:p>
      <text:p text:style-name="P284"/>
      <text:p text:style-name="P252"># path to the larger image at the center of the screen</text:p>
      <text:p text:style-name="P284">jppf.screensaver.centerimage = org/jppf/node/jppf@home.gif</text:p>
      <text:p text:style-name="P284"/>
      <text:p text:style-name="P252"># horizontal alignment of the status panel (including the larger image).</text:p>
      <text:p text:style-name="P253"># useful when using a multi-monitor setup, where a centered panel will be split on two </text:p>
      <text:p text:style-name="P253"># screens and thus more difficult to read</text:p>
      <text:p text:style-name="P252"># possible values: 'left' or 'l', 'center' or 'c', 'right' or 'r'; default is 'center'</text:p>
      <text:p text:style-name="P284">jppf.screensaver.status.panel.alignment = center</text:p>
      <text:p text:style-name="P102"/>
      <text:p text:style-name="P104">To use this screensaver, you need to set the following properties:</text:p>
      <text:p text:style-name="P104"><text:s/></text:p>
      <text:p text:style-name="P285">jppf.screensaver.enabled = true</text:p>
      <text:p text:style-name="P285">jppf.screensaver.class = org.jppf.node.screensaver.impl.JPPFScreenSaverImpl</text:p>
      <text:p text:style-name="P285">jppf.screensaver.node.listener = org.jppf.node.screensaver.impl.NodeState </text:p>
      <text:list xml:id="list102858559741985"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0">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0"/>
      <text:p text:style-name="P110">The connection strategy add-on provides a simple way to specify which server a node shoud connect to and how to react when it fails to do so.</text:p>
      <text:list xml:id="list10285838803172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5"><text:span text:style-name="T145">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45">DriverConnectionStrategy</text:span></text:a><text:span text:style-name="T145">, which is defined as follows:</text:span></text:p>
      <text:p text:style-name="P113"/>
      <text:p text:style-name="P255">// Defines which parameters should be used to connect to the driver</text:p>
      <text:p text:style-name="P293">public interface DriverConnectionStrategy {</text:p>
      <text:p text:style-name="P292"><text:span text:style-name="T145"><text:s text:c="2"/></text:span><text:span text:style-name="T47">// Get a new connection information, eventually based on the </text:span><text:span text:style-name="T49">current</text:span><text:span text:style-name="T47"> </text:span><text:span text:style-name="T48">one</text:span></text:p>
      <text:p text:style-name="P294"><text:s text:c="2"/>DriverConnectionInfo nextConnectionInfo(</text:p>
      <text:p text:style-name="P294"><text:s text:c="4"/>DriverConnectionInfo <text:span text:style-name="T147">current</text:span>Info, <text:span text:style-name="T146">ConnectionContext context</text:span>);</text:p>
      <text:p text:style-name="P293">}</text:p>
      <text:p text:style-name="P113"/>
      <text:p text:style-name="P114"><text:span text:style-name="T148">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48">DriverConnectionInfo</text:span></text:a><text:span text:style-name="T148"> object, which encapsulates the information required to connect to a JPPF driver..</text:span></text:p>
      <text:p text:style-name="P113"/>
      <text:p text:style-name="P114"><text:span text:style-name="T14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48">DriverConnectionInfo</text:span></text:a><text:span text:style-name="T148">, defined as follows:</text:span></text:p>
      <text:p text:style-name="P115"/>
      <text:p text:style-name="P295">public interface DriverConnectionInfo {</text:p>
      <text:p text:style-name="Code_20_block"><text:span text:style-name="T148"><text:s text:c="2"/></text:span><text:span text:style-name="T50">// determine whether secure SSL/TLS connections should be established</text:span></text:p>
      <text:p text:style-name="P295"><text:s text:c="2"/>boolean isSecure();</text:p>
      <text:p text:style-name="P295"/>
      <text:p text:style-name="Code_20_block"><text:span text:style-name="T148"><text:s text:c="2"/></text:span><text:span text:style-name="T50">// get the driver host name or IP address</text:span></text:p>
      <text:p text:style-name="P295"><text:s text:c="2"/>String getHost();</text:p>
      <text:p text:style-name="P295"/>
      <text:p text:style-name="Code_20_block"><text:span text:style-name="T148"><text:s text:c="2"/></text:span><text:span text:style-name="T50">// get the driver port to connect to</text:span></text:p>
      <text:p text:style-name="P295"><text:s text:c="2"/>int getPort();</text:p>
      <text:p text:style-name="P295"/>
      <text:p text:style-name="Code_20_block"><text:span text:style-name="T148"><text:s text:c="2"/></text:span><text:span text:style-name="T50">// </text:span><text:span text:style-name="T88">whether</text:span><text:span text:style-name="T50"> the heartbeat </text:span><text:span text:style-name="T88">(recovery) </text:span><text:span text:style-name="T50">mechanism </text:span><text:span text:style-name="T88">is enabled</text:span></text:p>
      <text:p text:style-name="P295"><text:s text:c="2"/>boolean isRecoveryEnabled();</text:p>
      <text:p text:style-name="P295">}</text:p>
      <text:p text:style-name="P115"/>
      <text:p text:style-name="P114"><text:span text:style-name="T148">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48">JPPFDriverConnectionInfo</text:span></text:a><text:span text:style-name="T148">.</text:span></text:p>
      <text:p text:style-name="P115"/>
      <text:p text:style-name="P115">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3">C</text:span></text:a><text:a xlink:type="simple" xlink:href="https://www.jppf.org/javadoc/6.1/index.html?org/jppf/node/connection/ConnectionContext.html" text:style-name="Internet_20_link" text:visited-style-name="Visited_20_Internet_20_Link">ontext</text:a>, defined as:</text:p>
      <text:p text:style-name="P115"/>
      <text:p text:style-name="P296">public class ConnectionContext {</text:p>
      <text:p text:style-name="Code_20_block"><text:span text:style-name="T149"><text:s text:c="2"/></text:span><text:span text:style-name="T51">// get an explanation text for the reconnection</text:span></text:p>
      <text:p text:style-name="P296"><text:s text:c="2"/>public String getMessage()</text:p>
      <text:p text:style-name="P296"/>
      <text:p text:style-name="Code_20_block"><text:span text:style-name="T149"><text:s text:c="2"/></text:span><text:span text:style-name="T51">// get an eventual Throwable that triggered the reconnection</text:span></text:p>
      <text:p text:style-name="P296"><text:s text:c="2"/>public Throwable getThrowable()</text:p>
      <text:p text:style-name="P296"/>
      <text:p text:style-name="Code_20_block"><text:span text:style-name="T149"><text:s text:c="2"/></text:span><text:span text:style-name="T51">// get the reason for the connection or reconnection</text:span></text:p>
      <text:p text:style-name="P296"><text:s text:c="2"/>public ConnectionReason getReason()</text:p>
      <text:p text:style-name="P296">}</text:p>
      <text:p text:style-name="P117"/>
      <text:p text:style-name="P117"/>
      <text:p text:style-name="P240"><text:span text:style-name="T149">The </text:span><text:span text:style-name="Code_20_char"><text:span text:style-name="T149">getReason()</text:span></text:span><text:span text:style-name="T149"> method returns a reason code among those defined in the </text:span><text:a xlink:type="simple" xlink:href="https://www.jppf.org/javadoc/6.1/index.html?org/jppf/node/connection/ConnectionReason.html" text:style-name="Internet_20_link" text:visited-style-name="Visited_20_Internet_20_Link"><text:span text:style-name="T149">ConnectionReason</text:span></text:a><text:span text:style-name="T149"> enum:</text:span></text:p>
      <text:p text:style-name="P117"/>
      <text:p text:style-name="P296">public enum ConnectionReason {</text:p>
      <text:p text:style-name="Code_20_block"><text:span text:style-name="T149"><text:s text:c="2"/></text:span><text:span text:style-name="T51">// indicates the first connection attempt when the node starts up</text:span></text:p>
      <text:p text:style-name="P296"><text:s text:c="2"/>INITIAL_CONNECTION_REQUEST,</text:p>
      <text:p text:style-name="Code_20_block"><text:span text:style-name="T149"><text:s text:c="2"/></text:span><text:span text:style-name="T51">// a reconnection was requested via the management APIs or admin console</text:span></text:p>
      <text:p text:style-name="P296"><text:s text:c="2"/>MANAGEMENT_REQUEST,</text:p>
      <text:p text:style-name="Code_20_block"><text:span text:style-name="T149"><text:s text:c="2"/></text:span><text:span text:style-name="T51">// An error occurred while initializing the class loader connection</text:span></text:p>
      <text:p text:style-name="P296"><text:s text:c="2"/>CLASSLOADER_INIT_ERROR,</text:p>
      <text:p text:style-name="Code_20_block"><text:span text:style-name="T149"><text:s text:c="2"/></text:span><text:span text:style-name="T51">// an error occurred while processing a class loader request</text:span></text:p>
      <text:p text:style-name="P296"><text:s text:c="2"/>CLASSLOADER_PROCESSING_ERROR,</text:p>
      <text:p text:style-name="Code_20_block"><text:span text:style-name="T149"><text:s text:c="2"/></text:span><text:span text:style-name="T51">// an error occurred during the job channel initialization</text:span></text:p>
      <text:p text:style-name="P296"><text:s text:c="2"/>JOB_CHANNEL_INIT_ERROR,</text:p>
      <text:p text:style-name="Code_20_block"><text:span text:style-name="T149"><text:s text:c="2"/></text:span><text:span text:style-name="T51">// an error occurred on the job channel while processing a job</text:span></text:p>
      <text:p text:style-name="P296"><text:s text:c="2"/>JOB_CHANNEL_PROCESSING_ERROR,</text:p>
      <text:p text:style-name="P356"><text:span text:style-name="T149"><text:s text:c="2"/></text:span><text:span text:style-name="T51">// </text:span><text:span text:style-name="T87">the heartbeat mechanism failed to receive a message from the server</text:span></text:p>
      <text:p text:style-name="P297"><text:s text:c="2"/><text:span text:style-name="T329">HEARTBEAT_FAILURE</text:span></text:p>
      <text:p text:style-name="P297">}</text:p>
      <text:p text:style-name="P116"/>
      <text:p text:style-name="P117">The following example implementation uses a set of driver connection information objects stored in a queue and performs a round-robin selection at each connection request:</text:p>
      <text:p text:style-name="P117"/>
      <text:p text:style-name="P298">public class MyConnectionStrategy implements DriverConnectionStrategy {</text:p>
      <text:p text:style-name="Code_20_block"><text:span text:style-name="T150"><text:s text:c="2"/></text:span><text:span text:style-name="T52">// the queue in which DriverConnectionInfo objects are stored</text:span></text:p>
      <text:p text:style-name="P298"><text:s text:c="2"/>private final Queue&lt;DriverConnectionInfo&gt; queue = new LinkedBlockingQueue&lt;&gt;();</text:p>
      <text:p text:style-name="P298"/>
      <text:p text:style-name="Code_20_block"><text:span text:style-name="T150"><text:s text:c="2"/></text:span><text:span text:style-name="T52">// initialize the set of drivers to connect to</text:span></text:p>
      <text:p text:style-name="P298"><text:s text:c="2"/>public MyConnectionStrategy() {</text:p>
      <text:p text:style-name="P298"><text:s text:c="4"/>queue.offer(new JPPFDriverConnectionInfo(false, "192.168.1.11", 11111, <text:span text:style-name="T331">false</text:span>));</text:p>
      <text:p text:style-name="P300"><text:s text:c="4"/>queue.offer(new JPPFDriverConnectionInfo(false, "192.168.1.12", 11111, <text:span text:style-name="T331">false</text:span>));</text:p>
      <text:p text:style-name="P300"><text:s text:c="4"/>queue.offer(new JPPFDriverConnectionInfo(true, <text:s/>"192.168.1.13", 11443, <text:span text:style-name="T331">false</text:span>));</text:p>
      <text:p text:style-name="P298"><text:s text:c="2"/>}</text:p>
      <text:p text:style-name="P298"/>
      <text:p text:style-name="P298"><text:s text:c="2"/>@Override</text:p>
      <text:p text:style-name="P298"><text:s text:c="2"/>public DriverConnectionInfo nextConnectionInfo(</text:p>
      <text:p text:style-name="P298"><text:s text:c="4"/>DriverConnectionInfo currentInfo, ConnectionContext context) {</text:p>
      <text:p text:style-name="P298"><text:s text:c="4"/>DriverConnectionInfo info;</text:p>
      <text:p text:style-name="Code_20_block"><text:span text:style-name="T150"><text:s text:c="4"/></text:span><text:span text:style-name="T52">// if the reconnection is requested via management, keep the current driver info</text:span></text:p>
      <text:p text:style-name="P299"><text:s text:c="4"/>if ((currentInfo != null) &amp;&amp;</text:p>
      <text:p text:style-name="P299"><text:s text:c="8"/>(context.getReason() == ConnectionReason.MANAGEMENT_REQUEST)) {</text:p>
      <text:p text:style-name="P298"><text:s text:c="6"/>info = currentInfo;</text:p>
      <text:p text:style-name="P298"><text:s text:c="4"/>} else {</text:p>
      <text:p text:style-name="Code_20_block"><text:span text:style-name="T150"><text:s text:c="6"/></text:span><text:span text:style-name="T52">// extract the next info from the queue</text:span></text:p>
      <text:p text:style-name="P298"><text:s text:c="6"/>info = queue.poll();</text:p>
      <text:p text:style-name="Code_20_block"><text:span text:style-name="T150"><text:s text:c="6"/></text:span><text:span text:style-name="T52">// put it back at the end of the queue</text:span></text:p>
      <text:p text:style-name="P298"><text:s text:c="6"/>queue.offer(info);</text:p>
      <text:p text:style-name="P298"><text:s text:c="4"/>}</text:p>
      <text:p text:style-name="P298"><text:s text:c="4"/>return info;</text:p>
      <text:p text:style-name="P298"><text:s text:c="2"/>}</text:p>
      <text:p text:style-name="P298">}</text:p>
      <text:list xml:id="list102857460961908" text:continue-numbering="true" text:style-name="Outline">
        <text:list-item>
          <text:list>
            <text:list-item>
              <text:list>
                <text:list-item>
                  <text:list>
                    <text:list-item>
                      <text:h text:style-name="P429" text:outline-level="4">Pluging the strategy into the node</text:h>
                    </text:list-item>
                  </text:list>
                </text:list-item>
              </text:list>
            </text:list-item>
          </text:list>
        </text:list-item>
      </text:list>
      <text:p text:style-name="P118">Specifying which connection strategy a node should use is done in the node's configuration as follows:</text:p>
      <text:p text:style-name="P118"/>
      <text:p text:style-name="P256"># fully qualified name of a class implementing DriverConnectionStrategy</text:p>
      <text:p text:style-name="P301">jppf.server.connection.strategy = test.MyConnectionStrategy</text:p>
      <text:p text:style-name="P119"/>
      <text:p text:style-name="P106"><text:span text:style-name="T151">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51">DriverConnectionStrategy</text:span></text:a><text:span text:style-name="T151">,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51">JPPFDefaultConnectionStrategy</text:span></text:a><text:span text:style-name="T151">, which uses the configuration to find out the connection information, either via server discovery or from the manually specified server-related properties.</text:span></text:p>
      <text:p text:style-name="P106"/>
      <text:list xml:id="list102857457764396" text:continue-numbering="true" text:style-name="Outline">
        <text:list-item>
          <text:list>
            <text:list-item>
              <text:list>
                <text:list-item>
                  <text:list>
                    <text:list-item>
                      <text:h text:style-name="P430"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2"><text:span text:style-name="T152">In addition to the default <text:s/></text:span><text:a xlink:type="simple" xlink:href="https://www.jppf.org/javadoc/6.1/index.html?org/jppf/node/connection/JPPFDefaultConnectionStrategy.html" text:style-name="Internet_20_link" text:visited-style-name="Visited_20_Internet_20_Link"><text:span text:style-name="T152">JPPFDefaultConnectionStrategy</text:span></text:a><text:span text:style-name="T152">,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2">JPPFDefaultConnectionStrategy</text:span></text:a><text:span text:style-name="T152">.</text:span></text:p>
      <text:p text:style-name="P111"/>
      <text:p text:style-name="P111"><text:span text:style-name="T152">This implementation is named </text:span><text:a xlink:type="simple" xlink:href="https://www.jppf.org/javadoc/6.1/index.html?org/jppf/node/connection/JPPFCsvFileConnectionStrategy.html" text:style-name="Internet_20_link" text:visited-style-name="Visited_20_Internet_20_Link"><text:span text:style-name="T152">JPPFCsvFileConnectionStrategy</text:span></text:a><text:span text:style-name="T152"> and is configured as follows:</text:span></text:p>
      <text:p text:style-name="P120"/>
      <text:p text:style-name="P257"># read the driver connection info from a CSV file</text:p>
      <text:p text:style-name="P302">jppf.server.connection.strategy = org.jppf.node.connection.JPPFCsvFileConnectionStrategy</text:p>
      <text:p text:style-name="P257"># location of the CSV file</text:p>
      <text:p text:style-name="P302">jppf.server.connection.strategy.file = /home/me/data/drivers.csv</text:p>
      <text:p text:style-name="P120"/>
      <text:p text:style-name="P120">The file <text:span text:style-name="T335">is</text:span> first looked up in the file system at the specified location, then in the classpath if not found in the file system.</text:p>
      <text:p text:style-name="P120"/>
      <text:p text:style-name="P121">The syntax and format for the entries in the CSV files are as in the following example:</text:p>
      <text:p text:style-name="P121"/>
      <text:p text:style-name="P262"># <text:span text:style-name="T335">CSV columns</text:span>: ssl_enabled, server_host, server_port, recovery_enabled</text:p>
      <text:p text:style-name="P258"/>
      <text:p text:style-name="P258"># server 1</text:p>
      <text:p text:style-name="P303">false, 192.168.1.15, 11111, <text:span text:style-name="T330">false</text:span></text:p>
      <text:p text:style-name="P258"># server 2, with recovery enabled</text:p>
      <text:p text:style-name="P303">false, 192.168.1.16, 11111, <text:span text:style-name="T330">true</text:span></text:p>
      <text:p text:style-name="P258"># server 3, with SSL enabled</text:p>
      <text:p text:style-name="P303"><text:span text:style-name="T154">true</text:span>, 192.168.1.17, 11443, <text:span text:style-name="T330">false</text:span></text:p>
      <text:p text:style-name="P120"/>
      <text:p text:style-name="P121">Please note that any line starting with a '#' (after trimming) <text:span text:style-name="T335">is</text:span> considered a comment.</text:p>
      <text:list xml:id="list102857761867040" text:continue-numbering="true" text:style-name="Outline">
        <text:list-item>
          <text:list>
            <text:list-item>
              <text:list>
                <text:list-item>
                  <text:list>
                    <text:list-item>
                      <text:list>
                        <text:list-item>
                          <text:h text:style-name="Heading_20_5" text:outline-level="5"><text:span text:style-name="T333">Configuration</text:span>-based CSV server definitions</text:h>
                        </text:list-item>
                      </text:list>
                    </text:list-item>
                  </text:list>
                </text:list-item>
              </text:list>
            </text:list-item>
          </text:list>
        </text:list-item>
      </text:list>
      <text:p text:style-name="P231"><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2">JPPFCsvFileConnectionStrategy</text:span></text:a><text:span text:style-name="T152">, </text:span>with the difference that it takes the values from a single config<text:span text:style-name="T328">u</text:span>ration property instead of from a file, with the following format: </text:p>
      <text:p text:style-name="P231"/>
      <text:p text:style-name="Code_20_block">jppf.server.connection.strategy.definitions = \</text:p>
      <text:p text:style-name="P357"><text:s text:c="2"/>secure1, host1, port1, recovery_<text:span text:style-name="T330">enabled</text:span>1 | <text:span text:style-name="T331">\</text:span></text:p>
      <text:p text:style-name="P357"><text:s text:c="2"/>... | <text:span text:style-name="T330">\</text:span></text:p>
      <text:p text:style-name="P358"><text:s text:c="2"/>secureN, hostN, portN, recovery_<text:span text:style-name="T330">enabled</text:span>N </text:p>
      <text:p text:style-name="P231"/>
      <text:p text:style-name="P231">where:</text:p>
      <text:list xml:id="list102857754540894" text:continue-list="list102858865458087" text:style-name="List_20_2">
        <text:list-item>
          <text:p text:style-name="P406">each connection definition is represented as a group of comma-separated values</text:p>
        </text:list-item>
        <text:list-item>
          <text:p text:style-name="P406">csv groups are separated with the '|' (pipe) character</text:p>
        </text:list-item>
        <text:list-item>
          <text:p text:style-name="P406">in each csv group:</text:p>
          <text:list>
            <text:list-item>
              <text:p text:style-name="P406"><text:span text:style-name="T14">secure</text:span><text:span text:style-name="T326">i</text:span> is a boolean value (either 'true' or 'false', case-insensitive) indicating whether SSL/TLS connecti<text:span text:style-name="T334">vity is enabled.</text:span> <text:span text:style-name="T334">A</text:span>ny value that is not 'true' <text:span text:style-name="T334">is</text:span> interpreted as 'false'.</text:p>
            </text:list-item>
            <text:list-item>
              <text:p text:style-name="P407"><text:span text:style-name="T14">host</text:span><text:span text:style-name="T326">i</text:span> is the host name or ip address of the driver to connect to</text:p>
            </text:list-item>
            <text:list-item>
              <text:p text:style-name="P407"><text:span text:style-name="T14">port</text:span><text:span text:style-name="T326">i</text:span> is the port to connect to on the driver host</text:p>
            </text:list-item>
            <text:list-item>
              <text:p text:style-name="P407"><text:span text:style-name="T14">recovery_</text:span><text:span text:style-name="T27">enabled</text:span><text:span text:style-name="T326">i</text:span> <text:span text:style-name="T332">determines whether the recovery (heartbeat) mechanism should be enabled for the node</text:span></text:p>
            </text:list-item>
            <text:list-item>
              <text:p text:style-name="P408">if the first character is a '#' then the group is considered a comment and ignored.</text:p>
            </text:list-item>
          </text:list>
        </text:list-item>
      </text:list>
      <text:p text:style-name="P231"/>
      <text:p text:style-name="P232">Here is an example configuration:</text:p>
      <text:p text:style-name="P232"/>
      <text:p text:style-name="P246"># read the driver connection info from a <text:span text:style-name="T327">configuration property</text:span></text:p>
      <text:p text:style-name="P355">jppf.server.connection.strategy = <text:span text:style-name="T327">\</text:span></text:p>
      <text:p text:style-name="P355"><text:s text:c="2"/>org.jppf.node.connection.JPPFCsvPropertyConnectionStrategy</text:p>
      <text:p text:style-name="Code_20_block"/>
      <text:p text:style-name="P246"># definitions of the server connections</text:p>
      <text:p text:style-name="Code_20_block">jppf.server.connection.strategy.definitions = \</text:p>
      <text:p text:style-name="Code_20_block"><text:s text:c="3"/><text:span text:style-name="T33"># definition for server 1 |\</text:span></text:p>
      <text:p text:style-name="Code_20_block"><text:s text:c="3"/>false, my.host1.org, 11111, <text:span text:style-name="T331">false</text:span> |\</text:p>
      <text:p text:style-name="Code_20_block"><text:s text:c="3"/><text:span text:style-name="T33"># definition for server 2 |\</text:span></text:p>
      <text:p text:style-name="Code_20_block"><text:s text:c="3"/>true, my.host2.org, 11443, <text:span text:style-name="T331">true</text:span></text:p>
      <text:p text:style-name="P231"/>
      <text:p text:style-name="P232">Note the multiline syntax that makes the configuration easier to read.</text:p>
      <text:list xml:id="list102858003833408" text:continue-list="list102857761867040" text:style-name="Outline">
        <text:list-item>
          <text:list>
            <text:list-item>
              <text:h text:style-name="P414"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3">The current built-in driver discovery mechanisms in the JPPF client have potential shortcomings:</text:p>
      <text:list xml:id="list102858626356141" text:continue-list="list102857754540894" text:style-name="List_20_2">
        <text:list-item>
          <text:p text:style-name="P395">automatic discovery relies on the UDP multicast protocol, which is not available in all environments. <text:span text:style-name="T234">F</text:span>or instance, cloud environments do not allow it.</text:p>
        </text:list-item>
        <text:list-item>
          <text:p text:style-name="P395">the manual configuration of the connections requires that all possible drivers be known in advance, which prevents new, previously unknown drivers from being discovered</text:p>
        </text:list-item>
      </text:list>
      <text:p text:style-name="P121"/>
      <text:p text:style-name="P175">To <text:span text:style-name="T241">overcome these limitations</text:span>, and to allow more flexibility as to how drivers are discovered by a client, you can now implement your own custom disocovery mechanism.</text:p>
      <text:list xml:id="list102858060650922" text:continue-list="list10285800383340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5">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5"/>
      <text:p text:style-name="P328">public abstract class ClientDriverDiscovery</text:p>
      <text:p text:style-name="P328"><text:s text:c="2"/>extends DriverDiscovery&lt;ClientConnectionPoolInfo&gt; {</text:p>
      <text:p text:style-name="Code_20_block">}</text:p>
      <text:p text:style-name="P175"/>
      <text:p text:style-name="P175">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5"/>
      <text:p text:style-name="Code_20_block">public abstract class DriverDiscovery&lt;E extends DriverConnectionInfo&gt; {</text:p>
      <text:p text:style-name="Code_20_block"><text:s text:c="2"/><text:span text:style-name="T33">// Perform the driver discovery. This method runs in its own separate thread</text:span></text:p>
      <text:p text:style-name="Code_20_block"><text:s text:c="2"/>public abstract void discover() throws InterruptedException;</text:p>
      <text:p text:style-name="Code_20_block"><text:s text:c="2"/><text:span text:style-name="T33">// Notify that a new driver was discovered</text:span></text:p>
      <text:p text:style-name="Code_20_block"><text:s text:c="2"/>protected void newConnection(E info)</text:p>
      <text:p text:style-name="Code_20_block"><text:s text:c="2"/><text:span text:style-name="T33">// Shut this discovery down. This method is intended to be overriden</text:span></text:p>
      <text:p text:style-name="Code_20_block"><text:s text:c="2"/><text:span text:style-name="T33">// in subclasses to allow user-defined cleanup operations</text:span></text:p>
      <text:p text:style-name="Code_20_block"><text:s text:c="2"/>public void shutdown()</text:p>
      <text:p text:style-name="Code_20_block">}</text:p>
      <text:p text:style-name="P175"/>
      <text:p text:style-name="P177">By default, the <text:span text:style-name="Code_20_char">shutdown()</text:span> method does nothing and is intended to be overriden in subclasses if needed. It is called when closing the JPPF client and is thus part of the discovery's life cycle.</text:p>
      <text:p text:style-name="P177"/>
      <text:p text:style-name="P179">The actual discov<text:span text:style-name="T236">e</text:span>ry is performed within the <text:span text:style-name="Code_20_char">discover()</text:span> method. From this method, for each discovered driver you mu<text:span text:style-name="T236">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35">ClientConnectionPoolInfo</text:span></text:a><text:span text:style-name="T235">, defined as follows:</text:span></text:p>
      <text:p text:style-name="P179"/>
      <text:p text:style-name="Code_20_block">public class ClientConnectionPoolInfo extends DriverConnectionInfo</text:p>
      <text:p text:style-name="P329"><text:s text:c="2"/><text:span text:style-name="T33">// Initialize a pool of plain connections with default name("driver"),</text:span></text:p>
      <text:p text:style-name="P329"><text:s text:c="2"/><text:span text:style-name="T33">// host ("localhost"), port (11111), priority (0) and pool sizes (1)</text:span></text:p>
      <text:p text:style-name="Code_20_block"><text:s text:c="2"/>public ClientConnectionPoolInfo()</text:p>
      <text:p text:style-name="Code_20_block"><text:s text:c="2"/><text:span text:style-name="T33">// Initialize a pool of plain connections with default priority (0) and pool sizes (1)</text:span></text:p>
      <text:p text:style-name="Code_20_block"><text:s text:c="2"/>public ClientConnectionPoolInfo(String name, String host, int port)</text:p>
      <text:p text:style-name="Code_20_block"><text:s text:c="2"/><text:span text:style-name="T33">//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3">// Initialize a pool of connections with the specified parameters</text:span></text:p>
      <text:p text:style-name="P329"><text:s text:c="2"/>public ClientConnectionPoolInfo(String name, boolean secure, String host, int port,</text:p>
      <text:p text:style-name="P329"><text:s text:c="4"/>int priority, int poolSize, int jmxPoolSize)</text:p>
      <text:p text:style-name="P359"><text:s text:c="2"/><text:span text:style-name="T33">// Initialize a pool of connections with the specified parameters</text:span></text:p>
      <text:p text:style-name="P359"><text:s text:c="2"/>public ClientConnectionPoolInfo(String name, boolean secure, String host, int port,</text:p>
      <text:p text:style-name="P359"><text:s text:c="4"/>int priority, int poolSize, int jmxPoolSize, <text:span text:style-name="T336">int maxJobs</text:span>)</text:p>
      <text:p text:style-name="P359"/>
      <text:p text:style-name="P359"><text:s text:c="2"/><text:span text:style-name="T33">// Get the connection priority</text:span></text:p>
      <text:p text:style-name="Code_20_block"><text:s text:c="2"/>public int getPriority()</text:p>
      <text:p text:style-name="Code_20_block"><text:s text:c="2"/><text:span text:style-name="T33">// Get the connection pool size</text:span></text:p>
      <text:p text:style-name="Code_20_block"><text:s text:c="2"/>public int getPoolSize()</text:p>
      <text:p text:style-name="Code_20_block"><text:s text:c="2"/><text:span text:style-name="T33">// Get the associated JMX connection pool size</text:span></text:p>
      <text:p text:style-name="Code_20_block"><text:s text:c="2"/>public int getJmxPoolSize()</text:p>
      <text:p text:style-name="P359"><text:s text:c="2"/><text:span text:style-name="T33">// Get the </text:span><text:span text:style-name="T89">number of jobs that can be handled concurrently by each connection</text:span></text:p>
      <text:p text:style-name="P359"><text:s text:c="2"/>public int get<text:span text:style-name="T336">MaxJobs</text:span>()</text:p>
      <text:p text:style-name="P359">}</text:p>
      <text:p text:style-name="P235"><text:span text:style-name="T245">The super class </text:span><text:a xlink:type="simple" xlink:href="https://www.jppf.org/javadoc/6.1/index.html?org/jppf/discovery/DriverConnectionInfo.html" text:style-name="Internet_20_link" text:visited-style-name="Visited_20_Internet_20_Link"><text:span text:style-name="T245">DriverConnectionInfo</text:span></text:a><text:span text:style-name="T245"> provides getters for the </text:span><text:span text:style-name="Code_20_char"><text:span text:style-name="T235">name</text:span></text:span><text:span text:style-name="T235">, </text:span><text:span text:style-name="Code_20_char"><text:span text:style-name="T245">host</text:span></text:span><text:span text:style-name="T245">, </text:span><text:span text:style-name="Code_20_char"><text:span text:style-name="T245">port</text:span></text:span><text:span text:style-name="T245"> and </text:span><text:span text:style-name="Code_20_char"><text:span text:style-name="T245">secure</text:span></text:span><text:span text:style-name="T245"> attributes:</text:span></text:p>
      <text:p text:style-name="P179"/>
      <text:p text:style-name="Code_20_block">public class DriverConnectionInfo</text:p>
      <text:p text:style-name="Code_20_block"><text:s text:c="2"/><text:span text:style-name="T33">// Get the name given to this connection</text:span></text:p>
      <text:p text:style-name="Code_20_block"><text:s text:c="2"/>public String getName()</text:p>
      <text:p text:style-name="Code_20_block"/>
      <text:p text:style-name="Code_20_block"><text:s text:c="2"/><text:span text:style-name="T33">// Determine whether secure (with SSL/TLS) connections should be established</text:span></text:p>
      <text:p text:style-name="Code_20_block"><text:s text:c="2"/>public boolean isSecure()</text:p>
      <text:p text:style-name="Code_20_block"/>
      <text:p text:style-name="Code_20_block"><text:s text:c="2"/><text:span text:style-name="T33">// Get the driver host name or IP address</text:span></text:p>
      <text:p text:style-name="Code_20_block"><text:s text:c="2"/>public String getHost()</text:p>
      <text:p text:style-name="Code_20_block"/>
      <text:p text:style-name="Code_20_block"><text:s text:c="2"/><text:span text:style-name="T33">// Get the driver port to connect to</text:span></text:p>
      <text:p text:style-name="Code_20_block"><text:s text:c="2"/>public int getPort()</text:p>
      <text:p text:style-name="Code_20_block">}</text:p>
      <text:p text:style-name="P179"/>
      <text:p text:style-name="P181">Here is an example of a very simple implementation:</text:p>
      <text:p text:style-name="P181"/>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3">// new connection pool named "myDriver"</text:span></text:p>
      <text:p text:style-name="P330"><text:s text:c="4"/>newConnection(</text:p>
      <text:p text:style-name="P330"><text:s text:c="6"/>new ClientConnectionPoolInfo("myDriver", false, "www.myhost.org", 11111));</text:p>
      <text:p text:style-name="Code_20_block"><text:s text:c="2"/>}</text:p>
      <text:p text:style-name="Code_20_block">}</text:p>
      <text:p text:style-name="P179"/>
      <text:p text:style-name="P182">The <text:span text:style-name="Code_20_char">discover()</text:span> method of a <text:a xlink:type="simple" xlink:href="https://www.jppf.org/javadoc/6.1/index.html?org/jppf/discovery/ClientDriverDiscovery.html" text:style-name="Internet_20_link" text:visited-style-name="Visited_20_Internet_20_Link"><text:span text:style-name="T234">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35">ClientConnectionPoolInfo</text:span></text:a> as you wish, allowing for the discovery of as many connection pools as required.</text:p>
      <text:p text:style-name="P181"/>
      <text:p text:style-name="P181">Additonally, the <text:span text:style-name="Code_20_char">discover()</text:span> method runs in its own separate thread and doesn't have to terminate immediately. This means that you can run a loop inside that may, <text:span text:style-name="T237">for instance,</text:span> perform a periodic polling of an (external) service to discover new drivers over time. <text:span text:style-name="T237">Here is a more complex example illustrating this:</text:span></text:p>
      <text:p text:style-name="P181"/>
      <text:p text:style-name="Code_20_block">public class LoopingDiscovery extends ClientDriverDiscovery {</text:p>
      <text:p text:style-name="Code_20_block"><text:s text:c="2"/><text:span text:style-name="T33">//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3">//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3">//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1"><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2">true</text:span>;</text:p>
      <text:p text:style-name="Code_20_block"><text:s text:c="4"/>notify(); <text:span text:style-name="T33">// wake up the discover() thread</text:span></text:p>
      <text:p text:style-name="Code_20_block"><text:s text:c="2"/>}</text:p>
      <text:p text:style-name="Code_20_block">}</text:p>
      <text:p text:style-name="P181"/>
      <text:list xml:id="list102857857655630"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4">A driver discovery mechanism can be automatically loaded and installed via the Service Provider Interface (SPI):</text:p>
      <text:p text:style-name="P184"/>
      <text:list xml:id="list102857936737474" text:continue-list="list102857880011172" text:style-name="List_20_1">
        <text:list-item>
          <text:p text:style-name="P398">in yo<text:span text:style-name="T250">u</text:span>r source or resources folder, create a file <text:span text:style-name="T1">META-INF/services/org.jppf.discovery.ClientDriverDiscovery</text:span></text:p>
        </text:list-item>
        <text:list-item>
          <text:p text:style-name="P399">edit this file and <text:span text:style-name="T240">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4">ClientDriverDiscovery</text:span></text:a>, for instance <text:span text:style-name="Code_20_char">org.jppf.example.SimpleDiscovery</text:span>.</text:p>
        </text:list-item>
        <text:list-item>
          <text:p text:style-name="P398">make sure that this file, <text:span text:style-name="T238">along with the implementation class,</text:span> is in the classpath of your client application</text:p>
        </text:list-item>
      </text:list>
      <text:list xml:id="list102858191745693" text:continue-list="list102857857655630"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6">The class <text:a xlink:type="simple" xlink:href="https://www.jppf.org/javadoc/6.1/index.html?org/jppf/client/JPPFClient.html" text:style-name="Internet_20_link" text:visited-style-name="Visited_20_Internet_20_Link">JPPFClient</text:a> <text:span text:style-name="T239">provides an API to add or remove </text:span><text:a xlink:type="simple" xlink:href="https://www.jppf.org/javadoc/6.1/index.html?org/jppf/discovery/ClientDriverDiscovery.html" text:style-name="Internet_20_link" text:visited-style-name="Visited_20_Internet_20_Link"><text:span text:style-name="T239">ClientDriverDiscovery</text:span></text:a><text:span text:style-name="T239"> implementations at any time:</text:span></text:p>
      <text:p text:style-name="P186"/>
      <text:p text:style-name="Code_20_block">public class JPPFClient extends AbstractGenericClient {</text:p>
      <text:p text:style-name="Code_20_block"><text:s text:c="2"/><text:span text:style-name="T33">//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3">// Remove a custom driver discovery mechanism from those already registered</text:span></text:p>
      <text:p text:style-name="Code_20_block"><text:s text:c="2"/>public void removeDriverDiscovery(ClientDriverDiscovery discovery)</text:p>
      <text:p text:style-name="Code_20_block">}</text:p>
      <text:p text:style-name="P189"/>
      <text:p text:style-name="P190">Example usage:</text:p>
      <text:p text:style-name="P190"/>
      <text:p text:style-name="Code_20_block">JPPFClient client = new JPPFClient();</text:p>
      <text:p text:style-name="Code_20_block">ClientDriverDiscovery discovery = new SimpleDiscovery();</text:p>
      <text:p text:style-name="Code_20_block">client.addDriverDiscovery(discovery);</text:p>
      <text:list xml:id="list102858681646118"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2">To prevent the built-in discovery mechanisms from starting, set the following client configuration property:</text:p>
      <text:p text:style-name="P192"/>
      <text:p text:style-name="P194">in the configuration file:</text:p>
      <text:p text:style-name="Code_20_block">jppf.remote.execution.enabled = <text:span text:style-name="T251">false</text:span></text:p>
      <text:p text:style-name="P192"/>
      <text:p text:style-name="P194">or via the configuration API:</text:p>
      <text:p text:style-name="Code_20_block">JPPFConfiguration.set(JPPFProperties.REMOTE_EXECUTION_ENABLED, false);</text:p>
      <text:p text:style-name="P194"/>
      <text:p text:style-name="P195">This way, only custom driver discovery mechanisms will be used.</text:p>
      <text:p text:style-name="P195"/>
      <text:list xml:id="list102859059222539" text:continue-numbering="true" text:style-name="Outline">
        <text:list-item>
          <text:list>
            <text:list-item>
              <text:h text:style-name="P414" text:outline-level="2">Administration console</text:h>
              <text:list>
                <text:list-item>
                  <text:h text:style-name="Heading_20_3" text:outline-level="3">Embedding the administration console</text:h>
                </text:list-item>
              </text:list>
            </text:list-item>
          </text:list>
        </text:list-item>
      </text:list>
      <text:p text:style-name="P125">As of version 5,0, JPPF provides a very simple API to obtain a reference to the Swing component which encloses the administration console user interface, <text:span text:style-name="T161">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61">getAdminConsole()</text:span></text:a><text:span text:style-name="T161"> of the class </text:span><text:a xlink:type="simple" xlink:href="https://www.jppf.org/javadoc/6.1/index.html?org/jppf/ui/console/JPPFAdminConsole.html" text:style-name="Internet_20_link" text:visited-style-name="Visited_20_Internet_20_Link"><text:span text:style-name="T161">JPPFAdminConsole</text:span></text:a><text:span text:style-name="T161">, which returns a </text:span><text:a xlink:type="simple" xlink:href="https://docs.oracle.com/javase/8/docs/api/index.html?javax/swing/JComponent.html" text:style-name="Internet_20_link" text:visited-style-name="Visited_20_Internet_20_Link"><text:span text:style-name="T161">JComponent</text:span></text:a><text:span text:style-name="T161"> object. This JComponent can then be added to any Swing container.</text:span></text:p>
      <text:p text:style-name="P125"/>
      <text:p text:style-name="P132">The JPPF admin console will only be created once, even if <text:span text:style-name="Code_20_char">JPPFAdminConsole.getAdminConsole()</text:span> is called multiple times. In other words, it is guaranteed that the same JComponent instance will always be returned.</text:p>
      <text:p text:style-name="P125"/>
      <text:p text:style-name="P131"><text:a xlink:type="simple" xlink:href="https://www.jppf.org/javadoc/6.1/index.html?org/jppf/ui/console/JPPFAdminConsole.html" text:style-name="Internet_20_link" text:visited-style-name="Visited_20_Internet_20_Link"><text:span text:style-name="T161">JPPFAdminConsole</text:span></text:a> <text:span text:style-name="T199">also provides access to the </text:span><text:a xlink:type="simple" xlink:href="https://www.jppf.org/javadoc/6.1/index.html?org/jppf/client/JPPFClient.html" text:style-name="Internet_20_link" text:visited-style-name="Visited_20_Internet_20_Link"><text:span text:style-name="T199">JPPF client</text:span></text:a><text:span text:style-name="T199">, </text:span><text:a xlink:type="simple" xlink:href="https://www.jppf.org/javadoc/6.1/index.html?org/jppf/client/monitoring/topology/TopologyManager.html" text:style-name="Internet_20_link" text:visited-style-name="Visited_20_Internet_20_Link"><text:span text:style-name="T199">topology manager</text:span></text:a><text:span text:style-name="T199"> and </text:span><text:a xlink:type="simple" xlink:href="https://www.jppf.org/javadoc/6.1/index.html?org/jppf/client/monitoring/jobs/JobMonitor.html" text:style-name="Internet_20_link" text:visited-style-name="Visited_20_Internet_20_Link"><text:span text:style-name="T199">job monitor</text:span></text:a><text:span text:style-name="T199"> that the console uses for its monitoring and management operations:</text:span></text:p>
      <text:p text:style-name="P131"/>
      <text:p text:style-name="Code_20_block">public class JPPFAdminConsole {</text:p>
      <text:p text:style-name="Code_20_block"><text:s text:c="2"/><text:span text:style-name="T33">//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3">// Get the JPPF client used by the admin console</text:span></text:p>
      <text:p text:style-name="Code_20_block"><text:s text:c="2"/>public static JPPFClient getJPPFClient();</text:p>
      <text:p text:style-name="Code_20_block"/>
      <text:p text:style-name="Code_20_block"><text:s text:c="2"/><text:span text:style-name="T33">// Get the topology manager used by the admin console</text:span></text:p>
      <text:p text:style-name="Code_20_block"><text:s text:c="2"/>public static TopologyManager getTopologyManager();</text:p>
      <text:p text:style-name="Code_20_block"/>
      <text:p text:style-name="Code_20_block"><text:s text:c="2"/><text:span text:style-name="T33">// Get the job monitor used by the admin console</text:span></text:p>
      <text:p text:style-name="Code_20_block"><text:s text:c="2"/>public static JobMonitor getJobMonitor();</text:p>
      <text:p text:style-name="Code_20_block"/>
      <text:p text:style-name="Code_20_block"><text:s text:c="2"/><text:span text:style-name="T33">// Launch the administration console as a standalone application</text:span></text:p>
      <text:p text:style-name="Code_20_block"><text:s text:c="2"/>public static void main(final String[] args);</text:p>
      <text:p text:style-name="Code_20_block">}</text:p>
      <text:p text:style-name="P126"/>
      <text:p text:style-name="P127">Here is an example of how it can be <text:span text:style-name="T172">used</text:span>:</text:p>
      <text:p text:style-name="P127"/>
      <text:p text:style-name="Code_20_block">import javax.swing.*;</text:p>
      <text:p text:style-name="P310"/>
      <text:p text:style-name="P307">// <text:span text:style-name="T171">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67">throws Exception </text:span>{</text:p>
      <text:p text:style-name="Code_20_block"><text:s text:c="4"/>UIManager.setLookAndFeel(UIManager.getSystemLookAndFeelClassName());</text:p>
      <text:p text:style-name="Code_20_block"><text:s text:c="4"/>JPanel mainPanel = new JPanel();</text:p>
      <text:p text:style-name="P310"><text:s text:c="4"/><text:span text:style-name="T165">// layout the components ve</text:span><text:span text:style-name="T166">r</text:span><text:span text:style-name="T165">tically within a box</text:span></text:p>
      <text:p text:style-name="P305"><text:s text:c="4"/>mainPanel.setLayout(new BoxLayout(mainPanel, BoxLayout.Y_AXIS));</text:p>
      <text:p text:style-name="P310"><text:s text:c="4"/><text:span text:style-name="T165">// the top component is a label with an image and some text</text:span></text:p>
      <text:p text:style-name="P310"><text:s text:c="4"/><text:span text:style-name="T171">ImageIcon icon = GuiUtils.loadIcon("../admin/jppf_logo.gif");</text:span></text:p>
      <text:p text:style-name="P310"><text:s text:c="4"/>JLabel <text:span text:style-name="T170">label = new JLabel("Test JPPF embedded console",</text:span> <text:span text:style-name="T171">icon</text:span>, <text:span text:style-name="T171">SwingConstants.LEFT</text:span>);</text:p>
      <text:p text:style-name="P309"><text:s text:c="4"/>mainPanel.add(<text:span text:style-name="T171">label);</text:span></text:p>
      <text:p text:style-name="P310"><text:s text:c="4"/><text:span text:style-name="T163">// </text:span><text:span text:style-name="T164">add the JPPF admin console</text:span><text:span text:style-name="T165"> as the bottom component</text:span></text:p>
      <text:p text:style-name="P310"><text:s text:c="4"/>mainPanel.add(<text:span text:style-name="T162">JPPFAdminConsole.getAdminConsole()</text:span>);</text:p>
      <text:p text:style-name="Code_20_block"><text:s text:c="4"/><text:span text:style-name="T163">// </text:span><text:span text:style-name="T165">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7"/>
      <text:p text:style-name="P130">Since <text:a xlink:type="simple" xlink:href="https://www.jppf.org/javadoc/6.1/index.html?org/jppf/ui/console/JPPFAdminConsole.html" text:style-name="Internet_20_link" text:visited-style-name="Visited_20_Internet_20_Link"><text:span text:style-name="T161">JPPFAdminConsole</text:span></text:a> is part of the console code, you will need to include "jppf-admin.jar" in your build path or class path, both a<text:span text:style-name="T171">t </text:span>compile time and <text:span text:style-name="T172">at </text:span>runtime.</text:p>
      <text:p text:style-name="P127"/>
      <text:p text:style-name="P133">When embedded within an external GUI, the admin console will probably look different th<text:span text:style-name="T173">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3">v2.2.2 "PlasticXPLookAndFeel".</text:span></text:p>
      <text:p text:style-name="P162"><text:soft-page-break/>The GUI resulting from the example code above will look like this:</text:p>
      <text:p text:style-name="P127"/>
      <text:p text:style-name="P127"><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102858049698401" text:continue-numbering="true" text:style-name="Outline">
        <text:list-item>
          <text:list>
            <text:list-item>
              <text:list>
                <text:list-item>
                  <text:h text:style-name="P417" text:outline-level="3">Hiding built-in views</text:h>
                </text:list-item>
              </text:list>
            </text:list-item>
          </text:list>
        </text:list-item>
      </text:list>
      <text:p text:style-name="P128">The JPPF adminstration console is made of a number of built-in views and components assembled togther, These views and components can be hidden by specifiying configuration properties in the form:</text:p>
      <text:p text:style-name="P128"/>
      <text:p text:style-name="Code_20_block">jppf.admin.console.view.&lt;<text:span text:style-name="T14">view_name</text:span>&gt;.enabled = true | false</text:p>
      <text:p text:style-name="P128"/>
      <text:p text:style-name="P128">where <text:span text:style-name="T14">view_name</text:span> is the name of a built-in view, <text:span text:style-name="T168">among those listed below:</text:span></text:p>
      <text:p text:style-name="P128"/>
      <text:p text:style-name="P306"># the server chooser combobox at the top of the UI</text:p>
      <text:p text:style-name="Code_20_block">jppf.admin.console.view.<text:span text:style-name="T1">ServerChooser</text:span>.enabled = <text:span text:style-name="T168">true</text:span></text:p>
      <text:p text:style-name="P306"># the status bar at the bottom of the UI</text:p>
      <text:p text:style-name="Code_20_block">jppf.admin.console.view.<text:span text:style-name="T1">StatusBar</text:span>.enabled = <text:span text:style-name="T168">true</text:span></text:p>
      <text:p text:style-name="P306"># the main tabbed pane containing all admin and monitoring views</text:p>
      <text:p text:style-name="P308">jppf.admin.console.view.<text:span text:style-name="T1">Main</text:span>.enabled = <text:span text:style-name="T168">true</text:span></text:p>
      <text:p text:style-name="P306"># the tabbed pane containing all topology views</text:p>
      <text:p text:style-name="P308">jppf.admin.console.view.<text:span text:style-name="T1">Topology</text:span>.enabled = <text:span text:style-name="T168">true</text:span></text:p>
      <text:p text:style-name="P306"># the topology tree view</text:p>
      <text:p text:style-name="P308">jppf.admin.console.view.<text:span text:style-name="T1">TopologyTree</text:span>.enabled = <text:span text:style-name="T168">true</text:span></text:p>
      <text:p text:style-name="P306"># the topology graph view</text:p>
      <text:p text:style-name="P308">jppf.admin.console.view.<text:span text:style-name="T1">TopologyGraph</text:span>.enabled = <text:span text:style-name="T168">true</text:span></text:p>
      <text:p text:style-name="P306"># the topology JVM health view</text:p>
      <text:p text:style-name="P308">jppf.admin.console.view.<text:span text:style-name="T1">TopologyHealth</text:span>.enabled = <text:span text:style-name="T168">true</text:span></text:p>
      <text:p text:style-name="P306"># the job data view</text:p>
      <text:p text:style-name="P308">jppf.admin.console.view.<text:span text:style-name="T1">JobData</text:span>.enabled = <text:span text:style-name="T168">true</text:span></text:p>
      <text:p text:style-name="P306"># the server statistics view</text:p>
      <text:p text:style-name="P308">jppf.admin.console.view.<text:span text:style-name="T1">ServerStats</text:span>.enabled = <text:span text:style-name="T168">true</text:span></text:p>
      <text:p text:style-name="P306"># the charts views (tabbed pane)</text:p>
      <text:p text:style-name="Code_20_block">jppf.admin.console.view.<text:span text:style-name="T1">Charts</text:span>.enabled = false</text:p>
      <text:p text:style-name="P306"># the charts configuration view</text:p>
      <text:p text:style-name="P308">jppf.admin.console.view.<text:span text:style-name="T1">ChartsConfig</text:span>.enabled = <text:span text:style-name="T168">true</text:span></text:p>
      <text:p text:style-name="P306"># the server load-balancing configuration view</text:p>
      <text:p text:style-name="P308">jppf.admin.console.view.<text:span text:style-name="T1">LoadBalancing</text:span>.enabled = <text:span text:style-name="T168">true</text:span></text:p>
      <text:p text:style-name="P129"/>
      <text:p text:style-name="P129">Note that, when left unspecified, any of these properties will default to <text:span text:style-name="Code_20_char">true</text:span> (enabled).</text:p>
      <text:p text:style-name="P129"/>
      <text:list xml:id="list102857337881744" text:continue-numbering="true" text:style-name="Outline">
        <text:list-item>
          <text:list>
            <text:list-item>
              <text:list>
                <text:list-item>
                  <text:h text:style-name="P417" text:outline-level="3">Pluggable views</text:h>
                  <text:list>
                    <text:list-item>
                      <text:h text:style-name="Heading_20_4" text:outline-level="4">Implementing a custom view</text:h>
                    </text:list-item>
                  </text:list>
                </text:list-item>
              </text:list>
            </text:list-item>
          </text:list>
        </text:list-item>
      </text:list>
      <text:p text:style-name="P134">It is now possible to add user-defined, <text:span text:style-name="T174">pluggable </text:span>views views to the JPPF administration and monitoring console. <text:span text:style-name="T174">A pluggable view is a class which extends the abstract class </text:span><text:a xlink:type="simple" xlink:href="https://www.jppf.org/javadoc/6.1/index.html?org/jppf/ui/plugin/PluggableView.html" text:style-name="Internet_20_link" text:visited-style-name="Visited_20_Internet_20_Link"><text:span text:style-name="T174">PluggableView</text:span></text:a><text:span text:style-name="T174"> and overrides its </text:span><text:span text:style-name="Code_20_char"><text:span text:style-name="T174">getUIComponent()</text:span></text:span><text:span text:style-name="T174"> method. </text:span><text:a xlink:type="simple" xlink:href="https://www.jppf.org/javadoc/6.1/index.html?org/jppf/ui/plugin/PluggableView.html" text:style-name="Internet_20_link" text:visited-style-name="Visited_20_Internet_20_Link"><text:span text:style-name="T174">PluggableView</text:span></text:a><text:span text:style-name="T174"> is defined as follows:</text:span></text:p>
      <text:p text:style-name="P134"/>
      <text:p text:style-name="Code_20_block">public abstract class PluggableView {</text:p>
      <text:p text:style-name="Code_20_block"><text:s text:c="2"/><text:span text:style-name="T163">// Get the GUI component which contains the view</text:span></text:p>
      <text:p text:style-name="Code_20_block"><text:s text:c="2"/>public abstract JComponent getUIComponent();</text:p>
      <text:p text:style-name="Code_20_block"><text:s text:c="2"/><text:span text:style-name="T163">// Get the TopologyManager associated with the administration console</text:span></text:p>
      <text:p text:style-name="Code_20_block"><text:s text:c="2"/>public final TopologyManager getTopologyManager()</text:p>
      <text:p text:style-name="Code_20_block">}</text:p>
      <text:p text:style-name="P135"/>
      <text:p text:style-name="P135">The <text:span text:style-name="Code_20_char">getUIComponent</text:span><text:span text:style-name="Code_20_char"><text:span text:style-name="T175">()</text:span></text:span> method returns a <text:a xlink:type="simple" xlink:href="https://docs.oracle.com/javase/8/docs/api/index.html?javax/swing/JComponent.html" text:style-name="Internet_20_link" text:visited-style-name="Visited_20_Internet_20_Link">JComponent</text:a>, which will be added <text:span text:style-name="T175">as a tab </text:span>to one of the tabbed panes of the admin console. <text:span text:style-name="T175">It can be any subclass of </text:span><text:span text:style-name="Code_20_char"><text:span text:style-name="T175">JComponent</text:span></text:span><text:span text:style-name="T175">.</text:span></text:p>
      <text:p text:style-name="P136"/>
      <text:p text:style-name="P137">As an example, here is a very simple implementation that displays a single label:</text:p>
      <text:p text:style-name="P137"/>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8"/>
      <text:p text:style-name="P138">When added to the console's main <text:span text:style-name="T176">tabbed pane</text:span>, it will look like this:</text:p>
      <text:p text:style-name="P138"/>
      <text:p text:style-name="P138"><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8"/>
      <text:p text:style-name="P140">The <text:span text:style-name="Code_20_char">getTopologyManager()</text:span> method of <text:s/><text:a xlink:type="simple" xlink:href="https://www.jppf.org/javadoc/6.1/index.html?org/jppf/ui/plugin/PluggableView.html" text:style-name="Internet_20_link" text:visited-style-name="Visited_20_Internet_20_Link"><text:span text:style-name="T174">PluggableView</text:span></text:a><text:span text:style-name="T174"> </text:span>allows you to have access to the JPPF grid topology, and register one or more listeners to receive notifications of cha<text:span text:style-name="T177">n</text:span>ges in the topology, as seen in <text:span text:style-name="T29">Development guide &gt; Grid topology monitoring</text:span><text:span text:style-name="T177">. For example, expanding from the code sample above:</text:span></text:p>
      <text:p text:style-name="P139"/>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78">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39"/>
      <text:p text:style-name="P142">Please note that you will need the <text:span text:style-name="Code_20_char">jppf-admin.jar</text:span> library in your build path / class path at compile time and runtime.</text:p>
      <text:list xml:id="list102857282045236" text:continue-numbering="true" text:style-name="Outline">
        <text:list-item>
          <text:list>
            <text:list-item>
              <text:list>
                <text:list-item>
                  <text:list>
                    <text:list-item>
                      <text:h text:style-name="P430" text:outline-level="4">Console integration</text:h>
                    </text:list-item>
                  </text:list>
                </text:list-item>
              </text:list>
            </text:list-item>
          </text:list>
        </text:list-item>
      </text:list>
      <text:p text:style-name="P142">Integrating a pluggable view into the administration console is done with a number of configuration properties <text:span text:style-name="T179">of the form:</text:span></text:p>
      <text:p text:style-name="P142"/>
      <text:p text:style-name="Code_20_block">jppf.admin.console.view.&lt;<text:span text:style-name="T14">view_name</text:span>&gt;.&lt;<text:span text:style-name="T14">atribute</text:span>&gt; = &lt;<text:span text:style-name="T14">value</text:span>&gt;</text:p>
      <text:p text:style-name="P141"/>
      <text:p text:style-name="P143">Where view_name is an arbitrary name given to the pluggable view. The possible attributes and their values are defined as follows:</text:p>
      <text:p text:style-name="P143"/>
      <text:p text:style-name="P306"># enable / disable the custom view. defaults to true (enabled)</text:p>
      <text:p text:style-name="Code_20_block">jppf.admin.console.view.SimpleView.enabled = <text:span text:style-name="T182">true</text:span></text:p>
      <text:p text:style-name="P306"># name of a class extending org.jppf.ui.plugin.PluggableView</text:p>
      <text:p text:style-name="Code_20_block">jppf.admin.console.view.SimpleView.class = org.jppf.example.pluggableview.SimpleView</text:p>
      <text:p text:style-name="P306"># the title for the view</text:p>
      <text:p text:style-name="Code_20_block">jppf.admin.console.view.SimpleView.title = <text:span text:style-name="T179">simple view</text:span></text:p>
      <text:p text:style-name="P306"># path to the icon for the view</text:p>
      <text:p text:style-name="Code_20_block"><text:span text:style-name="T179">#</text:span>jppf.admin.console.view.SimpleView.icon =</text:p>
      <text:p text:style-name="P306"># the <text:span text:style-name="T180">tabbed pane the view</text:span> is attached to</text:p>
      <text:p text:style-name="Code_20_block">jppf.admin.console.view.SimpleView.addto = Main</text:p>
      <text:p text:style-name="P306"># the position at which the custom view is inserted withing the enclosing tabbed pane</text:p>
      <text:p text:style-name="P306"># a negative value means insert at the end; defaults to -1 (insert at the end)</text:p>
      <text:p text:style-name="Code_20_block">jppf.admin.console.view.SimpleView.position = -<text:span text:style-name="T179">1</text:span></text:p>
      <text:p text:style-name="P306"># whether to autom<text:span text:style-name="T181">a</text:span>tically select th<text:span text:style-name="T181">e</text:span> view; defaults to false</text:p>
      <text:p text:style-name="Code_20_block">jppf.admin.console.view.SimpleView.autoselect = true</text:p>
      <text:p text:style-name="P143"/>
      <text:p text:style-name="P144">Since the view can only be attached to a tabbed pane, the possible values for the "addto" attribute are:</text:p>
      <text:p text:style-name="P144"/>
      <text:list xml:id="list102857534432764" text:continue-list="list102857936737474" text:style-name="List_20_1">
        <text:list-item>
          <text:p text:style-name="P409"><text:span text:style-name="T14">Main</text:span>: the main tabbed pane which contains all administration and monitoring views</text:p>
        </text:list-item>
        <text:list-item>
          <text:p text:style-name="P409"><text:span text:style-name="T14">Topology</text:span>: the tabbed pane containing all topology views</text:p>
        </text:list-item>
        <text:list-item>
          <text:p text:style-name="P409"><text:span text:style-name="T14">Charts</text:span>: the tabbed pane which contains the user-defined charts and the charts configuration view</text:p>
        </text:list-item>
      </text:list>
      <text:list xml:id="list102857919875364" text:continue-list="list10285728204523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5">The <text:a xlink:type="simple" xlink:href="https://www.jppf.org/samples-pack/PluggableView/Readme.php" text:style-name="Internet_20_link" text:visited-style-name="Visited_20_Internet_20_Link">events log view demo</text:a> provides a complete and nice looking example of a pluggable view.</text:p>
      <text:p text:style-name="P145"/>
      <text:list xml:id="list102857876702843" text:continue-numbering="true" text:style-name="Outline">
        <text:list-item>
          <text:list>
            <text:list-item>
              <text:h text:style-name="P41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285884455805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10285720652466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2H38M58S</meta:editing-duration>
    <meta:editing-cycles>599</meta:editing-cycles>
    <meta:generator>LibreOffice/6.0.3.2$Windows_X86_64 LibreOffice_project/8f48d515416608e3a835360314dac7e47fd0b821</meta:generator>
    <meta:creation-date>2009-11-06T05:11:40.73</meta:creation-date>
    <dc:date>2018-12-01T10:28:56.389000000</dc:date>
    <meta:document-statistic meta:table-count="0" meta:image-count="8" meta:object-count="0" meta:page-count="62" meta:paragraph-count="2186" meta:word-count="20463" meta:character-count="146991" meta:non-whitespace-character-count="12537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